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5" style:family="table">
      <style:table-properties style:width="2.2972in" table:align="margins" style:writing-mode="lr-tb"/>
    </style:style>
    <style:style style:name="Table155.A" style:family="table-column">
      <style:table-column-properties style:column-width="2.2972in" style:rel-column-width="65535*"/>
    </style:style>
    <style:style style:name="Table155.A1" style:family="table-cell">
      <style:table-cell-properties fo:background-color="#5e11a6" fo:padding="0.0382in" fo:border="none">
        <style:background-image/>
      </style:table-cell-properties>
    </style:style>
    <style:style style:name="Table155.A2" style:family="table-cell">
      <style:table-cell-properties fo:padding="0.0382in" fo:border="none"/>
    </style:style>
    <style:style style:name="Table93" style:family="table">
      <style:table-properties style:width="2.2972in" table:align="margins" style:writing-mode="lr-tb"/>
    </style:style>
    <style:style style:name="Table93.A" style:family="table-column">
      <style:table-column-properties style:column-width="2.2972in" style:rel-column-width="65535*"/>
    </style:style>
    <style:style style:name="Table93.A1" style:family="table-cell">
      <style:table-cell-properties fo:background-color="#5e11a6" fo:padding="0.0382in" fo:border="none">
        <style:background-image/>
      </style:table-cell-properties>
    </style:style>
    <style:style style:name="Table93.A2" style:family="table-cell">
      <style:table-cell-properties fo:padding="0.0382in" fo:border="none"/>
    </style:style>
    <style:style style:name="Table187" style:family="table">
      <style:table-properties style:width="2.2972in" table:align="margins" style:writing-mode="lr-tb"/>
    </style:style>
    <style:style style:name="Table187.A" style:family="table-column">
      <style:table-column-properties style:column-width="2.2972in" style:rel-column-width="65535*"/>
    </style:style>
    <style:style style:name="Table187.A1" style:family="table-cell">
      <style:table-cell-properties fo:background-color="#5e11a6" fo:padding="0.0382in" fo:border="none">
        <style:background-image/>
      </style:table-cell-properties>
    </style:style>
    <style:style style:name="Table187.A2" style:family="table-cell">
      <style:table-cell-properties fo:padding="0.0382in" fo:border="none"/>
    </style:style>
    <style:style style:name="Table24" style:family="table">
      <style:table-properties style:width="2.2972in" table:align="margins" style:writing-mode="lr-tb"/>
    </style:style>
    <style:style style:name="Table24.A" style:family="table-column">
      <style:table-column-properties style:column-width="2.2972in" style:rel-column-width="65535*"/>
    </style:style>
    <style:style style:name="Table24.A1" style:family="table-cell">
      <style:table-cell-properties fo:background-color="#5e11a6" fo:padding="0.0382in" fo:border="none">
        <style:background-image/>
      </style:table-cell-properties>
    </style:style>
    <style:style style:name="Table24.A2" style:family="table-cell">
      <style:table-cell-properties fo:padding="0.0382in" fo:border="none"/>
    </style:style>
    <style:style style:name="Table10" style:family="table">
      <style:table-properties style:width="2.2972in" table:align="margins" style:writing-mode="lr-tb"/>
    </style:style>
    <style:style style:name="Table10.A" style:family="table-column">
      <style:table-column-properties style:column-width="2.2972in" style:rel-column-width="65535*"/>
    </style:style>
    <style:style style:name="Table10.A1" style:family="table-cell">
      <style:table-cell-properties fo:background-color="#5e11a6" fo:padding="0.0382in" fo:border="none">
        <style:background-image/>
      </style:table-cell-properties>
    </style:style>
    <style:style style:name="Table10.A2" style:family="table-cell">
      <style:table-cell-properties fo:padding="0.0382in" fo:border="none"/>
    </style:style>
    <style:style style:name="Table8" style:family="table">
      <style:table-properties style:width="2.2972in" table:align="margins" style:writing-mode="lr-tb"/>
    </style:style>
    <style:style style:name="Table8.A" style:family="table-column">
      <style:table-column-properties style:column-width="2.2972in" style:rel-column-width="65535*"/>
    </style:style>
    <style:style style:name="Table8.A1" style:family="table-cell">
      <style:table-cell-properties fo:background-color="#5e11a6" fo:padding="0.0382in" fo:border="none">
        <style:background-image/>
      </style:table-cell-properties>
    </style:style>
    <style:style style:name="Table8.A2" style:family="table-cell">
      <style:table-cell-properties fo:padding="0.0382in" fo:border="none"/>
    </style:style>
    <style:style style:name="Table221" style:family="table">
      <style:table-properties style:width="2.2972in" table:align="margins" style:writing-mode="lr-tb"/>
    </style:style>
    <style:style style:name="Table221.A" style:family="table-column">
      <style:table-column-properties style:column-width="2.2972in" style:rel-column-width="65535*"/>
    </style:style>
    <style:style style:name="Table221.A1" style:family="table-cell">
      <style:table-cell-properties fo:background-color="#5e11a6" fo:padding="0.0382in" fo:border="none">
        <style:background-image/>
      </style:table-cell-properties>
    </style:style>
    <style:style style:name="Table221.A2" style:family="table-cell">
      <style:table-cell-properties fo:padding="0.0382in" fo:border="none"/>
    </style:style>
    <style:style style:name="Table204" style:family="table">
      <style:table-properties style:width="2.2972in" table:align="margins" style:writing-mode="lr-tb"/>
    </style:style>
    <style:style style:name="Table204.A" style:family="table-column">
      <style:table-column-properties style:column-width="2.2972in" style:rel-column-width="65535*"/>
    </style:style>
    <style:style style:name="Table204.A1" style:family="table-cell">
      <style:table-cell-properties fo:background-color="#5e11a6" fo:padding="0.0382in" fo:border="none">
        <style:background-image/>
      </style:table-cell-properties>
    </style:style>
    <style:style style:name="Table204.A2" style:family="table-cell">
      <style:table-cell-properties fo:padding="0.0382in" fo:border="none"/>
    </style:style>
    <style:style style:name="Table222" style:family="table">
      <style:table-properties style:width="2.2972in" table:align="margins" style:writing-mode="lr-tb"/>
    </style:style>
    <style:style style:name="Table222.A" style:family="table-column">
      <style:table-column-properties style:column-width="2.2972in" style:rel-column-width="65535*"/>
    </style:style>
    <style:style style:name="Table222.A1" style:family="table-cell">
      <style:table-cell-properties fo:background-color="#5e11a6" fo:padding="0.0382in" fo:border="none">
        <style:background-image/>
      </style:table-cell-properties>
    </style:style>
    <style:style style:name="Table222.A2" style:family="table-cell">
      <style:table-cell-properties fo:padding="0.0382in" fo:border="none"/>
    </style:style>
    <style:style style:name="Table53" style:family="table">
      <style:table-properties style:width="2.2972in" table:align="margins" style:writing-mode="lr-tb"/>
    </style:style>
    <style:style style:name="Table53.A" style:family="table-column">
      <style:table-column-properties style:column-width="2.2972in" style:rel-column-width="65535*"/>
    </style:style>
    <style:style style:name="Table53.A1" style:family="table-cell">
      <style:table-cell-properties fo:background-color="#5e11a6" fo:padding="0.0382in" fo:border="none">
        <style:background-image/>
      </style:table-cell-properties>
    </style:style>
    <style:style style:name="Table53.A2" style:family="table-cell">
      <style:table-cell-properties fo:padding="0.0382in" fo:border="none"/>
    </style:style>
    <style:style style:name="Table15" style:family="table">
      <style:table-properties style:width="2.2972in" table:align="margins" style:writing-mode="lr-tb"/>
    </style:style>
    <style:style style:name="Table15.A" style:family="table-column">
      <style:table-column-properties style:column-width="2.2972in" style:rel-column-width="65535*"/>
    </style:style>
    <style:style style:name="Table15.A1" style:family="table-cell">
      <style:table-cell-properties fo:background-color="#5e11a6" fo:padding="0.0382in" fo:border="none">
        <style:background-image/>
      </style:table-cell-properties>
    </style:style>
    <style:style style:name="Table15.A2" style:family="table-cell">
      <style:table-cell-properties fo:padding="0.0382in" fo:border="none"/>
    </style:style>
    <style:style style:name="Table189" style:family="table">
      <style:table-properties style:width="2.2972in" table:align="margins" style:writing-mode="lr-tb"/>
    </style:style>
    <style:style style:name="Table189.A" style:family="table-column">
      <style:table-column-properties style:column-width="2.2972in" style:rel-column-width="65535*"/>
    </style:style>
    <style:style style:name="Table189.A1" style:family="table-cell">
      <style:table-cell-properties fo:background-color="#5e11a6" fo:padding="0.0382in" fo:border="none">
        <style:background-image/>
      </style:table-cell-properties>
    </style:style>
    <style:style style:name="Table189.A2" style:family="table-cell">
      <style:table-cell-properties fo:padding="0.0382in" fo:border="none"/>
    </style:style>
    <style:style style:name="Table16" style:family="table">
      <style:table-properties style:width="2.2972in" table:align="margins" style:writing-mode="lr-tb"/>
    </style:style>
    <style:style style:name="Table16.A" style:family="table-column">
      <style:table-column-properties style:column-width="2.2972in" style:rel-column-width="65535*"/>
    </style:style>
    <style:style style:name="Table16.A1" style:family="table-cell">
      <style:table-cell-properties fo:background-color="#5e11a6" fo:padding="0.0382in" fo:border="none">
        <style:background-image/>
      </style:table-cell-properties>
    </style:style>
    <style:style style:name="Table16.A2" style:family="table-cell">
      <style:table-cell-properties fo:padding="0.0382in" fo:border="none"/>
    </style:style>
    <style:style style:name="Table217" style:family="table">
      <style:table-properties style:width="2.2972in" table:align="margins" style:writing-mode="lr-tb"/>
    </style:style>
    <style:style style:name="Table217.A" style:family="table-column">
      <style:table-column-properties style:column-width="2.2972in" style:rel-column-width="65535*"/>
    </style:style>
    <style:style style:name="Table217.A1" style:family="table-cell">
      <style:table-cell-properties fo:background-color="#5e11a6" fo:padding="0.0382in" fo:border="none">
        <style:background-image/>
      </style:table-cell-properties>
    </style:style>
    <style:style style:name="Table217.A2" style:family="table-cell">
      <style:table-cell-properties fo:padding="0.0382in" fo:border="none"/>
    </style:style>
    <style:style style:name="Table185" style:family="table">
      <style:table-properties style:width="2.2972in" table:align="margins" style:writing-mode="lr-tb"/>
    </style:style>
    <style:style style:name="Table185.A" style:family="table-column">
      <style:table-column-properties style:column-width="2.2972in" style:rel-column-width="65535*"/>
    </style:style>
    <style:style style:name="Table185.A1" style:family="table-cell">
      <style:table-cell-properties fo:background-color="#5e11a6" fo:padding="0.0382in" fo:border="none">
        <style:background-image/>
      </style:table-cell-properties>
    </style:style>
    <style:style style:name="Table185.A2" style:family="table-cell">
      <style:table-cell-properties fo:padding="0.0382in" fo:border="none"/>
    </style:style>
    <style:style style:name="Table82" style:family="table">
      <style:table-properties style:width="2.2972in" table:align="margins" style:writing-mode="lr-tb"/>
    </style:style>
    <style:style style:name="Table82.A" style:family="table-column">
      <style:table-column-properties style:column-width="2.2972in" style:rel-column-width="65535*"/>
    </style:style>
    <style:style style:name="Table82.A1" style:family="table-cell">
      <style:table-cell-properties fo:background-color="#5e11a6" fo:padding="0.0382in" fo:border="none">
        <style:background-image/>
      </style:table-cell-properties>
    </style:style>
    <style:style style:name="Table82.A2" style:family="table-cell">
      <style:table-cell-properties fo:padding="0.0382in" fo:border="none"/>
    </style:style>
    <style:style style:name="Table22" style:family="table">
      <style:table-properties style:width="2.2972in" table:align="margins" style:writing-mode="lr-tb"/>
    </style:style>
    <style:style style:name="Table22.A" style:family="table-column">
      <style:table-column-properties style:column-width="2.2972in" style:rel-column-width="65535*"/>
    </style:style>
    <style:style style:name="Table22.A1" style:family="table-cell">
      <style:table-cell-properties fo:background-color="#5e11a6" fo:padding="0.0382in" fo:border="none">
        <style:background-image/>
      </style:table-cell-properties>
    </style:style>
    <style:style style:name="Table22.A2" style:family="table-cell">
      <style:table-cell-properties fo:padding="0.0382in" fo:border="none"/>
    </style:style>
    <style:style style:name="Table25" style:family="table">
      <style:table-properties style:width="2.2972in" table:align="margins" style:writing-mode="lr-tb"/>
    </style:style>
    <style:style style:name="Table25.A" style:family="table-column">
      <style:table-column-properties style:column-width="2.2972in" style:rel-column-width="65535*"/>
    </style:style>
    <style:style style:name="Table25.A1" style:family="table-cell">
      <style:table-cell-properties fo:background-color="#5e11a6" fo:padding="0.0382in" fo:border="none">
        <style:background-image/>
      </style:table-cell-properties>
    </style:style>
    <style:style style:name="Table25.A2" style:family="table-cell">
      <style:table-cell-properties fo:padding="0.0382in" fo:border="none"/>
    </style:style>
    <style:style style:name="Table52" style:family="table">
      <style:table-properties style:width="2.2972in" table:align="margins" style:writing-mode="lr-tb"/>
    </style:style>
    <style:style style:name="Table52.A" style:family="table-column">
      <style:table-column-properties style:column-width="2.2972in" style:rel-column-width="65535*"/>
    </style:style>
    <style:style style:name="Table52.A1" style:family="table-cell">
      <style:table-cell-properties fo:background-color="#5e11a6" fo:padding="0.0382in" fo:border="none">
        <style:background-image/>
      </style:table-cell-properties>
    </style:style>
    <style:style style:name="Table52.A2" style:family="table-cell">
      <style:table-cell-properties fo:padding="0.0382in" fo:border="none"/>
    </style:style>
    <style:style style:name="Table218" style:family="table">
      <style:table-properties style:width="2.2972in" table:align="margins" style:writing-mode="lr-tb"/>
    </style:style>
    <style:style style:name="Table218.A" style:family="table-column">
      <style:table-column-properties style:column-width="2.2972in" style:rel-column-width="65535*"/>
    </style:style>
    <style:style style:name="Table218.A1" style:family="table-cell">
      <style:table-cell-properties fo:background-color="#5e11a6" fo:padding="0.0382in" fo:border="none">
        <style:background-image/>
      </style:table-cell-properties>
    </style:style>
    <style:style style:name="Table218.A2" style:family="table-cell">
      <style:table-cell-properties fo:padding="0.0382in" fo:border="none"/>
    </style:style>
    <style:style style:name="Table117" style:family="table">
      <style:table-properties style:width="2.2972in" table:align="margins" style:writing-mode="lr-tb"/>
    </style:style>
    <style:style style:name="Table117.A" style:family="table-column">
      <style:table-column-properties style:column-width="2.2972in" style:rel-column-width="65535*"/>
    </style:style>
    <style:style style:name="Table117.A1" style:family="table-cell">
      <style:table-cell-properties fo:background-color="#5e11a6" fo:padding="0.0382in" fo:border="none">
        <style:background-image/>
      </style:table-cell-properties>
    </style:style>
    <style:style style:name="Table117.A2" style:family="table-cell">
      <style:table-cell-properties fo:padding="0.0382in" fo:border="none"/>
    </style:style>
    <style:style style:name="Table20" style:family="table">
      <style:table-properties style:width="2.2972in" table:align="margins" style:writing-mode="lr-tb"/>
    </style:style>
    <style:style style:name="Table20.A" style:family="table-column">
      <style:table-column-properties style:column-width="2.2972in" style:rel-column-width="65535*"/>
    </style:style>
    <style:style style:name="Table20.A1" style:family="table-cell">
      <style:table-cell-properties fo:background-color="#5e11a6" fo:padding="0.0382in" fo:border="none">
        <style:background-image/>
      </style:table-cell-properties>
    </style:style>
    <style:style style:name="Table20.A2" style:family="table-cell">
      <style:table-cell-properties fo:padding="0.0382in" fo:border="none"/>
    </style:style>
    <style:style style:name="Table23" style:family="table">
      <style:table-properties style:width="2.2972in" table:align="margins" style:writing-mode="lr-tb"/>
    </style:style>
    <style:style style:name="Table23.A" style:family="table-column">
      <style:table-column-properties style:column-width="2.2972in" style:rel-column-width="65535*"/>
    </style:style>
    <style:style style:name="Table23.A1" style:family="table-cell">
      <style:table-cell-properties fo:background-color="#5e11a6" fo:padding="0.0382in" fo:border="none">
        <style:background-image/>
      </style:table-cell-properties>
    </style:style>
    <style:style style:name="Table23.A2" style:family="table-cell">
      <style:table-cell-properties fo:padding="0.0382in" fo:border="none"/>
    </style:style>
    <style:style style:name="Table156" style:family="table">
      <style:table-properties style:width="2.2972in" table:align="margins" style:writing-mode="lr-tb"/>
    </style:style>
    <style:style style:name="Table156.A" style:family="table-column">
      <style:table-column-properties style:column-width="2.2972in" style:rel-column-width="65535*"/>
    </style:style>
    <style:style style:name="Table156.A1" style:family="table-cell">
      <style:table-cell-properties fo:background-color="#5e11a6" fo:padding="0.0382in" fo:border="none">
        <style:background-image/>
      </style:table-cell-properties>
    </style:style>
    <style:style style:name="Table156.A2" style:family="table-cell">
      <style:table-cell-properties fo:padding="0.0382in" fo:border="none"/>
    </style:style>
    <style:style style:name="Table9" style:family="table">
      <style:table-properties style:width="2.2972in" table:align="margins" style:writing-mode="lr-tb"/>
    </style:style>
    <style:style style:name="Table9.A" style:family="table-column">
      <style:table-column-properties style:column-width="2.2972in" style:rel-column-width="65535*"/>
    </style:style>
    <style:style style:name="Table9.A1" style:family="table-cell">
      <style:table-cell-properties fo:background-color="#5e11a6" fo:padding="0.0382in" fo:border="none">
        <style:background-image/>
      </style:table-cell-properties>
    </style:style>
    <style:style style:name="Table9.A2" style:family="table-cell">
      <style:table-cell-properties fo:padding="0.0382in" fo:border="none"/>
    </style:style>
    <style:style style:name="Table214" style:family="table">
      <style:table-properties style:width="2.2972in" table:align="margins" style:writing-mode="lr-tb"/>
    </style:style>
    <style:style style:name="Table214.A" style:family="table-column">
      <style:table-column-properties style:column-width="2.2972in" style:rel-column-width="65535*"/>
    </style:style>
    <style:style style:name="Table214.A1" style:family="table-cell">
      <style:table-cell-properties fo:background-color="#5e11a6" fo:padding="0.0382in" fo:border="none">
        <style:background-image/>
      </style:table-cell-properties>
    </style:style>
    <style:style style:name="Table214.A2" style:family="table-cell">
      <style:table-cell-properties fo:padding="0.0382in" fo:border="none"/>
    </style:style>
    <style:style style:name="Table83" style:family="table">
      <style:table-properties style:width="2.2972in" table:align="margins" style:writing-mode="lr-tb"/>
    </style:style>
    <style:style style:name="Table83.A" style:family="table-column">
      <style:table-column-properties style:column-width="2.2972in" style:rel-column-width="65535*"/>
    </style:style>
    <style:style style:name="Table83.A1" style:family="table-cell">
      <style:table-cell-properties fo:background-color="#5e11a6" fo:padding="0.0382in" fo:border="none">
        <style:background-image/>
      </style:table-cell-properties>
    </style:style>
    <style:style style:name="Table83.A2" style:family="table-cell">
      <style:table-cell-properties fo:padding="0.0382in" fo:border="none"/>
    </style:style>
    <style:style style:name="Table184" style:family="table">
      <style:table-properties style:width="2.2972in" table:align="margins" style:writing-mode="lr-tb"/>
    </style:style>
    <style:style style:name="Table184.A" style:family="table-column">
      <style:table-column-properties style:column-width="2.2972in" style:rel-column-width="65535*"/>
    </style:style>
    <style:style style:name="Table184.A1" style:family="table-cell">
      <style:table-cell-properties fo:background-color="#5e11a6" fo:padding="0.0382in" fo:border="none">
        <style:background-image/>
      </style:table-cell-properties>
    </style:style>
    <style:style style:name="Table184.A2" style:family="table-cell">
      <style:table-cell-properties fo:padding="0.0382in" fo:border="none"/>
    </style:style>
    <style:style style:name="Table13" style:family="table">
      <style:table-properties style:width="2.2972in" table:align="margins" style:writing-mode="lr-tb"/>
    </style:style>
    <style:style style:name="Table13.A" style:family="table-column">
      <style:table-column-properties style:column-width="2.2972in" style:rel-column-width="65535*"/>
    </style:style>
    <style:style style:name="Table13.A1" style:family="table-cell">
      <style:table-cell-properties fo:background-color="#5e11a6" fo:padding="0.0382in" fo:border="none">
        <style:background-image/>
      </style:table-cell-properties>
    </style:style>
    <style:style style:name="Table13.A2" style:family="table-cell">
      <style:table-cell-properties fo:padding="0.0382in" fo:border="none"/>
    </style:style>
    <style:style style:name="Table17" style:family="table">
      <style:table-properties style:width="2.2972in" table:align="margins" style:writing-mode="lr-tb"/>
    </style:style>
    <style:style style:name="Table17.A" style:family="table-column">
      <style:table-column-properties style:column-width="2.2972in" style:rel-column-width="65535*"/>
    </style:style>
    <style:style style:name="Table17.A1" style:family="table-cell">
      <style:table-cell-properties fo:background-color="#5e11a6" fo:padding="0.0382in" fo:border="none">
        <style:background-image/>
      </style:table-cell-properties>
    </style:style>
    <style:style style:name="Table17.A2" style:family="table-cell">
      <style:table-cell-properties fo:padding="0.0382in" fo:border="none"/>
    </style:style>
    <style:style style:name="Table183" style:family="table">
      <style:table-properties style:width="2.2972in" table:align="margins" style:writing-mode="lr-tb"/>
    </style:style>
    <style:style style:name="Table183.A" style:family="table-column">
      <style:table-column-properties style:column-width="2.2972in" style:rel-column-width="65535*"/>
    </style:style>
    <style:style style:name="Table183.A1" style:family="table-cell">
      <style:table-cell-properties fo:background-color="#5e11a6" fo:padding="0.0382in" fo:border="none">
        <style:background-image/>
      </style:table-cell-properties>
    </style:style>
    <style:style style:name="Table183.A2" style:family="table-cell">
      <style:table-cell-properties fo:padding="0.0382in" fo:border="none"/>
    </style:style>
    <style:style style:name="Table157" style:family="table">
      <style:table-properties style:width="2.2972in" table:align="margins" style:writing-mode="lr-tb"/>
    </style:style>
    <style:style style:name="Table157.A" style:family="table-column">
      <style:table-column-properties style:column-width="2.2972in" style:rel-column-width="65535*"/>
    </style:style>
    <style:style style:name="Table157.A1" style:family="table-cell">
      <style:table-cell-properties fo:background-color="#5e11a6" fo:padding="0.0382in" fo:border="none">
        <style:background-image/>
      </style:table-cell-properties>
    </style:style>
    <style:style style:name="Table157.A2" style:family="table-cell">
      <style:table-cell-properties fo:padding="0.0382in" fo:border="none"/>
    </style:style>
    <style:style style:name="Table190" style:family="table">
      <style:table-properties style:width="2.2972in" table:align="margins" style:writing-mode="lr-tb"/>
    </style:style>
    <style:style style:name="Table190.A" style:family="table-column">
      <style:table-column-properties style:column-width="2.2972in" style:rel-column-width="65535*"/>
    </style:style>
    <style:style style:name="Table190.A1" style:family="table-cell">
      <style:table-cell-properties fo:background-color="#5e11a6" fo:padding="0.0382in" fo:border="none">
        <style:background-image/>
      </style:table-cell-properties>
    </style:style>
    <style:style style:name="Table190.A2" style:family="table-cell">
      <style:table-cell-properties fo:padding="0.0382in" fo:border="none"/>
    </style:style>
    <style:style style:name="Table54" style:family="table">
      <style:table-properties style:width="2.2972in" table:align="margins" style:writing-mode="lr-tb"/>
    </style:style>
    <style:style style:name="Table54.A" style:family="table-column">
      <style:table-column-properties style:column-width="2.2972in" style:rel-column-width="65535*"/>
    </style:style>
    <style:style style:name="Table54.A1" style:family="table-cell">
      <style:table-cell-properties fo:background-color="#5e11a6" fo:padding="0.0382in" fo:border="none">
        <style:background-image/>
      </style:table-cell-properties>
    </style:style>
    <style:style style:name="Table54.A2" style:family="table-cell">
      <style:table-cell-properties fo:padding="0.0382in" fo:border="none"/>
    </style:style>
    <style:style style:name="Table55" style:family="table">
      <style:table-properties style:width="2.2972in" table:align="margins" style:writing-mode="lr-tb"/>
    </style:style>
    <style:style style:name="Table55.A" style:family="table-column">
      <style:table-column-properties style:column-width="2.2972in" style:rel-column-width="65535*"/>
    </style:style>
    <style:style style:name="Table55.A1" style:family="table-cell">
      <style:table-cell-properties fo:background-color="#5e11a6" fo:padding="0.0382in" fo:border="none">
        <style:background-image/>
      </style:table-cell-properties>
    </style:style>
    <style:style style:name="Table55.A2" style:family="table-cell">
      <style:table-cell-properties fo:padding="0.0382in" fo:border="none"/>
    </style:style>
    <style:style style:name="Table56" style:family="table">
      <style:table-properties style:width="2.2972in" table:align="margins" style:writing-mode="lr-tb"/>
    </style:style>
    <style:style style:name="Table56.A" style:family="table-column">
      <style:table-column-properties style:column-width="2.2972in" style:rel-column-width="65535*"/>
    </style:style>
    <style:style style:name="Table56.A1" style:family="table-cell">
      <style:table-cell-properties fo:background-color="#5e11a6" fo:padding="0.0382in" fo:border="none">
        <style:background-image/>
      </style:table-cell-properties>
    </style:style>
    <style:style style:name="Table56.A2" style:family="table-cell">
      <style:table-cell-properties fo:padding="0.0382in" fo:border="none"/>
    </style:style>
    <style:style style:name="Table213" style:family="table">
      <style:table-properties style:width="2.2972in" table:align="margins" style:writing-mode="lr-tb"/>
    </style:style>
    <style:style style:name="Table213.A" style:family="table-column">
      <style:table-column-properties style:column-width="2.2972in" style:rel-column-width="65535*"/>
    </style:style>
    <style:style style:name="Table213.A1" style:family="table-cell">
      <style:table-cell-properties fo:background-color="#5e11a6" fo:padding="0.0382in" fo:border="none">
        <style:background-image/>
      </style:table-cell-properties>
    </style:style>
    <style:style style:name="Table213.A2" style:family="table-cell">
      <style:table-cell-properties fo:padding="0.0382in" fo:border="none"/>
    </style:style>
    <style:style style:name="Table57" style:family="table">
      <style:table-properties style:width="2.2972in" table:align="margins" style:writing-mode="lr-tb"/>
    </style:style>
    <style:style style:name="Table57.A" style:family="table-column">
      <style:table-column-properties style:column-width="2.2972in" style:rel-column-width="65535*"/>
    </style:style>
    <style:style style:name="Table57.A1" style:family="table-cell">
      <style:table-cell-properties fo:background-color="#5e11a6" fo:padding="0.0382in" fo:border="none">
        <style:background-image/>
      </style:table-cell-properties>
    </style:style>
    <style:style style:name="Table57.A2" style:family="table-cell">
      <style:table-cell-properties fo:padding="0.0382in" fo:border="none"/>
    </style:style>
    <style:style style:name="Table186" style:family="table">
      <style:table-properties style:width="2.2972in" table:align="margins" style:writing-mode="lr-tb"/>
    </style:style>
    <style:style style:name="Table186.A" style:family="table-column">
      <style:table-column-properties style:column-width="2.2972in" style:rel-column-width="65535*"/>
    </style:style>
    <style:style style:name="Table186.A1" style:family="table-cell">
      <style:table-cell-properties fo:background-color="#5e11a6" fo:padding="0.0382in" fo:border="none">
        <style:background-image/>
      </style:table-cell-properties>
    </style:style>
    <style:style style:name="Table186.A2" style:family="table-cell">
      <style:table-cell-properties fo:padding="0.0382in" fo:border="none"/>
    </style:style>
    <style:style style:name="Table58" style:family="table">
      <style:table-properties style:width="2.2972in" table:align="margins" style:writing-mode="lr-tb"/>
    </style:style>
    <style:style style:name="Table58.A" style:family="table-column">
      <style:table-column-properties style:column-width="2.2972in" style:rel-column-width="65535*"/>
    </style:style>
    <style:style style:name="Table58.A1" style:family="table-cell">
      <style:table-cell-properties fo:background-color="#5e11a6" fo:padding="0.0382in" fo:border="none">
        <style:background-image/>
      </style:table-cell-properties>
    </style:style>
    <style:style style:name="Table58.A2" style:family="table-cell">
      <style:table-cell-properties fo:padding="0.0382in" fo:border="none"/>
    </style:style>
    <style:style style:name="Table203" style:family="table">
      <style:table-properties style:width="2.2972in" table:align="margins" style:writing-mode="lr-tb"/>
    </style:style>
    <style:style style:name="Table203.A" style:family="table-column">
      <style:table-column-properties style:column-width="2.2972in" style:rel-column-width="65535*"/>
    </style:style>
    <style:style style:name="Table203.A1" style:family="table-cell">
      <style:table-cell-properties fo:background-color="#5e11a6" fo:padding="0.0382in" fo:border="none">
        <style:background-image/>
      </style:table-cell-properties>
    </style:style>
    <style:style style:name="Table203.A2" style:family="table-cell">
      <style:table-cell-properties fo:padding="0.0382in" fo:border="none"/>
    </style:style>
    <style:style style:name="Table220" style:family="table">
      <style:table-properties style:width="2.2972in" table:align="margins" style:writing-mode="lr-tb"/>
    </style:style>
    <style:style style:name="Table220.A" style:family="table-column">
      <style:table-column-properties style:column-width="2.2972in" style:rel-column-width="65535*"/>
    </style:style>
    <style:style style:name="Table220.A1" style:family="table-cell">
      <style:table-cell-properties fo:background-color="#5e11a6" fo:padding="0.0382in" fo:border="none">
        <style:background-image/>
      </style:table-cell-properties>
    </style:style>
    <style:style style:name="Table220.A2" style:family="table-cell">
      <style:table-cell-properties fo:padding="0.0382in" fo:border="none"/>
    </style:style>
    <style:style style:name="Table11" style:family="table">
      <style:table-properties style:width="2.2972in" table:align="margins" style:writing-mode="lr-tb"/>
    </style:style>
    <style:style style:name="Table11.A" style:family="table-column">
      <style:table-column-properties style:column-width="2.2972in" style:rel-column-width="65535*"/>
    </style:style>
    <style:style style:name="Table11.A1" style:family="table-cell">
      <style:table-cell-properties fo:background-color="#008000" fo:padding="0.0382in" fo:border="none">
        <style:background-image/>
      </style:table-cell-properties>
    </style:style>
    <style:style style:name="Table11.A2" style:family="table-cell">
      <style:table-cell-properties fo:padding="0.0382in" fo:border="none"/>
    </style:style>
    <style:style style:name="Table12" style:family="table">
      <style:table-properties style:width="2.2972in" table:align="margins" style:writing-mode="lr-tb"/>
    </style:style>
    <style:style style:name="Table12.A" style:family="table-column">
      <style:table-column-properties style:column-width="2.2972in" style:rel-column-width="65535*"/>
    </style:style>
    <style:style style:name="Table12.A1" style:family="table-cell">
      <style:table-cell-properties fo:background-color="#008000" fo:padding="0.0382in" fo:border="none">
        <style:background-image/>
      </style:table-cell-properties>
    </style:style>
    <style:style style:name="Table12.A2" style:family="table-cell">
      <style:table-cell-properties fo:padding="0.0382in" fo:border="none"/>
    </style:style>
    <style:style style:name="Table14" style:family="table">
      <style:table-properties style:width="2.2972in" table:align="margins" style:writing-mode="lr-tb"/>
    </style:style>
    <style:style style:name="Table14.A" style:family="table-column">
      <style:table-column-properties style:column-width="2.2972in" style:rel-column-width="65535*"/>
    </style:style>
    <style:style style:name="Table14.A1" style:family="table-cell">
      <style:table-cell-properties fo:background-color="#008000" fo:padding="0.0382in" fo:border="none">
        <style:background-image/>
      </style:table-cell-properties>
    </style:style>
    <style:style style:name="Table14.A2" style:family="table-cell">
      <style:table-cell-properties fo:padding="0.0382in" fo:border="none"/>
    </style:style>
    <style:style style:name="Table18" style:family="table">
      <style:table-properties style:width="2.2972in" table:align="margins" style:writing-mode="lr-tb"/>
    </style:style>
    <style:style style:name="Table18.A" style:family="table-column">
      <style:table-column-properties style:column-width="2.2972in" style:rel-column-width="65535*"/>
    </style:style>
    <style:style style:name="Table18.A1" style:family="table-cell">
      <style:table-cell-properties fo:background-color="#008000" fo:padding="0.0382in" fo:border="none">
        <style:background-image/>
      </style:table-cell-properties>
    </style:style>
    <style:style style:name="Table18.A2" style:family="table-cell">
      <style:table-cell-properties fo:padding="0.0382in" fo:border="none"/>
    </style:style>
    <style:style style:name="Table19" style:family="table">
      <style:table-properties style:width="2.2972in" table:align="margins" style:writing-mode="lr-tb"/>
    </style:style>
    <style:style style:name="Table19.A" style:family="table-column">
      <style:table-column-properties style:column-width="2.2972in" style:rel-column-width="65535*"/>
    </style:style>
    <style:style style:name="Table19.A1" style:family="table-cell">
      <style:table-cell-properties fo:background-color="#008000" fo:padding="0.0382in" fo:border="none">
        <style:background-image/>
      </style:table-cell-properties>
    </style:style>
    <style:style style:name="Table19.A2" style:family="table-cell">
      <style:table-cell-properties fo:padding="0.0382in" fo:border="none"/>
    </style:style>
    <style:style style:name="Table154" style:family="table">
      <style:table-properties style:width="2.2972in" table:align="margins" style:writing-mode="lr-tb"/>
    </style:style>
    <style:style style:name="Table154.A" style:family="table-column">
      <style:table-column-properties style:column-width="2.2972in" style:rel-column-width="65535*"/>
    </style:style>
    <style:style style:name="Table154.A1" style:family="table-cell">
      <style:table-cell-properties fo:background-color="#008000" fo:padding="0.0382in" fo:border="none">
        <style:background-image/>
      </style:table-cell-properties>
    </style:style>
    <style:style style:name="Table154.A2" style:family="table-cell">
      <style:table-cell-properties fo:padding="0.0382in" fo:border="none"/>
    </style:style>
    <style:style style:name="Table88" style:family="table">
      <style:table-properties style:width="2.5417in" table:align="left" style:writing-mode="lr-tb"/>
    </style:style>
    <style:style style:name="Table88.A" style:family="table-column">
      <style:table-column-properties style:column-width="0.3021in"/>
    </style:style>
    <style:style style:name="Table88.B" style:family="table-column">
      <style:table-column-properties style:column-width="0.3875in"/>
    </style:style>
    <style:style style:name="Table88.C" style:family="table-column">
      <style:table-column-properties style:column-width="0.4813in"/>
    </style:style>
    <style:style style:name="Table88.F" style:family="table-column">
      <style:table-column-properties style:column-width="0.4083in"/>
    </style:style>
    <style:style style:name="Table88.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88.F1" style:family="table-cell">
      <style:table-cell-properties fo:background-color="#0000ff" fo:padding="0.0382in" fo:border="0.05pt solid #000000">
        <style:background-image/>
      </style:table-cell-properties>
    </style:style>
    <style:style style:name="Table88.A2" style:family="table-cell" style:data-style-name="N0">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none" fo:border-top="none" fo:border-bottom="0.05pt solid #000000"/>
    </style:style>
    <style:style style:name="Table88.C2" style:family="table-cell">
      <style:table-cell-properties fo:padding="0.0382in" fo:border-left="0.05pt solid #000000" fo:border-right="none" fo:border-top="none" fo:border-bottom="0.05pt solid #000000"/>
    </style:style>
    <style:style style:name="Table88.D2" style:family="table-cell">
      <style:table-cell-properties fo:padding="0.0382in" fo:border-left="0.05pt solid #000000" fo:border-right="none" fo:border-top="none" fo:border-bottom="0.05pt solid #000000"/>
    </style:style>
    <style:style style:name="Table88.E2" style:family="table-cell">
      <style:table-cell-properties fo:padding="0.0382in" fo:border-left="0.05pt solid #000000" fo:border-right="none" fo:border-top="none" fo:border-bottom="0.05pt solid #000000"/>
    </style:style>
    <style:style style:name="Table88.F2" style:family="table-cell">
      <style:table-cell-properties fo:padding="0.0382in" fo:border-left="0.05pt solid #000000" fo:border-right="0.05pt solid #000000" fo:border-top="none" fo:border-bottom="0.05pt solid #000000"/>
    </style:style>
    <style:style style:name="Table88.A3" style:family="table-cell" style:data-style-name="N0">
      <style:table-cell-properties fo:padding="0.0382in" fo:border-left="0.05pt solid #000000" fo:border-right="none" fo:border-top="none" fo:border-bottom="0.05pt solid #000000"/>
    </style:style>
    <style:style style:name="Table88.B3" style:family="table-cell">
      <style:table-cell-properties fo:padding="0.0382in" fo:border-left="0.05pt solid #000000" fo:border-right="none" fo:border-top="none" fo:border-bottom="0.05pt solid #000000"/>
    </style:style>
    <style:style style:name="Table88.C3" style:family="table-cell">
      <style:table-cell-properties fo:padding="0.0382in" fo:border-left="0.05pt solid #000000" fo:border-right="none" fo:border-top="none" fo:border-bottom="0.05pt solid #000000"/>
    </style:style>
    <style:style style:name="Table88.D3" style:family="table-cell">
      <style:table-cell-properties fo:padding="0.0382in" fo:border-left="0.05pt solid #000000" fo:border-right="none" fo:border-top="none" fo:border-bottom="0.05pt solid #000000"/>
    </style:style>
    <style:style style:name="Table88.E3" style:family="table-cell">
      <style:table-cell-properties fo:padding="0.0382in" fo:border-left="0.05pt solid #000000" fo:border-right="none" fo:border-top="none" fo:border-bottom="0.05pt solid #000000"/>
    </style:style>
    <style:style style:name="Table88.F3" style:family="table-cell">
      <style:table-cell-properties fo:padding="0.0382in" fo:border-left="0.05pt solid #000000" fo:border-right="0.05pt solid #000000" fo:border-top="none" fo:border-bottom="0.05pt solid #000000"/>
    </style:style>
    <style:style style:name="Table88.A4" style:family="table-cell" style:data-style-name="N0">
      <style:table-cell-properties fo:padding="0.0382in" fo:border-left="0.05pt solid #000000" fo:border-right="none" fo:border-top="none" fo:border-bottom="0.05pt solid #000000"/>
    </style:style>
    <style:style style:name="Table88.B4" style:family="table-cell">
      <style:table-cell-properties fo:padding="0.0382in" fo:border-left="0.05pt solid #000000" fo:border-right="none" fo:border-top="none" fo:border-bottom="0.05pt solid #000000"/>
    </style:style>
    <style:style style:name="Table88.C4" style:family="table-cell">
      <style:table-cell-properties fo:padding="0.0382in" fo:border-left="0.05pt solid #000000" fo:border-right="none" fo:border-top="none" fo:border-bottom="0.05pt solid #000000"/>
    </style:style>
    <style:style style:name="Table88.D4" style:family="table-cell">
      <style:table-cell-properties fo:padding="0.0382in" fo:border-left="0.05pt solid #000000" fo:border-right="none" fo:border-top="none" fo:border-bottom="0.05pt solid #000000"/>
    </style:style>
    <style:style style:name="Table88.E4" style:family="table-cell">
      <style:table-cell-properties fo:padding="0.0382in" fo:border-left="0.05pt solid #000000" fo:border-right="none" fo:border-top="none" fo:border-bottom="0.05pt solid #000000"/>
    </style:style>
    <style:style style:name="Table88.F4" style:family="table-cell">
      <style:table-cell-properties fo:padding="0.0382in" fo:border-left="0.05pt solid #000000" fo:border-right="0.05pt solid #000000" fo:border-top="none" fo:border-bottom="0.05pt solid #000000"/>
    </style:style>
    <style:style style:name="Table88.A5" style:family="table-cell" style:data-style-name="N0">
      <style:table-cell-properties fo:padding="0.0382in" fo:border-left="0.05pt solid #000000" fo:border-right="none" fo:border-top="none" fo:border-bottom="0.05pt solid #000000"/>
    </style:style>
    <style:style style:name="Table88.B5" style:family="table-cell">
      <style:table-cell-properties fo:padding="0.0382in" fo:border-left="0.05pt solid #000000" fo:border-right="none" fo:border-top="none" fo:border-bottom="0.05pt solid #000000"/>
    </style:style>
    <style:style style:name="Table88.C5" style:family="table-cell">
      <style:table-cell-properties fo:padding="0.0382in" fo:border-left="0.05pt solid #000000" fo:border-right="none" fo:border-top="none" fo:border-bottom="0.05pt solid #000000"/>
    </style:style>
    <style:style style:name="Table88.D5" style:family="table-cell">
      <style:table-cell-properties fo:padding="0.0382in" fo:border-left="0.05pt solid #000000" fo:border-right="none" fo:border-top="none" fo:border-bottom="0.05pt solid #000000"/>
    </style:style>
    <style:style style:name="Table88.E5" style:family="table-cell">
      <style:table-cell-properties fo:padding="0.0382in" fo:border-left="0.05pt solid #000000" fo:border-right="none" fo:border-top="none" fo:border-bottom="0.05pt solid #000000"/>
    </style:style>
    <style:style style:name="Table88.F5" style:family="table-cell">
      <style:table-cell-properties fo:padding="0.0382in" fo:border-left="0.05pt solid #000000" fo:border-right="0.05pt solid #000000" fo:border-top="none" fo:border-bottom="0.05pt solid #000000"/>
    </style:style>
    <style:style style:name="Table88.A6" style:family="table-cell" style:data-style-name="N0">
      <style:table-cell-properties fo:padding="0.0382in" fo:border-left="0.05pt solid #000000" fo:border-right="none" fo:border-top="none" fo:border-bottom="0.05pt solid #000000"/>
    </style:style>
    <style:style style:name="Table88.B6" style:family="table-cell">
      <style:table-cell-properties fo:padding="0.0382in" fo:border-left="0.05pt solid #000000" fo:border-right="none" fo:border-top="none" fo:border-bottom="0.05pt solid #000000"/>
    </style:style>
    <style:style style:name="Table88.C6" style:family="table-cell">
      <style:table-cell-properties fo:padding="0.0382in" fo:border-left="0.05pt solid #000000" fo:border-right="none" fo:border-top="none" fo:border-bottom="0.05pt solid #000000"/>
    </style:style>
    <style:style style:name="Table88.D6" style:family="table-cell">
      <style:table-cell-properties fo:padding="0.0382in" fo:border-left="0.05pt solid #000000" fo:border-right="none" fo:border-top="none" fo:border-bottom="0.05pt solid #000000"/>
    </style:style>
    <style:style style:name="Table88.E6" style:family="table-cell">
      <style:table-cell-properties fo:padding="0.0382in" fo:border-left="0.05pt solid #000000" fo:border-right="none" fo:border-top="none" fo:border-bottom="0.05pt solid #000000"/>
    </style:style>
    <style:style style:name="Table88.F6" style:family="table-cell">
      <style:table-cell-properties fo:padding="0.0382in" fo:border-left="0.05pt solid #000000" fo:border-right="0.05pt solid #000000" fo:border-top="none" fo:border-bottom="0.05pt solid #000000"/>
    </style:style>
    <style:style style:name="Table88.A7" style:family="table-cell" style:data-style-name="N0">
      <style:table-cell-properties fo:padding="0.0382in" fo:border-left="0.05pt solid #000000" fo:border-right="none" fo:border-top="none" fo:border-bottom="0.05pt solid #000000"/>
    </style:style>
    <style:style style:name="Table88.B7" style:family="table-cell">
      <style:table-cell-properties fo:padding="0.0382in" fo:border-left="0.05pt solid #000000" fo:border-right="none" fo:border-top="none" fo:border-bottom="0.05pt solid #000000"/>
    </style:style>
    <style:style style:name="Table88.C7" style:family="table-cell">
      <style:table-cell-properties fo:padding="0.0382in" fo:border-left="0.05pt solid #000000" fo:border-right="none" fo:border-top="none" fo:border-bottom="0.05pt solid #000000"/>
    </style:style>
    <style:style style:name="Table88.D7" style:family="table-cell">
      <style:table-cell-properties fo:padding="0.0382in" fo:border-left="0.05pt solid #000000" fo:border-right="none" fo:border-top="none" fo:border-bottom="0.05pt solid #000000"/>
    </style:style>
    <style:style style:name="Table88.E7" style:family="table-cell">
      <style:table-cell-properties fo:padding="0.0382in" fo:border-left="0.05pt solid #000000" fo:border-right="none" fo:border-top="none" fo:border-bottom="0.05pt solid #000000"/>
    </style:style>
    <style:style style:name="Table88.F7" style:family="table-cell">
      <style:table-cell-properties fo:padding="0.0382in" fo:border-left="0.05pt solid #000000" fo:border-right="0.05pt solid #000000" fo:border-top="none" fo:border-bottom="0.05pt solid #000000"/>
    </style:style>
    <style:style style:name="Table68" style:family="table">
      <style:table-properties style:width="1.7333in" table:align="left" style:writing-mode="lr-tb"/>
    </style:style>
    <style:style style:name="Table68.A" style:family="table-column">
      <style:table-column-properties style:column-width="0.9708in"/>
    </style:style>
    <style:style style:name="Table68.B" style:family="table-column">
      <style:table-column-properties style:column-width="0.7625in"/>
    </style:style>
    <style:style style:name="Table68.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68.A2" style:family="table-cell">
      <style:table-cell-properties fo:padding="0.0382in" fo:border-left="0.05pt solid #000000" fo:border-right="none" fo:border-top="none" fo:border-bottom="0.05pt solid #000000"/>
    </style:style>
    <style:style style:name="Table68.B2" style:family="table-cell" style:data-style-name="N0">
      <style:table-cell-properties fo:padding="0.0382in" fo:border-left="0.05pt solid #000000" fo:border-right="none" fo:border-top="none" fo:border-bottom="0.05pt solid #000000"/>
    </style:style>
    <style:style style:name="Table68.A3" style:family="table-cell">
      <style:table-cell-properties fo:padding="0.0382in" fo:border-left="0.05pt solid #000000" fo:border-right="none" fo:border-top="none" fo:border-bottom="0.05pt solid #000000"/>
    </style:style>
    <style:style style:name="Table68.B3" style:family="table-cell" style:data-style-name="N0">
      <style:table-cell-properties fo:padding="0.0382in" fo:border-left="0.05pt solid #000000" fo:border-right="none" fo:border-top="none" fo:border-bottom="0.05pt solid #000000"/>
    </style:style>
    <style:style style:name="Table68.A4" style:family="table-cell">
      <style:table-cell-properties fo:padding="0.0382in" fo:border-left="0.05pt solid #000000" fo:border-right="none" fo:border-top="none" fo:border-bottom="0.05pt solid #000000"/>
    </style:style>
    <style:style style:name="Table68.B4" style:family="table-cell" style:data-style-name="N0">
      <style:table-cell-properties fo:padding="0.0382in" fo:border-left="0.05pt solid #000000" fo:border-right="none" fo:border-top="none" fo:border-bottom="0.05pt solid #000000"/>
    </style:style>
    <style:style style:name="Table68.A5" style:family="table-cell" style:data-style-name="N0">
      <style:table-cell-properties fo:padding="0.0382in" fo:border-left="0.05pt solid #000000" fo:border-right="none" fo:border-top="none" fo:border-bottom="0.05pt solid #000000"/>
    </style:style>
    <style:style style:name="Table68.B5" style:family="table-cell" style:data-style-name="N0">
      <style:table-cell-properties fo:padding="0.0382in" fo:border-left="0.05pt solid #000000" fo:border-right="none" fo:border-top="none" fo:border-bottom="0.05pt solid #000000"/>
    </style:style>
    <style:style style:name="Table5" style:family="table">
      <style:table-properties style:width="2.2972in" table:align="margins" style:writing-mode="lr-tb"/>
    </style:style>
    <style:style style:name="Table5.A" style:family="table-column">
      <style:table-column-properties style:column-width="2.2972in" style:rel-column-width="65535*"/>
    </style:style>
    <style:style style:name="Table5.A1" style:family="table-cell">
      <style:table-cell-properties fo:background-color="#ff0000" fo:padding="0.0382in" fo:border="none">
        <style:background-image/>
      </style:table-cell-properties>
    </style:style>
    <style:style style:name="Table5.A2" style:family="table-cell">
      <style:table-cell-properties fo:padding="0.0382in" fo:border="none"/>
    </style:style>
    <style:style style:name="Table7" style:family="table">
      <style:table-properties style:width="2.2972in" table:align="margins" style:writing-mode="lr-tb"/>
    </style:style>
    <style:style style:name="Table7.A" style:family="table-column">
      <style:table-column-properties style:column-width="2.2972in" style:rel-column-width="65535*"/>
    </style:style>
    <style:style style:name="Table7.A1" style:family="table-cell">
      <style:table-cell-properties fo:background-color="#ff0000" fo:padding="0.0382in" fo:border="none">
        <style:background-image/>
      </style:table-cell-properties>
    </style:style>
    <style:style style:name="Table7.A2" style:family="table-cell">
      <style:table-cell-properties fo:padding="0.0382in" fo:border="none"/>
    </style:style>
    <style:style style:name="Table64" style:family="table">
      <style:table-properties style:width="2.2972in" table:align="margins" style:writing-mode="lr-tb"/>
    </style:style>
    <style:style style:name="Table64.A" style:family="table-column">
      <style:table-column-properties style:column-width="2.2972in" style:rel-column-width="65535*"/>
    </style:style>
    <style:style style:name="Table64.A1" style:family="table-cell">
      <style:table-cell-properties fo:background-color="#ff0000" fo:padding="0.0382in" fo:border="none">
        <style:background-image/>
      </style:table-cell-properties>
    </style:style>
    <style:style style:name="Table64.A2" style:family="table-cell">
      <style:table-cell-properties fo:padding="0.0382in" fo:border="none"/>
    </style:style>
    <style:style style:name="Table201" style:family="table">
      <style:table-properties style:width="2.2972in" table:align="margins" style:writing-mode="lr-tb"/>
    </style:style>
    <style:style style:name="Table201.A" style:family="table-column">
      <style:table-column-properties style:column-width="2.2972in" style:rel-column-width="65535*"/>
    </style:style>
    <style:style style:name="Table201.A1" style:family="table-cell">
      <style:table-cell-properties fo:background-color="#ff0000" fo:padding="0.0382in" fo:border="none">
        <style:background-image/>
      </style:table-cell-properties>
    </style:style>
    <style:style style:name="Table201.A2" style:family="table-cell">
      <style:table-cell-properties fo:padding="0.0382in" fo:border="none"/>
    </style:style>
    <style:style style:name="Table69" style:family="table">
      <style:table-properties style:width="2.2972in" table:align="margins" style:writing-mode="lr-tb"/>
    </style:style>
    <style:style style:name="Table69.A" style:family="table-column">
      <style:table-column-properties style:column-width="2.2972in" style:rel-column-width="65535*"/>
    </style:style>
    <style:style style:name="Table69.A1" style:family="table-cell">
      <style:table-cell-properties fo:background-color="#ff0000" fo:padding="0.0382in" fo:border="none">
        <style:background-image/>
      </style:table-cell-properties>
    </style:style>
    <style:style style:name="Table69.A2" style:family="table-cell">
      <style:table-cell-properties fo:padding="0.0382in" fo:border="none"/>
    </style:style>
    <style:style style:name="Table176" style:family="table">
      <style:table-properties style:width="2.2972in" table:align="margins" style:writing-mode="lr-tb"/>
    </style:style>
    <style:style style:name="Table176.A" style:family="table-column">
      <style:table-column-properties style:column-width="2.2972in" style:rel-column-width="65535*"/>
    </style:style>
    <style:style style:name="Table176.A1" style:family="table-cell">
      <style:table-cell-properties fo:background-color="#ff0000" fo:padding="0.0382in" fo:border="none">
        <style:background-image/>
      </style:table-cell-properties>
    </style:style>
    <style:style style:name="Table176.A2" style:family="table-cell">
      <style:table-cell-properties fo:padding="0.0382in" fo:border="none"/>
    </style:style>
    <style:style style:name="Table130" style:family="table">
      <style:table-properties style:width="2.2972in" table:align="margins" style:writing-mode="lr-tb"/>
    </style:style>
    <style:style style:name="Table130.A" style:family="table-column">
      <style:table-column-properties style:column-width="2.2972in" style:rel-column-width="65535*"/>
    </style:style>
    <style:style style:name="Table130.A1" style:family="table-cell">
      <style:table-cell-properties fo:background-color="#ff0000" fo:padding="0.0382in" fo:border="none">
        <style:background-image/>
      </style:table-cell-properties>
    </style:style>
    <style:style style:name="Table130.A2" style:family="table-cell">
      <style:table-cell-properties fo:padding="0.0382in" fo:border="none"/>
    </style:style>
    <style:style style:name="Table66" style:family="table">
      <style:table-properties style:width="2.2972in" table:align="margins" style:writing-mode="lr-tb"/>
    </style:style>
    <style:style style:name="Table66.A" style:family="table-column">
      <style:table-column-properties style:column-width="2.2972in" style:rel-column-width="65535*"/>
    </style:style>
    <style:style style:name="Table66.A1" style:family="table-cell">
      <style:table-cell-properties fo:background-color="#ff0000" fo:padding="0.0382in" fo:border="none">
        <style:background-image/>
      </style:table-cell-properties>
    </style:style>
    <style:style style:name="Table66.A2" style:family="table-cell">
      <style:table-cell-properties fo:padding="0.0382in" fo:border="none"/>
    </style:style>
    <style:style style:name="Table115" style:family="table">
      <style:table-properties style:width="2.2972in" table:align="margins" style:writing-mode="lr-tb"/>
    </style:style>
    <style:style style:name="Table115.A" style:family="table-column">
      <style:table-column-properties style:column-width="2.2972in" style:rel-column-width="65535*"/>
    </style:style>
    <style:style style:name="Table115.A1" style:family="table-cell">
      <style:table-cell-properties fo:background-color="#ff0000" fo:padding="0.0382in" fo:border="none">
        <style:background-image/>
      </style:table-cell-properties>
    </style:style>
    <style:style style:name="Table115.A2" style:family="table-cell">
      <style:table-cell-properties fo:padding="0.0382in" fo:border="none"/>
    </style:style>
    <style:style style:name="Table110" style:family="table">
      <style:table-properties style:width="2.2972in" table:align="margins" style:writing-mode="lr-tb"/>
    </style:style>
    <style:style style:name="Table110.A" style:family="table-column">
      <style:table-column-properties style:column-width="2.2972in" style:rel-column-width="65535*"/>
    </style:style>
    <style:style style:name="Table110.A1" style:family="table-cell">
      <style:table-cell-properties fo:background-color="#ff0000" fo:padding="0.0382in" fo:border="none">
        <style:background-image/>
      </style:table-cell-properties>
    </style:style>
    <style:style style:name="Table110.A2" style:family="table-cell">
      <style:table-cell-properties fo:padding="0.0382in" fo:border="none"/>
    </style:style>
    <style:style style:name="Table198" style:family="table">
      <style:table-properties style:width="2.2972in" table:align="margins" style:writing-mode="lr-tb"/>
    </style:style>
    <style:style style:name="Table198.A" style:family="table-column">
      <style:table-column-properties style:column-width="2.2972in" style:rel-column-width="65535*"/>
    </style:style>
    <style:style style:name="Table198.A1" style:family="table-cell">
      <style:table-cell-properties fo:background-color="#ff0000" fo:padding="0.0382in" fo:border="none">
        <style:background-image/>
      </style:table-cell-properties>
    </style:style>
    <style:style style:name="Table198.A2" style:family="table-cell">
      <style:table-cell-properties fo:padding="0.0382in" fo:border="none"/>
    </style:style>
    <style:style style:name="Table84" style:family="table">
      <style:table-properties style:width="2.2972in" table:align="margins" style:writing-mode="lr-tb"/>
    </style:style>
    <style:style style:name="Table84.A" style:family="table-column">
      <style:table-column-properties style:column-width="2.2972in" style:rel-column-width="65535*"/>
    </style:style>
    <style:style style:name="Table84.A1" style:family="table-cell">
      <style:table-cell-properties fo:background-color="#ff0000" fo:padding="0.0382in" fo:border="none">
        <style:background-image/>
      </style:table-cell-properties>
    </style:style>
    <style:style style:name="Table84.A2" style:family="table-cell">
      <style:table-cell-properties fo:padding="0.0382in" fo:border="none"/>
    </style:style>
    <style:style style:name="Table165" style:family="table">
      <style:table-properties style:width="2.2972in" table:align="margins" style:writing-mode="lr-tb"/>
    </style:style>
    <style:style style:name="Table165.A" style:family="table-column">
      <style:table-column-properties style:column-width="2.2972in" style:rel-column-width="65535*"/>
    </style:style>
    <style:style style:name="Table165.A1" style:family="table-cell">
      <style:table-cell-properties fo:background-color="#ff0000" fo:padding="0.0382in" fo:border="none">
        <style:background-image/>
      </style:table-cell-properties>
    </style:style>
    <style:style style:name="Table165.A2" style:family="table-cell">
      <style:table-cell-properties fo:padding="0.0382in" fo:border="none"/>
    </style:style>
    <style:style style:name="Table95" style:family="table">
      <style:table-properties style:width="2.2972in" table:align="margins" style:writing-mode="lr-tb"/>
    </style:style>
    <style:style style:name="Table95.A" style:family="table-column">
      <style:table-column-properties style:column-width="2.2972in" style:rel-column-width="65535*"/>
    </style:style>
    <style:style style:name="Table95.A1" style:family="table-cell">
      <style:table-cell-properties fo:background-color="#ff0000" fo:padding="0.0382in" fo:border="none">
        <style:background-image/>
      </style:table-cell-properties>
    </style:style>
    <style:style style:name="Table95.A2" style:family="table-cell">
      <style:table-cell-properties fo:padding="0.0382in" fo:border="none"/>
    </style:style>
    <style:style style:name="Table102" style:family="table">
      <style:table-properties style:width="2.2972in" table:align="margins" style:writing-mode="lr-tb"/>
    </style:style>
    <style:style style:name="Table102.A" style:family="table-column">
      <style:table-column-properties style:column-width="2.2972in" style:rel-column-width="65535*"/>
    </style:style>
    <style:style style:name="Table102.A1" style:family="table-cell">
      <style:table-cell-properties fo:background-color="#ff0000" fo:padding="0.0382in" fo:border="none">
        <style:background-image/>
      </style:table-cell-properties>
    </style:style>
    <style:style style:name="Table102.A2" style:family="table-cell">
      <style:table-cell-properties fo:padding="0.0382in" fo:border="none"/>
    </style:style>
    <style:style style:name="Table182" style:family="table">
      <style:table-properties style:width="2.2972in" table:align="margins" style:writing-mode="lr-tb"/>
    </style:style>
    <style:style style:name="Table182.A" style:family="table-column">
      <style:table-column-properties style:column-width="2.2972in" style:rel-column-width="65535*"/>
    </style:style>
    <style:style style:name="Table182.A1" style:family="table-cell">
      <style:table-cell-properties fo:background-color="#ff0000" fo:padding="0.0382in" fo:border="none">
        <style:background-image/>
      </style:table-cell-properties>
    </style:style>
    <style:style style:name="Table182.A2" style:family="table-cell">
      <style:table-cell-properties fo:padding="0.0382in" fo:border="none"/>
    </style:style>
    <style:style style:name="Table136" style:family="table">
      <style:table-properties style:width="2.2972in" table:align="margins" style:writing-mode="lr-tb"/>
    </style:style>
    <style:style style:name="Table136.A" style:family="table-column">
      <style:table-column-properties style:column-width="2.2972in" style:rel-column-width="65535*"/>
    </style:style>
    <style:style style:name="Table136.A1" style:family="table-cell">
      <style:table-cell-properties fo:background-color="#ff0000" fo:padding="0.0382in" fo:border="none">
        <style:background-image/>
      </style:table-cell-properties>
    </style:style>
    <style:style style:name="Table136.A2" style:family="table-cell">
      <style:table-cell-properties fo:padding="0.0382in" fo:border="none"/>
    </style:style>
    <style:style style:name="Table171" style:family="table">
      <style:table-properties style:width="2.2972in" table:align="margins" style:writing-mode="lr-tb"/>
    </style:style>
    <style:style style:name="Table171.A" style:family="table-column">
      <style:table-column-properties style:column-width="2.2972in" style:rel-column-width="65535*"/>
    </style:style>
    <style:style style:name="Table171.A1" style:family="table-cell">
      <style:table-cell-properties fo:background-color="#ff0000" fo:padding="0.0382in" fo:border="none">
        <style:background-image/>
      </style:table-cell-properties>
    </style:style>
    <style:style style:name="Table171.A2" style:family="table-cell">
      <style:table-cell-properties fo:padding="0.0382in" fo:border="none"/>
    </style:style>
    <style:style style:name="Table27" style:family="table">
      <style:table-properties style:width="2.2972in" table:align="margins" style:writing-mode="lr-tb"/>
    </style:style>
    <style:style style:name="Table27.A" style:family="table-column">
      <style:table-column-properties style:column-width="2.2972in" style:rel-column-width="65535*"/>
    </style:style>
    <style:style style:name="Table27.A1" style:family="table-cell">
      <style:table-cell-properties fo:background-color="#ff0000" fo:padding="0.0382in" fo:border="none">
        <style:background-image/>
      </style:table-cell-properties>
    </style:style>
    <style:style style:name="Table27.A2" style:family="table-cell">
      <style:table-cell-properties fo:padding="0.0382in" fo:border="none"/>
    </style:style>
    <style:style style:name="Table211" style:family="table">
      <style:table-properties style:width="2.2972in" table:align="margins" style:writing-mode="lr-tb"/>
    </style:style>
    <style:style style:name="Table211.A" style:family="table-column">
      <style:table-column-properties style:column-width="2.2972in" style:rel-column-width="65535*"/>
    </style:style>
    <style:style style:name="Table211.A1" style:family="table-cell">
      <style:table-cell-properties fo:background-color="#ff0000" fo:padding="0.0382in" fo:border="none">
        <style:background-image/>
      </style:table-cell-properties>
    </style:style>
    <style:style style:name="Table211.A2" style:family="table-cell">
      <style:table-cell-properties fo:padding="0.0382in" fo:border="none"/>
    </style:style>
    <style:style style:name="Table127" style:family="table">
      <style:table-properties style:width="2.2972in" table:align="margins" style:writing-mode="lr-tb"/>
    </style:style>
    <style:style style:name="Table127.A" style:family="table-column">
      <style:table-column-properties style:column-width="2.2972in" style:rel-column-width="65535*"/>
    </style:style>
    <style:style style:name="Table127.A1" style:family="table-cell">
      <style:table-cell-properties fo:background-color="#ff0000" fo:padding="0.0382in" fo:border="none">
        <style:background-image/>
      </style:table-cell-properties>
    </style:style>
    <style:style style:name="Table127.A2" style:family="table-cell">
      <style:table-cell-properties fo:padding="0.0382in" fo:border="none"/>
    </style:style>
    <style:style style:name="Table142" style:family="table">
      <style:table-properties style:width="2.2972in" table:align="margins" style:writing-mode="lr-tb"/>
    </style:style>
    <style:style style:name="Table142.A" style:family="table-column">
      <style:table-column-properties style:column-width="2.2972in" style:rel-column-width="65535*"/>
    </style:style>
    <style:style style:name="Table142.A1" style:family="table-cell">
      <style:table-cell-properties fo:background-color="#ff0000" fo:padding="0.0382in" fo:border="none">
        <style:background-image/>
      </style:table-cell-properties>
    </style:style>
    <style:style style:name="Table142.A2" style:family="table-cell">
      <style:table-cell-properties fo:padding="0.0382in" fo:border="none"/>
    </style:style>
    <style:style style:name="Table147" style:family="table">
      <style:table-properties style:width="2.2972in" table:align="margins" style:writing-mode="lr-tb"/>
    </style:style>
    <style:style style:name="Table147.A" style:family="table-column">
      <style:table-column-properties style:column-width="2.2972in" style:rel-column-width="65535*"/>
    </style:style>
    <style:style style:name="Table147.A1" style:family="table-cell">
      <style:table-cell-properties fo:background-color="#ff0000" fo:padding="0.0382in" fo:border="none">
        <style:background-image/>
      </style:table-cell-properties>
    </style:style>
    <style:style style:name="Table147.A2" style:family="table-cell">
      <style:table-cell-properties fo:padding="0.0382in" fo:border="none"/>
    </style:style>
    <style:style style:name="Table205" style:family="table">
      <style:table-properties style:width="2.2972in" table:align="margins" style:writing-mode="lr-tb"/>
    </style:style>
    <style:style style:name="Table205.A" style:family="table-column">
      <style:table-column-properties style:column-width="2.2972in" style:rel-column-width="65535*"/>
    </style:style>
    <style:style style:name="Table205.A1" style:family="table-cell">
      <style:table-cell-properties fo:background-color="#ff0000" fo:padding="0.0382in" fo:border="none">
        <style:background-image/>
      </style:table-cell-properties>
    </style:style>
    <style:style style:name="Table205.A2" style:family="table-cell">
      <style:table-cell-properties fo:padding="0.0382in" fo:border="none"/>
    </style:style>
    <style:style style:name="Table81" style:family="table">
      <style:table-properties style:width="2.2972in" table:align="margins" style:writing-mode="lr-tb"/>
    </style:style>
    <style:style style:name="Table81.A" style:family="table-column">
      <style:table-column-properties style:column-width="2.2972in" style:rel-column-width="65535*"/>
    </style:style>
    <style:style style:name="Table81.A1" style:family="table-cell">
      <style:table-cell-properties fo:background-color="#ff0000" fo:padding="0.0382in" fo:border="none">
        <style:background-image/>
      </style:table-cell-properties>
    </style:style>
    <style:style style:name="Table81.A2" style:family="table-cell">
      <style:table-cell-properties fo:padding="0.0382in" fo:border="none"/>
    </style:style>
    <style:style style:name="Table105" style:family="table">
      <style:table-properties style:width="2.2972in" table:align="margins" style:writing-mode="lr-tb"/>
    </style:style>
    <style:style style:name="Table105.A" style:family="table-column">
      <style:table-column-properties style:column-width="2.2972in" style:rel-column-width="65535*"/>
    </style:style>
    <style:style style:name="Table105.A1" style:family="table-cell">
      <style:table-cell-properties fo:background-color="#ff0000" fo:padding="0.0382in" fo:border="none">
        <style:background-image/>
      </style:table-cell-properties>
    </style:style>
    <style:style style:name="Table105.A2" style:family="table-cell">
      <style:table-cell-properties fo:padding="0.0382in" fo:border="none"/>
    </style:style>
    <style:style style:name="Table29" style:family="table">
      <style:table-properties style:width="2.2972in" table:align="margins" style:writing-mode="lr-tb"/>
    </style:style>
    <style:style style:name="Table29.A" style:family="table-column">
      <style:table-column-properties style:column-width="2.2972in" style:rel-column-width="65535*"/>
    </style:style>
    <style:style style:name="Table29.A1" style:family="table-cell">
      <style:table-cell-properties fo:background-color="#ff0000" fo:padding="0.0382in" fo:border="none">
        <style:background-image/>
      </style:table-cell-properties>
    </style:style>
    <style:style style:name="Table29.A2" style:family="table-cell">
      <style:table-cell-properties fo:padding="0.0382in" fo:border="none"/>
    </style:style>
    <style:style style:name="Table169" style:family="table">
      <style:table-properties style:width="2.2972in" table:align="margins" style:writing-mode="lr-tb"/>
    </style:style>
    <style:style style:name="Table169.A" style:family="table-column">
      <style:table-column-properties style:column-width="2.2972in" style:rel-column-width="65535*"/>
    </style:style>
    <style:style style:name="Table169.A1" style:family="table-cell">
      <style:table-cell-properties fo:background-color="#ff0000" fo:padding="0.0382in" fo:border="none">
        <style:background-image/>
      </style:table-cell-properties>
    </style:style>
    <style:style style:name="Table169.A2" style:family="table-cell">
      <style:table-cell-properties fo:padding="0.0382in" fo:border="none"/>
    </style:style>
    <style:style style:name="Table128" style:family="table">
      <style:table-properties style:width="2.2972in" table:align="margins" style:writing-mode="lr-tb"/>
    </style:style>
    <style:style style:name="Table128.A" style:family="table-column">
      <style:table-column-properties style:column-width="2.2972in" style:rel-column-width="65535*"/>
    </style:style>
    <style:style style:name="Table128.A1" style:family="table-cell">
      <style:table-cell-properties fo:background-color="#ff0000" fo:padding="0.0382in" fo:border="none">
        <style:background-image/>
      </style:table-cell-properties>
    </style:style>
    <style:style style:name="Table128.A2" style:family="table-cell">
      <style:table-cell-properties fo:padding="0.0382in" fo:border="none"/>
    </style:style>
    <style:style style:name="Table70" style:family="table">
      <style:table-properties style:width="2.2972in" table:align="margins" style:writing-mode="lr-tb"/>
    </style:style>
    <style:style style:name="Table70.A" style:family="table-column">
      <style:table-column-properties style:column-width="2.2972in" style:rel-column-width="65535*"/>
    </style:style>
    <style:style style:name="Table70.A1" style:family="table-cell">
      <style:table-cell-properties fo:background-color="#ff0000" fo:padding="0.0382in" fo:border="none">
        <style:background-image/>
      </style:table-cell-properties>
    </style:style>
    <style:style style:name="Table70.A2" style:family="table-cell">
      <style:table-cell-properties fo:padding="0.0382in" fo:border="none"/>
    </style:style>
    <style:style style:name="Table40" style:family="table">
      <style:table-properties style:width="2.2972in" table:align="margins" style:writing-mode="lr-tb"/>
    </style:style>
    <style:style style:name="Table40.A" style:family="table-column">
      <style:table-column-properties style:column-width="2.2972in" style:rel-column-width="65535*"/>
    </style:style>
    <style:style style:name="Table40.A1" style:family="table-cell">
      <style:table-cell-properties fo:background-color="#ff0000" fo:padding="0.0382in" fo:border="none">
        <style:background-image/>
      </style:table-cell-properties>
    </style:style>
    <style:style style:name="Table40.A2" style:family="table-cell">
      <style:table-cell-properties fo:padding="0.0382in" fo:border="none"/>
    </style:style>
    <style:style style:name="Table100" style:family="table">
      <style:table-properties style:width="2.2972in" table:align="margins" style:writing-mode="lr-tb"/>
    </style:style>
    <style:style style:name="Table100.A" style:family="table-column">
      <style:table-column-properties style:column-width="2.2972in" style:rel-column-width="65535*"/>
    </style:style>
    <style:style style:name="Table100.A1" style:family="table-cell">
      <style:table-cell-properties fo:background-color="#ff0000" fo:padding="0.0382in" fo:border="none">
        <style:background-image/>
      </style:table-cell-properties>
    </style:style>
    <style:style style:name="Table100.A2" style:family="table-cell">
      <style:table-cell-properties fo:padding="0.0382in" fo:border="none"/>
    </style:style>
    <style:style style:name="Table144" style:family="table">
      <style:table-properties style:width="2.2972in" table:align="margins" style:writing-mode="lr-tb"/>
    </style:style>
    <style:style style:name="Table144.A" style:family="table-column">
      <style:table-column-properties style:column-width="2.2972in" style:rel-column-width="65535*"/>
    </style:style>
    <style:style style:name="Table144.A1" style:family="table-cell">
      <style:table-cell-properties fo:background-color="#ff0000" fo:padding="0.0382in" fo:border="none">
        <style:background-image/>
      </style:table-cell-properties>
    </style:style>
    <style:style style:name="Table144.A2" style:family="table-cell">
      <style:table-cell-properties fo:padding="0.0382in" fo:border="none"/>
    </style:style>
    <style:style style:name="Table122" style:family="table">
      <style:table-properties style:width="2.2972in" table:align="margins" style:writing-mode="lr-tb"/>
    </style:style>
    <style:style style:name="Table122.A" style:family="table-column">
      <style:table-column-properties style:column-width="2.2972in" style:rel-column-width="65535*"/>
    </style:style>
    <style:style style:name="Table122.A1" style:family="table-cell">
      <style:table-cell-properties fo:background-color="#ff0000" fo:padding="0.0382in" fo:border="none">
        <style:background-image/>
      </style:table-cell-properties>
    </style:style>
    <style:style style:name="Table122.A2" style:family="table-cell">
      <style:table-cell-properties fo:padding="0.0382in" fo:border="none"/>
    </style:style>
    <style:style style:name="Table50" style:family="table">
      <style:table-properties style:width="2.2972in" table:align="margins" style:writing-mode="lr-tb"/>
    </style:style>
    <style:style style:name="Table50.A" style:family="table-column">
      <style:table-column-properties style:column-width="2.2972in" style:rel-column-width="65535*"/>
    </style:style>
    <style:style style:name="Table50.A1" style:family="table-cell">
      <style:table-cell-properties fo:background-color="#ff0000" fo:padding="0.0382in" fo:border="none">
        <style:background-image/>
      </style:table-cell-properties>
    </style:style>
    <style:style style:name="Table50.A2" style:family="table-cell">
      <style:table-cell-properties fo:padding="0.0382in" fo:border="none"/>
    </style:style>
    <style:style style:name="Table202" style:family="table">
      <style:table-properties style:width="2.2972in" table:align="margins" style:writing-mode="lr-tb"/>
    </style:style>
    <style:style style:name="Table202.A" style:family="table-column">
      <style:table-column-properties style:column-width="2.2972in" style:rel-column-width="65535*"/>
    </style:style>
    <style:style style:name="Table202.A1" style:family="table-cell">
      <style:table-cell-properties fo:background-color="#ff0000" fo:padding="0.0382in" fo:border="none">
        <style:background-image/>
      </style:table-cell-properties>
    </style:style>
    <style:style style:name="Table202.A2" style:family="table-cell">
      <style:table-cell-properties fo:padding="0.0382in" fo:border="none"/>
    </style:style>
    <style:style style:name="Table120" style:family="table">
      <style:table-properties style:width="2.2972in" table:align="margins" style:writing-mode="lr-tb"/>
    </style:style>
    <style:style style:name="Table120.A" style:family="table-column">
      <style:table-column-properties style:column-width="2.2972in" style:rel-column-width="65535*"/>
    </style:style>
    <style:style style:name="Table120.A1" style:family="table-cell">
      <style:table-cell-properties fo:background-color="#ff0000" fo:padding="0.0382in" fo:border="none">
        <style:background-image/>
      </style:table-cell-properties>
    </style:style>
    <style:style style:name="Table120.A2" style:family="table-cell">
      <style:table-cell-properties fo:padding="0.0382in" fo:border="none"/>
    </style:style>
    <style:style style:name="Table119" style:family="table">
      <style:table-properties style:width="2.2972in" table:align="margins" style:writing-mode="lr-tb"/>
    </style:style>
    <style:style style:name="Table119.A" style:family="table-column">
      <style:table-column-properties style:column-width="2.2972in" style:rel-column-width="65535*"/>
    </style:style>
    <style:style style:name="Table119.A1" style:family="table-cell">
      <style:table-cell-properties fo:background-color="#ff0000" fo:padding="0.0382in" fo:border="none">
        <style:background-image/>
      </style:table-cell-properties>
    </style:style>
    <style:style style:name="Table119.A2" style:family="table-cell">
      <style:table-cell-properties fo:padding="0.0382in" fo:border="none"/>
    </style:style>
    <style:style style:name="Table172" style:family="table">
      <style:table-properties style:width="2.2972in" table:align="margins" style:writing-mode="lr-tb"/>
    </style:style>
    <style:style style:name="Table172.A" style:family="table-column">
      <style:table-column-properties style:column-width="2.2972in" style:rel-column-width="65535*"/>
    </style:style>
    <style:style style:name="Table172.A1" style:family="table-cell">
      <style:table-cell-properties fo:background-color="#ff0000" fo:padding="0.0382in" fo:border="none">
        <style:background-image/>
      </style:table-cell-properties>
    </style:style>
    <style:style style:name="Table172.A2" style:family="table-cell">
      <style:table-cell-properties fo:padding="0.0382in" fo:border="none"/>
    </style:style>
    <style:style style:name="Table112" style:family="table">
      <style:table-properties style:width="2.2972in" table:align="margins" style:writing-mode="lr-tb"/>
    </style:style>
    <style:style style:name="Table112.A" style:family="table-column">
      <style:table-column-properties style:column-width="2.2972in" style:rel-column-width="65535*"/>
    </style:style>
    <style:style style:name="Table112.A1" style:family="table-cell">
      <style:table-cell-properties fo:background-color="#ff0000" fo:padding="0.0382in" fo:border="none">
        <style:background-image/>
      </style:table-cell-properties>
    </style:style>
    <style:style style:name="Table112.A2" style:family="table-cell">
      <style:table-cell-properties fo:padding="0.0382in" fo:border="none"/>
    </style:style>
    <style:style style:name="Table39" style:family="table">
      <style:table-properties style:width="2.2972in" table:align="margins" style:writing-mode="lr-tb"/>
    </style:style>
    <style:style style:name="Table39.A" style:family="table-column">
      <style:table-column-properties style:column-width="2.2972in" style:rel-column-width="65535*"/>
    </style:style>
    <style:style style:name="Table39.A1" style:family="table-cell">
      <style:table-cell-properties fo:background-color="#ff0000" fo:padding="0.0382in" fo:border="none">
        <style:background-image/>
      </style:table-cell-properties>
    </style:style>
    <style:style style:name="Table39.A2" style:family="table-cell">
      <style:table-cell-properties fo:padding="0.0382in" fo:border="none"/>
    </style:style>
    <style:style style:name="Table38" style:family="table">
      <style:table-properties style:width="2.2972in" table:align="margins" style:writing-mode="lr-tb"/>
    </style:style>
    <style:style style:name="Table38.A" style:family="table-column">
      <style:table-column-properties style:column-width="2.2972in" style:rel-column-width="65535*"/>
    </style:style>
    <style:style style:name="Table38.A1" style:family="table-cell">
      <style:table-cell-properties fo:background-color="#ff0000" fo:padding="0.0382in" fo:border="none">
        <style:background-image/>
      </style:table-cell-properties>
    </style:style>
    <style:style style:name="Table38.A2" style:family="table-cell">
      <style:table-cell-properties fo:padding="0.0382in" fo:border="none"/>
    </style:style>
    <style:style style:name="Table140" style:family="table">
      <style:table-properties style:width="2.2972in" table:align="margins" style:writing-mode="lr-tb"/>
    </style:style>
    <style:style style:name="Table140.A" style:family="table-column">
      <style:table-column-properties style:column-width="2.2972in" style:rel-column-width="65535*"/>
    </style:style>
    <style:style style:name="Table140.A1" style:family="table-cell">
      <style:table-cell-properties fo:background-color="#ff0000" fo:padding="0.0382in" fo:border="none">
        <style:background-image/>
      </style:table-cell-properties>
    </style:style>
    <style:style style:name="Table140.A2" style:family="table-cell">
      <style:table-cell-properties fo:padding="0.0382in" fo:border="none"/>
    </style:style>
    <style:style style:name="Table200" style:family="table">
      <style:table-properties style:width="2.2972in" table:align="margins" style:writing-mode="lr-tb"/>
    </style:style>
    <style:style style:name="Table200.A" style:family="table-column">
      <style:table-column-properties style:column-width="2.2972in" style:rel-column-width="65535*"/>
    </style:style>
    <style:style style:name="Table200.A1" style:family="table-cell">
      <style:table-cell-properties fo:background-color="#ff0000" fo:padding="0.0382in" fo:border="none">
        <style:background-image/>
      </style:table-cell-properties>
    </style:style>
    <style:style style:name="Table200.A2" style:family="table-cell">
      <style:table-cell-properties fo:padding="0.0382in" fo:border="none"/>
    </style:style>
    <style:style style:name="Table175" style:family="table">
      <style:table-properties style:width="2.2972in" table:align="margins" style:writing-mode="lr-tb"/>
    </style:style>
    <style:style style:name="Table175.A" style:family="table-column">
      <style:table-column-properties style:column-width="2.2972in" style:rel-column-width="65535*"/>
    </style:style>
    <style:style style:name="Table175.A1" style:family="table-cell">
      <style:table-cell-properties fo:background-color="#ff0000" fo:padding="0.0382in" fo:border="none">
        <style:background-image/>
      </style:table-cell-properties>
    </style:style>
    <style:style style:name="Table175.A2" style:family="table-cell">
      <style:table-cell-properties fo:padding="0.0382in" fo:border="none"/>
    </style:style>
    <style:style style:name="Table194" style:family="table">
      <style:table-properties style:width="2.2972in" table:align="margins" style:writing-mode="lr-tb"/>
    </style:style>
    <style:style style:name="Table194.A" style:family="table-column">
      <style:table-column-properties style:column-width="2.2972in" style:rel-column-width="65535*"/>
    </style:style>
    <style:style style:name="Table194.A1" style:family="table-cell">
      <style:table-cell-properties fo:background-color="#ff0000" fo:padding="0.0382in" fo:border="none">
        <style:background-image/>
      </style:table-cell-properties>
    </style:style>
    <style:style style:name="Table194.A2" style:family="table-cell">
      <style:table-cell-properties fo:padding="0.0382in" fo:border="none"/>
    </style:style>
    <style:style style:name="Table65" style:family="table">
      <style:table-properties style:width="2.2972in" table:align="margins" style:writing-mode="lr-tb"/>
    </style:style>
    <style:style style:name="Table65.A" style:family="table-column">
      <style:table-column-properties style:column-width="2.2972in" style:rel-column-width="65535*"/>
    </style:style>
    <style:style style:name="Table65.A1" style:family="table-cell">
      <style:table-cell-properties fo:background-color="#ff0000" fo:padding="0.0382in" fo:border="none">
        <style:background-image/>
      </style:table-cell-properties>
    </style:style>
    <style:style style:name="Table65.A2" style:family="table-cell">
      <style:table-cell-properties fo:padding="0.0382in" fo:border="none"/>
    </style:style>
    <style:style style:name="Table212" style:family="table">
      <style:table-properties style:width="2.2972in" table:align="margins" style:writing-mode="lr-tb"/>
    </style:style>
    <style:style style:name="Table212.A" style:family="table-column">
      <style:table-column-properties style:column-width="2.2972in" style:rel-column-width="65535*"/>
    </style:style>
    <style:style style:name="Table212.A1" style:family="table-cell">
      <style:table-cell-properties fo:background-color="#ff0000" fo:padding="0.0382in" fo:border="none">
        <style:background-image/>
      </style:table-cell-properties>
    </style:style>
    <style:style style:name="Table212.A2" style:family="table-cell">
      <style:table-cell-properties fo:padding="0.0382in" fo:border="none"/>
    </style:style>
    <style:style style:name="Table179" style:family="table">
      <style:table-properties style:width="2.2972in" table:align="margins" style:writing-mode="lr-tb"/>
    </style:style>
    <style:style style:name="Table179.A" style:family="table-column">
      <style:table-column-properties style:column-width="2.2972in" style:rel-column-width="65535*"/>
    </style:style>
    <style:style style:name="Table179.A1" style:family="table-cell">
      <style:table-cell-properties fo:background-color="#ff0000" fo:padding="0.0382in" fo:border="none">
        <style:background-image/>
      </style:table-cell-properties>
    </style:style>
    <style:style style:name="Table179.A2" style:family="table-cell">
      <style:table-cell-properties fo:padding="0.0382in" fo:border="none"/>
    </style:style>
    <style:style style:name="Table48" style:family="table">
      <style:table-properties style:width="2.2972in" table:align="margins" style:writing-mode="lr-tb"/>
    </style:style>
    <style:style style:name="Table48.A" style:family="table-column">
      <style:table-column-properties style:column-width="2.2972in" style:rel-column-width="65535*"/>
    </style:style>
    <style:style style:name="Table48.A1" style:family="table-cell">
      <style:table-cell-properties fo:background-color="#ff0000" fo:padding="0.0382in" fo:border="none">
        <style:background-image/>
      </style:table-cell-properties>
    </style:style>
    <style:style style:name="Table48.A2" style:family="table-cell">
      <style:table-cell-properties fo:padding="0.0382in" fo:border="none"/>
    </style:style>
    <style:style style:name="Table47" style:family="table">
      <style:table-properties style:width="2.2972in" table:align="margins" style:writing-mode="lr-tb"/>
    </style:style>
    <style:style style:name="Table47.A" style:family="table-column">
      <style:table-column-properties style:column-width="2.2972in" style:rel-column-width="65535*"/>
    </style:style>
    <style:style style:name="Table47.A1" style:family="table-cell">
      <style:table-cell-properties fo:background-color="#ff0000" fo:padding="0.0382in" fo:border="none">
        <style:background-image/>
      </style:table-cell-properties>
    </style:style>
    <style:style style:name="Table47.A2" style:family="table-cell">
      <style:table-cell-properties fo:padding="0.0382in" fo:border="none"/>
    </style:style>
    <style:style style:name="Table216" style:family="table">
      <style:table-properties style:width="2.2972in" table:align="margins" style:writing-mode="lr-tb"/>
    </style:style>
    <style:style style:name="Table216.A" style:family="table-column">
      <style:table-column-properties style:column-width="2.2972in" style:rel-column-width="65535*"/>
    </style:style>
    <style:style style:name="Table216.A1" style:family="table-cell">
      <style:table-cell-properties fo:background-color="#ff0000" fo:padding="0.0382in" fo:border="none">
        <style:background-image/>
      </style:table-cell-properties>
    </style:style>
    <style:style style:name="Table216.A2" style:family="table-cell">
      <style:table-cell-properties fo:padding="0.0382in" fo:border="none"/>
    </style:style>
    <style:style style:name="Table96" style:family="table">
      <style:table-properties style:width="2.2972in" table:align="margins" style:writing-mode="lr-tb"/>
    </style:style>
    <style:style style:name="Table96.A" style:family="table-column">
      <style:table-column-properties style:column-width="2.2972in" style:rel-column-width="65535*"/>
    </style:style>
    <style:style style:name="Table96.A1" style:family="table-cell">
      <style:table-cell-properties fo:background-color="#ff0000" fo:padding="0.0382in" fo:border="none">
        <style:background-image/>
      </style:table-cell-properties>
    </style:style>
    <style:style style:name="Table96.A2" style:family="table-cell">
      <style:table-cell-properties fo:padding="0.0382in" fo:border="none"/>
    </style:style>
    <style:style style:name="Table62" style:family="table">
      <style:table-properties style:width="2.2972in" table:align="margins" style:writing-mode="lr-tb"/>
    </style:style>
    <style:style style:name="Table62.A" style:family="table-column">
      <style:table-column-properties style:column-width="2.2972in" style:rel-column-width="65535*"/>
    </style:style>
    <style:style style:name="Table62.A1" style:family="table-cell">
      <style:table-cell-properties fo:background-color="#ff0000" fo:padding="0.0382in" fo:border="none">
        <style:background-image/>
      </style:table-cell-properties>
    </style:style>
    <style:style style:name="Table62.A2" style:family="table-cell">
      <style:table-cell-properties fo:padding="0.0382in" fo:border="none"/>
    </style:style>
    <style:style style:name="Table101" style:family="table">
      <style:table-properties style:width="2.2972in" table:align="margins" style:writing-mode="lr-tb"/>
    </style:style>
    <style:style style:name="Table101.A" style:family="table-column">
      <style:table-column-properties style:column-width="2.2972in" style:rel-column-width="65535*"/>
    </style:style>
    <style:style style:name="Table101.A1" style:family="table-cell">
      <style:table-cell-properties fo:background-color="#ff0000" fo:padding="0.0382in" fo:border="none">
        <style:background-image/>
      </style:table-cell-properties>
    </style:style>
    <style:style style:name="Table101.A2" style:family="table-cell">
      <style:table-cell-properties fo:padding="0.0382in" fo:border="none"/>
    </style:style>
    <style:style style:name="Table108" style:family="table">
      <style:table-properties style:width="2.2972in" table:align="margins" style:writing-mode="lr-tb"/>
    </style:style>
    <style:style style:name="Table108.A" style:family="table-column">
      <style:table-column-properties style:column-width="2.2972in" style:rel-column-width="65535*"/>
    </style:style>
    <style:style style:name="Table108.A1" style:family="table-cell">
      <style:table-cell-properties fo:background-color="#ff0000" fo:padding="0.0382in" fo:border="none">
        <style:background-image/>
      </style:table-cell-properties>
    </style:style>
    <style:style style:name="Table108.A2" style:family="table-cell">
      <style:table-cell-properties fo:padding="0.0382in" fo:border="none"/>
    </style:style>
    <style:style style:name="Table75" style:family="table">
      <style:table-properties style:width="2.2972in" table:align="margins" style:writing-mode="lr-tb"/>
    </style:style>
    <style:style style:name="Table75.A" style:family="table-column">
      <style:table-column-properties style:column-width="2.2972in" style:rel-column-width="65535*"/>
    </style:style>
    <style:style style:name="Table75.A1" style:family="table-cell">
      <style:table-cell-properties fo:background-color="#ff0000" fo:padding="0.0382in" fo:border="none">
        <style:background-image/>
      </style:table-cell-properties>
    </style:style>
    <style:style style:name="Table75.A2" style:family="table-cell">
      <style:table-cell-properties fo:padding="0.0382in" fo:border="none"/>
    </style:style>
    <style:style style:name="Table145" style:family="table">
      <style:table-properties style:width="2.2972in" table:align="margins" style:writing-mode="lr-tb"/>
    </style:style>
    <style:style style:name="Table145.A" style:family="table-column">
      <style:table-column-properties style:column-width="2.2972in" style:rel-column-width="65535*"/>
    </style:style>
    <style:style style:name="Table145.A1" style:family="table-cell">
      <style:table-cell-properties fo:background-color="#ff0000" fo:padding="0.0382in" fo:border="none">
        <style:background-image/>
      </style:table-cell-properties>
    </style:style>
    <style:style style:name="Table145.A2" style:family="table-cell">
      <style:table-cell-properties fo:padding="0.0382in" fo:border="none"/>
    </style:style>
    <style:style style:name="Table77" style:family="table">
      <style:table-properties style:width="2.2972in" table:align="margins" style:writing-mode="lr-tb"/>
    </style:style>
    <style:style style:name="Table77.A" style:family="table-column">
      <style:table-column-properties style:column-width="2.2972in" style:rel-column-width="65535*"/>
    </style:style>
    <style:style style:name="Table77.A1" style:family="table-cell">
      <style:table-cell-properties fo:background-color="#ff0000" fo:padding="0.0382in" fo:border="none">
        <style:background-image/>
      </style:table-cell-properties>
    </style:style>
    <style:style style:name="Table77.A2" style:family="table-cell">
      <style:table-cell-properties fo:padding="0.0382in" fo:border="none"/>
    </style:style>
    <style:style style:name="Table168" style:family="table">
      <style:table-properties style:width="2.2972in" table:align="margins" style:writing-mode="lr-tb"/>
    </style:style>
    <style:style style:name="Table168.A" style:family="table-column">
      <style:table-column-properties style:column-width="2.2972in" style:rel-column-width="65535*"/>
    </style:style>
    <style:style style:name="Table168.A1" style:family="table-cell">
      <style:table-cell-properties fo:background-color="#ff0000" fo:padding="0.0382in" fo:border="none">
        <style:background-image/>
      </style:table-cell-properties>
    </style:style>
    <style:style style:name="Table168.A2" style:family="table-cell">
      <style:table-cell-properties fo:padding="0.0382in" fo:border="none"/>
    </style:style>
    <style:style style:name="Table191" style:family="table">
      <style:table-properties style:width="2.2972in" table:align="margins" style:writing-mode="lr-tb"/>
    </style:style>
    <style:style style:name="Table191.A" style:family="table-column">
      <style:table-column-properties style:column-width="2.2972in" style:rel-column-width="65535*"/>
    </style:style>
    <style:style style:name="Table191.A1" style:family="table-cell">
      <style:table-cell-properties fo:background-color="#ff0000" fo:padding="0.0382in" fo:border="none">
        <style:background-image/>
      </style:table-cell-properties>
    </style:style>
    <style:style style:name="Table191.A2" style:family="table-cell">
      <style:table-cell-properties fo:padding="0.0382in" fo:border="none"/>
    </style:style>
    <style:style style:name="Table206" style:family="table">
      <style:table-properties style:width="2.2972in" table:align="margins" style:writing-mode="lr-tb"/>
    </style:style>
    <style:style style:name="Table206.A" style:family="table-column">
      <style:table-column-properties style:column-width="2.2972in" style:rel-column-width="65535*"/>
    </style:style>
    <style:style style:name="Table206.A1" style:family="table-cell">
      <style:table-cell-properties fo:background-color="#ff0000" fo:padding="0.0382in" fo:border="none">
        <style:background-image/>
      </style:table-cell-properties>
    </style:style>
    <style:style style:name="Table206.A2" style:family="table-cell">
      <style:table-cell-properties fo:padding="0.0382in" fo:border="none"/>
    </style:style>
    <style:style style:name="Table138" style:family="table">
      <style:table-properties style:width="2.2972in" table:align="margins" style:writing-mode="lr-tb"/>
    </style:style>
    <style:style style:name="Table138.A" style:family="table-column">
      <style:table-column-properties style:column-width="2.2972in" style:rel-column-width="65535*"/>
    </style:style>
    <style:style style:name="Table138.A1" style:family="table-cell">
      <style:table-cell-properties fo:background-color="#ff0000" fo:padding="0.0382in" fo:border="none">
        <style:background-image/>
      </style:table-cell-properties>
    </style:style>
    <style:style style:name="Table138.A2" style:family="table-cell">
      <style:table-cell-properties fo:padding="0.0382in" fo:border="none"/>
    </style:style>
    <style:style style:name="Table21" style:family="table">
      <style:table-properties style:width="2.2972in" table:align="margins" style:writing-mode="lr-tb"/>
    </style:style>
    <style:style style:name="Table21.A" style:family="table-column">
      <style:table-column-properties style:column-width="2.2972in" style:rel-column-width="65535*"/>
    </style:style>
    <style:style style:name="Table21.A1" style:family="table-cell">
      <style:table-cell-properties fo:background-color="#ff0000" fo:padding="0.0382in" fo:border="none">
        <style:background-image/>
      </style:table-cell-properties>
    </style:style>
    <style:style style:name="Table21.A2" style:family="table-cell">
      <style:table-cell-properties fo:padding="0.0382in" fo:border="none"/>
    </style:style>
    <style:style style:name="Table35" style:family="table">
      <style:table-properties style:width="2.2972in" table:align="margins" style:writing-mode="lr-tb"/>
    </style:style>
    <style:style style:name="Table35.A" style:family="table-column">
      <style:table-column-properties style:column-width="2.2972in" style:rel-column-width="65535*"/>
    </style:style>
    <style:style style:name="Table35.A1" style:family="table-cell">
      <style:table-cell-properties fo:background-color="#ff0000" fo:padding="0.0382in" fo:border="none">
        <style:background-image/>
      </style:table-cell-properties>
    </style:style>
    <style:style style:name="Table35.A2" style:family="table-cell">
      <style:table-cell-properties fo:padding="0.0382in" fo:border="none"/>
    </style:style>
    <style:style style:name="Table158" style:family="table">
      <style:table-properties style:width="2.2972in" table:align="margins" style:writing-mode="lr-tb"/>
    </style:style>
    <style:style style:name="Table158.A" style:family="table-column">
      <style:table-column-properties style:column-width="2.2972in" style:rel-column-width="65535*"/>
    </style:style>
    <style:style style:name="Table158.A1" style:family="table-cell">
      <style:table-cell-properties fo:background-color="#ff0000" fo:padding="0.0382in" fo:border="none">
        <style:background-image/>
      </style:table-cell-properties>
    </style:style>
    <style:style style:name="Table158.A2" style:family="table-cell">
      <style:table-cell-properties fo:padding="0.0382in" fo:border="none"/>
    </style:style>
    <style:style style:name="Table167" style:family="table">
      <style:table-properties style:width="2.2972in" table:align="margins" style:writing-mode="lr-tb"/>
    </style:style>
    <style:style style:name="Table167.A" style:family="table-column">
      <style:table-column-properties style:column-width="2.2972in" style:rel-column-width="65535*"/>
    </style:style>
    <style:style style:name="Table167.A1" style:family="table-cell">
      <style:table-cell-properties fo:background-color="#ff0000" fo:padding="0.0382in" fo:border="none">
        <style:background-image/>
      </style:table-cell-properties>
    </style:style>
    <style:style style:name="Table167.A2" style:family="table-cell">
      <style:table-cell-properties fo:padding="0.0382in" fo:border="none"/>
    </style:style>
    <style:style style:name="Table152" style:family="table">
      <style:table-properties style:width="2.2972in" table:align="margins" style:writing-mode="lr-tb"/>
    </style:style>
    <style:style style:name="Table152.A" style:family="table-column">
      <style:table-column-properties style:column-width="2.2972in" style:rel-column-width="65535*"/>
    </style:style>
    <style:style style:name="Table152.A1" style:family="table-cell">
      <style:table-cell-properties fo:background-color="#ff0000" fo:padding="0.0382in" fo:border="none">
        <style:background-image/>
      </style:table-cell-properties>
    </style:style>
    <style:style style:name="Table152.A2" style:family="table-cell">
      <style:table-cell-properties fo:padding="0.0382in" fo:border="none"/>
    </style:style>
    <style:style style:name="Table99" style:family="table">
      <style:table-properties style:width="2.2972in" table:align="margins" style:writing-mode="lr-tb"/>
    </style:style>
    <style:style style:name="Table99.A" style:family="table-column">
      <style:table-column-properties style:column-width="2.2972in" style:rel-column-width="65535*"/>
    </style:style>
    <style:style style:name="Table99.A1" style:family="table-cell">
      <style:table-cell-properties fo:background-color="#ff0000" fo:padding="0.0382in" fo:border="none">
        <style:background-image/>
      </style:table-cell-properties>
    </style:style>
    <style:style style:name="Table99.A2" style:family="table-cell">
      <style:table-cell-properties fo:padding="0.0382in" fo:border="none"/>
    </style:style>
    <style:style style:name="Table116" style:family="table">
      <style:table-properties style:width="2.2972in" table:align="margins" style:writing-mode="lr-tb"/>
    </style:style>
    <style:style style:name="Table116.A" style:family="table-column">
      <style:table-column-properties style:column-width="2.2972in" style:rel-column-width="65535*"/>
    </style:style>
    <style:style style:name="Table116.A1" style:family="table-cell">
      <style:table-cell-properties fo:background-color="#ff0000" fo:padding="0.0382in" fo:border="none">
        <style:background-image/>
      </style:table-cell-properties>
    </style:style>
    <style:style style:name="Table116.A2" style:family="table-cell">
      <style:table-cell-properties fo:padding="0.0382in" fo:border="none"/>
    </style:style>
    <style:style style:name="Table124" style:family="table">
      <style:table-properties style:width="2.2972in" table:align="margins" style:writing-mode="lr-tb"/>
    </style:style>
    <style:style style:name="Table124.A" style:family="table-column">
      <style:table-column-properties style:column-width="2.2972in" style:rel-column-width="65535*"/>
    </style:style>
    <style:style style:name="Table124.A1" style:family="table-cell">
      <style:table-cell-properties fo:background-color="#ff0000" fo:padding="0.0382in" fo:border="none">
        <style:background-image/>
      </style:table-cell-properties>
    </style:style>
    <style:style style:name="Table124.A2" style:family="table-cell">
      <style:table-cell-properties fo:padding="0.0382in" fo:border="none"/>
    </style:style>
    <style:style style:name="Table196" style:family="table">
      <style:table-properties style:width="2.2972in" table:align="margins" style:writing-mode="lr-tb"/>
    </style:style>
    <style:style style:name="Table196.A" style:family="table-column">
      <style:table-column-properties style:column-width="2.2972in" style:rel-column-width="65535*"/>
    </style:style>
    <style:style style:name="Table196.A1" style:family="table-cell">
      <style:table-cell-properties fo:background-color="#ff0000" fo:padding="0.0382in" fo:border="none">
        <style:background-image/>
      </style:table-cell-properties>
    </style:style>
    <style:style style:name="Table196.A2" style:family="table-cell">
      <style:table-cell-properties fo:padding="0.0382in" fo:border="none"/>
    </style:style>
    <style:style style:name="Table224" style:family="table">
      <style:table-properties style:width="2.2972in" table:align="margins" style:writing-mode="lr-tb"/>
    </style:style>
    <style:style style:name="Table224.A" style:family="table-column">
      <style:table-column-properties style:column-width="2.2972in" style:rel-column-width="65535*"/>
    </style:style>
    <style:style style:name="Table224.A1" style:family="table-cell">
      <style:table-cell-properties fo:background-color="#ff0000" fo:padding="0.0382in" fo:border="none">
        <style:background-image/>
      </style:table-cell-properties>
    </style:style>
    <style:style style:name="Table224.A2" style:family="table-cell">
      <style:table-cell-properties fo:padding="0.0382in" fo:border="none"/>
    </style:style>
    <style:style style:name="Table126" style:family="table">
      <style:table-properties style:width="2.2972in" table:align="margins" style:writing-mode="lr-tb"/>
    </style:style>
    <style:style style:name="Table126.A" style:family="table-column">
      <style:table-column-properties style:column-width="2.2972in" style:rel-column-width="65535*"/>
    </style:style>
    <style:style style:name="Table126.A1" style:family="table-cell">
      <style:table-cell-properties fo:background-color="#ff0000" fo:padding="0.0382in" fo:border="none">
        <style:background-image/>
      </style:table-cell-properties>
    </style:style>
    <style:style style:name="Table126.A2" style:family="table-cell">
      <style:table-cell-properties fo:padding="0.0382in" fo:border="none"/>
    </style:style>
    <style:style style:name="Table163" style:family="table">
      <style:table-properties style:width="2.2972in" table:align="margins" style:writing-mode="lr-tb"/>
    </style:style>
    <style:style style:name="Table163.A" style:family="table-column">
      <style:table-column-properties style:column-width="2.2972in" style:rel-column-width="65535*"/>
    </style:style>
    <style:style style:name="Table163.A1" style:family="table-cell">
      <style:table-cell-properties fo:background-color="#ff0000" fo:padding="0.0382in" fo:border="none">
        <style:background-image/>
      </style:table-cell-properties>
    </style:style>
    <style:style style:name="Table163.A2" style:family="table-cell">
      <style:table-cell-properties fo:padding="0.0382in" fo:border="none"/>
    </style:style>
    <style:style style:name="Table219" style:family="table">
      <style:table-properties style:width="2.2972in" table:align="margins" style:writing-mode="lr-tb"/>
    </style:style>
    <style:style style:name="Table219.A" style:family="table-column">
      <style:table-column-properties style:column-width="2.2972in" style:rel-column-width="65535*"/>
    </style:style>
    <style:style style:name="Table219.A1" style:family="table-cell">
      <style:table-cell-properties fo:background-color="#ff0000" fo:padding="0.0382in" fo:border="none">
        <style:background-image/>
      </style:table-cell-properties>
    </style:style>
    <style:style style:name="Table219.A2" style:family="table-cell">
      <style:table-cell-properties fo:padding="0.0382in" fo:border="none"/>
    </style:style>
    <style:style style:name="Table161" style:family="table">
      <style:table-properties style:width="2.2972in" table:align="margins" style:writing-mode="lr-tb"/>
    </style:style>
    <style:style style:name="Table161.A" style:family="table-column">
      <style:table-column-properties style:column-width="2.2972in" style:rel-column-width="65535*"/>
    </style:style>
    <style:style style:name="Table161.A1" style:family="table-cell">
      <style:table-cell-properties fo:background-color="#ff0000" fo:padding="0.0382in" fo:border="none">
        <style:background-image/>
      </style:table-cell-properties>
    </style:style>
    <style:style style:name="Table161.A2" style:family="table-cell">
      <style:table-cell-properties fo:padding="0.0382in" fo:border="none"/>
    </style:style>
    <style:style style:name="Table97" style:family="table">
      <style:table-properties style:width="2.2972in" table:align="margins" style:writing-mode="lr-tb"/>
    </style:style>
    <style:style style:name="Table97.A" style:family="table-column">
      <style:table-column-properties style:column-width="2.2972in" style:rel-column-width="65535*"/>
    </style:style>
    <style:style style:name="Table97.A1" style:family="table-cell">
      <style:table-cell-properties fo:background-color="#ff0000" fo:padding="0.0382in" fo:border="none">
        <style:background-image/>
      </style:table-cell-properties>
    </style:style>
    <style:style style:name="Table97.A2" style:family="table-cell">
      <style:table-cell-properties fo:padding="0.0382in" fo:border="none"/>
    </style:style>
    <style:style style:name="Table94" style:family="table">
      <style:table-properties style:width="2.2972in" table:align="margins" style:writing-mode="lr-tb"/>
    </style:style>
    <style:style style:name="Table94.A" style:family="table-column">
      <style:table-column-properties style:column-width="2.2972in" style:rel-column-width="65535*"/>
    </style:style>
    <style:style style:name="Table94.A1" style:family="table-cell">
      <style:table-cell-properties fo:background-color="#ff0000" fo:padding="0.0382in" fo:border="none">
        <style:background-image/>
      </style:table-cell-properties>
    </style:style>
    <style:style style:name="Table94.A2" style:family="table-cell">
      <style:table-cell-properties fo:padding="0.0382in" fo:border="none"/>
    </style:style>
    <style:style style:name="Table113" style:family="table">
      <style:table-properties style:width="2.2972in" table:align="margins" style:writing-mode="lr-tb"/>
    </style:style>
    <style:style style:name="Table113.A" style:family="table-column">
      <style:table-column-properties style:column-width="2.2972in" style:rel-column-width="65535*"/>
    </style:style>
    <style:style style:name="Table113.A1" style:family="table-cell">
      <style:table-cell-properties fo:background-color="#ff0000" fo:padding="0.0382in" fo:border="none">
        <style:background-image/>
      </style:table-cell-properties>
    </style:style>
    <style:style style:name="Table113.A2" style:family="table-cell">
      <style:table-cell-properties fo:padding="0.0382in" fo:border="none"/>
    </style:style>
    <style:style style:name="Table73" style:family="table">
      <style:table-properties style:width="2.2972in" table:align="margins" style:writing-mode="lr-tb"/>
    </style:style>
    <style:style style:name="Table73.A" style:family="table-column">
      <style:table-column-properties style:column-width="2.2972in" style:rel-column-width="65535*"/>
    </style:style>
    <style:style style:name="Table73.A1" style:family="table-cell">
      <style:table-cell-properties fo:background-color="#ff0000" fo:padding="0.0382in" fo:border="none">
        <style:background-image/>
      </style:table-cell-properties>
    </style:style>
    <style:style style:name="Table73.A2" style:family="table-cell">
      <style:table-cell-properties fo:padding="0.0382in" fo:border="none"/>
    </style:style>
    <style:style style:name="Table87" style:family="table">
      <style:table-properties style:width="2.2972in" table:align="margins" style:writing-mode="lr-tb"/>
    </style:style>
    <style:style style:name="Table87.A" style:family="table-column">
      <style:table-column-properties style:column-width="2.2972in" style:rel-column-width="65535*"/>
    </style:style>
    <style:style style:name="Table87.A1" style:family="table-cell">
      <style:table-cell-properties fo:background-color="#ff0000" fo:padding="0.0382in" fo:border="none">
        <style:background-image/>
      </style:table-cell-properties>
    </style:style>
    <style:style style:name="Table87.A2" style:family="table-cell">
      <style:table-cell-properties fo:padding="0.0382in" fo:border="none"/>
    </style:style>
    <style:style style:name="Table31" style:family="table">
      <style:table-properties style:width="2.2972in" table:align="margins" style:writing-mode="lr-tb"/>
    </style:style>
    <style:style style:name="Table31.A" style:family="table-column">
      <style:table-column-properties style:column-width="2.2972in" style:rel-column-width="65535*"/>
    </style:style>
    <style:style style:name="Table31.A1" style:family="table-cell">
      <style:table-cell-properties fo:background-color="#ff0000" fo:padding="0.0382in" fo:border="none">
        <style:background-image/>
      </style:table-cell-properties>
    </style:style>
    <style:style style:name="Table31.A2" style:family="table-cell">
      <style:table-cell-properties fo:padding="0.0382in" fo:border="none"/>
    </style:style>
    <style:style style:name="Table28" style:family="table">
      <style:table-properties style:width="2.2972in" table:align="margins" style:writing-mode="lr-tb"/>
    </style:style>
    <style:style style:name="Table28.A" style:family="table-column">
      <style:table-column-properties style:column-width="2.2972in" style:rel-column-width="65535*"/>
    </style:style>
    <style:style style:name="Table28.A1" style:family="table-cell">
      <style:table-cell-properties fo:background-color="#ff0000" fo:padding="0.0382in" fo:border="none">
        <style:background-image/>
      </style:table-cell-properties>
    </style:style>
    <style:style style:name="Table28.A2" style:family="table-cell">
      <style:table-cell-properties fo:padding="0.0382in" fo:border="none"/>
    </style:style>
    <style:style style:name="Table71" style:family="table">
      <style:table-properties style:width="2.2972in" table:align="margins" style:writing-mode="lr-tb"/>
    </style:style>
    <style:style style:name="Table71.A" style:family="table-column">
      <style:table-column-properties style:column-width="2.2972in" style:rel-column-width="65535*"/>
    </style:style>
    <style:style style:name="Table71.A1" style:family="table-cell">
      <style:table-cell-properties fo:background-color="#ff0000" fo:padding="0.0382in" fo:border="none">
        <style:background-image/>
      </style:table-cell-properties>
    </style:style>
    <style:style style:name="Table71.A2" style:family="table-cell">
      <style:table-cell-properties fo:padding="0.0382in" fo:border="none"/>
    </style:style>
    <style:style style:name="Table74" style:family="table">
      <style:table-properties style:width="2.2972in" table:align="margins" style:writing-mode="lr-tb"/>
    </style:style>
    <style:style style:name="Table74.A" style:family="table-column">
      <style:table-column-properties style:column-width="2.2972in" style:rel-column-width="65535*"/>
    </style:style>
    <style:style style:name="Table74.A1" style:family="table-cell">
      <style:table-cell-properties fo:background-color="#ff0000" fo:padding="0.0382in" fo:border="none">
        <style:background-image/>
      </style:table-cell-properties>
    </style:style>
    <style:style style:name="Table74.A2" style:family="table-cell">
      <style:table-cell-properties fo:padding="0.0382in" fo:border="none"/>
    </style:style>
    <style:style style:name="Table76" style:family="table">
      <style:table-properties style:width="2.2972in" table:align="margins" style:writing-mode="lr-tb"/>
    </style:style>
    <style:style style:name="Table76.A" style:family="table-column">
      <style:table-column-properties style:column-width="2.2972in" style:rel-column-width="65535*"/>
    </style:style>
    <style:style style:name="Table76.A1" style:family="table-cell">
      <style:table-cell-properties fo:background-color="#ff0000" fo:padding="0.0382in" fo:border="none">
        <style:background-image/>
      </style:table-cell-properties>
    </style:style>
    <style:style style:name="Table76.A2" style:family="table-cell">
      <style:table-cell-properties fo:padding="0.0382in" fo:border="none"/>
    </style:style>
    <style:style style:name="Table148" style:family="table">
      <style:table-properties style:width="2.2972in" table:align="margins" style:writing-mode="lr-tb"/>
    </style:style>
    <style:style style:name="Table148.A" style:family="table-column">
      <style:table-column-properties style:column-width="2.2972in" style:rel-column-width="65535*"/>
    </style:style>
    <style:style style:name="Table148.A1" style:family="table-cell">
      <style:table-cell-properties fo:background-color="#ff0000" fo:padding="0.0382in" fo:border="none">
        <style:background-image/>
      </style:table-cell-properties>
    </style:style>
    <style:style style:name="Table148.A2" style:family="table-cell">
      <style:table-cell-properties fo:padding="0.0382in" fo:border="none"/>
    </style:style>
    <style:style style:name="Table143" style:family="table">
      <style:table-properties style:width="2.2972in" table:align="margins" style:writing-mode="lr-tb"/>
    </style:style>
    <style:style style:name="Table143.A" style:family="table-column">
      <style:table-column-properties style:column-width="2.2972in" style:rel-column-width="65535*"/>
    </style:style>
    <style:style style:name="Table143.A1" style:family="table-cell">
      <style:table-cell-properties fo:background-color="#ff0000" fo:padding="0.0382in" fo:border="none">
        <style:background-image/>
      </style:table-cell-properties>
    </style:style>
    <style:style style:name="Table143.A2" style:family="table-cell">
      <style:table-cell-properties fo:padding="0.0382in" fo:border="none"/>
    </style:style>
    <style:style style:name="Table85" style:family="table">
      <style:table-properties style:width="2.2972in" table:align="margins" style:writing-mode="lr-tb"/>
    </style:style>
    <style:style style:name="Table85.A" style:family="table-column">
      <style:table-column-properties style:column-width="2.2972in" style:rel-column-width="65535*"/>
    </style:style>
    <style:style style:name="Table85.A1" style:family="table-cell">
      <style:table-cell-properties fo:background-color="#ff0000" fo:padding="0.0382in" fo:border="none">
        <style:background-image/>
      </style:table-cell-properties>
    </style:style>
    <style:style style:name="Table85.A2" style:family="table-cell">
      <style:table-cell-properties fo:padding="0.0382in" fo:border="none"/>
    </style:style>
    <style:style style:name="Table153" style:family="table">
      <style:table-properties style:width="2.2972in" table:align="margins" style:writing-mode="lr-tb"/>
    </style:style>
    <style:style style:name="Table153.A" style:family="table-column">
      <style:table-column-properties style:column-width="2.2972in" style:rel-column-width="65535*"/>
    </style:style>
    <style:style style:name="Table153.A1" style:family="table-cell">
      <style:table-cell-properties fo:background-color="#ff0000" fo:padding="0.0382in" fo:border="none">
        <style:background-image/>
      </style:table-cell-properties>
    </style:style>
    <style:style style:name="Table153.A2" style:family="table-cell">
      <style:table-cell-properties fo:padding="0.0382in" fo:border="none"/>
    </style:style>
    <style:style style:name="Table149" style:family="table">
      <style:table-properties style:width="2.2972in" table:align="margins" style:writing-mode="lr-tb"/>
    </style:style>
    <style:style style:name="Table149.A" style:family="table-column">
      <style:table-column-properties style:column-width="2.2972in" style:rel-column-width="65535*"/>
    </style:style>
    <style:style style:name="Table149.A1" style:family="table-cell">
      <style:table-cell-properties fo:background-color="#ff0000" fo:padding="0.0382in" fo:border="none">
        <style:background-image/>
      </style:table-cell-properties>
    </style:style>
    <style:style style:name="Table149.A2" style:family="table-cell">
      <style:table-cell-properties fo:padding="0.0382in" fo:border="none"/>
    </style:style>
    <style:style style:name="Table162" style:family="table">
      <style:table-properties style:width="2.2972in" table:align="margins" style:writing-mode="lr-tb"/>
    </style:style>
    <style:style style:name="Table162.A" style:family="table-column">
      <style:table-column-properties style:column-width="2.2972in" style:rel-column-width="65535*"/>
    </style:style>
    <style:style style:name="Table162.A1" style:family="table-cell">
      <style:table-cell-properties fo:background-color="#ff0000" fo:padding="0.0382in" fo:border="none">
        <style:background-image/>
      </style:table-cell-properties>
    </style:style>
    <style:style style:name="Table162.A2" style:family="table-cell">
      <style:table-cell-properties fo:padding="0.0382in" fo:border="none"/>
    </style:style>
    <style:style style:name="Table146" style:family="table">
      <style:table-properties style:width="2.2972in" table:align="margins" style:writing-mode="lr-tb"/>
    </style:style>
    <style:style style:name="Table146.A" style:family="table-column">
      <style:table-column-properties style:column-width="2.2972in" style:rel-column-width="65535*"/>
    </style:style>
    <style:style style:name="Table146.A1" style:family="table-cell">
      <style:table-cell-properties fo:background-color="#ff0000" fo:padding="0.0382in" fo:border="none">
        <style:background-image/>
      </style:table-cell-properties>
    </style:style>
    <style:style style:name="Table146.A2" style:family="table-cell">
      <style:table-cell-properties fo:padding="0.0382in" fo:border="none"/>
    </style:style>
    <style:style style:name="Table129" style:family="table">
      <style:table-properties style:width="2.2972in" table:align="margins" style:writing-mode="lr-tb"/>
    </style:style>
    <style:style style:name="Table129.A" style:family="table-column">
      <style:table-column-properties style:column-width="2.2972in" style:rel-column-width="65535*"/>
    </style:style>
    <style:style style:name="Table129.A1" style:family="table-cell">
      <style:table-cell-properties fo:background-color="#ff0000" fo:padding="0.0382in" fo:border="none">
        <style:background-image/>
      </style:table-cell-properties>
    </style:style>
    <style:style style:name="Table129.A2" style:family="table-cell">
      <style:table-cell-properties fo:padding="0.0382in" fo:border="none"/>
    </style:style>
    <style:style style:name="Table195" style:family="table">
      <style:table-properties style:width="2.2972in" table:align="margins" style:writing-mode="lr-tb"/>
    </style:style>
    <style:style style:name="Table195.A" style:family="table-column">
      <style:table-column-properties style:column-width="2.2972in" style:rel-column-width="65535*"/>
    </style:style>
    <style:style style:name="Table195.A1" style:family="table-cell">
      <style:table-cell-properties fo:background-color="#ff0000" fo:padding="0.0382in" fo:border="none">
        <style:background-image/>
      </style:table-cell-properties>
    </style:style>
    <style:style style:name="Table195.A2" style:family="table-cell">
      <style:table-cell-properties fo:padding="0.0382in" fo:border="none"/>
    </style:style>
    <style:style style:name="Table160" style:family="table">
      <style:table-properties style:width="2.2972in" table:align="margins" style:writing-mode="lr-tb"/>
    </style:style>
    <style:style style:name="Table160.A" style:family="table-column">
      <style:table-column-properties style:column-width="2.2972in" style:rel-column-width="65535*"/>
    </style:style>
    <style:style style:name="Table160.A1" style:family="table-cell">
      <style:table-cell-properties fo:background-color="#ff0000" fo:padding="0.0382in" fo:border="none">
        <style:background-image/>
      </style:table-cell-properties>
    </style:style>
    <style:style style:name="Table160.A2" style:family="table-cell">
      <style:table-cell-properties fo:padding="0.0382in" fo:border="none"/>
    </style:style>
    <style:style style:name="Table150" style:family="table">
      <style:table-properties style:width="2.2972in" table:align="margins" style:writing-mode="lr-tb"/>
    </style:style>
    <style:style style:name="Table150.A" style:family="table-column">
      <style:table-column-properties style:column-width="2.2972in" style:rel-column-width="65535*"/>
    </style:style>
    <style:style style:name="Table150.A1" style:family="table-cell">
      <style:table-cell-properties fo:background-color="#ff0000" fo:padding="0.0382in" fo:border="none">
        <style:background-image/>
      </style:table-cell-properties>
    </style:style>
    <style:style style:name="Table150.A2" style:family="table-cell">
      <style:table-cell-properties fo:padding="0.0382in" fo:border="none"/>
    </style:style>
    <style:style style:name="Table4" style:family="table">
      <style:table-properties style:width="2.2972in" table:align="margins" style:writing-mode="lr-tb"/>
    </style:style>
    <style:style style:name="Table4.A" style:family="table-column">
      <style:table-column-properties style:column-width="2.2972in" style:rel-column-width="65535*"/>
    </style:style>
    <style:style style:name="Table4.A1" style:family="table-cell">
      <style:table-cell-properties fo:background-color="#ff0000" fo:padding="0.0382in" fo:border="none">
        <style:background-image/>
      </style:table-cell-properties>
    </style:style>
    <style:style style:name="Table4.A2" style:family="table-cell">
      <style:table-cell-properties fo:padding="0.0382in" fo:border="none"/>
    </style:style>
    <style:style style:name="Table67" style:family="table">
      <style:table-properties style:width="2.2972in" table:align="margins" style:writing-mode="lr-tb"/>
    </style:style>
    <style:style style:name="Table67.A" style:family="table-column">
      <style:table-column-properties style:column-width="2.2972in" style:rel-column-width="65535*"/>
    </style:style>
    <style:style style:name="Table67.A1" style:family="table-cell">
      <style:table-cell-properties fo:background-color="#ff0000" fo:padding="0.0382in" fo:border="none">
        <style:background-image/>
      </style:table-cell-properties>
    </style:style>
    <style:style style:name="Table67.A2" style:family="table-cell">
      <style:table-cell-properties fo:padding="0.0382in" fo:border="none"/>
    </style:style>
    <style:style style:name="Table123" style:family="table">
      <style:table-properties style:width="2.2972in" table:align="margins" style:writing-mode="lr-tb"/>
    </style:style>
    <style:style style:name="Table123.A" style:family="table-column">
      <style:table-column-properties style:column-width="2.2972in" style:rel-column-width="65535*"/>
    </style:style>
    <style:style style:name="Table123.A1" style:family="table-cell">
      <style:table-cell-properties fo:background-color="#ff0000" fo:padding="0.0382in" fo:border="none">
        <style:background-image/>
      </style:table-cell-properties>
    </style:style>
    <style:style style:name="Table123.A2" style:family="table-cell">
      <style:table-cell-properties fo:padding="0.0382in" fo:border="none"/>
    </style:style>
    <style:style style:name="Table170" style:family="table">
      <style:table-properties style:width="2.2972in" table:align="margins" style:writing-mode="lr-tb"/>
    </style:style>
    <style:style style:name="Table170.A" style:family="table-column">
      <style:table-column-properties style:column-width="2.2972in" style:rel-column-width="65535*"/>
    </style:style>
    <style:style style:name="Table170.A1" style:family="table-cell">
      <style:table-cell-properties fo:background-color="#ff0000" fo:padding="0.0382in" fo:border="none">
        <style:background-image/>
      </style:table-cell-properties>
    </style:style>
    <style:style style:name="Table170.A2" style:family="table-cell">
      <style:table-cell-properties fo:padding="0.0382in" fo:border="none"/>
    </style:style>
    <style:style style:name="Table181" style:family="table">
      <style:table-properties style:width="2.2972in" table:align="margins" style:writing-mode="lr-tb"/>
    </style:style>
    <style:style style:name="Table181.A" style:family="table-column">
      <style:table-column-properties style:column-width="2.2972in" style:rel-column-width="65535*"/>
    </style:style>
    <style:style style:name="Table181.A1" style:family="table-cell">
      <style:table-cell-properties fo:background-color="#ff0000" fo:padding="0.0382in" fo:border="none">
        <style:background-image/>
      </style:table-cell-properties>
    </style:style>
    <style:style style:name="Table181.A2" style:family="table-cell">
      <style:table-cell-properties fo:padding="0.0382in" fo:border="none"/>
    </style:style>
    <style:style style:name="Table60" style:family="table">
      <style:table-properties style:width="2.2972in" table:align="margins" style:writing-mode="lr-tb"/>
    </style:style>
    <style:style style:name="Table60.A" style:family="table-column">
      <style:table-column-properties style:column-width="2.2972in" style:rel-column-width="65535*"/>
    </style:style>
    <style:style style:name="Table60.A1" style:family="table-cell">
      <style:table-cell-properties fo:background-color="#ff0000" fo:padding="0.0382in" fo:border="none">
        <style:background-image/>
      </style:table-cell-properties>
    </style:style>
    <style:style style:name="Table60.A2" style:family="table-cell">
      <style:table-cell-properties fo:padding="0.0382in" fo:border="none"/>
    </style:style>
    <style:style style:name="Table159" style:family="table">
      <style:table-properties style:width="2.2972in" table:align="margins" style:writing-mode="lr-tb"/>
    </style:style>
    <style:style style:name="Table159.A" style:family="table-column">
      <style:table-column-properties style:column-width="2.2972in" style:rel-column-width="65535*"/>
    </style:style>
    <style:style style:name="Table159.A1" style:family="table-cell">
      <style:table-cell-properties fo:background-color="#ff0000" fo:padding="0.0382in" fo:border="none">
        <style:background-image/>
      </style:table-cell-properties>
    </style:style>
    <style:style style:name="Table159.A2" style:family="table-cell">
      <style:table-cell-properties fo:padding="0.0382in" fo:border="none"/>
    </style:style>
    <style:style style:name="Table92" style:family="table">
      <style:table-properties style:width="2.2972in" table:align="margins" style:writing-mode="lr-tb"/>
    </style:style>
    <style:style style:name="Table92.A" style:family="table-column">
      <style:table-column-properties style:column-width="2.2972in" style:rel-column-width="65535*"/>
    </style:style>
    <style:style style:name="Table92.A1" style:family="table-cell">
      <style:table-cell-properties fo:background-color="#ff0000" fo:padding="0.0382in" fo:border="none">
        <style:background-image/>
      </style:table-cell-properties>
    </style:style>
    <style:style style:name="Table92.A2" style:family="table-cell">
      <style:table-cell-properties fo:padding="0.0382in" fo:border="none"/>
    </style:style>
    <style:style style:name="Table107" style:family="table">
      <style:table-properties style:width="2.2972in" table:align="margins" style:writing-mode="lr-tb"/>
    </style:style>
    <style:style style:name="Table107.A" style:family="table-column">
      <style:table-column-properties style:column-width="2.2972in" style:rel-column-width="65535*"/>
    </style:style>
    <style:style style:name="Table107.A1" style:family="table-cell">
      <style:table-cell-properties fo:background-color="#ff0000" fo:padding="0.0382in" fo:border="none">
        <style:background-image/>
      </style:table-cell-properties>
    </style:style>
    <style:style style:name="Table107.A2" style:family="table-cell">
      <style:table-cell-properties fo:padding="0.0382in" fo:border="none"/>
    </style:style>
    <style:style style:name="Table131" style:family="table">
      <style:table-properties style:width="2.2972in" table:align="margins" style:writing-mode="lr-tb"/>
    </style:style>
    <style:style style:name="Table131.A" style:family="table-column">
      <style:table-column-properties style:column-width="2.2972in" style:rel-column-width="65535*"/>
    </style:style>
    <style:style style:name="Table131.A1" style:family="table-cell">
      <style:table-cell-properties fo:background-color="#ff0000" fo:padding="0.0382in" fo:border="none">
        <style:background-image/>
      </style:table-cell-properties>
    </style:style>
    <style:style style:name="Table131.A2" style:family="table-cell">
      <style:table-cell-properties fo:padding="0.0382in" fo:border="none"/>
    </style:style>
    <style:style style:name="Table137" style:family="table">
      <style:table-properties style:width="2.2972in" table:align="margins" style:writing-mode="lr-tb"/>
    </style:style>
    <style:style style:name="Table137.A" style:family="table-column">
      <style:table-column-properties style:column-width="2.2972in" style:rel-column-width="65535*"/>
    </style:style>
    <style:style style:name="Table137.A1" style:family="table-cell">
      <style:table-cell-properties fo:background-color="#ff0000" fo:padding="0.0382in" fo:border="none">
        <style:background-image/>
      </style:table-cell-properties>
    </style:style>
    <style:style style:name="Table137.A2" style:family="table-cell">
      <style:table-cell-properties fo:padding="0.0382in" fo:border="none"/>
    </style:style>
    <style:style style:name="Table135" style:family="table">
      <style:table-properties style:width="2.2972in" table:align="margins" style:writing-mode="lr-tb"/>
    </style:style>
    <style:style style:name="Table135.A" style:family="table-column">
      <style:table-column-properties style:column-width="2.2972in" style:rel-column-width="65535*"/>
    </style:style>
    <style:style style:name="Table135.A1" style:family="table-cell">
      <style:table-cell-properties fo:background-color="#ff0000" fo:padding="0.0382in" fo:border="none">
        <style:background-image/>
      </style:table-cell-properties>
    </style:style>
    <style:style style:name="Table135.A2" style:family="table-cell">
      <style:table-cell-properties fo:padding="0.0382in" fo:border="none"/>
    </style:style>
    <style:style style:name="Table210" style:family="table">
      <style:table-properties style:width="2.2972in" table:align="margins" style:writing-mode="lr-tb"/>
    </style:style>
    <style:style style:name="Table210.A" style:family="table-column">
      <style:table-column-properties style:column-width="2.2972in" style:rel-column-width="65535*"/>
    </style:style>
    <style:style style:name="Table210.A1" style:family="table-cell">
      <style:table-cell-properties fo:background-color="#ff0000" fo:padding="0.0382in" fo:border="none">
        <style:background-image/>
      </style:table-cell-properties>
    </style:style>
    <style:style style:name="Table210.A2" style:family="table-cell">
      <style:table-cell-properties fo:padding="0.0382in" fo:border="none"/>
    </style:style>
    <style:style style:name="Table192" style:family="table">
      <style:table-properties style:width="2.2972in" table:align="margins" style:writing-mode="lr-tb"/>
    </style:style>
    <style:style style:name="Table192.A" style:family="table-column">
      <style:table-column-properties style:column-width="2.2972in" style:rel-column-width="65535*"/>
    </style:style>
    <style:style style:name="Table192.A1" style:family="table-cell">
      <style:table-cell-properties fo:background-color="#ff0000" fo:padding="0.0382in" fo:border="none">
        <style:background-image/>
      </style:table-cell-properties>
    </style:style>
    <style:style style:name="Table192.A2" style:family="table-cell">
      <style:table-cell-properties fo:padding="0.0382in" fo:border="none"/>
    </style:style>
    <style:style style:name="Table6" style:family="table">
      <style:table-properties style:width="2.2972in" table:align="margins" style:writing-mode="lr-tb"/>
    </style:style>
    <style:style style:name="Table6.A" style:family="table-column">
      <style:table-column-properties style:column-width="2.2972in" style:rel-column-width="65535*"/>
    </style:style>
    <style:style style:name="Table6.A1" style:family="table-cell">
      <style:table-cell-properties fo:background-color="#ff0000" fo:padding="0.0382in" fo:border="none">
        <style:background-image/>
      </style:table-cell-properties>
    </style:style>
    <style:style style:name="Table6.A2" style:family="table-cell">
      <style:table-cell-properties fo:padding="0.0382in" fo:border="none"/>
    </style:style>
    <style:style style:name="Table114" style:family="table">
      <style:table-properties style:width="2.2972in" table:align="margins" style:writing-mode="lr-tb"/>
    </style:style>
    <style:style style:name="Table114.A" style:family="table-column">
      <style:table-column-properties style:column-width="2.2972in" style:rel-column-width="65535*"/>
    </style:style>
    <style:style style:name="Table114.A1" style:family="table-cell">
      <style:table-cell-properties fo:background-color="#ff0000" fo:padding="0.0382in" fo:border="none">
        <style:background-image/>
      </style:table-cell-properties>
    </style:style>
    <style:style style:name="Table114.A2" style:family="table-cell">
      <style:table-cell-properties fo:padding="0.0382in" fo:border="none"/>
    </style:style>
    <style:style style:name="Table106" style:family="table">
      <style:table-properties style:width="2.2972in" table:align="margins" style:writing-mode="lr-tb"/>
    </style:style>
    <style:style style:name="Table106.A" style:family="table-column">
      <style:table-column-properties style:column-width="2.2972in" style:rel-column-width="65535*"/>
    </style:style>
    <style:style style:name="Table106.A1" style:family="table-cell">
      <style:table-cell-properties fo:background-color="#ff0000" fo:padding="0.0382in" fo:border="none">
        <style:background-image/>
      </style:table-cell-properties>
    </style:style>
    <style:style style:name="Table106.A2" style:family="table-cell">
      <style:table-cell-properties fo:padding="0.0382in" fo:border="none"/>
    </style:style>
    <style:style style:name="Table33" style:family="table">
      <style:table-properties style:width="2.2972in" table:align="margins" style:writing-mode="lr-tb"/>
    </style:style>
    <style:style style:name="Table33.A" style:family="table-column">
      <style:table-column-properties style:column-width="2.2972in" style:rel-column-width="65535*"/>
    </style:style>
    <style:style style:name="Table33.A1" style:family="table-cell">
      <style:table-cell-properties fo:background-color="#ff0000" fo:padding="0.0382in" fo:border="none">
        <style:background-image/>
      </style:table-cell-properties>
    </style:style>
    <style:style style:name="Table33.A2" style:family="table-cell">
      <style:table-cell-properties fo:padding="0.0382in" fo:border="none"/>
    </style:style>
    <style:style style:name="Table134" style:family="table">
      <style:table-properties style:width="2.2972in" table:align="margins" style:writing-mode="lr-tb"/>
    </style:style>
    <style:style style:name="Table134.A" style:family="table-column">
      <style:table-column-properties style:column-width="2.2972in" style:rel-column-width="65535*"/>
    </style:style>
    <style:style style:name="Table134.A1" style:family="table-cell">
      <style:table-cell-properties fo:background-color="#ff0000" fo:padding="0.0382in" fo:border="none">
        <style:background-image/>
      </style:table-cell-properties>
    </style:style>
    <style:style style:name="Table134.A2" style:family="table-cell">
      <style:table-cell-properties fo:padding="0.0382in" fo:border="none"/>
    </style:style>
    <style:style style:name="Table132" style:family="table">
      <style:table-properties style:width="2.2972in" table:align="margins" style:writing-mode="lr-tb"/>
    </style:style>
    <style:style style:name="Table132.A" style:family="table-column">
      <style:table-column-properties style:column-width="2.2972in" style:rel-column-width="65535*"/>
    </style:style>
    <style:style style:name="Table132.A1" style:family="table-cell">
      <style:table-cell-properties fo:background-color="#ff0000" fo:padding="0.0382in" fo:border="none">
        <style:background-image/>
      </style:table-cell-properties>
    </style:style>
    <style:style style:name="Table132.A2" style:family="table-cell">
      <style:table-cell-properties fo:padding="0.0382in" fo:border="none"/>
    </style:style>
    <style:style style:name="Table79" style:family="table">
      <style:table-properties style:width="2.2972in" table:align="margins" style:writing-mode="lr-tb"/>
    </style:style>
    <style:style style:name="Table79.A" style:family="table-column">
      <style:table-column-properties style:column-width="2.2972in" style:rel-column-width="65535*"/>
    </style:style>
    <style:style style:name="Table79.A1" style:family="table-cell">
      <style:table-cell-properties fo:background-color="#ff0000" fo:padding="0.0382in" fo:border="none">
        <style:background-image/>
      </style:table-cell-properties>
    </style:style>
    <style:style style:name="Table79.A2" style:family="table-cell">
      <style:table-cell-properties fo:padding="0.0382in" fo:border="none"/>
    </style:style>
    <style:style style:name="Table125" style:family="table">
      <style:table-properties style:width="2.2972in" table:align="margins" style:writing-mode="lr-tb"/>
    </style:style>
    <style:style style:name="Table125.A" style:family="table-column">
      <style:table-column-properties style:column-width="2.2972in" style:rel-column-width="65535*"/>
    </style:style>
    <style:style style:name="Table125.A1" style:family="table-cell">
      <style:table-cell-properties fo:background-color="#ff0000" fo:padding="0.0382in" fo:border="none">
        <style:background-image/>
      </style:table-cell-properties>
    </style:style>
    <style:style style:name="Table125.A2" style:family="table-cell">
      <style:table-cell-properties fo:padding="0.0382in" fo:border="none"/>
    </style:style>
    <style:style style:name="Table121" style:family="table">
      <style:table-properties style:width="2.2972in" table:align="margins" style:writing-mode="lr-tb"/>
    </style:style>
    <style:style style:name="Table121.A" style:family="table-column">
      <style:table-column-properties style:column-width="2.2972in" style:rel-column-width="65535*"/>
    </style:style>
    <style:style style:name="Table121.A1" style:family="table-cell">
      <style:table-cell-properties fo:background-color="#ff0000" fo:padding="0.0382in" fo:border="none">
        <style:background-image/>
      </style:table-cell-properties>
    </style:style>
    <style:style style:name="Table121.A2" style:family="table-cell">
      <style:table-cell-properties fo:padding="0.0382in" fo:border="none"/>
    </style:style>
    <style:style style:name="Table188" style:family="table">
      <style:table-properties style:width="2.2972in" table:align="margins" style:writing-mode="lr-tb"/>
    </style:style>
    <style:style style:name="Table188.A" style:family="table-column">
      <style:table-column-properties style:column-width="2.2972in" style:rel-column-width="65535*"/>
    </style:style>
    <style:style style:name="Table188.A1" style:family="table-cell">
      <style:table-cell-properties fo:background-color="#ff0000" fo:padding="0.0382in" fo:border="none">
        <style:background-image/>
      </style:table-cell-properties>
    </style:style>
    <style:style style:name="Table188.A2" style:family="table-cell">
      <style:table-cell-properties fo:padding="0.0382in" fo:border="none"/>
    </style:style>
    <style:style style:name="Table46" style:family="table">
      <style:table-properties style:width="2.2972in" table:align="margins" style:writing-mode="lr-tb"/>
    </style:style>
    <style:style style:name="Table46.A" style:family="table-column">
      <style:table-column-properties style:column-width="2.2972in" style:rel-column-width="65535*"/>
    </style:style>
    <style:style style:name="Table46.A1" style:family="table-cell">
      <style:table-cell-properties fo:background-color="#ff0000" fo:padding="0.0382in" fo:border="none">
        <style:background-image/>
      </style:table-cell-properties>
    </style:style>
    <style:style style:name="Table46.A2" style:family="table-cell">
      <style:table-cell-properties fo:padding="0.0382in" fo:border="none"/>
    </style:style>
    <style:style style:name="Table207" style:family="table">
      <style:table-properties style:width="2.2972in" table:align="margins" style:writing-mode="lr-tb"/>
    </style:style>
    <style:style style:name="Table207.A" style:family="table-column">
      <style:table-column-properties style:column-width="2.2972in" style:rel-column-width="65535*"/>
    </style:style>
    <style:style style:name="Table207.A1" style:family="table-cell">
      <style:table-cell-properties fo:background-color="#ff0000" fo:padding="0.0382in" fo:border="none">
        <style:background-image/>
      </style:table-cell-properties>
    </style:style>
    <style:style style:name="Table207.A2" style:family="table-cell">
      <style:table-cell-properties fo:padding="0.0382in" fo:border="none"/>
    </style:style>
    <style:style style:name="Table37" style:family="table">
      <style:table-properties style:width="2.2972in" table:align="margins" style:writing-mode="lr-tb"/>
    </style:style>
    <style:style style:name="Table37.A" style:family="table-column">
      <style:table-column-properties style:column-width="2.2972in" style:rel-column-width="65535*"/>
    </style:style>
    <style:style style:name="Table37.A1" style:family="table-cell">
      <style:table-cell-properties fo:background-color="#ff0000" fo:padding="0.0382in" fo:border="none">
        <style:background-image/>
      </style:table-cell-properties>
    </style:style>
    <style:style style:name="Table37.A2" style:family="table-cell">
      <style:table-cell-properties fo:padding="0.0382in" fo:border="none"/>
    </style:style>
    <style:style style:name="Table78" style:family="table">
      <style:table-properties style:width="2.2972in" table:align="margins" style:writing-mode="lr-tb"/>
    </style:style>
    <style:style style:name="Table78.A" style:family="table-column">
      <style:table-column-properties style:column-width="2.2972in" style:rel-column-width="65535*"/>
    </style:style>
    <style:style style:name="Table78.A1" style:family="table-cell">
      <style:table-cell-properties fo:background-color="#ff0000" fo:padding="0.0382in" fo:border="none">
        <style:background-image/>
      </style:table-cell-properties>
    </style:style>
    <style:style style:name="Table78.A2" style:family="table-cell">
      <style:table-cell-properties fo:padding="0.0382in" fo:border="none"/>
    </style:style>
    <style:style style:name="Table166" style:family="table">
      <style:table-properties style:width="2.2972in" table:align="margins" style:writing-mode="lr-tb"/>
    </style:style>
    <style:style style:name="Table166.A" style:family="table-column">
      <style:table-column-properties style:column-width="2.2972in" style:rel-column-width="65535*"/>
    </style:style>
    <style:style style:name="Table166.A1" style:family="table-cell">
      <style:table-cell-properties fo:background-color="#ff0000" fo:padding="0.0382in" fo:border="none">
        <style:background-image/>
      </style:table-cell-properties>
    </style:style>
    <style:style style:name="Table166.A2" style:family="table-cell">
      <style:table-cell-properties fo:padding="0.0382in" fo:border="none"/>
    </style:style>
    <style:style style:name="Table141" style:family="table">
      <style:table-properties style:width="2.2972in" table:align="margins" style:writing-mode="lr-tb"/>
    </style:style>
    <style:style style:name="Table141.A" style:family="table-column">
      <style:table-column-properties style:column-width="2.2972in" style:rel-column-width="65535*"/>
    </style:style>
    <style:style style:name="Table141.A1" style:family="table-cell">
      <style:table-cell-properties fo:background-color="#ff0000" fo:padding="0.0382in" fo:border="none">
        <style:background-image/>
      </style:table-cell-properties>
    </style:style>
    <style:style style:name="Table141.A2" style:family="table-cell">
      <style:table-cell-properties fo:padding="0.0382in" fo:border="none"/>
    </style:style>
    <style:style style:name="Table111" style:family="table">
      <style:table-properties style:width="2.2972in" table:align="margins" style:writing-mode="lr-tb"/>
    </style:style>
    <style:style style:name="Table111.A" style:family="table-column">
      <style:table-column-properties style:column-width="2.2972in" style:rel-column-width="65535*"/>
    </style:style>
    <style:style style:name="Table111.A1" style:family="table-cell">
      <style:table-cell-properties fo:background-color="#ff0000" fo:padding="0.0382in" fo:border="none">
        <style:background-image/>
      </style:table-cell-properties>
    </style:style>
    <style:style style:name="Table111.A2" style:family="table-cell">
      <style:table-cell-properties fo:padding="0.0382in" fo:border="none"/>
    </style:style>
    <style:style style:name="Table177" style:family="table">
      <style:table-properties style:width="2.2972in" table:align="margins" style:writing-mode="lr-tb"/>
    </style:style>
    <style:style style:name="Table177.A" style:family="table-column">
      <style:table-column-properties style:column-width="2.2972in" style:rel-column-width="65535*"/>
    </style:style>
    <style:style style:name="Table177.A1" style:family="table-cell">
      <style:table-cell-properties fo:background-color="#ff0000" fo:padding="0.0382in" fo:border="none">
        <style:background-image/>
      </style:table-cell-properties>
    </style:style>
    <style:style style:name="Table177.A2" style:family="table-cell">
      <style:table-cell-properties fo:padding="0.0382in" fo:border="none"/>
    </style:style>
    <style:style style:name="Table89" style:family="table">
      <style:table-properties style:width="2.2972in" table:align="margins" style:writing-mode="lr-tb"/>
    </style:style>
    <style:style style:name="Table89.A" style:family="table-column">
      <style:table-column-properties style:column-width="2.2972in" style:rel-column-width="65535*"/>
    </style:style>
    <style:style style:name="Table89.A1" style:family="table-cell">
      <style:table-cell-properties fo:background-color="#ff0000" fo:padding="0.0382in" fo:border="none">
        <style:background-image/>
      </style:table-cell-properties>
    </style:style>
    <style:style style:name="Table89.A2" style:family="table-cell">
      <style:table-cell-properties fo:padding="0.0382in" fo:border="none"/>
    </style:style>
    <style:style style:name="Table49" style:family="table">
      <style:table-properties style:width="2.2972in" table:align="margins" style:writing-mode="lr-tb"/>
    </style:style>
    <style:style style:name="Table49.A" style:family="table-column">
      <style:table-column-properties style:column-width="2.2972in" style:rel-column-width="65535*"/>
    </style:style>
    <style:style style:name="Table49.A1" style:family="table-cell">
      <style:table-cell-properties fo:background-color="#ff0000" fo:padding="0.0382in" fo:border="none">
        <style:background-image/>
      </style:table-cell-properties>
    </style:style>
    <style:style style:name="Table49.A2" style:family="table-cell">
      <style:table-cell-properties fo:padding="0.0382in" fo:border="none"/>
    </style:style>
    <style:style style:name="Table32" style:family="table">
      <style:table-properties style:width="2.2972in" table:align="margins" style:writing-mode="lr-tb"/>
    </style:style>
    <style:style style:name="Table32.A" style:family="table-column">
      <style:table-column-properties style:column-width="2.2972in" style:rel-column-width="65535*"/>
    </style:style>
    <style:style style:name="Table32.A1" style:family="table-cell">
      <style:table-cell-properties fo:background-color="#ff0000" fo:padding="0.0382in" fo:border="none">
        <style:background-image/>
      </style:table-cell-properties>
    </style:style>
    <style:style style:name="Table32.A2" style:family="table-cell">
      <style:table-cell-properties fo:padding="0.0382in" fo:border="none"/>
    </style:style>
    <style:style style:name="Table44" style:family="table">
      <style:table-properties style:width="2.2972in" table:align="margins" style:writing-mode="lr-tb"/>
    </style:style>
    <style:style style:name="Table44.A" style:family="table-column">
      <style:table-column-properties style:column-width="2.2972in" style:rel-column-width="65535*"/>
    </style:style>
    <style:style style:name="Table44.A1" style:family="table-cell">
      <style:table-cell-properties fo:background-color="#ff0000" fo:padding="0.0382in" fo:border="none">
        <style:background-image/>
      </style:table-cell-properties>
    </style:style>
    <style:style style:name="Table44.A2" style:family="table-cell">
      <style:table-cell-properties fo:padding="0.0382in" fo:border="none"/>
    </style:style>
    <style:style style:name="Table43" style:family="table">
      <style:table-properties style:width="2.2972in" table:align="margins" style:writing-mode="lr-tb"/>
    </style:style>
    <style:style style:name="Table43.A" style:family="table-column">
      <style:table-column-properties style:column-width="2.2972in" style:rel-column-width="65535*"/>
    </style:style>
    <style:style style:name="Table43.A1" style:family="table-cell">
      <style:table-cell-properties fo:background-color="#ff0000" fo:padding="0.0382in" fo:border="none">
        <style:background-image/>
      </style:table-cell-properties>
    </style:style>
    <style:style style:name="Table43.A2" style:family="table-cell">
      <style:table-cell-properties fo:padding="0.0382in" fo:border="none"/>
    </style:style>
    <style:style style:name="Table215" style:family="table">
      <style:table-properties style:width="2.2972in" table:align="margins" style:writing-mode="lr-tb"/>
    </style:style>
    <style:style style:name="Table215.A" style:family="table-column">
      <style:table-column-properties style:column-width="2.2972in" style:rel-column-width="65535*"/>
    </style:style>
    <style:style style:name="Table215.A1" style:family="table-cell">
      <style:table-cell-properties fo:background-color="#ff0000" fo:padding="0.0382in" fo:border="none">
        <style:background-image/>
      </style:table-cell-properties>
    </style:style>
    <style:style style:name="Table215.A2" style:family="table-cell">
      <style:table-cell-properties fo:padding="0.0382in" fo:border="none"/>
    </style:style>
    <style:style style:name="Table174" style:family="table">
      <style:table-properties style:width="2.2972in" table:align="margins" style:writing-mode="lr-tb"/>
    </style:style>
    <style:style style:name="Table174.A" style:family="table-column">
      <style:table-column-properties style:column-width="2.2972in" style:rel-column-width="65535*"/>
    </style:style>
    <style:style style:name="Table174.A1" style:family="table-cell">
      <style:table-cell-properties fo:background-color="#ff0000" fo:padding="0.0382in" fo:border="none">
        <style:background-image/>
      </style:table-cell-properties>
    </style:style>
    <style:style style:name="Table174.A2" style:family="table-cell">
      <style:table-cell-properties fo:padding="0.0382in" fo:border="none"/>
    </style:style>
    <style:style style:name="Table151" style:family="table">
      <style:table-properties style:width="2.2972in" table:align="margins" style:writing-mode="lr-tb"/>
    </style:style>
    <style:style style:name="Table151.A" style:family="table-column">
      <style:table-column-properties style:column-width="2.2972in" style:rel-column-width="65535*"/>
    </style:style>
    <style:style style:name="Table151.A1" style:family="table-cell">
      <style:table-cell-properties fo:background-color="#ff0000" fo:padding="0.0382in" fo:border="none">
        <style:background-image/>
      </style:table-cell-properties>
    </style:style>
    <style:style style:name="Table151.A2" style:family="table-cell">
      <style:table-cell-properties fo:padding="0.0382in" fo:border="none"/>
    </style:style>
    <style:style style:name="Table180" style:family="table">
      <style:table-properties style:width="2.2972in" table:align="margins" style:writing-mode="lr-tb"/>
    </style:style>
    <style:style style:name="Table180.A" style:family="table-column">
      <style:table-column-properties style:column-width="2.2972in" style:rel-column-width="65535*"/>
    </style:style>
    <style:style style:name="Table180.A1" style:family="table-cell">
      <style:table-cell-properties fo:background-color="#ff0000" fo:padding="0.0382in" fo:border="none">
        <style:background-image/>
      </style:table-cell-properties>
    </style:style>
    <style:style style:name="Table180.A2" style:family="table-cell">
      <style:table-cell-properties fo:padding="0.0382in" fo:border="none"/>
    </style:style>
    <style:style style:name="Table86" style:family="table">
      <style:table-properties style:width="2.2972in" table:align="margins" style:writing-mode="lr-tb"/>
    </style:style>
    <style:style style:name="Table86.A" style:family="table-column">
      <style:table-column-properties style:column-width="2.2972in" style:rel-column-width="65535*"/>
    </style:style>
    <style:style style:name="Table86.A1" style:family="table-cell">
      <style:table-cell-properties fo:background-color="#ff0000" fo:padding="0.0382in" fo:border="none">
        <style:background-image/>
      </style:table-cell-properties>
    </style:style>
    <style:style style:name="Table86.A2" style:family="table-cell">
      <style:table-cell-properties fo:padding="0.0382in" fo:border="none"/>
    </style:style>
    <style:style style:name="Table61" style:family="table">
      <style:table-properties style:width="2.2972in" table:align="margins" style:writing-mode="lr-tb"/>
    </style:style>
    <style:style style:name="Table61.A" style:family="table-column">
      <style:table-column-properties style:column-width="2.2972in" style:rel-column-width="65535*"/>
    </style:style>
    <style:style style:name="Table61.A1" style:family="table-cell">
      <style:table-cell-properties fo:background-color="#ff0000" fo:padding="0.0382in" fo:border="none">
        <style:background-image/>
      </style:table-cell-properties>
    </style:style>
    <style:style style:name="Table61.A2" style:family="table-cell">
      <style:table-cell-properties fo:padding="0.0382in" fo:border="none"/>
    </style:style>
    <style:style style:name="Table197" style:family="table">
      <style:table-properties style:width="2.2972in" table:align="margins" style:writing-mode="lr-tb"/>
    </style:style>
    <style:style style:name="Table197.A" style:family="table-column">
      <style:table-column-properties style:column-width="2.2972in" style:rel-column-width="65535*"/>
    </style:style>
    <style:style style:name="Table197.A1" style:family="table-cell">
      <style:table-cell-properties fo:background-color="#ff0000" fo:padding="0.0382in" fo:border="none">
        <style:background-image/>
      </style:table-cell-properties>
    </style:style>
    <style:style style:name="Table197.A2" style:family="table-cell">
      <style:table-cell-properties fo:padding="0.0382in" fo:border="none"/>
    </style:style>
    <style:style style:name="Table178" style:family="table">
      <style:table-properties style:width="2.2972in" table:align="margins" style:writing-mode="lr-tb"/>
    </style:style>
    <style:style style:name="Table178.A" style:family="table-column">
      <style:table-column-properties style:column-width="2.2972in" style:rel-column-width="65535*"/>
    </style:style>
    <style:style style:name="Table178.A1" style:family="table-cell">
      <style:table-cell-properties fo:background-color="#ff0000" fo:padding="0.0382in" fo:border="none">
        <style:background-image/>
      </style:table-cell-properties>
    </style:style>
    <style:style style:name="Table178.A2" style:family="table-cell">
      <style:table-cell-properties fo:padding="0.0382in" fo:border="none"/>
    </style:style>
    <style:style style:name="Table199" style:family="table">
      <style:table-properties style:width="2.2972in" table:align="margins" style:writing-mode="lr-tb"/>
    </style:style>
    <style:style style:name="Table199.A" style:family="table-column">
      <style:table-column-properties style:column-width="2.2972in" style:rel-column-width="65535*"/>
    </style:style>
    <style:style style:name="Table199.A1" style:family="table-cell">
      <style:table-cell-properties fo:background-color="#ff0000" fo:padding="0.0382in" fo:border="none">
        <style:background-image/>
      </style:table-cell-properties>
    </style:style>
    <style:style style:name="Table199.A2" style:family="table-cell">
      <style:table-cell-properties fo:padding="0.0382in" fo:border="none"/>
    </style:style>
    <style:style style:name="Table208" style:family="table">
      <style:table-properties style:width="2.2972in" table:align="margins" style:writing-mode="lr-tb"/>
    </style:style>
    <style:style style:name="Table208.A" style:family="table-column">
      <style:table-column-properties style:column-width="2.2972in" style:rel-column-width="65535*"/>
    </style:style>
    <style:style style:name="Table208.A1" style:family="table-cell">
      <style:table-cell-properties fo:background-color="#ff0000" fo:padding="0.0382in" fo:border="none">
        <style:background-image/>
      </style:table-cell-properties>
    </style:style>
    <style:style style:name="Table208.A2" style:family="table-cell">
      <style:table-cell-properties fo:padding="0.0382in" fo:border="none"/>
    </style:style>
    <style:style style:name="Table3" style:family="table">
      <style:table-properties style:width="2.2972in" table:align="margins" style:writing-mode="lr-tb"/>
    </style:style>
    <style:style style:name="Table3.A" style:family="table-column">
      <style:table-column-properties style:column-width="2.2972in" style:rel-column-width="65535*"/>
    </style:style>
    <style:style style:name="Table3.A1" style:family="table-cell">
      <style:table-cell-properties fo:background-color="#ff0000" fo:padding="0.0382in" fo:border="none">
        <style:background-image/>
      </style:table-cell-properties>
    </style:style>
    <style:style style:name="Table3.A2" style:family="table-cell">
      <style:table-cell-properties fo:padding="0.0382in" fo:border="none"/>
    </style:style>
    <style:style style:name="Table34" style:family="table">
      <style:table-properties style:width="2.2972in" table:align="margins" style:writing-mode="lr-tb"/>
    </style:style>
    <style:style style:name="Table34.A" style:family="table-column">
      <style:table-column-properties style:column-width="2.2972in" style:rel-column-width="65535*"/>
    </style:style>
    <style:style style:name="Table34.A1" style:family="table-cell">
      <style:table-cell-properties fo:background-color="#ff0000" fo:padding="0.0382in" fo:border="none">
        <style:background-image/>
      </style:table-cell-properties>
    </style:style>
    <style:style style:name="Table34.A2" style:family="table-cell">
      <style:table-cell-properties fo:padding="0.0382in" fo:border="none"/>
    </style:style>
    <style:style style:name="Table36" style:family="table">
      <style:table-properties style:width="2.2972in" table:align="margins" style:writing-mode="lr-tb"/>
    </style:style>
    <style:style style:name="Table36.A" style:family="table-column">
      <style:table-column-properties style:column-width="2.2972in" style:rel-column-width="65535*"/>
    </style:style>
    <style:style style:name="Table36.A1" style:family="table-cell">
      <style:table-cell-properties fo:background-color="#ff0000" fo:padding="0.0382in" fo:border="none">
        <style:background-image/>
      </style:table-cell-properties>
    </style:style>
    <style:style style:name="Table36.A2" style:family="table-cell">
      <style:table-cell-properties fo:padding="0.0382in" fo:border="none"/>
    </style:style>
    <style:style style:name="Table26" style:family="table">
      <style:table-properties style:width="2.2972in" table:align="margins" style:writing-mode="lr-tb"/>
    </style:style>
    <style:style style:name="Table26.A" style:family="table-column">
      <style:table-column-properties style:column-width="2.2972in" style:rel-column-width="65535*"/>
    </style:style>
    <style:style style:name="Table26.A1" style:family="table-cell">
      <style:table-cell-properties fo:background-color="#ff0000" fo:padding="0.0382in" fo:border="none">
        <style:background-image/>
      </style:table-cell-properties>
    </style:style>
    <style:style style:name="Table26.A2" style:family="table-cell">
      <style:table-cell-properties fo:padding="0.0382in" fo:border="none"/>
    </style:style>
    <style:style style:name="Table164" style:family="table">
      <style:table-properties style:width="2.2972in" table:align="margins" style:writing-mode="lr-tb"/>
    </style:style>
    <style:style style:name="Table164.A" style:family="table-column">
      <style:table-column-properties style:column-width="2.2972in" style:rel-column-width="65535*"/>
    </style:style>
    <style:style style:name="Table164.A1" style:family="table-cell">
      <style:table-cell-properties fo:background-color="#ff0000" fo:padding="0.0382in" fo:border="none">
        <style:background-image/>
      </style:table-cell-properties>
    </style:style>
    <style:style style:name="Table164.A2" style:family="table-cell">
      <style:table-cell-properties fo:padding="0.0382in" fo:border="none"/>
    </style:style>
    <style:style style:name="Table42" style:family="table">
      <style:table-properties style:width="2.2972in" table:align="margins" style:writing-mode="lr-tb"/>
    </style:style>
    <style:style style:name="Table42.A" style:family="table-column">
      <style:table-column-properties style:column-width="2.2972in" style:rel-column-width="65535*"/>
    </style:style>
    <style:style style:name="Table42.A1" style:family="table-cell">
      <style:table-cell-properties fo:background-color="#ff0000" fo:padding="0.0382in" fo:border="none">
        <style:background-image/>
      </style:table-cell-properties>
    </style:style>
    <style:style style:name="Table42.A2" style:family="table-cell">
      <style:table-cell-properties fo:padding="0.0382in" fo:border="none"/>
    </style:style>
    <style:style style:name="Table133" style:family="table">
      <style:table-properties style:width="2.2972in" table:align="margins" style:writing-mode="lr-tb"/>
    </style:style>
    <style:style style:name="Table133.A" style:family="table-column">
      <style:table-column-properties style:column-width="2.2972in" style:rel-column-width="65535*"/>
    </style:style>
    <style:style style:name="Table133.A1" style:family="table-cell">
      <style:table-cell-properties fo:background-color="#ff0000" fo:padding="0.0382in" fo:border="none">
        <style:background-image/>
      </style:table-cell-properties>
    </style:style>
    <style:style style:name="Table133.A2" style:family="table-cell">
      <style:table-cell-properties fo:padding="0.0382in" fo:border="none"/>
    </style:style>
    <style:style style:name="Table30" style:family="table">
      <style:table-properties style:width="2.2972in" table:align="margins" style:writing-mode="lr-tb"/>
    </style:style>
    <style:style style:name="Table30.A" style:family="table-column">
      <style:table-column-properties style:column-width="2.2972in" style:rel-column-width="65535*"/>
    </style:style>
    <style:style style:name="Table30.A1" style:family="table-cell">
      <style:table-cell-properties fo:background-color="#ff0000" fo:padding="0.0382in" fo:border="none">
        <style:background-image/>
      </style:table-cell-properties>
    </style:style>
    <style:style style:name="Table30.A2" style:family="table-cell">
      <style:table-cell-properties fo:padding="0.0382in" fo:border="none"/>
    </style:style>
    <style:style style:name="Table90" style:family="table">
      <style:table-properties style:width="2.2972in" table:align="margins" style:writing-mode="lr-tb"/>
    </style:style>
    <style:style style:name="Table90.A" style:family="table-column">
      <style:table-column-properties style:column-width="2.2972in" style:rel-column-width="65535*"/>
    </style:style>
    <style:style style:name="Table90.A1" style:family="table-cell">
      <style:table-cell-properties fo:background-color="#ff0000" fo:padding="0.0382in" fo:border="none">
        <style:background-image/>
      </style:table-cell-properties>
    </style:style>
    <style:style style:name="Table90.A2" style:family="table-cell">
      <style:table-cell-properties fo:padding="0.0382in" fo:border="none"/>
    </style:style>
    <style:style style:name="Table209" style:family="table">
      <style:table-properties style:width="2.2972in" table:align="margins" style:writing-mode="lr-tb"/>
    </style:style>
    <style:style style:name="Table209.A" style:family="table-column">
      <style:table-column-properties style:column-width="2.2972in" style:rel-column-width="65535*"/>
    </style:style>
    <style:style style:name="Table209.A1" style:family="table-cell">
      <style:table-cell-properties fo:background-color="#ff0000" fo:padding="0.0382in" fo:border="none">
        <style:background-image/>
      </style:table-cell-properties>
    </style:style>
    <style:style style:name="Table209.A2" style:family="table-cell">
      <style:table-cell-properties fo:padding="0.0382in" fo:border="none"/>
    </style:style>
    <style:style style:name="Table72" style:family="table">
      <style:table-properties style:width="2.2972in" table:align="margins" style:writing-mode="lr-tb"/>
    </style:style>
    <style:style style:name="Table72.A" style:family="table-column">
      <style:table-column-properties style:column-width="2.2972in" style:rel-column-width="65535*"/>
    </style:style>
    <style:style style:name="Table72.A1" style:family="table-cell">
      <style:table-cell-properties fo:background-color="#ff0000" fo:padding="0.0382in" fo:border="none">
        <style:background-image/>
      </style:table-cell-properties>
    </style:style>
    <style:style style:name="Table72.A2" style:family="table-cell">
      <style:table-cell-properties fo:padding="0.0382in" fo:border="none"/>
    </style:style>
    <style:style style:name="Table2" style:family="table">
      <style:table-properties style:width="2.2972in" table:align="margins" style:writing-mode="lr-tb"/>
    </style:style>
    <style:style style:name="Table2.A" style:family="table-column">
      <style:table-column-properties style:column-width="2.2972in" style:rel-column-width="65535*"/>
    </style:style>
    <style:style style:name="Table2.A1" style:family="table-cell">
      <style:table-cell-properties fo:background-color="#ff0000" fo:padding="0.0382in" fo:border="none">
        <style:background-image/>
      </style:table-cell-properties>
    </style:style>
    <style:style style:name="Table2.A2" style:family="table-cell">
      <style:table-cell-properties fo:padding="0.0382in" fo:border="none"/>
    </style:style>
    <style:style style:name="Table51" style:family="table">
      <style:table-properties style:width="2.2972in" table:align="margins" style:writing-mode="lr-tb"/>
    </style:style>
    <style:style style:name="Table51.A" style:family="table-column">
      <style:table-column-properties style:column-width="2.2972in" style:rel-column-width="65535*"/>
    </style:style>
    <style:style style:name="Table51.A1" style:family="table-cell">
      <style:table-cell-properties fo:background-color="#ff0000" fo:padding="0.0382in" fo:border="none">
        <style:background-image/>
      </style:table-cell-properties>
    </style:style>
    <style:style style:name="Table51.A2" style:family="table-cell">
      <style:table-cell-properties fo:padding="0.0382in" fo:border="none"/>
    </style:style>
    <style:style style:name="Table1" style:family="table">
      <style:table-properties style:width="2.2972in" table:align="margins" style:writing-mode="lr-tb"/>
    </style:style>
    <style:style style:name="Table1.A" style:family="table-column">
      <style:table-column-properties style:column-width="2.2972in" style:rel-column-width="65535*"/>
    </style:style>
    <style:style style:name="Table1.A1" style:family="table-cell">
      <style:table-cell-properties fo:background-color="#ff0000" fo:padding="0.0382in" fo:border="none">
        <style:background-image/>
      </style:table-cell-properties>
    </style:style>
    <style:style style:name="Table1.A2" style:family="table-cell">
      <style:table-cell-properties fo:padding="0.0382in" fo:border="none"/>
    </style:style>
    <style:style style:name="Table139" style:family="table">
      <style:table-properties style:width="2.2972in" table:align="margins" style:writing-mode="lr-tb"/>
    </style:style>
    <style:style style:name="Table139.A" style:family="table-column">
      <style:table-column-properties style:column-width="2.2972in" style:rel-column-width="65535*"/>
    </style:style>
    <style:style style:name="Table139.A1" style:family="table-cell">
      <style:table-cell-properties fo:background-color="#ff0000" fo:padding="0.0382in" fo:border="none">
        <style:background-image/>
      </style:table-cell-properties>
    </style:style>
    <style:style style:name="Table139.A2" style:family="table-cell">
      <style:table-cell-properties fo:padding="0.0382in" fo:border="none"/>
    </style:style>
    <style:style style:name="Table118" style:family="table">
      <style:table-properties style:width="2.2972in" table:align="margins" style:writing-mode="lr-tb"/>
    </style:style>
    <style:style style:name="Table118.A" style:family="table-column">
      <style:table-column-properties style:column-width="2.2972in" style:rel-column-width="65535*"/>
    </style:style>
    <style:style style:name="Table118.A1" style:family="table-cell">
      <style:table-cell-properties fo:background-color="#ff0000" fo:padding="0.0382in" fo:border="none">
        <style:background-image/>
      </style:table-cell-properties>
    </style:style>
    <style:style style:name="Table118.A2" style:family="table-cell">
      <style:table-cell-properties fo:padding="0.0382in" fo:border="none"/>
    </style:style>
    <style:style style:name="Table59" style:family="table">
      <style:table-properties style:width="2.2972in" table:align="margins" style:writing-mode="lr-tb"/>
    </style:style>
    <style:style style:name="Table59.A" style:family="table-column">
      <style:table-column-properties style:column-width="2.2972in" style:rel-column-width="65535*"/>
    </style:style>
    <style:style style:name="Table59.A1" style:family="table-cell">
      <style:table-cell-properties fo:background-color="#ff0000" fo:padding="0.0382in" fo:border="none">
        <style:background-image/>
      </style:table-cell-properties>
    </style:style>
    <style:style style:name="Table59.A2" style:family="table-cell">
      <style:table-cell-properties fo:padding="0.0382in" fo:border="none"/>
    </style:style>
    <style:style style:name="Table80" style:family="table">
      <style:table-properties style:width="2.2972in" table:align="margins" style:writing-mode="lr-tb"/>
    </style:style>
    <style:style style:name="Table80.A" style:family="table-column">
      <style:table-column-properties style:column-width="2.2972in" style:rel-column-width="65535*"/>
    </style:style>
    <style:style style:name="Table80.A1" style:family="table-cell">
      <style:table-cell-properties fo:background-color="#ff0000" fo:padding="0.0382in" fo:border="none">
        <style:background-image/>
      </style:table-cell-properties>
    </style:style>
    <style:style style:name="Table80.A2" style:family="table-cell">
      <style:table-cell-properties fo:padding="0.0382in" fo:border="none"/>
    </style:style>
    <style:style style:name="Table63" style:family="table">
      <style:table-properties style:width="2.2972in" table:align="margins" style:writing-mode="lr-tb"/>
    </style:style>
    <style:style style:name="Table63.A" style:family="table-column">
      <style:table-column-properties style:column-width="2.2972in" style:rel-column-width="65535*"/>
    </style:style>
    <style:style style:name="Table63.A1" style:family="table-cell">
      <style:table-cell-properties fo:background-color="#ff0000" fo:padding="0.0382in" fo:border="none">
        <style:background-image/>
      </style:table-cell-properties>
    </style:style>
    <style:style style:name="Table63.A2" style:family="table-cell">
      <style:table-cell-properties fo:padding="0.0382in" fo:border="none"/>
    </style:style>
    <style:style style:name="Table104" style:family="table">
      <style:table-properties style:width="2.2972in" table:align="margins" style:writing-mode="lr-tb"/>
    </style:style>
    <style:style style:name="Table104.A" style:family="table-column">
      <style:table-column-properties style:column-width="2.2972in" style:rel-column-width="65535*"/>
    </style:style>
    <style:style style:name="Table104.A1" style:family="table-cell">
      <style:table-cell-properties fo:background-color="#ff0000" fo:padding="0.0382in" fo:border="none">
        <style:background-image/>
      </style:table-cell-properties>
    </style:style>
    <style:style style:name="Table104.A2" style:family="table-cell">
      <style:table-cell-properties fo:padding="0.0382in" fo:border="none"/>
    </style:style>
    <style:style style:name="Table109" style:family="table">
      <style:table-properties style:width="2.2972in" table:align="margins" style:writing-mode="lr-tb"/>
    </style:style>
    <style:style style:name="Table109.A" style:family="table-column">
      <style:table-column-properties style:column-width="2.2972in" style:rel-column-width="65535*"/>
    </style:style>
    <style:style style:name="Table109.A1" style:family="table-cell">
      <style:table-cell-properties fo:background-color="#ff0000" fo:padding="0.0382in" fo:border="none">
        <style:background-image/>
      </style:table-cell-properties>
    </style:style>
    <style:style style:name="Table109.A2" style:family="table-cell">
      <style:table-cell-properties fo:padding="0.0382in" fo:border="none"/>
    </style:style>
    <style:style style:name="Table223" style:family="table">
      <style:table-properties style:width="2.2972in" table:align="margins" style:writing-mode="lr-tb"/>
    </style:style>
    <style:style style:name="Table223.A" style:family="table-column">
      <style:table-column-properties style:column-width="2.2972in" style:rel-column-width="65535*"/>
    </style:style>
    <style:style style:name="Table223.A1" style:family="table-cell">
      <style:table-cell-properties fo:background-color="#ff0000" fo:padding="0.0382in" fo:border="none">
        <style:background-image/>
      </style:table-cell-properties>
    </style:style>
    <style:style style:name="Table223.A2" style:family="table-cell">
      <style:table-cell-properties fo:padding="0.0382in" fo:border="none"/>
    </style:style>
    <style:style style:name="Table193" style:family="table">
      <style:table-properties style:width="2.2972in" table:align="margins" style:writing-mode="lr-tb"/>
    </style:style>
    <style:style style:name="Table193.A" style:family="table-column">
      <style:table-column-properties style:column-width="2.2972in" style:rel-column-width="65535*"/>
    </style:style>
    <style:style style:name="Table193.A1" style:family="table-cell">
      <style:table-cell-properties fo:background-color="#ff0000" fo:padding="0.0382in" fo:border="none">
        <style:background-image/>
      </style:table-cell-properties>
    </style:style>
    <style:style style:name="Table193.A2" style:family="table-cell">
      <style:table-cell-properties fo:padding="0.0382in" fo:border="none"/>
    </style:style>
    <style:style style:name="Table173" style:family="table">
      <style:table-properties style:width="2.2972in" table:align="margins" style:writing-mode="lr-tb"/>
    </style:style>
    <style:style style:name="Table173.A" style:family="table-column">
      <style:table-column-properties style:column-width="2.2972in" style:rel-column-width="65535*"/>
    </style:style>
    <style:style style:name="Table173.A1" style:family="table-cell">
      <style:table-cell-properties fo:background-color="#ff0000" fo:padding="0.0382in" fo:border="none">
        <style:background-image/>
      </style:table-cell-properties>
    </style:style>
    <style:style style:name="Table173.A2" style:family="table-cell">
      <style:table-cell-properties fo:padding="0.0382in" fo:border="none"/>
    </style:style>
    <style:style style:name="Table98" style:family="table">
      <style:table-properties style:width="2.2972in" table:align="margins" style:writing-mode="lr-tb"/>
    </style:style>
    <style:style style:name="Table98.A" style:family="table-column">
      <style:table-column-properties style:column-width="2.2972in" style:rel-column-width="65535*"/>
    </style:style>
    <style:style style:name="Table98.A1" style:family="table-cell">
      <style:table-cell-properties fo:background-color="#ff0000" fo:padding="0.0382in" fo:border="none">
        <style:background-image/>
      </style:table-cell-properties>
    </style:style>
    <style:style style:name="Table98.A2" style:family="table-cell">
      <style:table-cell-properties fo:padding="0.0382in" fo:border="none"/>
    </style:style>
    <style:style style:name="Table103" style:family="table">
      <style:table-properties style:width="2.2972in" table:align="margins" style:writing-mode="lr-tb"/>
    </style:style>
    <style:style style:name="Table103.A" style:family="table-column">
      <style:table-column-properties style:column-width="2.2972in" style:rel-column-width="65535*"/>
    </style:style>
    <style:style style:name="Table103.A1" style:family="table-cell">
      <style:table-cell-properties fo:background-color="#ff0000" fo:padding="0.0382in" fo:border="none">
        <style:background-image/>
      </style:table-cell-properties>
    </style:style>
    <style:style style:name="Table103.A2" style:family="table-cell">
      <style:table-cell-properties fo:padding="0.0382in" fo:border="none"/>
    </style:style>
    <style:style style:name="Table41" style:family="table">
      <style:table-properties style:width="2.2972in" table:align="margins" style:writing-mode="lr-tb"/>
    </style:style>
    <style:style style:name="Table41.A" style:family="table-column">
      <style:table-column-properties style:column-width="2.2972in" style:rel-column-width="65535*"/>
    </style:style>
    <style:style style:name="Table41.A1" style:family="table-cell">
      <style:table-cell-properties fo:background-color="#ff0000" fo:padding="0.0382in" fo:border="none">
        <style:background-image/>
      </style:table-cell-properties>
    </style:style>
    <style:style style:name="Table41.A2" style:family="table-cell">
      <style:table-cell-properties fo:padding="0.0382in" fo:border="none"/>
    </style:style>
    <style:style style:name="Table91" style:family="table">
      <style:table-properties style:width="2.2972in" table:align="margins" style:writing-mode="lr-tb"/>
    </style:style>
    <style:style style:name="Table91.A" style:family="table-column">
      <style:table-column-properties style:column-width="2.2972in" style:rel-column-width="65535*"/>
    </style:style>
    <style:style style:name="Table91.A1" style:family="table-cell">
      <style:table-cell-properties fo:background-color="#ff0000" fo:padding="0.0382in" fo:border="none">
        <style:background-image/>
      </style:table-cell-properties>
    </style:style>
    <style:style style:name="Table91.A2" style:family="table-cell">
      <style:table-cell-properties fo:padding="0.0382in" fo:border="none"/>
    </style:style>
    <style:style style:name="Table45" style:family="table">
      <style:table-properties style:width="2.2972in" table:align="margins" style:writing-mode="lr-tb"/>
    </style:style>
    <style:style style:name="Table45.A" style:family="table-column">
      <style:table-column-properties style:column-width="2.2972in" style:rel-column-width="65535*"/>
    </style:style>
    <style:style style:name="Table45.A1" style:family="table-cell">
      <style:table-cell-properties fo:background-color="#ff0000" fo:padding="0.0382in" fo:border="none">
        <style:background-image/>
      </style:table-cell-properties>
    </style:style>
    <style:style style:name="Table45.A2" style:family="table-cell">
      <style:table-cell-properties fo:padding="0.0382in" fo:border="none"/>
    </style:style>
    <style:style style:name="Table225" style:family="table">
      <style:table-properties style:width="2.2972in" table:align="margins" style:writing-mode="lr-tb"/>
    </style:style>
    <style:style style:name="Table225.A" style:family="table-column">
      <style:table-column-properties style:column-width="2.2972in" style:rel-column-width="65535*"/>
    </style:style>
    <style:style style:name="Table225.A1" style:family="table-cell">
      <style:table-cell-properties fo:background-color="#5e11a6" fo:padding="0.0382in" fo:border="none">
        <style:background-image/>
      </style:table-cell-properties>
    </style:style>
    <style:style style:name="Table225.A2" style:family="table-cell">
      <style:table-cell-properties fo:padding="0.0382in" fo:border="none"/>
    </style:style>
    <style:style style:name="Table226" style:family="table">
      <style:table-properties style:width="2.2972in" table:align="margins" style:writing-mode="lr-tb"/>
    </style:style>
    <style:style style:name="Table226.A" style:family="table-column">
      <style:table-column-properties style:column-width="2.2972in" style:rel-column-width="65535*"/>
    </style:style>
    <style:style style:name="Table226.A1" style:family="table-cell">
      <style:table-cell-properties fo:background-color="#ff0000" fo:padding="0.0382in" fo:border="none">
        <style:background-image/>
      </style:table-cell-properties>
    </style:style>
    <style:style style:name="Table226.A2" style:family="table-cell">
      <style:table-cell-properties fo:padding="0.0382in" fo:border="none"/>
    </style:style>
    <style:style style:name="Table227" style:family="table">
      <style:table-properties style:width="2.2972in" table:align="margins" style:writing-mode="lr-tb"/>
    </style:style>
    <style:style style:name="Table227.A" style:family="table-column">
      <style:table-column-properties style:column-width="2.2972in" style:rel-column-width="65535*"/>
    </style:style>
    <style:style style:name="Table227.A1" style:family="table-cell">
      <style:table-cell-properties fo:background-color="#ff0000" fo:padding="0.0382in" fo:border="none">
        <style:background-image/>
      </style:table-cell-properties>
    </style:style>
    <style:style style:name="Table227.A2" style:family="table-cell">
      <style:table-cell-properties fo:padding="0.0382in" fo:border="none"/>
    </style:style>
    <style:style style:name="Table228" style:family="table">
      <style:table-properties style:width="2.2972in" table:align="margins" style:writing-mode="lr-tb"/>
    </style:style>
    <style:style style:name="Table228.A" style:family="table-column">
      <style:table-column-properties style:column-width="2.2972in" style:rel-column-width="65535*"/>
    </style:style>
    <style:style style:name="Table228.A1" style:family="table-cell">
      <style:table-cell-properties fo:background-color="#ff0000" fo:padding="0.0382in" fo:border="none">
        <style:background-image/>
      </style:table-cell-properties>
    </style:style>
    <style:style style:name="Table228.A2" style:family="table-cell">
      <style:table-cell-properties fo:padding="0.0382in" fo:border="none"/>
    </style:style>
    <style:style style:name="Table229" style:family="table">
      <style:table-properties style:width="2.2972in" table:align="margins" style:writing-mode="lr-tb"/>
    </style:style>
    <style:style style:name="Table229.A" style:family="table-column">
      <style:table-column-properties style:column-width="2.2972in" style:rel-column-width="65535*"/>
    </style:style>
    <style:style style:name="Table229.A1" style:family="table-cell">
      <style:table-cell-properties fo:background-color="#ff0000" fo:padding="0.0382in" fo:border="none">
        <style:background-image/>
      </style:table-cell-properties>
    </style:style>
    <style:style style:name="Table229.A2" style:family="table-cell">
      <style:table-cell-properties fo:padding="0.0382in" fo:border="none"/>
    </style:style>
    <style:style style:name="Table230" style:family="table">
      <style:table-properties style:width="2.2972in" table:align="margins" style:writing-mode="lr-tb"/>
    </style:style>
    <style:style style:name="Table230.A" style:family="table-column">
      <style:table-column-properties style:column-width="2.2972in" style:rel-column-width="65535*"/>
    </style:style>
    <style:style style:name="Table230.A1" style:family="table-cell">
      <style:table-cell-properties fo:background-color="#ff0000" fo:padding="0.0382in" fo:border="none">
        <style:background-image/>
      </style:table-cell-properties>
    </style:style>
    <style:style style:name="Table230.A2" style:family="table-cell">
      <style:table-cell-properties fo:padding="0.0382in" fo:border="none"/>
    </style:style>
    <style:style style:name="Table231" style:family="table">
      <style:table-properties style:width="2.2972in" table:align="margins" style:writing-mode="lr-tb"/>
    </style:style>
    <style:style style:name="Table231.A" style:family="table-column">
      <style:table-column-properties style:column-width="2.2972in" style:rel-column-width="65535*"/>
    </style:style>
    <style:style style:name="Table231.A1" style:family="table-cell">
      <style:table-cell-properties fo:background-color="#ff0000" fo:padding="0.0382in" fo:border="none">
        <style:background-image/>
      </style:table-cell-properties>
    </style:style>
    <style:style style:name="Table231.A2" style:family="table-cell">
      <style:table-cell-properties fo:padding="0.0382in" fo:border="none"/>
    </style:style>
    <style:style style:name="Table232" style:family="table">
      <style:table-properties style:width="2.2972in" table:align="margins" style:writing-mode="lr-tb"/>
    </style:style>
    <style:style style:name="Table232.A" style:family="table-column">
      <style:table-column-properties style:column-width="2.2972in" style:rel-column-width="65535*"/>
    </style:style>
    <style:style style:name="Table232.A1" style:family="table-cell">
      <style:table-cell-properties fo:background-color="#ff0000" fo:padding="0.0382in" fo:border="none">
        <style:background-image/>
      </style:table-cell-properties>
    </style:style>
    <style:style style:name="Table232.A2"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paragraph-properties fo:margin-top="0in" fo:margin-bottom="0in" fo:text-align="start" style:justify-single-word="false" fo:orphans="2" fo:widows="2" style:writing-mode="lr-tb"/>
      <style:text-properties style:font-name="Arial"/>
    </style:style>
    <style:style style:name="P4" style:family="paragraph" style:parent-style-name="Text_20_body">
      <style:paragraph-properties fo:margin-top="0in" fo:margin-bottom="0in" fo:text-align="end" style:justify-single-word="false" fo:orphans="2" fo:widows="2" style:writing-mode="lr-tb"/>
      <style:text-properties style:font-name="Arial" fo:font-size="10pt" fo:font-weight="bold" style:font-size-asian="10pt" style:font-weight-asian="bold" style:font-size-complex="10pt" style:font-weight-complex="bold"/>
    </style:style>
    <style:style style:name="P5" style:family="paragraph" style:parent-style-name="Text_20_body">
      <style:paragraph-properties fo:margin-top="0in" fo:margin-bottom="0in" fo:text-align="start" style:justify-single-word="false" fo:orphans="2" fo:widows="2" style:writing-mode="lr-tb"/>
      <style:text-properties style:font-name="Arial" fo:font-size="10pt" style:font-size-asian="10pt" style:font-size-complex="10pt"/>
    </style:style>
    <style:style style:name="P6" style:family="paragraph" style:parent-style-name="Text_20_body">
      <style:paragraph-properties fo:margin-top="0in" fo:margin-bottom="0in" fo:text-align="end" style:justify-single-word="false" fo:orphans="2" fo:widows="2" style:writing-mode="lr-tb"/>
      <style:text-properties style:font-name="Arial" fo:font-size="2pt" fo:font-weight="bold" style:font-size-asian="1.75pt" style:font-weight-asian="bold" style:font-size-complex="2pt" style:font-weight-complex="bold"/>
    </style:style>
    <style:style style:name="P7"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8"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9"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name-asian="SimSun" style:font-size-asian="10pt" style:font-weight-asian="normal" style:font-name-complex="Mangal" style:font-size-complex="10pt" style:font-weight-complex="normal"/>
    </style:style>
    <style:style style:name="P10"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1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weight-asian="normal" style:font-size-complex="10pt" style:font-weight-complex="normal"/>
    </style:style>
    <style:style style:name="P1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1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1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15"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size-asian="9pt" style:font-weight-asian="normal" style:font-size-complex="9pt" style:font-weight-complex="normal"/>
    </style:style>
    <style:style style:name="P16"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17"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style-asian="italic" style:font-weight-asian="bold" style:font-size-complex="9pt" style:font-style-complex="italic" style:font-weight-complex="bold"/>
    </style:style>
    <style:style style:name="P18"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size-complex="9pt"/>
    </style:style>
    <style:style style:name="P1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weight-asian="bold" style:font-name-complex="Mangal" style:font-size-complex="9pt" style:font-weight-complex="bold"/>
    </style:style>
    <style:style style:name="P2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size-asian="9pt" style:font-style-asian="italic" style:font-size-complex="9pt" style:font-style-complex="italic"/>
    </style:style>
    <style:style style:name="P2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size-asian="9pt" style:font-style-asian="italic" style:font-weight-asian="normal" style:font-size-complex="9pt" style:font-style-complex="italic" style:font-weight-complex="normal"/>
    </style:style>
    <style:style style:name="P2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2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2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25"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bold" style:font-size-complex="10pt" style:font-weight-complex="bold"/>
    </style:style>
    <style:style style:name="P26"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name-asian="SimSun" style:font-size-asian="10pt" style:font-weight-asian="normal" style:font-name-complex="Mangal" style:font-size-complex="10pt" style:font-weight-complex="normal"/>
    </style:style>
    <style:style style:name="P27"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italic" style:text-underline-style="none" fo:font-weight="normal" style:text-blinking="false" fo:background-color="transparent" style:font-size-asian="8pt" style:font-style-asian="italic" style:font-size-complex="8pt" style:font-style-complex="italic"/>
    </style:style>
    <style:style style:name="P28"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italic" style:text-underline-style="none" fo:font-weight="normal" style:text-blinking="false" fo:background-color="transparent" style:font-name-asian="SimSun" style:font-size-asian="8pt" style:font-style-asian="italic" style:font-weight-asian="normal" style:font-name-complex="Mangal" style:font-size-complex="8pt" style:font-style-complex="italic" style:font-weight-complex="normal"/>
    </style:style>
    <style:style style:name="P2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weight-asian="bold" style:font-size-complex="8pt" style:font-weight-complex="bold"/>
    </style:style>
    <style:style style:name="P3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size-complex="8pt"/>
    </style:style>
    <style:style style:name="P3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name-asian="SimSun" style:font-size-asian="8pt" style:font-weight-asian="bold" style:font-name-complex="Mangal" style:font-size-complex="8pt" style:font-weight-complex="bold"/>
    </style:style>
    <style:style style:name="P3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normal" style:text-blinking="false" fo:background-color="transparent" style:font-name-asian="SimSun" style:font-size-asian="8pt" style:font-weight-asian="normal" style:font-name-complex="Mangal" style:font-size-complex="8pt" style:font-weight-complex="normal"/>
    </style:style>
    <style:style style:name="P3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size="10pt" style:font-size-asian="10pt" style:font-size-complex="10pt"/>
    </style:style>
    <style:style style:name="P3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style>
    <style:style style:name="P35" style:family="paragraph" style:parent-style-name="Text_20_body">
      <style:paragraph-properties fo:margin-left="0in" fo:margin-right="0in" fo:margin-top="0in" fo:margin-bottom="0in" fo:text-align="start" style:justify-single-word="false" fo:orphans="2" fo:widows="2" fo:text-indent="0in" style:auto-text-indent="false" fo:background-color="transparent"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36" style:family="paragraph" style:parent-style-name="Text_20_body">
      <style:paragraph-properties fo:margin-left="0in" fo:margin-right="0in" fo:margin-top="0in" fo:margin-bottom="0in" fo:text-align="start" style:justify-single-word="false" fo:orphans="2" fo:widows="2" fo:text-indent="0in" style:auto-text-indent="false" fo:background-color="#5e11a6"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37"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38" style:family="paragraph" style:parent-style-name="Text_20_body">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39" style:family="paragraph" style:parent-style-name="Text_20_body">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40" style:family="paragraph" style:parent-style-name="Text_20_body">
      <style:text-properties fo:font-size="10pt" style:font-size-asian="10pt" style:font-size-complex="10pt"/>
    </style:style>
    <style:style style:name="P41" style:family="paragraph" style:parent-style-name="Text_20_body">
      <style:text-properties fo:font-size="10pt" fo:font-weight="normal" style:font-size-asian="10pt" style:font-size-complex="10pt"/>
    </style:style>
    <style:style style:name="P42" style:family="paragraph" style:parent-style-name="Text_20_body">
      <style:text-properties style:font-name="Arial" fo:font-size="9pt" fo:font-style="italic" style:font-size-asian="9pt" style:font-style-asian="italic" style:font-size-complex="9pt" style:font-style-complex="italic"/>
    </style:style>
    <style:style style:name="P43" style:family="paragraph" style:parent-style-name="Text_20_body">
      <style:text-properties style:font-name="Arial" fo:font-size="10pt" style:font-size-asian="10pt" style:font-size-complex="10pt"/>
    </style:style>
    <style:style style:name="P44" style:family="paragraph" style:parent-style-name="Text_20_body">
      <style:text-properties fo:font-size="9pt" style:font-size-asian="9pt" style:font-size-complex="9pt"/>
    </style:style>
    <style:style style:name="P45"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46"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47"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48"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weight-asian="bold" style:font-size-complex="8pt" style:font-weight-complex="bold"/>
    </style:style>
    <style:style style:name="P49"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normal" style:text-blinking="false" fo:background-color="transparent" style:font-name-asian="SimSun" style:font-size-asian="8pt" style:font-style-asian="italic" style:font-weight-asian="normal" style:font-name-complex="Mangal" style:font-size-complex="8pt" style:font-style-complex="italic" style:font-weight-complex="normal"/>
    </style:style>
    <style:style style:name="P50" style:family="paragraph" style:parent-style-name="Text_20_body">
      <style:paragraph-properties fo:margin-left="0.5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51"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name-asian="SimSun" style:font-size-asian="8pt" style:font-weight-asian="bold" style:font-name-complex="Mangal" style:font-size-complex="8pt" style:font-weight-complex="bold"/>
    </style:style>
    <style:style style:name="P52"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weight-asian="bold" style:font-size-complex="8pt" style:font-weight-complex="bold"/>
    </style:style>
    <style:style style:name="P53"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normal" style:text-blinking="false" fo:background-color="transparent" style:font-name-asian="SimSun" style:font-size-asian="8pt" style:font-weight-asian="normal" style:font-name-complex="Mangal" style:font-size-complex="8pt" style:font-weight-complex="normal"/>
    </style:style>
    <style:style style:name="P54"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weight-asian="bold" style:font-name-complex="Mangal" style:font-size-complex="9pt" style:font-weight-complex="bold"/>
    </style:style>
    <style:style style:name="P55" style:family="paragraph" style:parent-style-name="Text_20_body">
      <style:paragraph-properties fo:break-before="column"/>
    </style:style>
    <style:style style:name="P56" style:family="paragraph" style:parent-style-name="Text_20_body">
      <style:paragraph-properties fo:break-before="colum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57" style:family="paragraph" style:parent-style-name="Table_20_Contents">
      <style:paragraph-properties fo:text-align="start" style:justify-single-word="false"/>
      <style:text-properties style:font-name="Arial" fo:font-size="10pt" style:font-size-asian="10pt" style:font-size-complex="10pt"/>
    </style:style>
    <style:style style:name="P58" style:family="paragraph" style:parent-style-name="Table_20_Contents">
      <style:paragraph-properties fo:text-align="start" style:justify-single-word="false"/>
      <style:text-properties style:font-name="Arial" fo:font-size="10pt" fo:font-weight="bold" fo:background-color="#0000ff"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font-name="Arial" fo:font-size="10pt" fo:font-weight="bold" fo:background-color="#0000ff" style:font-size-asian="10pt" style:font-weight-asian="bold" style:font-size-complex="10pt" style:font-weight-complex="bold"/>
    </style:style>
    <style:style style:name="P6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6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6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6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size-complex="9pt"/>
    </style:style>
    <style:style style:name="P6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weight-asian="bold" style:font-name-complex="Mangal" style:font-size-complex="9pt" style:font-weight-complex="bold"/>
    </style:style>
    <style:style style:name="P65"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size-asian="9pt" style:font-style-asian="italic" style:font-size-complex="9pt" style:font-style-complex="italic"/>
    </style:style>
    <style:style style:name="P66"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bold" style:font-size-complex="10pt" style:font-weight-complex="bold"/>
    </style:style>
    <style:style style:name="P67"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68"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weight-asian="normal" style:font-size-complex="10pt" style:font-weight-complex="normal"/>
    </style:style>
    <style:style style:name="P6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7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size="10pt" style:font-size-asian="10pt" style:font-size-complex="10pt"/>
    </style:style>
    <style:style style:name="P71" style:family="paragraph" style:parent-style-name="Text_20_body">
      <style:paragraph-properties fo:margin-left="0in" fo:margin-right="0in" fo:margin-top="0in" fo:margin-bottom="0in" fo:text-align="start" style:justify-single-word="false" fo:orphans="2" fo:widows="2" fo:text-indent="0in" style:auto-text-indent="false" fo:background-color="#5e11a6"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72" style:family="paragraph" style:parent-style-name="Text_20_body">
      <style:paragraph-properties fo:margin-left="0in" fo:margin-right="0in" fo:margin-top="0in" fo:margin-bottom="0in" fo:text-align="start" style:justify-single-word="false" fo:orphans="2" fo:widows="2" fo:text-indent="0in" style:auto-text-indent="false" fo:background-color="transparent"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73" style:family="paragraph" style:parent-style-name="Text_20_body">
      <style:text-properties fo:font-size="10pt" style:font-size-asian="10pt" style:font-size-complex="10pt"/>
    </style:style>
    <style:style style:name="P74" style:family="paragraph" style:parent-style-name="Text_20_body">
      <style:paragraph-properties fo:margin-top="0in" fo:margin-bottom="0in" fo:text-align="start" style:justify-single-word="false" fo:orphans="2" fo:widows="2" style:writing-mode="lr-tb"/>
      <style:text-properties style:font-name="Arial" fo:font-size="10pt" style:font-size-asian="10pt" style:font-size-complex="10pt"/>
    </style:style>
    <style:style style:name="P75" style:family="paragraph" style:parent-style-name="Text_20_body">
      <style:paragraph-properties fo:margin-top="0in" fo:margin-bottom="0in" fo:text-align="end" style:justify-single-word="false" fo:orphans="2" fo:widows="2" style:writing-mode="lr-tb"/>
      <style:text-properties style:font-name="Arial" fo:font-size="10pt" fo:font-weight="bold" style:font-size-asian="10pt" style:font-weight-asian="bold" style:font-size-complex="10pt" style:font-weight-complex="bold"/>
    </style:style>
    <style:style style:name="P76"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77"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78" style:family="paragraph" style:parent-style-name="Heading_20_2" style:master-page-name="Three-column">
      <style:paragraph-properties style:page-number="auto" fo:break-before="page"/>
    </style:style>
    <style:style style:name="P79" style:family="paragraph" style:parent-style-name="Heading_20_2" style:master-page-name="Three-column">
      <style:paragraph-properties style:page-number="auto"/>
    </style:style>
    <style:style style:name="P80" style:family="paragraph" style:parent-style-name="Heading_20_2" style:master-page-name="Three-column">
      <style:paragraph-properties style:page-number="auto"/>
      <style:text-properties fo:font-weight="bold" style:font-weight-asian="bold" style:font-weight-complex="bold"/>
    </style:style>
    <style:style style:name="T1" style:family="text">
      <style:text-properties fo:font-size="10pt" fo:font-weight="normal" style:font-size-asian="10pt" style:font-weight-asian="normal" style:font-size-complex="10pt" style:font-weight-complex="normal"/>
    </style:style>
    <style:style style:name="T2" style:family="text">
      <style:text-properties style:font-name="Arial1" style:font-name-asian="Arial1" style:font-name-complex="Arial1"/>
    </style:style>
    <style:style style:name="T3" style:family="text">
      <style:text-properties style:font-name="Arial1" style:font-name-asian="Arial1" style:font-weight-asian="bold" style:font-name-complex="Arial1" style:font-weight-complex="bold"/>
    </style:style>
    <style:style style:name="T4" style:family="text">
      <style:text-properties style:font-name-asian="SimSun" style:font-name-complex="Mangal"/>
    </style:style>
    <style:style style:name="T5" style:family="text">
      <style:text-properties style:font-name-asian="SimSun" style:font-style-asian="italic" style:font-weight-asian="normal" style:font-name-complex="Mangal" style:font-style-complex="italic" style:font-weight-complex="normal"/>
    </style:style>
    <style:style style:name="T6" style:family="text">
      <style:text-properties style:font-name-asian="SimSun" style:font-style-asian="italic" style:font-name-complex="Mangal" style:font-style-complex="italic"/>
    </style:style>
    <style:style style:name="T7" style:family="text">
      <style:text-properties style:font-name-asian="SimSun" style:font-style-asian="normal" style:font-name-complex="Mangal" style:font-style-complex="normal"/>
    </style:style>
    <style:style style:name="T8" style:family="text">
      <style:text-properties style:font-name-asian="SimSun" style:font-weight-asian="bold" style:font-name-complex="Mangal" style:font-weight-complex="bold"/>
    </style:style>
    <style:style style:name="T9" style:family="text">
      <style:text-properties fo:font-weight="normal"/>
    </style:style>
    <style:style style:name="T10" style:family="text">
      <style:text-properties fo:font-weight="normal" style:font-name-asian="SimSun" style:font-weight-asian="normal" style:font-name-complex="Mangal" style:font-weight-complex="normal"/>
    </style:style>
    <style:style style:name="T11" style:family="text">
      <style:text-properties fo:font-weight="normal" style:font-name-asian="SimSun" style:font-style-asian="italic" style:font-weight-asian="normal" style:font-name-complex="Mangal" style:font-style-complex="italic" style:font-weight-complex="normal"/>
    </style:style>
    <style:style style:name="T12" style:family="text">
      <style:text-properties fo:font-weight="normal" style:font-name-asian="SimSun" style:font-style-asian="normal" style:font-weight-asian="normal" style:font-name-complex="Mangal" style:font-style-complex="normal" style:font-weight-complex="normal"/>
    </style:style>
    <style:style style:name="T13" style:family="text">
      <style:text-properties fo:font-weight="normal" style:font-weight-asian="normal" style:font-weight-complex="normal"/>
    </style:style>
    <style:style style:name="T14" style:family="text">
      <style:text-properties fo:font-weight="normal" style:font-style-asian="normal" style:font-style-complex="normal"/>
    </style:style>
    <style:style style:name="T15" style:family="text">
      <style:text-properties fo:font-weight="normal" style:font-style-asian="normal" style:font-weight-asian="normal" style:font-style-complex="normal" style:font-weight-complex="normal"/>
    </style:style>
    <style:style style:name="T16" style:family="text">
      <style:text-properties fo:font-weight="normal" style:font-style-asian="italic" style:font-weight-asian="normal" style:font-style-complex="italic" style:font-weight-complex="normal"/>
    </style:style>
    <style:style style:name="T17" style:family="text">
      <style:text-properties fo:font-variant="normal" fo:text-transform="none" fo:color="#000000" style:text-line-through-style="none" style:font-name="Arial" fo:letter-spacing="normal" fo:font-style="normal" style:text-underline-style="none" fo:font-weight="normal" style:text-blinking="false" fo:background-color="transparent"/>
    </style:style>
    <style:style style:name="T18" style:family="text">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T19" style:family="text">
      <style:text-properties style:text-position="super 58%"/>
    </style:style>
    <style:style style:name="T20" style:family="text">
      <style:text-properties style:text-position="super 58%" fo:font-weight="normal" style:font-weight-asian="normal" style:font-weight-complex="normal"/>
    </style:style>
    <style:style style:name="T21" style:family="text">
      <style:text-properties style:text-position="super 58%" fo:font-weight="normal" style:font-name-asian="SimSun" style:font-weight-asian="normal" style:font-name-complex="Mangal" style:font-weight-complex="normal"/>
    </style:style>
    <style:style style:name="T22" style:family="text">
      <style:text-properties style:text-position="super 58%" fo:font-weight="normal" style:font-style-asian="italic" style:font-weight-asian="normal" style:font-style-complex="italic" style:font-weight-complex="normal"/>
    </style:style>
    <style:style style:name="T23" style:family="text">
      <style:text-properties style:text-position="super 58%" style:font-style-asian="italic" style:font-style-complex="italic"/>
    </style:style>
    <style:style style:name="T24" style:family="text">
      <style:text-properties style:text-position="super 58%" style:font-style-asian="normal" style:font-style-complex="normal"/>
    </style:style>
    <style:style style:name="T25" style:family="text">
      <style:text-properties fo:font-weight="bold" style:font-name-asian="SimSun" style:font-style-asian="italic" style:font-weight-asian="bold" style:font-name-complex="Mangal" style:font-style-complex="italic" style:font-weight-complex="bold"/>
    </style:style>
    <style:style style:name="T26" style:family="text">
      <style:text-properties fo:font-weight="bold" style:font-name-asian="SimSun" style:font-weight-asian="bold" style:font-name-complex="Mangal" style:font-weight-complex="bold"/>
    </style:style>
    <style:style style:name="T27" style:family="text">
      <style:text-properties fo:font-weight="bold" style:font-weight-asian="bold" style:font-weight-complex="bold"/>
    </style:style>
    <style:style style:name="T28" style:family="text">
      <style:text-properties fo:font-weight="bold" style:font-style-asian="normal" style:font-weight-asian="bold" style:font-style-complex="normal" style:font-weight-complex="bold"/>
    </style:style>
    <style:style style:name="T29" style:family="text">
      <style:text-properties fo:font-weight="bold" style:font-style-asian="italic" style:font-weight-asian="bold" style:font-style-complex="italic" style:font-weight-complex="bold"/>
    </style:style>
    <style:style style:name="T30" style:family="text">
      <style:text-properties style:font-name-asian="Arial1" style:font-name-complex="Arial1"/>
    </style:style>
    <style:style style:name="T31" style:family="text">
      <style:text-properties style:font-style-asian="normal" style:font-weight-asian="bold" style:font-style-complex="normal" style:font-weight-complex="bold"/>
    </style:style>
    <style:style style:name="T32" style:family="text">
      <style:text-properties style:font-style-asian="normal" style:font-style-complex="normal"/>
    </style:style>
    <style:style style:name="T33" style:family="text">
      <style:text-properties style:font-style-asian="italic" style:font-style-complex="italic"/>
    </style:style>
    <style:style style:name="T34" style:family="text">
      <style:text-properties style:font-style-asian="italic" style:font-weight-asian="normal" style:font-style-complex="italic" style:font-weight-complex="normal"/>
    </style:style>
    <style:style style:name="T35" style:family="text">
      <style:text-properties style:font-weight-asian="normal" style:font-weight-complex="normal"/>
    </style:style>
    <style:style style:name="fr1" style:family="graphic" style:parent-style-name="Frame">
      <style:graphic-properties style:vertical-pos="from-top" style:horizontal-pos="from-left" style:horizontal-rel="page"/>
    </style:style>
    <style:style style:name="fr2" style:family="graphic" style:parent-style-name="Frame">
      <style:graphic-properties style:vertical-pos="middle" style:vertical-rel="baseline" style:horizontal-pos="from-left" style:horizontal-rel="page"/>
    </style:style>
    <style:style style:name="fr3" style:family="graphic" style:parent-style-name="Frame">
      <style:graphic-properties style:run-through="foreground" style:wrap="none" style:vertical-pos="middle" style:vertical-rel="baseline" style:horizontal-pos="from-left" style:horizontal-rel="page"/>
    </style:style>
    <style:style style:name="fr4" style:family="graphic" style:parent-style-name="Frame">
      <style:graphic-properties style:run-through="foreground" style:wrap="none" style:vertical-pos="from-top" style:horizontal-pos="from-left" style:horizontal-rel="pag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2">QUALITIES</text:h>
      <text:p text:style-name="Text_20_body"/>
      <text:p text:style-name="Text_20_body">Qualities are inherent and passive abilities of a Pokémon. A Pokémon may have several Qualities available, but will have to choose one to be active. This choice can be made during an Extended Rest.</text:p>
      <text:p text:style-name="Text_20_body"/>
      <text:p text:style-name="Text_20_body">Unless specifically stated, activating a Quality is a free action, and can be used as many times as desired during combat. Most Qualities do have a specific trigger, however.</text:p>
      <text:p text:style-name="Text_20_body"/>
      <text:p text:style-name="Text_20_body">TODO: Qualities in alphabetical order.</text:p>
      <text:p text:style-name="Text_20_body"/>
      <text:p text:style-name="Text_20_body"/>
      <text:p text:style-name="Text_20_body"/>
      <text:p text:style-name="Text_20_body"/>
      <text:p text:style-name="Text_20_body"><draw:frame draw:style-name="fr1" draw:name="Frame153" text:anchor-type="as-char" svg:y="-0.0236in" svg:width="2.4165in" draw:z-index="119"><draw:text-box fo:min-height="3.0256in"><table:table table:name="Table155" table:style-name="Table155"><table:table-column table:style-name="Table155.A"/><table:table-row><table:table-cell table:style-name="Table155.A1" office:value-type="string"><text:p text:style-name="P36">Water Veil <text:s text:c="20"/><text:span text:style-name="T1">Quality</text:span></text:p></table:table-cell></table:table-row><table:table-row><table:table-cell table:style-name="Table155.A2" office:value-type="string"><text:p text:style-name="P25">This <text:s/>Pokémon cannot be Burned.</text:p></table:table-cell></table:table-row></table:table><text:p text:style-name="P5"/></draw:text-box></draw:frame></text:p>
      <text:p text:style-name="P55"><draw:frame draw:style-name="fr1" draw:name="Frame67" text:anchor-type="as-char" svg:y="-0.0236in" svg:width="2.4165in" draw:z-index="120"><draw:text-box fo:min-height="3.0256in"><table:table table:name="Table93" table:style-name="Table93"><table:table-column table:style-name="Table93.A"/><table:table-row><table:table-cell table:style-name="Table93.A1" office:value-type="string"><text:p text:style-name="P36">Anger Point <text:s text:c="17"/><text:span text:style-name="T1">Quality</text:span></text:p></table:table-cell></table:table-row><table:table-row><table:table-cell table:style-name="Table93.A2" office:value-type="string"><text:p text:style-name="P25">When this Pokémon is struck by a critical hit, it gains a bonus to damage equal to its level for the rest of the encounter.</text:p></table:table-cell></table:table-row></table:table><text:p text:style-name="P5"/></draw:text-box></draw:frame></text:p>
      <text:p text:style-name="Text_20_body"><draw:frame draw:style-name="fr1" draw:name="Frame185" text:anchor-type="as-char" svg:y="-0.0236in" svg:width="2.4165in" draw:z-index="121"><draw:text-box fo:min-height="3.0256in"><table:table table:name="Table187" table:style-name="Table187"><table:table-column table:style-name="Table187.A"/><table:table-row><table:table-cell table:style-name="Table187.A1" office:value-type="string"><text:p text:style-name="P36">Big Pecks <text:s text:c="20"/><text:span text:style-name="T1">Quality</text:span></text:p></table:table-cell></table:table-row><table:table-row><table:table-cell table:style-name="Table187.A2" office:value-type="string"><text:p text:style-name="P25">This Pokémon's AC cannot be lowered. </text:p></table:table-cell></table:table-row></table:table><text:p text:style-name="P5"/></draw:text-box></draw:frame><draw:frame draw:style-name="fr1" draw:name="Frame3" text:anchor-type="as-char" svg:y="-0.0236in" svg:width="2.4165in" draw:z-index="122"><draw:text-box fo:min-height="3.0256in"><table:table table:name="Table24" table:style-name="Table24"><table:table-column table:style-name="Table24.A"/><table:table-row><table:table-cell table:style-name="Table24.A1" office:value-type="string"><text:p text:style-name="P36">Blaze <text:s text:c="28"/><text:span text:style-name="T1">Quality</text:span></text:p></table:table-cell></table:table-row><table:table-row><table:table-cell table:style-name="Table24.A2" office:value-type="string"><text:p text:style-name="P24">When bloodied, roll one extra damage die when using Fire attacks.</text:p></table:table-cell></table:table-row></table:table><text:p text:style-name="P5"/></draw:text-box></draw:frame></text:p>
      <text:p text:style-name="Text_20_body"><draw:frame draw:style-name="fr2" draw:name="Frame2" text:anchor-type="as-char" svg:width="2.4165in" draw:z-index="123"><draw:text-box fo:min-height="3.0256in"><table:table table:name="Table10" table:style-name="Table10"><table:table-column table:style-name="Table10.A"/><table:table-row><table:table-cell table:style-name="Table10.A1" office:value-type="string"><text:p text:style-name="P36">Chlorophyll <text:s text:c="17"/><text:span text:style-name="T1">Quality</text:span></text:p></table:table-cell></table:table-row><table:table-row><table:table-cell table:style-name="Table10.A2" office:value-type="string"><text:p text:style-name="P24">When the Pokémon begins its turn in Intense Sunlight, its Speed is doubled for that turn.</text:p></table:table-cell></table:table-row></table:table><text:p text:style-name="P2"/></draw:text-box></draw:frame></text:p>
      <text:p text:style-name="Text_20_body"><draw:frame draw:style-name="fr2" draw:name="Frame1" text:anchor-type="as-char" svg:width="2.4165in" draw:z-index="124"><draw:text-box fo:min-height="3.0256in"><table:table table:name="Table8" table:style-name="Table8"><table:table-column table:style-name="Table8.A"/><table:table-row><table:table-cell table:style-name="Table8.A1" office:value-type="string"><text:p text:style-name="P36">Cute Charm <text:s text:c="17"/><text:span text:style-name="T1">Quality</text:span></text:p></table:table-cell></table:table-row><table:table-row><table:table-cell table:style-name="Table8.A2" office:value-type="string"><text:p text:style-name="P24">When a melee attack hits this Pokémon, make a Charisma vs. Will attack. On a hit, the enemy is Infatuated with this Pokémon.</text:p></table:table-cell></table:table-row></table:table><text:p text:style-name="P2"/></draw:text-box></draw:frame></text:p>
      <text:p text:style-name="Text_20_body"><draw:frame draw:style-name="fr1" draw:name="Frame219" text:anchor-type="as-char" svg:y="-0.0236in" svg:width="2.4165in" draw:z-index="125"><draw:text-box fo:min-height="3.0256in"><table:table table:name="Table221" table:style-name="Table221"><table:table-column table:style-name="Table221.A"/><table:table-row><table:table-cell table:style-name="Table221.A1" office:value-type="string"><text:p text:style-name="P36">Damp <text:s text:c="27"/><text:span text:style-name="T1">Quality</text:span></text:p></table:table-cell></table:table-row><table:table-row><table:table-cell table:style-name="Table221.A2" office:value-type="string"><text:p text:style-name="P25">Explosion and Selfdestruct cannot be used with 10 of this Pokémon.</text:p></table:table-cell></table:table-row></table:table><text:p text:style-name="P5"/></draw:text-box></draw:frame></text:p>
      <text:p text:style-name="Text_20_body"><text:soft-page-break/><draw:frame draw:style-name="fr1" draw:name="Frame202" text:anchor-type="as-char" svg:y="-0.0236in" svg:width="2.4165in" draw:z-index="126"><draw:text-box fo:min-height="3.0256in"><table:table table:name="Table204" table:style-name="Table204"><table:table-column table:style-name="Table204.A"/><table:table-row><table:table-cell table:style-name="Table204.A1" office:value-type="string"><text:p text:style-name="P36">Defiant <text:s text:c="25"/><text:span text:style-name="T1">Quality</text:span></text:p></table:table-cell></table:table-row><table:table-row><table:table-cell table:style-name="Table204.A2" office:value-type="string"><text:p text:style-name="P25">This Pokémon receives a stacking +1 bonus to damage for the rest of the encounter each time it receives a penalty to attack rolls, defenses, or speed.</text:p></table:table-cell></table:table-row></table:table><text:p text:style-name="P5"/></draw:text-box></draw:frame></text:p>
      <text:p text:style-name="Text_20_body"><draw:frame draw:style-name="fr1" draw:name="Frame220" text:anchor-type="as-char" svg:y="-0.0236in" svg:width="2.4165in" draw:z-index="127"><draw:text-box fo:min-height="3.0256in"><table:table table:name="Table222" table:style-name="Table222"><table:table-column table:style-name="Table222.A"/><table:table-row><table:table-cell table:style-name="Table222.A1" office:value-type="string"><text:p text:style-name="P36">Drizzle <text:s text:c="26"/><text:span text:style-name="T1">Quality</text:span></text:p></table:table-cell></table:table-row><table:table-row><table:table-cell table:style-name="Table222.A2" office:value-type="string"><text:p text:style-name="P25">When this Pokémon inters battle, the whether changes to Heavy Rain.</text:p></table:table-cell></table:table-row></table:table><text:p text:style-name="P5"/></draw:text-box></draw:frame></text:p>
      <text:p text:style-name="Text_20_body"><draw:frame draw:style-name="fr3" draw:name="Frame7" text:anchor-type="as-char" svg:width="2.4165in" draw:z-index="128"><draw:text-box fo:min-height="3.0256in"><table:table table:name="Table53" table:style-name="Table53"><table:table-column table:style-name="Table53.A"/><table:table-row><table:table-cell table:style-name="Table53.A1" office:value-type="string"><text:p text:style-name="P36">Friend Guard <text:s text:c="14"/><text:span text:style-name="T1">Quality</text:span></text:p></table:table-cell></table:table-row><table:table-row><table:table-cell table:style-name="Table53.A2" office:value-type="string"><text:p text:style-name="P24">Allied <text:span text:style-name="T35">Pokémon within 5 take less damage from attacks equal to this Pokémon's level.</text:span></text:p></table:table-cell></table:table-row></table:table><text:p text:style-name="P5"/></draw:text-box></draw:frame></text:p>
      <text:p text:style-name="Text_20_body"><draw:frame draw:style-name="fr1" draw:name="Frame5" text:anchor-type="as-char" svg:y="-1.4665in" svg:width="2.4165in" draw:z-index="129"><draw:text-box fo:min-height="3.0256in"><table:table table:name="Table15" table:style-name="Table15"><table:table-column table:style-name="Table15.A"/><table:table-row><table:table-cell table:style-name="Table15.A1" office:value-type="string"><text:p text:style-name="P36">Guts <text:s text:c="29"/><text:span text:style-name="T1">Quality</text:span></text:p></table:table-cell></table:table-row><table:table-row><table:table-cell table:style-name="Table15.A2" office:value-type="string"><text:p text:style-name="P23">When the Pokémon is effected by a Body Status Condition, it gains a bonus to damage rolls on Physical attacks equal to one-half of its level (minimum 1) . The Pokemon ignores the halving of damage due to being Burned.</text:p></table:table-cell></table:table-row></table:table><text:p text:style-name="P5"/></draw:text-box></draw:frame></text:p>
      <text:p text:style-name="Text_20_body"><draw:frame draw:style-name="fr1" draw:name="Frame187" text:anchor-type="as-char" svg:y="-0.0236in" svg:width="2.4165in" draw:z-index="130"><draw:text-box fo:min-height="3.0256in"><table:table table:name="Table189" table:style-name="Table189"><table:table-column table:style-name="Table189.A"/><table:table-row><table:table-cell table:style-name="Table189.A1" office:value-type="string"><text:p text:style-name="P36">Hustle <text:s text:c="20"/><text:span text:style-name="T1">Quality</text:span></text:p></table:table-cell></table:table-row><table:table-row><table:table-cell table:style-name="Table189.A2" office:value-type="string"><text:p text:style-name="P25">This Pokémon gains a +4 to damage and a -2 to attacks, for Physical powers.</text:p></table:table-cell></table:table-row></table:table><text:p text:style-name="P5"/></draw:text-box></draw:frame></text:p>
      <text:p text:style-name="Text_20_body"><draw:frame draw:style-name="fr2" draw:name="Frame6" text:anchor-type="as-char" svg:width="2.4165in" draw:z-index="131"><draw:text-box fo:min-height="3.0256in"><table:table table:name="Table16" table:style-name="Table16"><table:table-column table:style-name="Table16.A"/><table:table-row><table:table-cell table:style-name="Table16.A1" office:value-type="string"><text:p text:style-name="P36">Inner Focus <text:s text:c="17"/><text:span text:style-name="T1">Quality</text:span></text:p></table:table-cell></table:table-row><table:table-row><table:table-cell table:style-name="Table16.A2" office:value-type="string"><text:p text:style-name="P23">Enemy Pokémon cannot cause this <text:s/>Pokémon to Flinch.</text:p></table:table-cell></table:table-row></table:table><text:p text:style-name="P5"/></draw:text-box></draw:frame></text:p>
      <text:p text:style-name="Text_20_body"><draw:frame draw:style-name="fr1" draw:name="Frame215" text:anchor-type="as-char" svg:y="-0.0236in" svg:width="2.4165in" draw:z-index="132"><draw:text-box fo:min-height="3.0256in"><table:table table:name="Table217" table:style-name="Table217"><table:table-column table:style-name="Table217.A"/><table:table-row><table:table-cell table:style-name="Table217.A1" office:value-type="string"><text:p text:style-name="P36">Intimidate <text:s text:c="20"/><text:span text:style-name="T1">Quality</text:span></text:p></table:table-cell></table:table-row><table:table-row><table:table-cell table:style-name="Table217.A2" office:value-type="string"><text:p text:style-name="P25">All opponents who can see this Pokémon have their physical damage dealt reduced by ½ this Pokémon's level (minimum 1).</text:p></table:table-cell></table:table-row></table:table><text:p text:style-name="P5"/></draw:text-box></draw:frame></text:p>
      <text:p text:style-name="Text_20_body"><draw:frame draw:style-name="fr1" draw:name="Frame183" text:anchor-type="as-char" svg:y="-0.0236in" svg:width="2.4165in" draw:z-index="133"><draw:text-box fo:min-height="3.0256in"><table:table table:name="Table185" table:style-name="Table185"><table:table-column table:style-name="Table185.A"/><table:table-row><table:table-cell table:style-name="Table185.A1" office:value-type="string"><text:p text:style-name="P36">Keen Eye <text:s text:c="21"/><text:span text:style-name="T1">Quality</text:span></text:p></table:table-cell></table:table-row><table:table-row><table:table-cell table:style-name="Table185.A2" office:value-type="string"><text:p text:style-name="P25">This Pokémon is immune to attack roll penalties.</text:p></table:table-cell></table:table-row></table:table><text:p text:style-name="P5"/></draw:text-box></draw:frame></text:p>
      <text:p text:style-name="Standard"><draw:frame draw:style-name="fr2" draw:name="Frame55" text:anchor-type="as-char" svg:width="2.4165in" draw:z-index="134"><draw:text-box fo:min-height="3.0256in"><table:table table:name="Table82" table:style-name="Table82"><table:table-column table:style-name="Table82.A"/><table:table-row><table:table-cell table:style-name="Table82.A1" office:value-type="string"><text:p text:style-name="P36">Leaf Guard <text:s text:c="18"/><text:span text:style-name="T1">Quality</text:span></text:p></table:table-cell></table:table-row><table:table-row><table:table-cell table:style-name="Table82.A2" office:value-type="string"><text:p text:style-name="P23">If starting it's turn in Intense Sunlight, the <text:s/>Pokémon may make an extra saving throw at the beginning of the turn for each Body Condition on the Pokémon. </text:p></table:table-cell></table:table-row></table:table><text:p text:style-name="P5"/></draw:text-box></draw:frame><text:soft-page-break/><draw:frame draw:style-name="fr3" draw:name="Frame4" text:anchor-type="as-char" svg:width="2.4165in" draw:z-index="135"><draw:text-box fo:min-height="3.0256in"><table:table table:name="Table22" table:style-name="Table22"><table:table-column table:style-name="Table22.A"/><table:table-row><table:table-cell table:style-name="Table22.A1" office:value-type="string"><text:p text:style-name="P36">Lightningrod <text:s text:c="15"/><text:span text:style-name="T1">Quality</text:span></text:p></table:table-cell></table:table-row><table:table-row><table:table-cell table:style-name="Table22.A2" office:value-type="string"><text:p text:style-name="P23">This Pokémon is immune to Electric attacks. </text:p><text:p text:style-name="P23"><text:line-break/>Ranged, burst, or blast Electric attacks made within 5 of this Pokémon must target this Pokémon. <text:line-break/><text:line-break/>When this Pokémon is hit by an Electric attack, it gains a cumulative bonus to its Electric damage equal to half of its level.</text:p></table:table-cell></table:table-row></table:table><text:p text:style-name="P5"/></draw:text-box></draw:frame><draw:frame draw:style-name="fr4" draw:name="Frame8" text:anchor-type="as-char" svg:y="-1.198in" svg:width="2.4165in" draw:z-index="136"><draw:text-box fo:min-height="3.0256in"><table:table table:name="Table25" table:style-name="Table25"><table:table-column table:style-name="Table25.A"/><table:table-row><table:table-cell table:style-name="Table25.A1" office:value-type="string"><text:p text:style-name="P36">Magic Guard <text:s text:c="15"/><text:span text:style-name="T1">Quality</text:span></text:p></table:table-cell></table:table-row><table:table-row><table:table-cell table:style-name="Table25.A2" office:value-type="string"><text:p text:style-name="P23">This Pokémon takes reduced damage when damage is not dealt through attack rolls, such as ongoing damage. All such damage is reduced by ½ level (minimum 1).</text:p></table:table-cell></table:table-row></table:table><text:p text:style-name="P5"/></draw:text-box></draw:frame><draw:frame draw:style-name="fr3" draw:name="Frame9" text:anchor-type="as-char" svg:width="2.4165in" draw:z-index="137"><draw:text-box fo:min-height="3.0256in"><table:table table:name="Table52" table:style-name="Table52"><table:table-column table:style-name="Table52.A"/><table:table-row><table:table-cell table:style-name="Table52.A1" office:value-type="string"><text:p text:style-name="P36">Marvel Scale <text:s text:c="15"/><text:span text:style-name="T1">Quality</text:span></text:p></table:table-cell></table:table-row><table:table-row><table:table-cell table:style-name="Table52.A2" office:value-type="string"><text:p text:style-name="P24">When afflicted with a Body Condition, the <text:s/>Pokémon's defenses increase by ½ level (minimum 1) for the remainder of the encounter. This effect does not stack with itself.</text:p></table:table-cell></table:table-row></table:table><text:p text:style-name="P5"/></draw:text-box></draw:frame></text:p>
      <text:p text:style-name="Standard"><draw:frame draw:style-name="fr1" draw:name="Frame216" text:anchor-type="as-char" svg:y="-0.0236in" svg:width="2.4165in" draw:z-index="138"><draw:text-box fo:min-height="3.0256in"><table:table table:name="Table218" table:style-name="Table218"><table:table-column table:style-name="Table218.A"/><table:table-row><table:table-cell table:style-name="Table218.A1" office:value-type="string"><text:p text:style-name="P36">Moxie <text:s text:c="27"/><text:span text:style-name="T1">Quality</text:span></text:p></table:table-cell></table:table-row><table:table-row><table:table-cell table:style-name="Table218.A2" office:value-type="string"><text:p text:style-name="P25">When this Pokémon brings another <text:s/>Pokémon to 0 hit points or below, it gains it's level as a Physical damage bonus for the rest of the encounter.</text:p></table:table-cell></table:table-row></table:table><text:p text:style-name="P5"/></draw:text-box></draw:frame></text:p>
      <text:p text:style-name="Standard"><draw:frame draw:style-name="fr3" draw:name="Frame115" text:anchor-type="as-char" svg:width="2.4165in" draw:z-index="139"><draw:text-box fo:min-height="3.0256in"><table:table table:name="Table117" table:style-name="Table117"><table:table-column table:style-name="Table117.A"/><table:table-row><table:table-cell table:style-name="Table117.A1" office:value-type="string"><text:p text:style-name="P36">Multiscale <text:s text:c="15"/><text:span text:style-name="T1">Quality</text:span></text:p></table:table-cell></table:table-row><table:table-row><table:table-cell table:style-name="Table117.A2" office:value-type="string"><text:p text:style-name="P24">When at full HP, damage taken is reduced by its level.</text:p></table:table-cell></table:table-row></table:table><text:p text:style-name="P5"/></draw:text-box></draw:frame></text:p>
      <text:p text:style-name="Text_20_body"><draw:frame draw:style-name="fr3" draw:name="Frame10" text:anchor-type="as-char" svg:width="2.4165in" draw:z-index="140"><draw:text-box fo:min-height="3.0256in"><table:table table:name="Table20" table:style-name="Table20"><table:table-column table:style-name="Table20.A"/><table:table-row><table:table-cell table:style-name="Table20.A1" office:value-type="string"><text:p text:style-name="P36">No Guard <text:s text:c="21"/><text:span text:style-name="T1">Quality</text:span></text:p></table:table-cell></table:table-row><table:table-row><table:table-cell table:style-name="Table20.A2" office:value-type="string"><text:p text:style-name="P24">Add ½ this Pokémon's level (minimum 1) to the attack rolls of all Pokémon on the field (including enemies).</text:p></table:table-cell></table:table-row></table:table><text:p text:style-name="P5"/></draw:text-box></draw:frame></text:p>
      <text:p text:style-name="Text_20_body"><draw:frame draw:style-name="fr1" draw:name="Frame11" text:anchor-type="as-char" svg:y="-0.0236in" svg:width="2.4165in" draw:z-index="141"><draw:text-box fo:min-height="3.0256in"><table:table table:name="Table23" table:style-name="Table23"><table:table-column table:style-name="Table23.A"/><table:table-row><table:table-cell table:style-name="Table23.A1" office:value-type="string"><text:p text:style-name="P36">Overgrow <text:s text:c="20"/><text:span text:style-name="T1">Quality</text:span></text:p></table:table-cell></table:table-row><table:table-row><table:table-cell table:style-name="Table23.A2" office:value-type="string"><text:p text:style-name="P24">When bloodied, roll one extra damage die when using Grass attacks.</text:p></table:table-cell></table:table-row></table:table><text:p text:style-name="P5"/></draw:text-box></draw:frame></text:p>
      <text:p text:style-name="Text_20_body"><draw:frame draw:style-name="fr1" draw:name="Frame154" text:anchor-type="as-char" svg:y="-0.0236in" svg:width="2.4165in" draw:z-index="142"><draw:text-box fo:min-height="3.0256in"><table:table table:name="Table156" table:style-name="Table156"><table:table-column table:style-name="Table156.A"/><table:table-row><table:table-cell table:style-name="Table156.A1" office:value-type="string"><text:p text:style-name="P36">Pressure <text:s text:c="22"/><text:span text:style-name="T1">Quality</text:span></text:p></table:table-cell></table:table-row><table:table-row><table:table-cell table:style-name="Table156.A2" office:value-type="string"><text:p text:style-name="P25">Attacks targeting this Pokémon have their recharge value increased by one, max 6.</text:p></table:table-cell></table:table-row></table:table><text:p text:style-name="P5"/></draw:text-box></draw:frame></text:p>
      <text:p text:style-name="Text_20_body"><draw:frame draw:style-name="fr1" draw:name="Frame12" text:anchor-type="as-char" svg:y="-0.0236in" svg:width="2.4165in" draw:z-index="143"><draw:text-box fo:min-height="3.0256in"><table:table table:name="Table9" table:style-name="Table9"><table:table-column table:style-name="Table9.A"/><table:table-row><table:table-cell table:style-name="Table9.A1" office:value-type="string"><text:p text:style-name="P36">Rain Dish <text:s text:c="20"/><text:span text:style-name="T1">Quality</text:span></text:p></table:table-cell></table:table-row><table:table-row><table:table-cell table:style-name="Table9.A2" office:value-type="string"><text:p text:style-name="P24">If the Pokémon ends its turn in Heavy Rain, it regenerates HP equal to its level.</text:p></table:table-cell></table:table-row></table:table><text:p text:style-name="P5"/></draw:text-box></draw:frame></text:p>
      <text:p text:style-name="Text_20_body"><text:soft-page-break/><draw:frame draw:style-name="fr1" draw:name="Frame212" text:anchor-type="as-char" svg:y="-0.0236in" svg:width="2.4165in" draw:z-index="144"><draw:text-box fo:min-height="3.0256in"><table:table table:name="Table214" table:style-name="Table214"><table:table-column table:style-name="Table214.A"/><table:table-row><table:table-cell table:style-name="Table214.A1" office:value-type="string"><text:p text:style-name="P36">Rattled <text:s text:c="25"/><text:span text:style-name="T1">Quality</text:span></text:p></table:table-cell></table:table-row><table:table-row><table:table-cell table:style-name="Table214.A2" office:value-type="string"><text:p text:style-name="P25">This Pokémon's Speed is increased by 2 for the next turn when hit by a Bug, Ghost, or Dark type attack.</text:p></table:table-cell></table:table-row></table:table><text:p text:style-name="P5"/></draw:text-box></draw:frame></text:p>
      <text:p text:style-name="Text_20_body"><draw:frame draw:style-name="fr1" draw:name="Frame56" text:anchor-type="as-char" svg:y="-0.0236in" svg:width="2.4165in" draw:z-index="145"><draw:text-box fo:min-height="3.0256in"><table:table table:name="Table83" table:style-name="Table83"><table:table-column table:style-name="Table83.A"/><table:table-row><table:table-cell table:style-name="Table83.A1" office:value-type="string"><text:p text:style-name="P36">Regenerator <text:s text:c="16"/><text:span text:style-name="T1">Quality</text:span></text:p></table:table-cell></table:table-row><table:table-row><table:table-cell table:style-name="Table83.A2" office:value-type="string"><text:p text:style-name="P24">When switched out during combat, this Pokémon may spend a healing surge to regain it's surge value in HP. Additionally, it may use this power as many times as the trainer wants between battle.</text:p></table:table-cell></table:table-row></table:table><text:p text:style-name="P5"/></draw:text-box></draw:frame></text:p>
      <text:p text:style-name="Text_20_body"><draw:frame draw:style-name="fr1" draw:name="Frame182" text:anchor-type="as-char" svg:y="-0.0236in" svg:width="2.4165in" draw:z-index="146"><draw:text-box fo:min-height="3.0256in"><table:table table:name="Table184" table:style-name="Table184"><table:table-column table:style-name="Table184.A"/><table:table-row><table:table-cell table:style-name="Table184.A1" office:value-type="string"><text:p text:style-name="P36">Run Away <text:s text:c="17"/><text:span text:style-name="T1">Quality</text:span></text:p></table:table-cell></table:table-row><table:table-row><table:table-cell table:style-name="Table184.A2" office:value-type="string"><text:p text:style-name="P25">This Pokémon is immune to opportunity attacks.</text:p></table:table-cell></table:table-row></table:table><text:p text:style-name="P5"/></draw:text-box></draw:frame></text:p>
      <text:p text:style-name="Text_20_body"><draw:frame draw:style-name="fr1" draw:name="Frame13" text:anchor-type="as-char" svg:y="-0.0236in" svg:width="2.4165in" draw:z-index="147"><draw:text-box fo:min-height="3.0256in"><table:table table:name="Table13" table:style-name="Table13"><table:table-column table:style-name="Table13.A"/><table:table-row><table:table-cell table:style-name="Table13.A1" office:value-type="string"><text:p text:style-name="P36">Sand Veil <text:s text:c="21"/><text:span text:style-name="T1">Quality</text:span></text:p></table:table-cell></table:table-row><table:table-row><table:table-cell table:style-name="Table13.A2" office:value-type="string"><text:p text:style-name="P24">While in a Sandstorm, this Pokémon gains concealment.</text:p></table:table-cell></table:table-row></table:table><text:p text:style-name="P5"/></draw:text-box></draw:frame></text:p>
      <text:p text:style-name="Text_20_body"><draw:frame draw:style-name="fr1" draw:name="Frame14" text:anchor-type="as-char" svg:y="-0.0236in" svg:width="2.4165in" draw:z-index="148"><draw:text-box fo:min-height="3.0256in"><table:table table:name="Table17" table:style-name="Table17"><table:table-column table:style-name="Table17.A"/><table:table-row><table:table-cell table:style-name="Table17.A1" office:value-type="string"><text:p text:style-name="P36">Shed Skin <text:s text:c="20"/><text:span text:style-name="T1">Quality</text:span></text:p></table:table-cell></table:table-row><table:table-row><table:table-cell table:style-name="Table17.A2" office:value-type="string"><text:p text:style-name="P24">The Pokémon gains a ½ level (minimum 1) bonus to Saving Throws against Body Conditions.</text:p></table:table-cell></table:table-row></table:table><text:p text:style-name="P5"/></draw:text-box></draw:frame></text:p>
      <text:p text:style-name="Text_20_body"><draw:frame draw:style-name="fr1" draw:name="Frame181" text:anchor-type="as-char" svg:y="-0.0236in" svg:width="2.4165in" draw:z-index="149"><draw:text-box fo:min-height="3.0256in"><table:table table:name="Table183" table:style-name="Table183"><table:table-column table:style-name="Table183.A"/><table:table-row><table:table-cell table:style-name="Table183.A1" office:value-type="string"><text:p text:style-name="P36">Shield Dust <text:s text:c="17"/><text:span text:style-name="T1">Quality</text:span></text:p></table:table-cell></table:table-row><table:table-row><table:table-cell table:style-name="Table183.A2" office:value-type="string"><text:p text:style-name="P25">This Pokémon is immune to secondary attacks.</text:p></table:table-cell></table:table-row></table:table><text:p text:style-name="P5"/></draw:text-box></draw:frame></text:p>
      <text:p text:style-name="Text_20_body"><draw:frame draw:style-name="fr1" draw:name="Frame155" text:anchor-type="as-char" svg:y="-0.0236in" svg:width="2.4165in" draw:z-index="150"><draw:text-box fo:min-height="3.0256in"><table:table table:name="Table157" table:style-name="Table157"><table:table-column table:style-name="Table157.A"/><table:table-row><table:table-cell table:style-name="Table157.A1" office:value-type="string"><text:p text:style-name="P36">Snow Cloak <text:s text:c="17"/><text:span text:style-name="T1">Quality</text:span></text:p></table:table-cell></table:table-row><table:table-row><table:table-cell table:style-name="Table157.A2" office:value-type="string"><text:p text:style-name="P25">All defenses increase by +2 during Hail. This Pokémon becomes immune to the damaging effects of Hail.</text:p></table:table-cell></table:table-row></table:table><text:p text:style-name="P5"/></draw:text-box></draw:frame></text:p>
      <text:p text:style-name="Text_20_body"><draw:frame draw:style-name="fr1" draw:name="Frame188" text:anchor-type="as-char" svg:y="-0.0236in" svg:width="2.4165in" draw:z-index="151"><draw:text-box fo:min-height="3.0256in"><table:table table:name="Table190" table:style-name="Table190"><table:table-column table:style-name="Table190.A"/><table:table-row><table:table-cell table:style-name="Table190.A1" office:value-type="string"><text:p text:style-name="P36">Sniper <text:s text:c="26"/><text:span text:style-name="T1">Quality</text:span></text:p></table:table-cell></table:table-row><table:table-row><table:table-cell table:style-name="Table190.A2" office:value-type="string"><text:p text:style-name="P25">When this Pokémon scores a critical hit, add an extra die of damage.</text:p></table:table-cell></table:table-row></table:table><text:p text:style-name="P5"/></draw:text-box></draw:frame></text:p>
      <text:p text:style-name="Text_20_body"><draw:frame draw:style-name="fr1" draw:name="Frame15" text:anchor-type="as-char" svg:y="-0.0236in" svg:width="2.4165in" draw:z-index="152"><draw:text-box fo:min-height="3.0256in"><table:table table:name="Table54" table:style-name="Table54"><table:table-column table:style-name="Table54.A"/><table:table-row><table:table-cell table:style-name="Table54.A1" office:value-type="string"><text:p text:style-name="P36">Solar Power <text:s text:c="16"/><text:span text:style-name="T1">Quality</text:span></text:p></table:table-cell></table:table-row><table:table-row><table:table-cell table:style-name="Table54.A2" office:value-type="string"><text:p text:style-name="P24">When beginning it’s turn in Intense Sunlight, as a free action the Pokémon may choose to consume a healing surge in order to add its level to it’s damage rolls for this turn.</text:p></table:table-cell></table:table-row></table:table><text:p text:style-name="P5"/></draw:text-box></draw:frame></text:p>
      <text:p text:style-name="Text_20_body"><text:soft-page-break/><draw:frame draw:style-name="fr1" draw:name="Frame16" text:anchor-type="as-char" svg:y="-0.0236in" svg:width="2.4165in" draw:z-index="153"><draw:text-box fo:min-height="3.0256in"><table:table table:name="Table55" table:style-name="Table55"><table:table-column table:style-name="Table55.A"/><table:table-row><table:table-cell table:style-name="Table55.A1" office:value-type="string"><text:p text:style-name="P36">Static <text:s text:c="27"/><text:span text:style-name="T1">Quality</text:span></text:p></table:table-cell></table:table-row><table:table-row><table:table-cell table:style-name="Table55.A2" office:value-type="string"><text:p text:style-name="P25">When an enemy Pokémon hits this Pokémon <text:s/>with a melee attack, make an Int vs Fort attack. On a hit, the target is Paralyzed.</text:p></table:table-cell></table:table-row></table:table><text:p text:style-name="P5"/></draw:text-box></draw:frame></text:p>
      <text:p text:style-name="Text_20_body"><draw:frame draw:style-name="fr1" draw:name="Frame17" text:anchor-type="as-char" svg:y="-0.0236in" svg:width="2.4165in" draw:z-index="154"><draw:text-box fo:min-height="3.0256in"><table:table table:name="Table56" table:style-name="Table56"><table:table-column table:style-name="Table56.A"/><table:table-row><table:table-cell table:style-name="Table56.A1" office:value-type="string"><text:p text:style-name="P36">Steadfast <text:s text:c="21"/><text:span text:style-name="T1">Quality</text:span></text:p></table:table-cell></table:table-row><table:table-row><table:table-cell table:style-name="Table56.A2" office:value-type="string"><text:p text:style-name="P25">Each time the Pokémon Flinches, it's Speed increases by 1 for the rest of the encounter.</text:p></table:table-cell></table:table-row></table:table><text:p text:style-name="P5"/></draw:text-box></draw:frame></text:p>
      <text:p text:style-name="Text_20_body"><draw:frame draw:style-name="fr1" draw:name="Frame211" text:anchor-type="as-char" svg:y="-0.0236in" svg:width="2.4165in" draw:z-index="155"><draw:text-box fo:min-height="3.0256in"><table:table table:name="Table213" table:style-name="Table213"><table:table-column table:style-name="Table213.A"/><table:table-row><table:table-cell table:style-name="Table213.A1" office:value-type="string"><text:p text:style-name="P36">Swift Swim <text:s text:c="18"/><text:span text:style-name="T1">Quality</text:span></text:p></table:table-cell></table:table-row><table:table-row><table:table-cell table:style-name="Table213.A2" office:value-type="string"><text:p text:style-name="P25">This Pokémon's Speed is doubled while in Heavy Rain.</text:p></table:table-cell></table:table-row></table:table><text:p text:style-name="P5"/></draw:text-box></draw:frame></text:p>
      <text:p text:style-name="Text_20_body"><draw:frame draw:style-name="fr1" draw:name="Frame18" text:anchor-type="as-char" svg:y="-0.0236in" svg:width="2.4165in" draw:z-index="156"><draw:text-box fo:min-height="3.0256in"><table:table table:name="Table57" table:style-name="Table57"><table:table-column table:style-name="Table57.A"/><table:table-row><table:table-cell table:style-name="Table57.A1" office:value-type="string"><text:p text:style-name="P36">Synchronize <text:s text:c="16"/><text:span text:style-name="T1">Quality</text:span></text:p></table:table-cell></table:table-row><table:table-row><table:table-cell table:style-name="Table57.A2" office:value-type="string"><text:p text:style-name="P25">If an enemy Pokémon inflicts a Condition on this Pokémon, it is also affected by the Condition.</text:p></table:table-cell></table:table-row></table:table><text:p text:style-name="P5"/></draw:text-box></draw:frame></text:p>
      <text:p text:style-name="Text_20_body"><draw:frame draw:style-name="fr1" draw:name="Frame184" text:anchor-type="as-char" svg:y="-0.0236in" svg:width="2.4165in" draw:z-index="157"><draw:text-box fo:min-height="3.0256in"><table:table table:name="Table186" table:style-name="Table186"><table:table-column table:style-name="Table186.A"/><table:table-row><table:table-cell table:style-name="Table186.A1" office:value-type="string"><text:p text:style-name="P36">Tangled Feet <text:s text:c="15"/><text:span text:style-name="T1">Quality</text:span></text:p></table:table-cell></table:table-row><table:table-row><table:table-cell table:style-name="Table186.A2" office:value-type="string"><text:p text:style-name="P25">This Pokémon gains a +4 to all defenses while Confused.</text:p></table:table-cell></table:table-row></table:table><text:p text:style-name="P5"/></draw:text-box></draw:frame></text:p>
      <text:p text:style-name="Text_20_body"><draw:frame draw:style-name="fr1" draw:name="Frame19" text:anchor-type="as-char" svg:y="-0.0236in" svg:width="2.4165in" draw:z-index="158"><draw:text-box fo:min-height="3.0256in"><table:table table:name="Table58" table:style-name="Table58"><table:table-column table:style-name="Table58.A"/><table:table-row><table:table-cell table:style-name="Table58.A1" office:value-type="string"><text:p text:style-name="P36">Torrent <text:s text:c="25"/><text:span text:style-name="T1">Quality</text:span></text:p></table:table-cell></table:table-row><table:table-row><table:table-cell table:style-name="Table58.A2" office:value-type="string"><text:p text:style-name="P25">When bloodied,roll one extra damage die when using Water attacks.</text:p></table:table-cell></table:table-row></table:table><text:p text:style-name="P5"/></draw:text-box></draw:frame></text:p>
      <text:p text:style-name="Text_20_body"><draw:frame draw:style-name="fr1" draw:name="Frame201" text:anchor-type="as-char" svg:y="-0.0236in" svg:width="2.4165in" draw:z-index="159"><draw:text-box fo:min-height="3.0256in"><table:table table:name="Table203" table:style-name="Table203"><table:table-column table:style-name="Table203.A"/><table:table-row><table:table-cell table:style-name="Table203.A1" office:value-type="string"><text:p text:style-name="P36">Vital Spirit <text:s text:c="19"/><text:span text:style-name="T1">Quality</text:span></text:p></table:table-cell></table:table-row><table:table-row><table:table-cell table:style-name="Table203.A2" office:value-type="string"><text:p text:style-name="P25">This Pokémon is immune to Sleep.</text:p></table:table-cell></table:table-row></table:table><text:p text:style-name="P5"/></draw:text-box></draw:frame></text:p>
      <text:p text:style-name="Text_20_body"><draw:frame draw:style-name="fr1" draw:name="Frame218" text:anchor-type="as-char" svg:y="-0.0236in" svg:width="2.4165in" draw:z-index="160"><draw:text-box fo:min-height="3.0256in"><table:table table:name="Table220" table:style-name="Table220"><table:table-column table:style-name="Table220.A"/><table:table-row><table:table-cell table:style-name="Table220.A1" office:value-type="string"><text:p text:style-name="P36">Water Absorb <text:s text:c="14"/><text:span text:style-name="T1">Quality</text:span></text:p></table:table-cell></table:table-row><table:table-row><table:table-cell table:style-name="Table220.A2" office:value-type="string"><text:p text:style-name="P25">When this Pokémon is hit with a Water-type attack, it may immediately spend a healing surge and heal its surge value.</text:p></table:table-cell></table:table-row></table:table><text:p text:style-name="P5"/></draw:text-box></draw:frame></text:p>
      <text:p text:style-name="Text_20_body"><draw:frame draw:style-name="fr1" draw:name="Frame223" text:anchor-type="as-char" svg:y="-0.0236in" svg:width="2.4165in" draw:z-index="222"><draw:text-box fo:min-height="3.0256in"><table:table table:name="Table225" table:style-name="Table225"><table:table-column table:style-name="Table225.A"/><table:table-row><table:table-cell table:style-name="Table225.A1" office:value-type="string"><text:p text:style-name="P36">Water Veil <text:s text:c="20"/><text:span text:style-name="T1">Quality</text:span></text:p></table:table-cell></table:table-row><table:table-row><table:table-cell table:style-name="Table225.A2" office:value-type="string"><text:p text:style-name="P25">This <text:s/>Pokémon cannot be Burned.</text:p></table:table-cell></table:table-row></table:table><text:p text:style-name="P5"/></draw:text-box></draw:frame></text:p>
      <text:p text:style-name="Text_20_body"/>
      <text:h text:style-name="P80" text:outline-level="2">BASIC ATTACKS</text:h>
      <text:p text:style-name="P41"/>
      <text:p text:style-name="P40"><text:span text:style-name="T9">These are at-will attacks which can be used as much as the </text:span><text:span text:style-name="T17">Pokémon wants. A Pokémon may have one Basic Attack active at any given time. Unless otherwise stated, these powers may be used with a charge, opportunity attack, and any time a Basic Attack is called for.</text:span></text:p>
      <text:p text:style-name="P40"/>
      <text:p text:style-name="P40">All basic attacks are untyped.</text:p>
      <text:p text:style-name="P40"/>
      <text:p text:style-name="P40"/>
      <text:p text:style-name="P55"><draw:frame draw:style-name="fr1" draw:name="Frame20" text:anchor-type="as-char" svg:y="-0.0236in" svg:width="2.4165in" draw:z-index="161"><draw:text-box fo:min-height="3.0256in"><table:table table:name="Table11" table:style-name="Table11"><table:table-column table:style-name="Table11.A"/><table:table-row><table:table-cell table:style-name="Table11.A1" office:value-type="string"><text:p text:style-name="P35">Bite <text:s text:c="23"/><text:span text:style-name="T1">Basic Attack </text:span></text:p></table:table-cell></table:table-row><table:table-row><table:table-cell table:style-name="Table11.A2" office:value-type="string"><text:p text:style-name="P20">The foe is bitten with viciously sharp fangs.</text:p><text:p text:style-name="P20"/><text:p text:style-name="P16">At-Will <text:span text:style-name="T2">♦</text:span><text:span text:style-name="T4">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4">Hit:</text:span><text:span text:style-name="T10"> 1d6 + Str untyped damage, and make a secondary attack.</text:span></text:p><text:p text:style-name="P45"><text:span text:style-name="T4">Secondary Target:</text:span><text:span text:style-name="T10"> Same</text:span></text:p><text:p text:style-name="P45"><text:span text:style-name="T4">Secondary Attack:</text:span><text:span text:style-name="T10"> Str vs. Fort</text:span></text:p><text:p text:style-name="P45"><text:span text:style-name="T4">Hit:</text:span><text:span text:style-name="T10"> Target Flinches.</text:span></text:p><text:p text:style-name="P46"/><text:p text:style-name="P16"><text:span text:style-name="T10">Increase damage die to 2d6 at 11</text:span><text:span text:style-name="T21">th</text:span><text:span text:style-name="T10"> level, and 3d6 at 21</text:span><text:span text:style-name="T21">st</text:span><text:span text:style-name="T10"> level.</text:span></text:p></table:table-cell></table:table-row></table:table><text:p text:style-name="P4"/></draw:text-box></draw:frame></text:p>
      <text:p text:style-name="P40"><draw:frame draw:style-name="fr1" draw:name="Frame21" text:anchor-type="as-char" svg:y="-0.0236in" svg:width="2.4165in" draw:z-index="162"><draw:text-box fo:min-height="3.0256in"><table:table table:name="Table12" table:style-name="Table12"><table:table-column table:style-name="Table12.A"/><table:table-row><table:table-cell table:style-name="Table12.A1" office:value-type="string"><text:p text:style-name="P35">Pound <text:s text:c="18"/><text:span text:style-name="T1">Basic Attack </text:span></text:p></table:table-cell></table:table-row><table:table-row><table:table-cell table:style-name="Table12.A2" office:value-type="string"><text:p text:style-name="P20">Pounds the foe with a arm, leg, or tail.</text:p><text:p text:style-name="P20"/><text:p text:style-name="P16">At-Will <text:span text:style-name="T2">♦</text:span><text:span text:style-name="T4">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4">Hit:</text:span><text:span text:style-name="T10"> 1d8 + Str untyped damage. </text:span></text:p><text:p text:style-name="P13"/><text:p text:style-name="P16"><text:span text:style-name="T10">Increase damage die to 2d8 at 11</text:span><text:span text:style-name="T21">th</text:span><text:span text:style-name="T10"> level, and 3d8 at 21</text:span><text:span text:style-name="T21">st</text:span><text:span text:style-name="T10"> level.</text:span></text:p></table:table-cell></table:table-row></table:table><text:p text:style-name="P5"/></draw:text-box></draw:frame></text:p>
      <text:p text:style-name="P40"><draw:frame draw:style-name="fr1" draw:name="Frame22" text:anchor-type="as-char" svg:y="-0.0236in" svg:width="2.4165in" draw:z-index="163"><draw:text-box fo:min-height="3.0256in"><table:table table:name="Table14" table:style-name="Table14"><table:table-column table:style-name="Table14.A"/><table:table-row><table:table-cell table:style-name="Table14.A1" office:value-type="string"><text:p text:style-name="P35">Scratch <text:s text:c="16"/><text:span text:style-name="T1">Basic Attack </text:span></text:p></table:table-cell></table:table-row><table:table-row><table:table-cell table:style-name="Table14.A2" office:value-type="string"><text:p text:style-name="P20">Scratches the foe with sharp claws.</text:p><text:p text:style-name="P20"/><text:p text:style-name="P16">At-Will <text:span text:style-name="T2">♦</text:span><text:span text:style-name="T4">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Dex vs. AC</text:span></text:p><text:p text:style-name="P16"><text:span text:style-name="T4">Hit:</text:span><text:span text:style-name="T10"> 1d6 + Dex untyped damage, and causes the target to bleed, taking your level in Untyped damage at the beginning of their next turn.</text:span></text:p><text:p text:style-name="P13"/><text:p text:style-name="P16"><text:span text:style-name="T10">Increase damage die to 2d6 at 11</text:span><text:span text:style-name="T21">th</text:span><text:span text:style-name="T10"> level, and 3d6 at 21</text:span><text:span text:style-name="T21">st</text:span><text:span text:style-name="T10"> level.</text:span></text:p></table:table-cell></table:table-row></table:table><text:p text:style-name="P5"/></draw:text-box></draw:frame></text:p>
      <text:p text:style-name="P40"><draw:frame draw:style-name="fr1" draw:name="Frame23" text:anchor-type="as-char" svg:y="-0.0236in" svg:width="2.4165in" draw:z-index="164"><draw:text-box fo:min-height="3.0256in"><table:table table:name="Table18" table:style-name="Table18"><table:table-column table:style-name="Table18.A"/><table:table-row><table:table-cell table:style-name="Table18.A1" office:value-type="string"><text:p text:style-name="P35">Tackle <text:s text:c="19"/><text:span text:style-name="T1">Basic Attack </text:span></text:p></table:table-cell></table:table-row><table:table-row><table:table-cell table:style-name="Table18.A2" office:value-type="string"><text:p text:style-name="P20">Charges the foe with a full-body tackle.</text:p><text:p text:style-name="P20"/><text:p text:style-name="P16">At-Will <text:span text:style-name="T2">♦</text:span><text:span text:style-name="T4">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4">Hit:</text:span><text:span text:style-name="T10"> 1d6 + Str untyped damage. You may push the target 1 square if it is your size, smaller, or one size category larger, and this deals additional equal to your level. You may then shift into the space that the target occupied.</text:span></text:p><text:p text:style-name="P13"/><text:p text:style-name="P16"><text:span text:style-name="T10">Increase damage die to 2d6 at 11</text:span><text:span text:style-name="T21">th</text:span><text:span text:style-name="T10"> level, and 3d6 at 21</text:span><text:span text:style-name="T21">st</text:span><text:span text:style-name="T10"> level.</text:span></text:p></table:table-cell></table:table-row></table:table><text:p text:style-name="P5"/></draw:text-box></draw:frame></text:p>
      <text:p text:style-name="P40"><draw:frame draw:style-name="fr1" draw:name="Frame24" text:anchor-type="as-char" svg:y="-0.0236in" svg:width="2.4165in" draw:z-index="165"><draw:text-box fo:min-height="3.0256in"><table:table table:name="Table19" table:style-name="Table19"><table:table-column table:style-name="Table19.A"/><table:table-row><table:table-cell table:style-name="Table19.A1" office:value-type="string"><text:p text:style-name="P35">Wrap <text:s text:c="21"/><text:span text:style-name="T1">Basic Attack </text:span></text:p></table:table-cell></table:table-row><table:table-row><table:table-cell table:style-name="Table19.A2" office:value-type="string"><text:p text:style-name="P20">Wraps the foe and squeezes over time.</text:p><text:p text:style-name="P20"/><text:p text:style-name="P16">At-Will <text:span text:style-name="T2">♦</text:span><text:span text:style-name="T4">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4">Hit:</text:span><text:span text:style-name="T10"> 1d6 + Str untyped damage, and the target is grabbed.</text:span></text:p><text:p text:style-name="P16"><text:span text:style-name="T4">Sustain Minor:</text:span><text:span text:style-name="T10"> While the target is grabbed, you can sustain this power as a minor action to deal your level in Untyped damage each turn.</text:span></text:p><text:p text:style-name="P13"/><text:p text:style-name="P16"><text:span text:style-name="T10">Increase damage die to 2d6 mod at 11</text:span><text:span text:style-name="T21">th</text:span><text:span text:style-name="T10"> level, and 3d6 d at 21</text:span><text:span text:style-name="T21">st</text:span><text:span text:style-name="T10"> <text:s/>level.</text:span></text:p></table:table-cell></table:table-row></table:table><text:p text:style-name="P5"/></draw:text-box></draw:frame></text:p>
      <text:p text:style-name="P43"><draw:frame draw:style-name="fr1" draw:name="Frame152" text:anchor-type="as-char" svg:y="-0.0236in" svg:width="2.4165in" draw:z-index="166"><draw:text-box fo:min-height="3.0256in"><table:table table:name="Table154" table:style-name="Table154"><table:table-column table:style-name="Table154.A"/><table:table-row><table:table-cell table:style-name="Table154.A1" office:value-type="string"><text:p text:style-name="P35">Peck <text:s text:c="22"/><text:span text:style-name="T1">Basic Attack </text:span></text:p></table:table-cell></table:table-row><table:table-row><table:table-cell table:style-name="Table154.A2" office:value-type="string"><text:p text:style-name="P20">The target is jabbed with a sharply pointed beak or horn.</text:p><text:p text:style-name="P20"/><text:p text:style-name="P16">At-Will <text:span text:style-name="T2">♦</text:span><text:span text:style-name="T4">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Dex vs. AC</text:span></text:p><text:p text:style-name="P16"><text:span text:style-name="T4">Hit:</text:span><text:span text:style-name="T10"> 1d8 + Dex untyped damage. </text:span></text:p><text:p text:style-name="P13"/><text:p text:style-name="P16"><text:span text:style-name="T10">Increase damage die to 2d8 at 11</text:span><text:span text:style-name="T21">th</text:span><text:span text:style-name="T10"> level, and 3d8 at 21</text:span><text:span text:style-name="T21">st</text:span><text:span text:style-name="T10"> level.</text:span></text:p></table:table-cell></table:table-row></table:table><text:p text:style-name="P5"/></draw:text-box></draw:frame></text:p>
      <text:h text:style-name="P79" text:outline-level="2">POWERS</text:h>
      <text:p text:style-name="Text_20_body"/>
      <text:p text:style-name="P24">Pokémon Powers are activated attacks used in battle. A Pokémon may know many Powers, but may only have four active at any time, in addition to a basic attack. These four are chosen during an Extended Rest.</text:p>
      <text:p text:style-name="P24"/>
      <text:p text:style-name="P8">Level damage rules:</text:p>
      <text:p text:style-name="P39"/>
      <table:table table:name="Table88" table:style-name="Table88">
        <table:table-column table:style-name="Table88.A"/>
        <table:table-column table:style-name="Table88.B"/>
        <table:table-column table:style-name="Table88.C" table:number-columns-repeated="3"/>
        <table:table-column table:style-name="Table88.F"/>
        <table:table-row>
          <table:table-cell table:style-name="Table88.A1" office:value-type="string">
            <text:p text:style-name="P58">Lvl</text:p>
          </table:table-cell>
          <table:table-cell table:style-name="Table88.A1" office:value-type="string">
            <text:p text:style-name="P59">10~ 20</text:p>
          </table:table-cell>
          <table:table-cell table:style-name="Table88.A1" office:value-type="string">
            <text:p text:style-name="P59">25~ 45</text:p>
          </table:table-cell>
          <table:table-cell table:style-name="Table88.A1" office:value-type="string">
            <text:p text:style-name="P59">50~ 70</text:p>
          </table:table-cell>
          <table:table-cell table:style-name="Table88.A1" office:value-type="string">
            <text:p text:style-name="P59">75~ 95</text:p>
          </table:table-cell>
          <table:table-cell table:style-name="Table88.F1" office:value-type="string">
            <text:p text:style-name="P59">100~</text:p>
          </table:table-cell>
        </table:table-row>
        <table:table-row>
          <table:table-cell table:style-name="Table88.A2" office:value-type="float" office:value="1">
            <text:p text:style-name="P57">1</text:p>
          </table:table-cell>
          <table:table-cell table:style-name="Table88.B2" office:value-type="string">
            <text:p text:style-name="P57">1d4</text:p>
          </table:table-cell>
          <table:table-cell table:style-name="Table88.C7" office:value-type="string">
            <text:p text:style-name="P57">1d6</text:p>
          </table:table-cell>
          <table:table-cell table:style-name="Table88.D2" office:value-type="string">
            <text:p text:style-name="P57">1d8</text:p>
          </table:table-cell>
          <table:table-cell table:style-name="Table88.E2" office:value-type="string">
            <text:p text:style-name="P57">1d10</text:p>
          </table:table-cell>
          <table:table-cell table:style-name="Table88.F2" office:value-type="string">
            <text:p text:style-name="P57">1d12</text:p>
          </table:table-cell>
        </table:table-row>
        <table:table-row>
          <table:table-cell table:style-name="Table88.A3" office:value-type="float" office:value="6">
            <text:p text:style-name="P57">6</text:p>
          </table:table-cell>
          <table:table-cell table:style-name="Table88.B3" office:value-type="string">
            <text:p text:style-name="P57">2d4</text:p>
          </table:table-cell>
          <table:table-cell table:style-name="Table88.C7" office:value-type="string">
            <text:p text:style-name="P57">2d6</text:p>
          </table:table-cell>
          <table:table-cell table:style-name="Table88.D3" office:value-type="string">
            <text:p text:style-name="P57">2d8</text:p>
          </table:table-cell>
          <table:table-cell table:style-name="Table88.E3" office:value-type="string">
            <text:p text:style-name="P57">2d10</text:p>
          </table:table-cell>
          <table:table-cell table:style-name="Table88.F3" office:value-type="string">
            <text:p text:style-name="P57">2d12</text:p>
          </table:table-cell>
        </table:table-row>
        <table:table-row>
          <table:table-cell table:style-name="Table88.A4" office:value-type="float" office:value="11">
            <text:p text:style-name="P57">11</text:p>
          </table:table-cell>
          <table:table-cell table:style-name="Table88.B4" office:value-type="string">
            <text:p text:style-name="P57">3d4</text:p>
          </table:table-cell>
          <table:table-cell table:style-name="Table88.C7" office:value-type="string">
            <text:p text:style-name="P57">3d6</text:p>
          </table:table-cell>
          <table:table-cell table:style-name="Table88.D4" office:value-type="string">
            <text:p text:style-name="P57">3d8</text:p>
          </table:table-cell>
          <table:table-cell table:style-name="Table88.E4" office:value-type="string">
            <text:p text:style-name="P57">3d10</text:p>
          </table:table-cell>
          <table:table-cell table:style-name="Table88.F4" office:value-type="string">
            <text:p text:style-name="P57">3d12</text:p>
          </table:table-cell>
        </table:table-row>
        <table:table-row>
          <table:table-cell table:style-name="Table88.A5" office:value-type="float" office:value="16">
            <text:p text:style-name="P57">16</text:p>
          </table:table-cell>
          <table:table-cell table:style-name="Table88.B5" office:value-type="string">
            <text:p text:style-name="P57">4d4</text:p>
          </table:table-cell>
          <table:table-cell table:style-name="Table88.C7" office:value-type="string">
            <text:p text:style-name="P57">4d6</text:p>
          </table:table-cell>
          <table:table-cell table:style-name="Table88.D5" office:value-type="string">
            <text:p text:style-name="P57">4d8</text:p>
          </table:table-cell>
          <table:table-cell table:style-name="Table88.E5" office:value-type="string">
            <text:p text:style-name="P57">4d10</text:p>
          </table:table-cell>
          <table:table-cell table:style-name="Table88.F5" office:value-type="string">
            <text:p text:style-name="P57">4d12</text:p>
          </table:table-cell>
        </table:table-row>
        <table:table-row>
          <table:table-cell table:style-name="Table88.A6" office:value-type="float" office:value="21">
            <text:p text:style-name="P57">21</text:p>
          </table:table-cell>
          <table:table-cell table:style-name="Table88.B6" office:value-type="string">
            <text:p text:style-name="P57">5d4</text:p>
          </table:table-cell>
          <table:table-cell table:style-name="Table88.C7" office:value-type="string">
            <text:p text:style-name="P57">5d6</text:p>
          </table:table-cell>
          <table:table-cell table:style-name="Table88.D6" office:value-type="string">
            <text:p text:style-name="P57">5d8</text:p>
          </table:table-cell>
          <table:table-cell table:style-name="Table88.E6" office:value-type="string">
            <text:p text:style-name="P57">5d10</text:p>
          </table:table-cell>
          <table:table-cell table:style-name="Table88.F6" office:value-type="string">
            <text:p text:style-name="P57">5d12</text:p>
          </table:table-cell>
        </table:table-row>
        <table:table-row>
          <table:table-cell table:style-name="Table88.A7" office:value-type="float" office:value="26">
            <text:p text:style-name="P57">26</text:p>
          </table:table-cell>
          <table:table-cell table:style-name="Table88.B7" office:value-type="string">
            <text:p text:style-name="P57">6d4</text:p>
          </table:table-cell>
          <table:table-cell table:style-name="Table88.C7" office:value-type="string">
            <text:p text:style-name="P57">6d6</text:p>
          </table:table-cell>
          <table:table-cell table:style-name="Table88.D7" office:value-type="string">
            <text:p text:style-name="P57">6d8</text:p>
          </table:table-cell>
          <table:table-cell table:style-name="Table88.E7" office:value-type="string">
            <text:p text:style-name="P57">6d10</text:p>
          </table:table-cell>
          <table:table-cell table:style-name="Table88.F7" office:value-type="string">
            <text:p text:style-name="P57">6d12</text:p>
          </table:table-cell>
        </table:table-row>
      </table:table>
      <text:p text:style-name="P8"/>
      <text:p text:style-name="P8">Power Point Recharge Guide:</text:p>
      <text:p text:style-name="P8"/>
      <table:table table:name="Table68" table:style-name="Table68">
        <table:table-column table:style-name="Table68.A"/>
        <table:table-column table:style-name="Table68.B"/>
        <table:table-row>
          <table:table-cell table:style-name="Table68.A1" office:value-type="string">
            <text:p text:style-name="P58">Power Points</text:p>
          </table:table-cell>
          <table:table-cell table:style-name="Table68.A1" office:value-type="string">
            <text:p text:style-name="P58"><text:s/>Recharge</text:p>
          </table:table-cell>
        </table:table-row>
        <table:table-row>
          <table:table-cell table:style-name="Table68.A4" office:value-type="string">
            <text:p text:style-name="P57">40/35/30</text:p>
          </table:table-cell>
          <table:table-cell table:style-name="Table68.B2" office:value-type="float" office:value="3">
            <text:p text:style-name="P57">3</text:p>
          </table:table-cell>
        </table:table-row>
        <table:table-row>
          <table:table-cell table:style-name="Table68.A4" office:value-type="string">
            <text:p text:style-name="P57">25/20</text:p>
          </table:table-cell>
          <table:table-cell table:style-name="Table68.B3" office:value-type="float" office:value="4">
            <text:p text:style-name="P57">4</text:p>
          </table:table-cell>
        </table:table-row>
        <table:table-row>
          <table:table-cell table:style-name="Table68.A4" office:value-type="string">
            <text:p text:style-name="P57">15/10</text:p>
          </table:table-cell>
          <table:table-cell table:style-name="Table68.B4" office:value-type="float" office:value="5">
            <text:p text:style-name="P57">5</text:p>
          </table:table-cell>
        </table:table-row>
        <table:table-row>
          <table:table-cell table:style-name="Table68.A5" office:value-type="float" office:value="5">
            <text:p text:style-name="P57">5</text:p>
          </table:table-cell>
          <table:table-cell table:style-name="Table68.B5" office:value-type="float" office:value="6">
            <text:p text:style-name="P57">6</text:p>
          </table:table-cell>
        </table:table-row>
      </table:table>
      <text:p text:style-name="P8"/>
      <text:p text:style-name="P8"/>
      <text:p text:style-name="P8">Stat guidelines:</text:p>
      <text:p text:style-name="P8"/>
      <text:p text:style-name="P8">Special attacks are renamed Energy attacks, and will usually use Int, Physical will usually use Str, though sometimes Dex or Cha are used. In general, Con or Wil should not be used for attacks, and are primarily defensive stats. For defense attacked, just choose whatever makes sense based on the attack. Physical are often against AC (though definitely not always) while Energy (Special) can be against pretty much anything but often not AC.</text:p>
      <text:p text:style-name="P8"/>
      <text:p text:style-name="P8">TODO: Metronome roll table (%)</text:p>
      <text:p text:style-name="P8"/>
      <text:p text:style-name="P7"/>
      <text:p text:style-name="P8"/>
      <text:p text:style-name="P8"/>
      <text:p text:style-name="P23"/>
      <text:p text:style-name="P9"/>
      <text:p text:style-name="P26"/>
      <text:p text:style-name="P26"/>
      <text:p text:style-name="P23"/>
      <text:p text:style-name="P8"/>
      <text:p text:style-name="P23"/>
      <text:p text:style-name="P8"/>
      <text:p text:style-name="P8"/>
      <text:p text:style-name="P8"/>
      <text:p text:style-name="P8"/>
      <text:p text:style-name="P8"/>
      <text:p text:style-name="P8"/>
      <text:p text:style-name="P8"/>
      <text:p text:style-name="P23"><draw:frame draw:style-name="fr1" draw:name="Frame95" text:anchor-type="as-char" svg:y="-0.0236in" svg:width="2.4165in" draw:z-index="167"><draw:text-box fo:min-height="3.0256in"><table:table table:name="Table5" table:style-name="Table5"><table:table-column table:style-name="Table5.A"/><table:table-row><table:table-cell table:style-name="Table5.A1" office:value-type="string"><text:p text:style-name="P35">Megahorn <text:s text:c="21"/><text:span text:style-name="T1">Power</text:span></text:p></table:table-cell></table:table-row><table:table-row><table:table-cell table:style-name="Table5.A2" office:value-type="string"><text:p text:style-name="P20">Using its tough and impressive horn, the user rams into the target with no letup.</text:p><text:p text:style-name="P18"><text:span text:style-name="T10"><text:line-break/></text:span><text:span text:style-name="T8">Recharge 5 </text:span><text:span text:style-name="T3">♦</text:span><text:span text:style-name="T8">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1"><text:s/>d12 + Str Normal damage.</text:span></text:p></table:table-cell></table:table-row></table:table><text:p text:style-name="P4"/></draw:text-box></draw:frame></text:p>
      <text:p text:style-name="P23"/>
      <text:p text:style-name="P23"/>
      <text:p text:style-name="P23"/>
      <text:p text:style-name="P23"/>
      <text:p text:style-name="P23"><draw:frame draw:style-name="fr1" draw:name="Frame86" text:anchor-type="as-char" svg:y="-0.0236in" svg:width="2.4165in" draw:z-index="168"><draw:text-box fo:min-height="3.0256in"><table:table table:name="Table7" table:style-name="Table7"><table:table-column table:style-name="Table7.A"/><table:table-row><table:table-cell table:style-name="Table7.A1" office:value-type="string"><text:p text:style-name="P35">Soak <text:s text:c="29"/><text:span text:style-name="T1">Power</text:span></text:p></table:table-cell></table:table-row><table:table-row><table:table-cell table:style-name="Table7.A2" office:value-type="string"><text:p text:style-name="P20">The user shoots a torrent of water at the target and changes the target's type to Water.</text:p><text:p text:style-name="P20"/><text:p text:style-name="P16">Recharge 4 <text:span text:style-name="T2">♦</text:span><text:span text:style-name="T4"> Water, Status</text:span></text:p><text:p text:style-name="P16"><text:span text:style-name="T4">Minor Action <text:s text:c="17"/>Close Burst 3</text:span></text:p><text:p text:style-name="P16"><text:span text:style-name="T4">Target:</text:span><text:span text:style-name="T10"> One Pokémon In Burst</text:span></text:p><text:p text:style-name="P16"><text:span text:style-name="T4">Attack:</text:span><text:span text:style-name="T10"> Int vs. Ref</text:span></text:p><text:p text:style-name="P16"><text:span text:style-name="T6">Hit: </text:span><text:span text:style-name="T11">The target's type is Water for the rest of this encounter.</text:span></text:p></table:table-cell></table:table-row></table:table><text:p text:style-name="P4"/></draw:text-box></draw:frame></text:p>
      <text:p text:style-name="P11"/>
      <text:p text:style-name="P37"/>
      <text:p text:style-name="P56"><draw:frame draw:style-name="fr1" draw:name="Frame44" text:anchor-type="as-char" svg:y="-0.0236in" svg:width="2.4165in" draw:z-index="169"><draw:text-box fo:min-height="3.0256in"><table:table table:name="Table64" table:style-name="Table64"><table:table-column table:style-name="Table64.A"/><table:table-row><table:table-cell table:style-name="Table64.A1" office:value-type="string"><text:p text:style-name="P35">Absorb <text:s text:c="25"/><text:span text:style-name="T1">Power</text:span></text:p></table:table-cell></table:table-row><table:table-row><table:table-cell table:style-name="Table64.A2" office:value-type="string"><text:p text:style-name="P22">A nutrient-draining attack which heals the user.</text:p><text:p text:style-name="P20"/><text:p text:style-name="P16">Recharge 4 <text:span text:style-name="T2">♦</text:span><text:span text:style-name="T4"> Grass, Energy</text:span></text:p><text:p text:style-name="P19">Standard Action <text:s text:c="12"/>Close Burst 1</text:p><text:p text:style-name="P16"><text:span text:style-name="T4">Target:</text:span><text:span text:style-name="T10"> One Pokémon In Burst</text:span></text:p><text:p text:style-name="P16"><text:span text:style-name="T4">Attack:</text:span><text:span text:style-name="T10"> Int vs. Fort</text:span></text:p><text:p text:style-name="P16"><text:span text:style-name="T4">Hit:</text:span><text:span text:style-name="T10"> d4 + Int Grass damage, and the user recovers their Int mod in HP.</text:span></text:p></table:table-cell></table:table-row></table:table><text:p text:style-name="P4"/></draw:text-box></draw:frame></text:p>
      <text:p text:style-name="P23"><draw:frame draw:style-name="fr1" draw:name="Frame199" text:anchor-type="as-char" svg:y="-0.0236in" svg:width="2.4165in" draw:z-index="170"><draw:text-box fo:min-height="3.0256in"><table:table table:name="Table201" table:style-name="Table201"><table:table-column table:style-name="Table201.A"/><table:table-row><table:table-cell table:style-name="Table201.A1" office:value-type="string"><text:p text:style-name="P35">Aerial Ace <text:s text:c="20"/><text:span text:style-name="T1">Power</text:span></text:p></table:table-cell></table:table-row><table:table-row><table:table-cell table:style-name="Table201.A2" office:value-type="string"><text:p text:style-name="P22">The user confounds the target with speed, then slashes. It cannot miss.</text:p><text:p text:style-name="P22"/><text:p text:style-name="P16">Recharge 4 <text:span text:style-name="T2">♦</text:span><text:span text:style-name="T4"> Flying,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Effect: </text:span><text:span text:style-name="T10">d6 Flying damage.</text:span></text:p><text:p text:style-name="P16"><text:span text:style-name="T4">Special:</text:span><text:span text:style-name="T10"> This ability can be used as part of a charge.</text:span></text:p></table:table-cell></table:table-row></table:table><text:p text:style-name="P4"/></draw:text-box></draw:frame></text:p>
      <text:p text:style-name="P39"><draw:frame draw:style-name="fr1" draw:name="Frame101" text:anchor-type="as-char" svg:y="-0.0236in" svg:width="2.4165in" draw:z-index="171"><draw:text-box fo:min-height="3.0256in"><table:table table:name="Table69" table:style-name="Table69"><table:table-column table:style-name="Table69.A"/><table:table-row><table:table-cell table:style-name="Table69.A1" office:value-type="string"><text:p text:style-name="P35">Agility <text:s text:c="27"/><text:span text:style-name="T1">Power</text:span></text:p></table:table-cell></table:table-row><table:table-row><table:table-cell table:style-name="Table69.A2" office:value-type="string"><text:p text:style-name="P20">The user relaxes and lightens its body to move faster.</text:p><text:p text:style-name="P20"/><text:p text:style-name="P16">Recharge 3 <text:span text:style-name="T2">♦</text:span><text:span text:style-name="T4"> Psychic, Status</text:span></text:p><text:p text:style-name="P19">Minor Action <text:s text:c="25"/>Personal</text:p><text:p text:style-name="P16"><text:span text:style-name="T4">Target: </text:span><text:span text:style-name="T10">Personal</text:span></text:p><text:p text:style-name="P16"><text:span text:style-name="T4">Effect:</text:span><text:span text:style-name="T10"> Increase Speed by 2 until end of your next turn.</text:span></text:p><text:p text:style-name="P13"/><text:p text:style-name="P19"><text:span text:style-name="T13">Increase bonus to +3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11"><text:soft-page-break/><draw:frame draw:style-name="fr1" draw:name="Frame174" text:anchor-type="as-char" svg:y="-0.1173in" svg:width="2.4165in" draw:z-index="172"><draw:text-box fo:min-height="3.0256in"><table:table table:name="Table176" table:style-name="Table176"><table:table-column table:style-name="Table176.A"/><table:table-row><table:table-cell table:style-name="Table176.A1" office:value-type="string"><text:p text:style-name="P35">Air Slash <text:s text:c="22"/><text:span text:style-name="T1">Power</text:span></text:p></table:table-cell></table:table-row><table:table-row><table:table-cell table:style-name="Table176.A2" office:value-type="string"><text:p text:style-name="P20">The user attacks with a blade of air that slices even the sky. It may also make the target flinch.</text:p><text:p text:style-name="P20"/><text:p text:style-name="P16">Recharge 4 <text:span text:style-name="T2">♦</text:span><text:span text:style-name="T4"> Flying, Energy</text:span></text:p><text:p text:style-name="P19">Standard Action <text:s text:c="17"/>Ranged 10</text:p><text:p text:style-name="P16"><text:span text:style-name="T4">Target:</text:span><text:span text:style-name="T10"> One Pokémon</text:span></text:p><text:p text:style-name="P16"><text:span text:style-name="T4">Attack:</text:span><text:span text:style-name="T10"> Dex vs. Fort</text:span></text:p><text:p text:style-name="P13"><text:span text:style-name="T27">Hit:</text:span> d10 + Dex Flying damage,<text:span text:style-name="T33"> and make a secondary attack at +2.</text:span></text:p><text:p text:style-name="P45"><text:span text:style-name="T4">Secondary Target:</text:span><text:span text:style-name="T10"> Same</text:span></text:p><text:p text:style-name="P45"><text:span text:style-name="T4">Secondary Attack:</text:span><text:span text:style-name="T10"> Dex vs. Fort</text:span></text:p><text:p text:style-name="P45"><text:span text:style-name="T4">Hit: </text:span><text:span text:style-name="T10">Target Flinches.</text:span></text:p></table:table-cell></table:table-row></table:table><text:p text:style-name="P4"/></draw:text-box></draw:frame></text:p>
      <text:p text:style-name="P23"><draw:frame draw:style-name="fr1" draw:name="Frame128" text:anchor-type="as-char" svg:y="-0.1173in" svg:width="2.4165in" draw:z-index="173"><draw:text-box fo:min-height="3.0256in"><table:table table:name="Table130" table:style-name="Table130"><table:table-column table:style-name="Table130.A"/><table:table-row><table:table-cell table:style-name="Table130.A1" office:value-type="string"><text:p text:style-name="P35">Ally Switch <text:s text:c="19"/><text:span text:style-name="T1">Power</text:span></text:p></table:table-cell></table:table-row><table:table-row><table:table-cell table:style-name="Table130.A2" office:value-type="string"><text:p text:style-name="P21">The user teleports using a strange power and switches its place with one of its allies.</text:p><text:p text:style-name="P20"/><text:p text:style-name="P16">Recharge 5 <text:span text:style-name="T2">♦</text:span><text:span text:style-name="T4"> Psychic, Status</text:span></text:p><text:p text:style-name="P16"><text:span text:style-name="T4">Move Action <text:s text:c="26"/>Personal</text:span><text:span text:style-name="T11"><text:line-break/></text:span><text:span text:style-name="T6">Effect: </text:span><text:span text:style-name="T11">You may teleport to any ally within your Speed of your current location, and switch places with them, teleporting them to your current location. This effect bypasses the Trapped effect.</text:span></text:p></table:table-cell></table:table-row></table:table><text:p text:style-name="P4"/></draw:text-box></draw:frame></text:p>
      <text:p text:style-name="P37"><draw:frame draw:style-name="fr1" draw:name="Frame61" text:anchor-type="as-char" svg:y="-0.0236in" svg:width="2.4165in" draw:z-index="174"><draw:text-box fo:min-height="3.0256in"><table:table table:name="Table66" table:style-name="Table66"><table:table-column table:style-name="Table66.A"/><table:table-row><table:table-cell table:style-name="Table66.A1" office:value-type="string"><text:p text:style-name="P35">Ancient Power <text:s text:c="13"/><text:span text:style-name="T1">Power</text:span></text:p></table:table-cell></table:table-row><table:table-row><table:table-cell table:style-name="Table66.A2" office:value-type="string"><text:p text:style-name="P22">The user attacks with a prehistoric power.</text:p><text:p text:style-name="P20"/><text:p text:style-name="P16">Recharge 6 <text:span text:style-name="T2">♦</text:span><text:span text:style-name="T4"> Rock, Energy</text:span></text:p><text:p text:style-name="P19">Standard Action <text:s text:c="12"/>Close Burst 1</text:p><text:p text:style-name="P16"><text:span text:style-name="T4">Target:</text:span><text:span text:style-name="T10"> One Pokémon In Burst</text:span></text:p><text:p text:style-name="P16"><text:span text:style-name="T4">Attack:</text:span><text:span text:style-name="T10"> Int vs. Fort</text:span></text:p><text:p text:style-name="P16"><text:span text:style-name="T4">Hit:</text:span><text:span text:style-name="T10"> d8 + Int Grass damage. Roll a 1d10. On a 10, increase all ability scores by 2 until the end of your next turn.</text:span></text:p><text:p text:style-name="P13"/><text:p text:style-name="P19"><text:span text:style-name="T13">Increase ability score bonus to 4 at 11</text:span><text:span text:style-name="T20">th</text:span><text:span text:style-name="T13"> level, and 6 at 21</text:span><text:span text:style-name="T20">st</text:span><text:span text:style-name="T13"> <text:s/>level.</text:span></text:p></table:table-cell></table:table-row></table:table><text:p text:style-name="P4"/></draw:text-box></draw:frame></text:p>
      <text:p text:style-name="P11"><draw:frame draw:style-name="fr1" draw:name="Frame89" text:anchor-type="as-char" svg:y="-0.1173in" svg:width="2.4165in" draw:z-index="0"><draw:text-box fo:min-height="3.0256in"><table:table table:name="Table115" table:style-name="Table115"><table:table-column table:style-name="Table115.A"/><table:table-row><table:table-cell table:style-name="Table115.A1" office:value-type="string"><text:p text:style-name="P35">Aqua Jet <text:s text:c="23"/><text:span text:style-name="T1">Power</text:span></text:p></table:table-cell></table:table-row><table:table-row><table:table-cell table:style-name="Table115.A2" office:value-type="string"><text:p text:style-name="P20">The user lunges at the foe at a speed that makes it almost invisible.</text:p><text:p text:style-name="P20"/><text:p text:style-name="P16">Recharge 4 <text:span text:style-name="T2">♦</text:span><text:span text:style-name="T4"> Water, Physical</text:span></text:p><text:p text:style-name="P19">Immediate Standard <text:s text:c="18"/>Melee</text:p><text:p text:style-name="P19">Trigger: <text:span text:style-name="T13">The round begins</text:span></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12 + Str Water damage.</text:span></text:p><text:p text:style-name="P15"><text:span text:style-name="T25">Special: </text:span><text:span text:style-name="T6">This attack also takes up your standard action for this turn. If multiple Pokémon use immediate standard actions, the one with the highest initiative goes first. You may use this power as part of a charge.</text:span></text:p></table:table-cell></table:table-row></table:table><text:p text:style-name="P4"/></draw:text-box></draw:frame></text:p>
      <text:p text:style-name="P11"><draw:frame draw:style-name="fr1" draw:name="Frame226" text:anchor-type="as-char" svg:y="-0.0236in" svg:width="2.4165in" draw:z-index="225"><draw:text-box fo:min-height="3.0256in"><table:table table:name="Table228" table:style-name="Table228"><table:table-column table:style-name="Table228.A"/><table:table-row><table:table-cell table:style-name="Table228.A1" office:value-type="string"><text:p text:style-name="P35">Aqua Ring <text:s text:c="20"/><text:span text:style-name="T1">Power</text:span></text:p></table:table-cell></table:table-row><table:table-row><table:table-cell table:style-name="Table228.A2" office:value-type="string"><text:p text:style-name="P20">The user envelopes itself in a veil made of healing water.</text:p><text:p text:style-name="P20"/><text:p text:style-name="P16">Recharge 4 <text:span text:style-name="T2">♦</text:span><text:span text:style-name="T4"> Water, Status</text:span></text:p><text:p text:style-name="P16"><text:span text:style-name="T4">Standard Action <text:s text:c="12"/>Close Burst 1</text:span></text:p><text:p text:style-name="P16"><text:span text:style-name="T6">Effect:</text:span><text:span text:style-name="T11"> Heals every Pokémon in the ring for a number of HP equal to the user's Int bonus.</text:span></text:p><text:p text:style-name="P16"><text:span text:style-name="T6">Sustain Minor:</text:span><text:span text:style-name="T11"> A minor action can be used to apply this effect each turn. Once this action is skipped, the effect ends.</text:span></text:p></table:table-cell></table:table-row></table:table><text:p text:style-name="P4"/></draw:text-box></draw:frame></text:p>
      <text:p text:style-name="P37"><draw:frame draw:style-name="fr1" draw:name="Frame84" text:anchor-type="as-char" svg:y="-0.0236in" svg:width="2.4165in" draw:z-index="175"><draw:text-box fo:min-height="3.0256in"><table:table table:name="Table110" table:style-name="Table110"><table:table-column table:style-name="Table110.A"/><table:table-row><table:table-cell table:style-name="Table110.A1" office:value-type="string"><text:p text:style-name="P35">Aqua Tail <text:s text:c="22"/><text:span text:style-name="T1">Power</text:span></text:p></table:table-cell></table:table-row><table:table-row><table:table-cell table:style-name="Table110.A2" office:value-type="string"><text:p text:style-name="P20">The user attacks by swinging its tail as if it were a vicious wave in a raging storm.</text:p><text:p text:style-name="P20"/><text:p text:style-name="P16">Recharge 5 <text:span text:style-name="T2">♦</text:span><text:span text:style-name="T4"> Water, Physical</text:span></text:p><text:p text:style-name="P19">Standard Action <text:s text:c="25"/>Melee</text:p><text:p text:style-name="P16"><text:span text:style-name="T4">Target: </text:span><text:span text:style-name="T10">One <text:s/>Pokémon</text:span></text:p><text:p text:style-name="P16"><text:span text:style-name="T4">Attack:</text:span><text:span text:style-name="T10"> Str vs. AC</text:span></text:p><text:p text:style-name="P16"><text:span text:style-name="T4">Hit:</text:span><text:span text:style-name="T10"> d10 + Str Water damage.</text:span></text:p></table:table-cell></table:table-row></table:table><text:p text:style-name="P4"/></draw:text-box></draw:frame></text:p>
      <text:p text:style-name="P23"><draw:frame draw:style-name="fr1" draw:name="Frame196" text:anchor-type="as-char" svg:y="-0.0236in" svg:width="2.4165in" draw:z-index="176"><draw:text-box fo:min-height="3.0256in"><table:table table:name="Table198" table:style-name="Table198"><table:table-column table:style-name="Table198.A"/><table:table-row><table:table-cell table:style-name="Table198.A1" office:value-type="string"><text:p text:style-name="P35">Assurance <text:s text:c="20"/><text:span text:style-name="T1">Power</text:span></text:p></table:table-cell></table:table-row><table:table-row><table:table-cell table:style-name="Table198.A2" office:value-type="string"><text:p text:style-name="P10">The user takes advantage of the opponent's wounds, striking where it will hurt most.</text:p><text:p text:style-name="P10"/><text:p text:style-name="P16">Recharge 5 <text:span text:style-name="T2">♦</text:span><text:span text:style-name="T4"> Dark,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8 + Str Dark damage. Increase die type to d12 if the target has already been damaged this turn.</text:span></text:p></table:table-cell></table:table-row></table:table><text:p text:style-name="P4"/></draw:text-box></draw:frame></text:p>
      <text:p text:style-name="P37"><draw:frame draw:style-name="fr1" draw:name="Frame57" text:anchor-type="as-char" svg:y="-0.0236in" svg:width="2.4165in" draw:z-index="177"><draw:text-box fo:min-height="3.0256in"><table:table table:name="Table84" table:style-name="Table84"><table:table-column table:style-name="Table84.A"/><table:table-row><table:table-cell table:style-name="Table84.A1" office:value-type="string"><text:p text:style-name="P35">Bind <text:s text:c="30"/><text:span text:style-name="T1">Power</text:span></text:p></table:table-cell></table:table-row><table:table-row><table:table-cell table:style-name="Table84.A2" office:value-type="string"><text:p text:style-name="P20">Tentacles or long limbs are used to bind and squeeze the target.</text:p><text:p text:style-name="P20"/><text:p text:style-name="P16"><text:span text:style-name="T30">Recharge 4 </text:span><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4">Hit:</text:span><text:span text:style-name="T10"> d4 + Str Normal damage, and the target is grabbed.</text:span></text:p><text:p text:style-name="P16"><text:span text:style-name="T4">Sustain Minor:</text:span><text:span text:style-name="T10"> While the target is grabbed, you can sustain this power as a minor action to deal 1d4 + Str Normal damage each turn.</text:span></text:p></table:table-cell></table:table-row></table:table><text:p text:style-name="P4"/></draw:text-box></draw:frame></text:p>
      <text:p text:style-name="P11"><draw:frame draw:style-name="fr1" draw:name="Frame163" text:anchor-type="as-char" svg:y="-0.1173in" svg:width="2.4165in" draw:z-index="178"><draw:text-box fo:min-height="3.0256in"><table:table table:name="Table165" table:style-name="Table165"><table:table-column table:style-name="Table165.A"/><table:table-row><table:table-cell table:style-name="Table165.A1" office:value-type="string"><text:p text:style-name="P35">Blizard <text:s text:c="26"/><text:span text:style-name="T1">Power</text:span></text:p></table:table-cell></table:table-row><table:table-row><table:table-cell table:style-name="Table165.A2" office:value-type="string"><text:p text:style-name="P27">A howling blizzard is summoned to strike the opposing team. It may also freeze them solid.</text:p><text:p text:style-name="P27"/><text:p text:style-name="P29">Recharge 6 <text:span text:style-name="T2">♦</text:span><text:span text:style-name="T4"> Ice, Energy</text:span></text:p><text:p text:style-name="P31">Standard Action <text:s text:c="4"/>Area Burst 2 in 10</text:p><text:p text:style-name="P29"><text:span text:style-name="T4">Target:</text:span><text:span text:style-name="T10"> Each Pokémon In Burst</text:span></text:p><text:p text:style-name="P29"><text:span text:style-name="T4">Attack:</text:span><text:span text:style-name="T10"> Int vs. Ref</text:span></text:p><text:p text:style-name="P29"><text:span text:style-name="T5">Hit:</text:span><text:span text:style-name="T11"> d12 + Int Ice damage, and make a secondary attack.</text:span></text:p><text:p text:style-name="P48"><text:span text:style-name="T4">Secondary Target:</text:span><text:span text:style-name="T10"> Same</text:span></text:p><text:p text:style-name="P48"><text:span text:style-name="T4">Secondary Attack:</text:span><text:span text:style-name="T10"> Int vs. Fort</text:span></text:p><text:p text:style-name="P48"><text:span text:style-name="T4">Hit: </text:span><text:span text:style-name="T10">Target is Frozen, save ends.</text:span></text:p><text:p text:style-name="P31">Special:<text:span text:style-name="T13"> Gains a +2 to hit during Hailstorm.</text:span></text:p><text:p text:style-name="P53"/><text:p text:style-name="P51"><text:span text:style-name="T13">Increase bonus to +3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37"><text:soft-page-break/><draw:frame draw:style-name="fr1" draw:name="Frame69" text:anchor-type="as-char" svg:y="-0.0236in" svg:width="2.4165in" draw:z-index="179"><draw:text-box fo:min-height="3.0256in"><table:table table:name="Table95" table:style-name="Table95"><table:table-column table:style-name="Table95.A"/><table:table-row><table:table-cell table:style-name="Table95.A1" office:value-type="string"><text:p text:style-name="P35">Block <text:s text:c="28"/><text:span text:style-name="T1">Power</text:span></text:p></table:table-cell></table:table-row><table:table-row><table:table-cell table:style-name="Table95.A2" office:value-type="string"><text:p text:style-name="P20">The user blocks the target's way with arms spread wide to prevent escape</text:p><text:p text:style-name="P20"/><text:p text:style-name="P16"><text:span text:style-name="T30">Recharge 6 </text:span><text:span text:style-name="T2">♦</text:span><text:span text:style-name="T4"> Normal, Status</text:span></text:p><text:p text:style-name="P19">Minor Action <text:s text:c="31"/>Melee</text:p><text:p text:style-name="P16"><text:span text:style-name="T4">Target:</text:span><text:span text:style-name="T10"> One Pokémon</text:span></text:p><text:p text:style-name="P16"><text:span text:style-name="T4">Effect:</text:span><text:span text:style-name="T10"> Target is Trapped, save ends.</text:span></text:p></table:table-cell></table:table-row></table:table><text:p text:style-name="P4"/></draw:text-box></draw:frame></text:p>
      <text:p text:style-name="P38"><draw:frame draw:style-name="fr1" draw:name="Frame76" text:anchor-type="as-char" svg:y="-0.0236in" svg:width="2.4165in" draw:z-index="180"><draw:text-box fo:min-height="3.0256in"><table:table table:name="Table102" table:style-name="Table102"><table:table-column table:style-name="Table102.A"/><table:table-row><table:table-cell table:style-name="Table102.A1" office:value-type="string"><text:p text:style-name="P35">Bubble <text:s text:c="26"/><text:span text:style-name="T1">Power</text:span></text:p></table:table-cell></table:table-row><table:table-row><table:table-cell table:style-name="Table102.A2" office:value-type="string"><text:p text:style-name="P20">A spray of countless bubbles is jetted at the enemy, slowing them down.</text:p><text:p text:style-name="P20"/><text:p text:style-name="P16">Recharge 3 <text:span text:style-name="T2">♦</text:span><text:span text:style-name="T4"> Water, Energy</text:span></text:p><text:p text:style-name="P19">Standard Action <text:s text:c="12"/>Close Blast 3</text:p><text:p text:style-name="P16"><text:span text:style-name="T4">Target: </text:span><text:span text:style-name="T10">Each Pokémon in Blast</text:span></text:p><text:p text:style-name="P16"><text:span text:style-name="T4">Attack:</text:span><text:span text:style-name="T10"> Int vs. Ref</text:span></text:p><text:p text:style-name="P16"><text:span text:style-name="T4">Hit:</text:span><text:span text:style-name="T10"> d4 + Int Water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slowed, save ends.</text:span></text:p><text:p text:style-name="P46"/></table:table-cell></table:table-row></table:table><text:p text:style-name="P4"/></draw:text-box></draw:frame></text:p>
      <text:p text:style-name="P23"><draw:frame draw:style-name="fr1" draw:name="Frame180" text:anchor-type="as-char" svg:y="-0.0236in" svg:width="2.4165in" draw:z-index="181"><draw:text-box fo:min-height="3.0256in"><table:table table:name="Table182" table:style-name="Table182"><table:table-column table:style-name="Table182.A"/><table:table-row><table:table-cell table:style-name="Table182.A1" office:value-type="string"><text:p text:style-name="P35">Bug Bite <text:s text:c="23"/><text:span text:style-name="T1">Power</text:span></text:p></table:table-cell></table:table-row><table:table-row><table:table-cell table:style-name="Table182.A2" office:value-type="string"><text:p text:style-name="P20">The user bites the target. If the target is holding a Berry, the user eats it and gains its effect.</text:p><text:p text:style-name="P20"/><text:p text:style-name="P16">Recharge 4 <text:span text:style-name="T2">♦</text:span><text:span text:style-name="T4"> Bu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Dex vs. Ref</text:span></text:p><text:p text:style-name="P16"><text:span text:style-name="T6">Hit: </text:span><text:span text:style-name="T11">d8 + Dex Bug damage, and if the target is holding a berry, the user eats that berry and gains the effect.</text:span></text:p></table:table-cell></table:table-row></table:table><text:p text:style-name="P4"/></draw:text-box></draw:frame></text:p>
      <text:p text:style-name="P11"><draw:frame draw:style-name="fr1" draw:name="Frame134" text:anchor-type="as-char" svg:y="-0.1173in" svg:width="2.4165in" draw:z-index="182"><draw:text-box fo:min-height="3.0256in"><table:table table:name="Table136" table:style-name="Table136"><table:table-column table:style-name="Table136.A"/><table:table-row><table:table-cell table:style-name="Table136.A1" office:value-type="string"><text:p text:style-name="P35">Calm Mind <text:s text:c="20"/><text:span text:style-name="T1">Power</text:span></text:p></table:table-cell></table:table-row><table:table-row><table:table-cell table:style-name="Table136.A2" office:value-type="string"><text:p text:style-name="P21">The user quietly focuses its mind and calms its spirit to raise its stats</text:p><text:p text:style-name="P20"/><text:p text:style-name="P16">Recharge 4 <text:span text:style-name="T2">♦</text:span><text:span text:style-name="T4"> Psychic, Status</text:span></text:p><text:p text:style-name="P19">Standard Action <text:s text:c="20"/>Personal</text:p><text:p text:style-name="P13"><text:span text:style-name="T29">Effect:</text:span><text:span text:style-name="T33"> Gain a +3 bonus to Int and Wis until the end of your next turn.</text:span></text:p><text:p text:style-name="P13"/><text:p text:style-name="P19"><text:span text:style-name="T16">Increase bonus to +4 at 11</text:span><text:span text:style-name="T22">th</text:span><text:span text:style-name="T16"> level, and +5 at 21</text:span><text:span text:style-name="T22">st</text:span><text:span text:style-name="T16"> <text:s/>level.</text:span></text:p></table:table-cell></table:table-row></table:table><text:p text:style-name="P4"/></draw:text-box></draw:frame></text:p>
      <text:p text:style-name="P23"><draw:frame draw:style-name="fr1" draw:name="Frame169" text:anchor-type="as-char" svg:y="-0.0236in" svg:width="2.4165in" draw:z-index="183"><draw:text-box fo:min-height="3.0256in"><table:table table:name="Table171" table:style-name="Table171"><table:table-column table:style-name="Table171.A"/><table:table-row><table:table-cell table:style-name="Table171.A1" office:value-type="string"><text:p text:style-name="P35">Charge <text:s text:c="26"/><text:span text:style-name="T1">Power</text:span></text:p></table:table-cell></table:table-row><table:table-row><table:table-cell table:style-name="Table171.A2" office:value-type="string"><text:p text:style-name="P20">The user boosts the power of the Electric move it uses on the next turn, as well as its defenses against energy attacks.</text:p><text:p text:style-name="P20"/><text:p text:style-name="P16">Recharge 4 <text:span text:style-name="T2">♦</text:span><text:span text:style-name="T4"> Electric, Status</text:span></text:p><text:p text:style-name="P19">Minor Action <text:s text:c="25"/>Personal</text:p><text:p text:style-name="P16"><text:span text:style-name="T5">Effect:</text:span><text:span text:style-name="T11"> Gain a +2 to Will and Fort, and roll one extra die for Electric attacks, until the end of your next turn.</text:span></text:p><text:p text:style-name="P13"/><text:p text:style-name="P19"><text:span text:style-name="T16">Increase bonus to defenses to +3 at 11</text:span><text:span text:style-name="T22">th</text:span><text:span text:style-name="T16"> level, and +4 at 21</text:span><text:span text:style-name="T22">st</text:span><text:span text:style-name="T16"> <text:s/>level.</text:span></text:p></table:table-cell></table:table-row></table:table><text:p text:style-name="P4"/></draw:text-box></draw:frame></text:p>
      <text:p text:style-name="P40"><draw:frame draw:style-name="fr1" draw:name="Frame27" text:anchor-type="as-char" svg:y="-0.0236in" svg:width="2.4165in" draw:z-index="184"><draw:text-box fo:min-height="3.0256in"><table:table table:name="Table27" table:style-name="Table27"><table:table-column table:style-name="Table27.A"/><table:table-row><table:table-cell table:style-name="Table27.A1" office:value-type="string"><text:p text:style-name="P35">Charm <text:s text:c="27"/><text:span text:style-name="T1">Power</text:span></text:p></table:table-cell></table:table-row><table:table-row><table:table-cell table:style-name="Table27.A2" office:value-type="string"><text:p text:style-name="P20">The Pokemon charmingly stares at the foe, making it less wary.</text:p><text:p text:style-name="P20"/><text:p text:style-name="P16">Recharge 3 <text:span text:style-name="T2">♦</text:span><text:span text:style-name="T4"> Normal, Status</text:span></text:p><text:p text:style-name="P19">Minor Action <text:s text:c="17"/>Close Burst 3</text:p><text:p text:style-name="P13">Target: One Pokémon In Burst</text:p><text:p text:style-name="P16"><text:span text:style-name="T4">Attack:</text:span><text:span text:style-name="T10"> Char vs. Will</text:span></text:p><text:p text:style-name="P13"><text:span text:style-name="T27">Hit:</text:span> Target takes a penalty to damage from Physical powers equal to your level until end of your next turn.</text:p></table:table-cell></table:table-row></table:table><text:p text:style-name="P4"/></draw:text-box></draw:frame></text:p>
      <text:p text:style-name="P40"><draw:frame draw:style-name="fr1" draw:name="Frame209" text:anchor-type="as-char" svg:y="-0.0236in" svg:width="2.4165in" draw:z-index="185"><draw:text-box fo:min-height="3.0256in"><table:table table:name="Table211" table:style-name="Table211"><table:table-column table:style-name="Table211.A"/><table:table-row><table:table-cell table:style-name="Table211.A1" office:value-type="string"><text:p text:style-name="P35">Close Combat <text:s text:c="14"/><text:span text:style-name="T1">Power</text:span></text:p></table:table-cell></table:table-row><table:table-row><table:table-cell table:style-name="Table211.A2" office:value-type="string"><text:p text:style-name="P20">The user drops its guard, moving in very close with the target for a powerful blow.</text:p><text:p text:style-name="P20"/><text:p text:style-name="P16"><text:span text:style-name="T4">Recharge 6 </text:span><text:span text:style-name="T2">♦</text:span><text:span text:style-name="T4"> Fighting,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d12 +Str Fighting damage.</text:span></text:p><text:p text:style-name="P16"><text:span text:style-name="T4">Effect:</text:span><text:span text:style-name="T10"> Decrease all defenses by 2 until end of your next turn.</text:span></text:p><text:p text:style-name="P13"/><text:p text:style-name="P19"><text:span text:style-name="T13">Increase penalty to +3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23"><draw:frame draw:style-name="fr1" draw:name="Frame125" text:anchor-type="as-char" svg:y="-0.0236in" svg:width="2.4165in" draw:z-index="186"><draw:text-box fo:min-height="3.0256in"><table:table table:name="Table127" table:style-name="Table127"><table:table-column table:style-name="Table127.A"/><table:table-row><table:table-cell table:style-name="Table127.A1" office:value-type="string"><text:p text:style-name="P35">Confusion <text:s text:c="20"/><text:span text:style-name="T1">Power</text:span></text:p></table:table-cell></table:table-row><table:table-row><table:table-cell table:style-name="Table127.A2" office:value-type="string"><text:p text:style-name="P22">The target is hit by a weak telekinetic force. It may also leave the target confused.</text:p><text:p text:style-name="P22"/><text:p text:style-name="P16">Recharge 4 <text:span text:style-name="T2">♦</text:span><text:span text:style-name="T4"> Psychic, Energy</text:span></text:p><text:p text:style-name="P16"><text:span text:style-name="T4">Standard Action <text:s text:c="12"/>Close Burst 3</text:span><text:span text:style-name="T10"><text:line-break/></text:span><text:span text:style-name="T4">Target:</text:span><text:span text:style-name="T10"> One Pokémon In Burst<text:line-break/></text:span><text:span text:style-name="T4">Attack: </text:span><text:span text:style-name="T10">Int vs. Will<text:line-break/></text:span><text:span text:style-name="T4">Hit: </text:span><text:span text:style-name="T10">d6 + Int Psychic damage, and make a secondary attack.</text:span></text:p><text:p text:style-name="P45"><text:span text:style-name="T4">Secondary Target:</text:span><text:span text:style-name="T10"> Same</text:span></text:p><text:p text:style-name="P45"><text:span text:style-name="T4">Secondary Attack:</text:span><text:span text:style-name="T10"> Int vs. Will</text:span></text:p><text:p text:style-name="P45"><text:span text:style-name="T4">Hit: </text:span><text:span text:style-name="T10">Target is confused, save ends.</text:span></text:p><text:p text:style-name="P47"/></table:table-cell></table:table-row></table:table><text:p text:style-name="P4"/></draw:text-box></draw:frame></text:p>
      <text:p text:style-name="P11"><draw:frame draw:style-name="fr1" draw:name="Frame140" text:anchor-type="as-char" svg:y="-0.1173in" svg:width="2.4165in" draw:z-index="187"><draw:text-box fo:min-height="3.0256in"><table:table table:name="Table142" table:style-name="Table142"><table:table-column table:style-name="Table142.A"/><table:table-row><table:table-cell table:style-name="Table142.A1" office:value-type="string"><text:p text:style-name="P35">Copycat <text:s text:c="24"/><text:span text:style-name="T1">Power</text:span></text:p></table:table-cell></table:table-row><table:table-row><table:table-cell table:style-name="Table142.A2" office:value-type="string"><text:p text:style-name="P21">The user mimics the move used immediately before it.</text:p><text:p text:style-name="P20"/><text:p text:style-name="P16">Recharge 4 <text:span text:style-name="T2">♦</text:span><text:span text:style-name="T4"> Normal, Special</text:span></text:p><text:p text:style-name="P16"><text:span text:style-name="T4">Special <text:s text:c="25"/>Close Burst 10</text:span><text:span text:style-name="T10"><text:line-break/></text:span><text:span text:style-name="T4">Target:</text:span><text:span text:style-name="T10"> One Pokémon In Burst</text:span><text:span text:style-name="T4"> </text:span><text:span text:style-name="T10"><text:line-break/></text:span><text:span text:style-name="T4">Effect: </text:span><text:span text:style-name="T10">Uses the last power the target used. This action type is the same as the targeted power. If the target has not used any powers yet this combat, the power fails.</text:span></text:p></table:table-cell></table:table-row></table:table><text:p text:style-name="P4"/></draw:text-box></draw:frame></text:p>
      <text:p text:style-name="P11"><text:soft-page-break/><draw:frame draw:style-name="fr1" draw:name="Frame145" text:anchor-type="as-char" svg:y="-0.1173in" svg:width="2.4165in" draw:z-index="188"><draw:text-box fo:min-height="3.0256in"><table:table table:name="Table147" table:style-name="Table147"><table:table-column table:style-name="Table147.A"/><table:table-row><table:table-cell table:style-name="Table147.A1" office:value-type="string"><text:p text:style-name="P35">Cosmic Power <text:s text:c="13"/><text:span text:style-name="T1">Power</text:span></text:p></table:table-cell></table:table-row><table:table-row><table:table-cell table:style-name="Table147.A2" office:value-type="string"><text:p text:style-name="P21">The user compresses its body to make itself look smaller, which sharply raises its evasiveness</text:p><text:p text:style-name="P20"/><text:p text:style-name="P16">Recharge 4 <text:span text:style-name="T2">♦</text:span><text:span text:style-name="T4"> Psychic, Status</text:span></text:p><text:p text:style-name="P16"><text:span text:style-name="T4">Minor <text:s text:c="37"/>Personal</text:span><text:span text:style-name="T10"><text:line-break/></text:span><text:span text:style-name="T4">Effect: </text:span><text:span text:style-name="T10">Increase <text:s/>all defenses by +2 until the end of your next turn.</text:span></text:p><text:p text:style-name="P13"/><text:p text:style-name="P19"><text:span text:style-name="T13">Increase bonus to +3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23"><draw:frame draw:style-name="fr1" draw:name="Frame203" text:anchor-type="as-char" svg:y="-0.0236in" svg:width="2.4165in" draw:z-index="189"><draw:text-box fo:min-height="3.0256in"><table:table table:name="Table205" table:style-name="Table205"><table:table-column table:style-name="Table205.A"/><table:table-row><table:table-cell table:style-name="Table205.A1" office:value-type="string"><text:p text:style-name="P35">Covet <text:s text:c="28"/><text:span text:style-name="T1">Power</text:span></text:p></table:table-cell></table:table-row><table:table-row><table:table-cell table:style-name="Table205.A2" office:value-type="string"><text:p text:style-name="P22">The user endearingly approaches the target, then steals the target's held item.</text:p><text:p text:style-name="P22"/><text:p text:style-name="P16">Recharge 3 <text:span text:style-name="T2">♦</text:span><text:span text:style-name="T4"> Normal,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 </text:span><text:span text:style-name="T10">Dex vs. AC<text:line-break/></text:span><text:span text:style-name="T4">Hit:</text:span><text:span text:style-name="T10"> d8 + Dex Normal damage. I</text:span><text:span text:style-name="T11">f the target is holding an item and the user is not holding an item, the user takes the target's item.</text:span></text:p></table:table-cell></table:table-row></table:table><text:p text:style-name="P4"/></draw:text-box></draw:frame></text:p>
      <text:p text:style-name="P23"><draw:frame draw:style-name="fr1" draw:name="Frame113" text:anchor-type="as-char" svg:y="-0.0236in" svg:width="2.4165in" draw:z-index="190"><draw:text-box fo:min-height="3.0256in"><table:table table:name="Table81" table:style-name="Table81"><table:table-column table:style-name="Table81.A"/><table:table-row><table:table-cell table:style-name="Table81.A1" office:value-type="string"><text:p text:style-name="P35">Cross Chop <text:s text:c="18"/><text:span text:style-name="T1">Power</text:span></text:p></table:table-cell></table:table-row><table:table-row><table:table-cell table:style-name="Table81.A2" office:value-type="string"><text:p text:style-name="P20">The user delivers a double chop with its forearms crossed. Critical hits land more easily.</text:p><text:p text:style-name="P20"/><text:p text:style-name="P16">Recharge 6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27">Hit:</text:span> d12 + Str Fighting damage.</text:p><text:p text:style-name="P14"><text:span text:style-name="T28">Special: </text:span><text:span text:style-name="T32">This attack's critical hit range is one higher than normal (20 becomes 19-20, etc)</text:span></text:p></table:table-cell></table:table-row></table:table><text:p text:style-name="P4"/></draw:text-box></draw:frame></text:p>
      <text:p text:style-name="P40"><draw:frame draw:style-name="fr1" draw:name="Frame79" text:anchor-type="as-char" svg:y="-0.0236in" svg:width="2.4165in" draw:z-index="191"><draw:text-box fo:min-height="3.0256in"><table:table table:name="Table105" table:style-name="Table105"><table:table-column table:style-name="Table105.A"/><table:table-row><table:table-cell table:style-name="Table105.A1" office:value-type="string"><text:p text:style-name="P35">Crunch <text:s text:c="25"/><text:span text:style-name="T1">Power</text:span></text:p></table:table-cell></table:table-row><table:table-row><table:table-cell table:style-name="Table105.A2" office:value-type="string"><text:p text:style-name="P20">The user crunches up the target with sharp fangs, damaging their defenses.</text:p><text:p text:style-name="P20"/><text:p text:style-name="P16">Recharge 5 <text:span text:style-name="T2">♦</text:span><text:span text:style-name="T4"> Dark, Physical</text:span></text:p><text:p text:style-name="P19">Standard Action <text:s text:c="25"/>Melee</text:p><text:p text:style-name="P16"><text:span text:style-name="T4">Target: </text:span><text:span text:style-name="T10">One Pokémon</text:span></text:p><text:p text:style-name="P16"><text:span text:style-name="T4">Attack:</text:span><text:span text:style-name="T10"> Str vs. AC</text:span></text:p><text:p text:style-name="P16"><text:span text:style-name="T4">Hit:</text:span><text:span text:style-name="T10"> d10 + Str Dark damage</text:span><text:span text:style-name="T11">, and make a secondary attack with a +2 bonus.</text:span></text:p><text:p text:style-name="P45"><text:span text:style-name="T4">Secondary Target:</text:span><text:span text:style-name="T10"> Same</text:span></text:p><text:p text:style-name="P45"><text:span text:style-name="T4">Secondary Attack:</text:span><text:span text:style-name="T10"> Str vs. Fort</text:span></text:p><text:p text:style-name="P45"><text:span text:style-name="T4">Hit: </text:span><text:span text:style-name="T10">Target gets a -2 to AC and Ref </text:span><text:span text:style-name="T11">until the end of your next turn.</text:span></text:p><text:p text:style-name="P13"/><text:p text:style-name="P13">Increase bonus/penalty to +/-3 at 11<text:span text:style-name="T19">th</text:span> level and +/-3 at 21<text:span text:style-name="T19">st</text:span> level.</text:p></table:table-cell></table:table-row></table:table><text:p text:style-name="P4"/></draw:text-box></draw:frame></text:p>
      <text:p text:style-name="P40"><draw:frame draw:style-name="fr1" draw:name="Frame29" text:anchor-type="as-char" svg:y="-0.0236in" svg:width="2.4165in" draw:z-index="192"><draw:text-box fo:min-height="3.0256in"><table:table table:name="Table29" table:style-name="Table29"><table:table-column table:style-name="Table29.A"/><table:table-row><table:table-cell table:style-name="Table29.A1" office:value-type="string"><text:p text:style-name="P35">Defense Curl <text:s text:c="16"/><text:span text:style-name="T1">Power</text:span></text:p></table:table-cell></table:table-row><table:table-row><table:table-cell table:style-name="Table29.A2" office:value-type="string"><text:p text:style-name="P20">The Pokemon curls up to conceal weak spots and raise its defense.</text:p><text:p text:style-name="P20"/><text:p text:style-name="P16">Recharge 3 <text:span text:style-name="T2">♦</text:span><text:span text:style-name="T4"> Normal, Status</text:span></text:p><text:p text:style-name="P19">Minor Action <text:s text:c="25"/>Personal</text:p><text:p text:style-name="P16"><text:span text:style-name="T4">Target:</text:span><text:span text:style-name="T10"> Personal</text:span></text:p><text:p text:style-name="P16"><text:span text:style-name="T4">Effect:</text:span><text:span text:style-name="T10"> Increase AC and Fort by 2 until end of your next turn.</text:span></text:p><text:p text:style-name="P13"/><text:p text:style-name="P19"><text:span text:style-name="T13">Increase bonus to +4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23"><draw:frame draw:style-name="fr1" draw:name="Frame167" text:anchor-type="as-char" svg:y="-0.0236in" svg:width="2.4165in" draw:z-index="193"><draw:text-box fo:min-height="3.0256in"><table:table table:name="Table169" table:style-name="Table169"><table:table-column table:style-name="Table169.A"/><table:table-row><table:table-cell table:style-name="Table169.A1" office:value-type="string"><text:p text:style-name="P35">Detect <text:s text:c="27"/><text:span text:style-name="T1">Power</text:span></text:p></table:table-cell></table:table-row><table:table-row><table:table-cell table:style-name="Table169.A2" office:value-type="string"><text:p text:style-name="P20">It enables the user to evade all attacks.</text:p><text:p text:style-name="P20"/><text:p text:style-name="P16">Recharge 6 <text:span text:style-name="T2">♦</text:span><text:span text:style-name="T4"> Fighting, Status</text:span></text:p><text:p text:style-name="P19">Immediate Interrupt <text:s text:c="14"/>Personal</text:p><text:p text:style-name="P15"><text:span text:style-name="T26">Target: </text:span><text:span text:style-name="T4">Personal</text:span></text:p><text:p text:style-name="P16"><text:span text:style-name="T4">Trigger:</text:span><text:span text:style-name="T10"> This Pokemon is targeted by an attack.</text:span></text:p><text:p text:style-name="P13"><text:span text:style-name="T27">Effect:</text:span> The attack automatically misses.</text:p><text:p text:style-name="P19"><text:span text:style-name="T34">Special:</text:span><text:span text:style-name="T16"> After this ability has been used once in a battle, it has a 50% chance of failing from then on.</text:span></text:p></table:table-cell></table:table-row></table:table><text:p text:style-name="P4"/></draw:text-box></draw:frame></text:p>
      <text:p text:style-name="P11"><draw:frame draw:style-name="fr1" draw:name="Frame126" text:anchor-type="as-char" svg:y="-0.1173in" svg:width="2.4165in" draw:z-index="194"><draw:text-box fo:min-height="3.0256in"><table:table table:name="Table128" table:style-name="Table128"><table:table-column table:style-name="Table128.A"/><table:table-row><table:table-cell table:style-name="Table128.A1" office:value-type="string"><text:p text:style-name="P35">Disable <text:s text:c="25"/><text:span text:style-name="T1">Power</text:span></text:p></table:table-cell></table:table-row><table:table-row><table:table-cell table:style-name="Table128.A2" office:value-type="string"><text:p text:style-name="P21">Psychically disables one of the foe’s moves.</text:p><text:p text:style-name="P20"/><text:p text:style-name="P16">Recharge 4 <text:span text:style-name="T2">♦</text:span><text:span text:style-name="T4"> Psychic, Status</text:span></text:p><text:p text:style-name="P16"><text:span text:style-name="T4">Minor Action <text:s text:c="12"/>Close Burst 3</text:span><text:span text:style-name="T10"><text:line-break/></text:span><text:span text:style-name="T4">Target:</text:span><text:span text:style-name="T10"> One Pokémon In Burst</text:span><text:span text:style-name="T11"><text:line-break/></text:span><text:span text:style-name="T6">Attack: </text:span><text:span text:style-name="T11">Int vs. Will<text:line-break/></text:span><text:span text:style-name="T6">Hit: </text:span><text:span text:style-name="T11">The last move the target used is Disabled, save ends.</text:span></text:p></table:table-cell></table:table-row></table:table><text:p text:style-name="P4"/></draw:text-box></draw:frame></text:p>
      <text:p text:style-name="P11"><draw:frame draw:style-name="fr1" draw:name="Frame102" text:anchor-type="as-char" svg:y="-0.1173in" svg:width="2.4165in" draw:z-index="195"><draw:text-box fo:min-height="3.0256in"><table:table table:name="Table70" table:style-name="Table70"><table:table-column table:style-name="Table70.A"/><table:table-row><table:table-cell table:style-name="Table70.A1" office:value-type="string"><text:p text:style-name="P35">Discharge <text:s text:c="21"/><text:span text:style-name="T1">Power</text:span></text:p></table:table-cell></table:table-row><table:table-row><table:table-cell table:style-name="Table70.A2" office:value-type="string"><text:p text:style-name="P20">A flare of electricity is loosed to strike the area around the user. It may also cause paralysis.</text:p><text:p text:style-name="P20"/><text:p text:style-name="P16">Recharge 5 <text:span text:style-name="T2">♦</text:span><text:span text:style-name="T4"> Electric, Energy</text:span></text:p><text:p text:style-name="P19">Standard Action <text:s text:c="12"/>Close Burst 2</text:p><text:p text:style-name="P16"><text:span text:style-name="T4">Target:</text:span><text:span text:style-name="T10"> Each Pokémon In Burst</text:span></text:p><text:p text:style-name="P16"><text:span text:style-name="T4">Attack:</text:span><text:span text:style-name="T10"> Int vs. Fort</text:span></text:p><text:p text:style-name="P16"><text:span text:style-name="T5">Hit:</text:span><text:span text:style-name="T11"> d10 + Int Ice damage, and make a secondary attack at +2.</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Paralyzed, save ends.</text:span></text:p><text:p text:style-name="P46"/><text:p text:style-name="P54"><text:span text:style-name="T16">Increase bonus to +3 at 11</text:span><text:span text:style-name="T22">th</text:span><text:span text:style-name="T16"> level, and +4 at 21</text:span><text:span text:style-name="T22">st</text:span><text:span text:style-name="T16"> <text:s/>level.</text:span></text:p></table:table-cell></table:table-row></table:table><text:p text:style-name="P4"/></draw:text-box></draw:frame></text:p>
      <text:p text:style-name="P23"><draw:frame draw:style-name="fr1" draw:name="Frame98" text:anchor-type="as-char" svg:y="-0.0236in" svg:width="2.4165in" draw:z-index="196"><draw:text-box fo:min-height="3.0256in"><table:table table:name="Table40" table:style-name="Table40"><table:table-column table:style-name="Table40.A"/><table:table-row><table:table-cell table:style-name="Table40.A1" office:value-type="string"><text:p text:style-name="P35">Double Team <text:s text:c="16"/><text:span text:style-name="T1">Power</text:span></text:p></table:table-cell></table:table-row><table:table-row><table:table-cell table:style-name="Table40.A2" office:value-type="string"><text:p text:style-name="P20">By moving rapidly, the user makes illusory copies of itself to raise its evasiveness.</text:p><text:p text:style-name="P20"/><text:p text:style-name="P16">Recharge 5 <text:span text:style-name="T2">♦</text:span><text:span text:style-name="T4"> Normal, Status</text:span></text:p><text:p text:style-name="P19">Minor Action <text:s text:c="25"/>Personal</text:p><text:p text:style-name="P16"><text:span text:style-name="T4">Target: </text:span><text:span text:style-name="T10">Personal</text:span></text:p><text:p text:style-name="P16"><text:span text:style-name="T4">Effect:</text:span><text:span text:style-name="T10"> Increase AC and Ref by 2 until end of your next turn.</text:span></text:p><text:p text:style-name="P13"/><text:p text:style-name="P19"><text:span text:style-name="T13">Increase bonus to +3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40"><text:soft-page-break/><draw:frame draw:style-name="fr1" draw:name="Frame74" text:anchor-type="as-char" svg:y="-0.0236in" svg:width="2.4165in" draw:z-index="197"><draw:text-box fo:min-height="3.0256in"><table:table table:name="Table100" table:style-name="Table100"><table:table-column table:style-name="Table100.A"/><table:table-row><table:table-cell table:style-name="Table100.A1" office:value-type="string"><text:p text:style-name="P35">Double-Edge <text:s text:c="16"/><text:span text:style-name="T1">Power</text:span></text:p></table:table-cell></table:table-row><table:table-row><table:table-cell table:style-name="Table100.A2" office:value-type="string"><text:p text:style-name="P42">A reckless, full-body tackle It also damages the user by a fairly large amount, however.</text:p><text:p text:style-name="P44"/><text:p text:style-name="P16">Recharge 5 <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27">Hit:</text:span> d12 + Str Normal damage. You must take Str in damage, and deal an extra 2d12 Normal damage to the target<text:span text:style-name="T31">.</text:span></text:p></table:table-cell></table:table-row></table:table><text:p text:style-name="P4"/></draw:text-box></draw:frame></text:p>
      <text:p text:style-name="P23"><draw:frame draw:style-name="fr1" draw:name="Frame142" text:anchor-type="as-char" svg:y="-0.0236in" svg:width="2.4165in" draw:z-index="198"><draw:text-box fo:min-height="3.0256in"><table:table table:name="Table144" table:style-name="Table144"><table:table-column table:style-name="Table144.A"/><table:table-row><table:table-cell table:style-name="Table144.A1" office:value-type="string"><text:p text:style-name="P35">DoubleSlap <text:s text:c="18"/><text:span text:style-name="T1">Power</text:span></text:p></table:table-cell></table:table-row><table:table-row><table:table-cell table:style-name="Table144.A2" office:value-type="string"><text:p text:style-name="P22">The target is slapped repeatedly, back and forth, two to five times in a row.</text:p><text:p text:style-name="P22"/><text:p text:style-name="P16">Recharge 5 <text:span text:style-name="T2">♦</text:span><text:span text:style-name="T4">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4 +Str Normal damage.</text:span></text:p><text:p text:style-name="P16"><text:span text:style-name="T4">Special:</text:span><text:span text:style-name="T10"> Make 5 attacks against the same target when you use this power.</text:span></text:p></table:table-cell></table:table-row></table:table><text:p text:style-name="P4"/></draw:text-box></draw:frame></text:p>
      <text:p text:style-name="P11"><draw:frame draw:style-name="fr1" draw:name="Frame120" text:anchor-type="as-char" svg:y="-0.1173in" svg:width="2.4165in" draw:z-index="1"><draw:text-box fo:min-height="3.0256in"><table:table table:name="Table122" table:style-name="Table122"><table:table-column table:style-name="Table122.A"/><table:table-row><table:table-cell table:style-name="Table122.A1" office:value-type="string"><text:p text:style-name="P35">Dragon Dance <text:s text:c="14"/><text:span text:style-name="T1">Power</text:span></text:p></table:table-cell></table:table-row><table:table-row><table:table-cell table:style-name="Table122.A2" office:value-type="string"><text:p text:style-name="P21">The user vigorously performs a mystic, powerful dance that boosts its abilities.</text:p><text:p text:style-name="P20"/><text:p text:style-name="P16">Recharge 4 <text:span text:style-name="T2">♦</text:span><text:span text:style-name="T4"> Dragon, Status</text:span></text:p><text:p text:style-name="P19">Minor Action <text:s text:c="25"/>Personal</text:p><text:p text:style-name="P16"><text:span text:style-name="T4">Target: </text:span><text:span text:style-name="T10">Personal</text:span></text:p><text:p text:style-name="P16"><text:span text:style-name="T4">Effect:</text:span><text:span text:style-name="T10"> Increase Dexterity and Strength by 2 until end of your next turn.</text:span></text:p><text:p text:style-name="P13"/><text:p text:style-name="P19"><text:span text:style-name="T16">Increase bonus to +3 at 11</text:span><text:span text:style-name="T22">th</text:span><text:span text:style-name="T16"> level, and +4 at 21</text:span><text:span text:style-name="T22">st</text:span><text:span text:style-name="T16"> <text:s/>level.</text:span></text:p></table:table-cell></table:table-row></table:table><text:p text:style-name="P4"/></draw:text-box></draw:frame></text:p>
      <text:p text:style-name="P38"><draw:frame draw:style-name="fr1" draw:name="Frame52" text:anchor-type="as-char" svg:y="-0.0236in" svg:width="2.4165in" draw:z-index="2"><draw:text-box fo:min-height="3.0256in"><table:table table:name="Table50" table:style-name="Table50"><table:table-column table:style-name="Table50.A"/><table:table-row><table:table-cell table:style-name="Table50.A1" office:value-type="string"><text:p text:style-name="P35">Dragon Rage <text:s text:c="16"/><text:span text:style-name="T1">Power</text:span></text:p></table:table-cell></table:table-row><table:table-row><table:table-cell table:style-name="Table50.A2" office:value-type="string"><text:p text:style-name="P20">This attack hits the target with a shock wave of pure rage.</text:p><text:p text:style-name="P20"/><text:p text:style-name="P16">Recharge 5 <text:span text:style-name="T2">♦</text:span><text:span text:style-name="T4"> Dragon, Energy</text:span></text:p><text:p text:style-name="P19">Standard Action <text:s text:c="12"/>Close Burst 3</text:p><text:p text:style-name="P16"><text:span text:style-name="T4">Target: </text:span><text:span text:style-name="T10">One Pokémon In Burst</text:span></text:p><text:p text:style-name="P16"><text:span text:style-name="T4">Attack:</text:span><text:span text:style-name="T10"> Int vs. Ref</text:span></text:p><text:p text:style-name="P16"><text:span text:style-name="T4">Hit:</text:span><text:span text:style-name="T10"> Deals 2 x Level in Dragon damage.</text:span></text:p><text:p text:style-name="P16"><text:span text:style-name="T4">Special:</text:span><text:span text:style-name="T10"> On critical, deals 3 x Level Dragon damage.</text:span></text:p></table:table-cell></table:table-row></table:table><text:p text:style-name="P4"/></draw:text-box></draw:frame></text:p>
      <text:p text:style-name="P23"><draw:frame draw:style-name="fr1" draw:name="Frame200" text:anchor-type="as-char" svg:y="-0.0236in" svg:width="2.4165in" draw:z-index="199"><draw:text-box fo:min-height="3.0256in"><table:table table:name="Table202" table:style-name="Table202"><table:table-column table:style-name="Table202.A"/><table:table-row><table:table-cell table:style-name="Table202.A1" office:value-type="string"><text:p text:style-name="P35">Drill Peck <text:s text:c="21"/><text:span text:style-name="T1">Power</text:span></text:p></table:table-cell></table:table-row><table:table-row><table:table-cell table:style-name="Table202.A2" office:value-type="string"><text:p text:style-name="P22">A corkscrewing attack with the sharp beak acting as a drill.</text:p><text:p text:style-name="P22"/><text:p text:style-name="P16">Recharge 5 <text:span text:style-name="T2">♦</text:span><text:span text:style-name="T4"> Flying,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 </text:span><text:span text:style-name="T10">Str vs. AC<text:line-break/></text:span><text:span text:style-name="T4">Hit:</text:span><text:span text:style-name="T10"> d10 + Str Flying damage.</text:span></text:p><text:p text:style-name="P16"><text:span text:style-name="T4">Special: </text:span><text:span text:style-name="T10">This ability can be used as part of a charge.</text:span></text:p></table:table-cell></table:table-row></table:table><text:p text:style-name="P4"/></draw:text-box></draw:frame></text:p>
      <text:p text:style-name="P23"><draw:frame draw:style-name="fr1" draw:name="Frame118" text:anchor-type="as-char" svg:y="-0.0236in" svg:width="2.4165in" draw:z-index="3"><draw:text-box fo:min-height="3.0256in"><table:table table:name="Table120" table:style-name="Table120"><table:table-column table:style-name="Table120.A"/><table:table-row><table:table-cell table:style-name="Table120.A1" office:value-type="string"><text:p text:style-name="P35">Dragon Rush <text:s text:c="15"/><text:span text:style-name="T1">Power</text:span></text:p></table:table-cell></table:table-row><table:table-row><table:table-cell table:style-name="Table120.A2" office:value-type="string"><text:p text:style-name="P20">The user tackles the target while exhibiting overwhelming menace. It may also make the target flinch.</text:p><text:p text:style-name="P20"/><text:p text:style-name="P16">Recharge 5 <text:span text:style-name="T2">♦</text:span><text:span text:style-name="T4"> Dragon,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5"><text:span text:style-name="T26">Hit:</text:span><text:span text:style-name="T4"> d12 + Str Dragon damage, and make a secondary attack.</text:span></text:p><text:p text:style-name="P45"><text:span text:style-name="T4">Secondary Target:</text:span><text:span text:style-name="T10"> Same</text:span></text:p><text:p text:style-name="P45"><text:span text:style-name="T4">Secondary Attack:</text:span><text:span text:style-name="T10"> Str vs. Fort</text:span></text:p><text:p text:style-name="P45"><text:span text:style-name="T4">Hit: </text:span><text:span text:style-name="T10">Target Flinches</text:span></text:p><text:p text:style-name="P16"><text:span text:style-name="T4">Special:</text:span><text:span text:style-name="T10"> This attack may be used as part of a charge.</text:span></text:p></table:table-cell></table:table-row></table:table><text:p text:style-name="P4"/></draw:text-box></draw:frame></text:p>
      <text:p text:style-name="P23"><draw:frame draw:style-name="fr1" draw:name="Frame117" text:anchor-type="as-char" svg:y="-0.0236in" svg:width="2.4165in" draw:z-index="4"><draw:text-box fo:min-height="3.0256in"><table:table table:name="Table119" table:style-name="Table119"><table:table-column table:style-name="Table119.A"/><table:table-row><table:table-cell table:style-name="Table119.A1" office:value-type="string"><text:p text:style-name="P35">Dragon Tail <text:s text:c="18"/><text:span text:style-name="T1">Power</text:span></text:p></table:table-cell></table:table-row><table:table-row><table:table-cell table:style-name="Table119.A2" office:value-type="string"><text:p text:style-name="P20">The user knocks away the target.</text:p><text:p text:style-name="P20"/><text:p text:style-name="P16">Recharge 5 <text:span text:style-name="T2">♦</text:span><text:span text:style-name="T4"> Dragon,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5"><text:span text:style-name="T26">Hit:</text:span><text:span text:style-name="T4"> d8 + Str Dragon damage. If the target is a wild </text:span><text:span text:style-name="T6">Pokémon, it is pushed 10 squares and compelled to flee battle. If it is a trainer's Pokémon, it is switched out for the next Pokémon in the trainer's party. If the trainer has no remaining Pokémon, the target is pushed 10 squares.</text:span></text:p></table:table-cell></table:table-row></table:table><text:p text:style-name="P4"/></draw:text-box></draw:frame></text:p>
      <text:p text:style-name="P11"><draw:frame draw:style-name="fr1" draw:name="Frame170" text:anchor-type="as-char" svg:y="-0.1173in" svg:width="2.4165in" draw:z-index="5"><draw:text-box fo:min-height="3.0256in"><table:table table:name="Table172" table:style-name="Table172"><table:table-column table:style-name="Table172.A"/><table:table-row><table:table-cell table:style-name="Table172.A1" office:value-type="string"><text:p text:style-name="P35">Drill Peck <text:s text:c="21"/><text:span text:style-name="T1">Power</text:span></text:p></table:table-cell></table:table-row><table:table-row><table:table-cell table:style-name="Table172.A2" office:value-type="string"><text:p text:style-name="P20">A corkscrewing attack with the sharp beak acting as a drill.</text:p><text:p text:style-name="P20"/><text:p text:style-name="P16">Recharge 4 <text:span text:style-name="T2">♦</text:span><text:span text:style-name="T4"> Flying, Physical</text:span></text:p><text:p text:style-name="P19">Standard Action <text:s text:c="12"/>Close Burst 3</text:p><text:p text:style-name="P16"><text:span text:style-name="T4">Target:</text:span><text:span text:style-name="T10"> One Pokémon In Burst</text:span></text:p><text:p text:style-name="P16"><text:span text:style-name="T4">Attack:</text:span><text:span text:style-name="T10"> Dex vs. AC</text:span></text:p><text:p text:style-name="P16"><text:span text:style-name="T5">Hit:</text:span><text:span text:style-name="T11"> d10 + Dex Flying damage</text:span><text:span text:style-name="T10">.</text:span></text:p><text:p text:style-name="P16"><text:span text:style-name="T4">Special:</text:span><text:span text:style-name="T10"> This attack can be part of a charge.</text:span></text:p></table:table-cell></table:table-row></table:table><text:p text:style-name="P4"/></draw:text-box></draw:frame></text:p>
      <text:p text:style-name="P23"><draw:frame draw:style-name="fr1" draw:name="Frame114" text:anchor-type="as-char" svg:y="-0.0236in" svg:width="2.4165in" draw:z-index="6"><draw:text-box fo:min-height="3.0256in"><table:table table:name="Table112" table:style-name="Table112"><table:table-column table:style-name="Table112.A"/><table:table-row><table:table-cell table:style-name="Table112.A1" office:value-type="string"><text:p text:style-name="P35">Dynamic Punch <text:s text:c="11"/><text:span text:style-name="T1">Power</text:span></text:p></table:table-cell></table:table-row><table:table-row><table:table-cell table:style-name="Table112.A2" office:value-type="string"><text:p text:style-name="P20">The user punches the target with full, concentrated power. It confuses the target if it hits.</text:p><text:p text:style-name="P20"/><text:p text:style-name="P16">Recharge 6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27">Hit:</text:span> d12 + Str Fighting damage, and the target is Confused, save ends.</text:p></table:table-cell></table:table-row></table:table><text:p text:style-name="P4"/></draw:text-box></draw:frame></text:p>
      <text:p text:style-name="P23"><text:soft-page-break/><draw:frame draw:style-name="fr1" draw:name="Frame97" text:anchor-type="as-char" svg:y="-0.0236in" svg:width="2.4165in" draw:z-index="7"><draw:text-box fo:min-height="3.0256in"><table:table table:name="Table39" table:style-name="Table39"><table:table-column table:style-name="Table39.A"/><table:table-row><table:table-cell table:style-name="Table39.A1" office:value-type="string"><text:p text:style-name="P35">Electro Ball <text:s text:c="18"/><text:span text:style-name="T1">Power</text:span></text:p></table:table-cell></table:table-row><table:table-row><table:table-cell table:style-name="Table39.A2" office:value-type="string"><text:p text:style-name="P20">The user hurls an electric orb at the target. The faster the user is than the target, the greater the damage.</text:p><text:p text:style-name="P20"/><text:p text:style-name="P16">Recharge 5 <text:span text:style-name="T2">♦</text:span><text:span text:style-name="T4"> Electric, Energy</text:span></text:p><text:p text:style-name="P19">Standard Action <text:s text:c="12"/>Close Burst 5</text:p><text:p text:style-name="P16"><text:span text:style-name="T4">Target: </text:span><text:span text:style-name="T10">One Pokémon in Burst</text:span></text:p><text:p text:style-name="P16"><text:span text:style-name="T4">Attack:</text:span><text:span text:style-name="T10"> Dex vs. Ref</text:span></text:p><text:p text:style-name="P16"><text:span text:style-name="T4">Hit:</text:span><text:span text:style-name="T10"> 2x Dex Electric damage.</text:span></text:p><text:p text:style-name="P13"/><text:p text:style-name="P19"><text:span text:style-name="T13">Increase to 3x Dex at 11</text:span><text:span text:style-name="T20">th</text:span><text:span text:style-name="T13"> level, and <text:s/>4x Dex at 21</text:span><text:span text:style-name="T20">st</text:span><text:span text:style-name="T13"> <text:s/>level.</text:span></text:p></table:table-cell></table:table-row></table:table><text:p text:style-name="P4"/></draw:text-box></draw:frame></text:p>
      <text:p text:style-name="P40"><draw:frame draw:style-name="fr1" draw:name="Frame40" text:anchor-type="as-char" svg:y="-0.0236in" svg:width="2.4165in" draw:z-index="8"><draw:text-box fo:min-height="3.0256in"><table:table table:name="Table38" table:style-name="Table38"><table:table-column table:style-name="Table38.A"/><table:table-row><table:table-cell table:style-name="Table38.A1" office:value-type="string"><text:p text:style-name="P35">Ember <text:s text:c="27"/><text:span text:style-name="T1">Power</text:span></text:p></table:table-cell></table:table-row><table:table-row><table:table-cell table:style-name="Table38.A2" office:value-type="string"><text:p text:style-name="P20">A weak fire attack that may inflict a burn.</text:p><text:p text:style-name="P20"/><text:p text:style-name="P16">Recharge 3 <text:span text:style-name="T2">♦</text:span><text:span text:style-name="T4"> Fire, Energy</text:span></text:p><text:p text:style-name="P19">Standard Action <text:s text:c="12"/>Close Burst 3</text:p><text:p text:style-name="P16"><text:span text:style-name="T4">Target: </text:span><text:span text:style-name="T10">One Pokémon In Burst</text:span></text:p><text:p text:style-name="P16"><text:span text:style-name="T4">Attack:</text:span><text:span text:style-name="T10"> Int vs. Ref</text:span></text:p><text:p text:style-name="P16"><text:span text:style-name="T4">Hit:</text:span><text:span text:style-name="T10"> d6 + Int Fir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inflicted with Burn (Int bonus), save ends</text:span></text:p><text:p text:style-name="P13"/></table:table-cell></table:table-row></table:table><text:p text:style-name="P4"/></draw:text-box></draw:frame></text:p>
      <text:p text:style-name="P11"><draw:frame draw:style-name="fr1" draw:name="Frame138" text:anchor-type="as-char" svg:y="-0.1173in" svg:width="2.4165in" draw:z-index="9"><draw:text-box fo:min-height="3.0256in"><table:table table:name="Table140" table:style-name="Table140"><table:table-column table:style-name="Table140.A"/><table:table-row><table:table-cell table:style-name="Table140.A1" office:value-type="string"><text:p text:style-name="P35">Encore <text:s text:c="26"/><text:span text:style-name="T1">Power</text:span></text:p></table:table-cell></table:table-row><table:table-row><table:table-cell table:style-name="Table140.A2" office:value-type="string"><text:p text:style-name="P21">The user compels the target to keep using only the move it last used.</text:p><text:p text:style-name="P20"/><text:p text:style-name="P16">Recharge 6 <text:span text:style-name="T2">♦</text:span><text:span text:style-name="T4"> Normal, Status</text:span></text:p><text:p text:style-name="P16"><text:span text:style-name="T4">Minor Action <text:s text:c="31"/>Melee</text:span><text:span text:style-name="T10"><text:line-break/></text:span><text:span text:style-name="T4">Target:</text:span><text:span text:style-name="T10"> One Pokémon<text:line-break/></text:span><text:span text:style-name="T4">Attack:</text:span><text:span text:style-name="T10"> Int vs. Wil<text:line-break/></text:span><text:span text:style-name="T4">Hit: </text:span><text:span text:style-name="T10">Target is afflicted with Encore, save ends.</text:span></text:p></table:table-cell></table:table-row></table:table><text:p text:style-name="P4"/></draw:text-box></draw:frame></text:p>
      <text:p text:style-name="P23"><draw:frame draw:style-name="fr1" draw:name="Frame198" text:anchor-type="as-char" svg:y="-0.0236in" svg:width="2.4165in" draw:z-index="200"><draw:text-box fo:min-height="3.0256in"><table:table table:name="Table200" table:style-name="Table200"><table:table-column table:style-name="Table200.A"/><table:table-row><table:table-cell table:style-name="Table200.A1" office:value-type="string"><text:p text:style-name="P35">Endeavor <text:s text:c="22"/><text:span text:style-name="T1">Power</text:span></text:p></table:table-cell></table:table-row><table:table-row><table:table-cell table:style-name="Table200.A2" office:value-type="string"><text:p text:style-name="P10">You use your own wounds to trick your opponent, dealing more damage if you are wounded.</text:p><text:p text:style-name="P10"/><text:p text:style-name="P16">Recharge 6 <text:span text:style-name="T2">♦</text:span><text:span text:style-name="T4">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text:span><text:span text:style-name="T10"> If you are bloodied, d12 + Str Normal damage, else d6 + Str Normal damage.</text:span></text:p></table:table-cell></table:table-row></table:table><text:p text:style-name="P4"/></draw:text-box></draw:frame></text:p>
      <text:p text:style-name="P23"><draw:frame draw:style-name="fr1" draw:name="Frame173" text:anchor-type="as-char" svg:y="-0.0236in" svg:width="2.4165in" draw:z-index="10"><draw:text-box fo:min-height="3.0256in"><table:table table:name="Table175" table:style-name="Table175"><table:table-column table:style-name="Table175.A"/><table:table-row><table:table-cell table:style-name="Table175.A1" office:value-type="string"><text:p text:style-name="P35">Endure <text:s text:c="26"/><text:span text:style-name="T1">Power</text:span></text:p></table:table-cell></table:table-row><table:table-row><table:table-cell table:style-name="Table175.A2" office:value-type="string"><text:p text:style-name="P20">The user braces itself to endure any attack. Though it may be wounded it won't faint after the next blow. However, it may fail if used in succession.</text:p><text:p text:style-name="P20"/><text:p text:style-name="P16">Recharge 5 <text:span text:style-name="T2">♦</text:span><text:span text:style-name="T4"> Normal, Status</text:span></text:p><text:p text:style-name="P19">Minor Action <text:s text:c="25"/>Personal</text:p><text:p text:style-name="P15"><text:span text:style-name="T26">Effect:</text:span><text:span text:style-name="T4"> For the next attack that deals damage to the user, if that attack would bring the user to 0 HP, the user instead is lowered to 1 HP.</text:span></text:p><text:p text:style-name="P19"><text:span text:style-name="T33">Special: </text:span><text:span text:style-name="T16">After this ability has been used once in a battle, it has a 50% chance of failing from then on.</text:span></text:p></table:table-cell></table:table-row></table:table><text:p text:style-name="P4"/></draw:text-box></draw:frame></text:p>
      <text:p text:style-name="P23"><draw:frame draw:style-name="fr1" draw:name="Frame192" text:anchor-type="as-char" svg:y="-0.0236in" svg:width="2.4165in" draw:z-index="201"><draw:text-box fo:min-height="3.0256in"><table:table table:name="Table194" table:style-name="Table194"><table:table-column table:style-name="Table194.A"/><table:table-row><table:table-cell table:style-name="Table194.A1" office:value-type="string"><text:p text:style-name="P35">Feather Dance <text:s text:c="13"/><text:span text:style-name="T1">Power</text:span></text:p></table:table-cell></table:table-row><table:table-row><table:table-cell table:style-name="Table194.A2" office:value-type="string"><text:p text:style-name="P20">The user covers the target's body with a mass of down, lowering its attack.</text:p><text:p text:style-name="P20"/><text:p text:style-name="P16">Recharge 5 <text:span text:style-name="T2">♦</text:span><text:span text:style-name="T4"> Flying, Status</text:span></text:p><text:p text:style-name="P19">Minor Action <text:s text:c="17"/>Close Burst 3<text:span text:style-name="T13"><text:line-break/></text:span>Target:<text:span text:style-name="T13"> One Pokémon in Burst<text:line-break/></text:span>Attack:<text:span text:style-name="T13"> Dex vs. Ref</text:span></text:p><text:p text:style-name="P13"><text:span text:style-name="T27">Hit:</text:span> Target takes a<text:span text:style-name="T32"> -3 penalty to damage for Physical powers until end of your next turn.</text:span></text:p><text:p text:style-name="P13"/><text:p text:style-name="P13"><text:span text:style-name="T32">Increase penalty to -4 at 11</text:span><text:span text:style-name="T24">th</text:span><text:span text:style-name="T32"> level and -5 at 21</text:span><text:span text:style-name="T24">st</text:span><text:span text:style-name="T32"> level.</text:span></text:p></table:table-cell></table:table-row></table:table><text:p text:style-name="P4"/></draw:text-box></draw:frame></text:p>
      <text:p text:style-name="P11"><draw:frame draw:style-name="fr1" draw:name="Frame100" text:anchor-type="as-char" svg:y="-0.1173in" svg:width="2.4165in" draw:z-index="11"><draw:text-box fo:min-height="3.0256in"><table:table table:name="Table65" table:style-name="Table65"><table:table-column table:style-name="Table65.A"/><table:table-row><table:table-cell table:style-name="Table65.A1" office:value-type="string"><text:p text:style-name="P35">Feint <text:s text:c="29"/><text:span text:style-name="T1">Power</text:span></text:p></table:table-cell></table:table-row><table:table-row><table:table-cell table:style-name="Table65.A2" office:value-type="string"><text:p text:style-name="P20">An attack that sneakily gets past the foes defenses and weakens their ability to block future attacks.</text:p><text:p text:style-name="P20"/><text:p text:style-name="P16">Recharge 5 <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6 + Str Normal damage, and if the foe has Protect or Detect, the power is Disabled, save ends.</text:span></text:p><text:p text:style-name="P16"><text:span text:style-name="T6">Special:</text:span><text:span text:style-name="T11"> This attack cannot be blocked by an immediate interrupt such as Protect or Detect.</text:span></text:p></table:table-cell></table:table-row></table:table><text:p text:style-name="P4"/></draw:text-box></draw:frame></text:p>
      <text:p text:style-name="P11"><draw:frame draw:style-name="fr1" draw:name="Frame210" text:anchor-type="as-char" svg:y="-0.0236in" svg:width="2.4165in" draw:z-index="202"><draw:text-box fo:min-height="3.0256in"><table:table table:name="Table212" table:style-name="Table212"><table:table-column table:style-name="Table212.A"/><table:table-row><table:table-cell table:style-name="Table212.A1" office:value-type="string"><text:p text:style-name="P35">Final Gambit <text:s text:c="16"/><text:span text:style-name="T1">Power</text:span></text:p></table:table-cell></table:table-row><table:table-row><table:table-cell table:style-name="Table212.A2" office:value-type="string"><text:p text:style-name="P20">The user risks everything to bring its target down in an all-out-attack.</text:p><text:p text:style-name="P20"/><text:p text:style-name="P16"><text:span text:style-name="T4">Recharge 6 </text:span><text:span text:style-name="T2">♦</text:span><text:span text:style-name="T4"> Fighting,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Fighting damage equal to the user's current hit points. User's hit points are reduced to 0.</text:span></text:p></table:table-cell></table:table-row></table:table><text:p text:style-name="P4"/></draw:text-box></draw:frame></text:p>
      <text:p text:style-name="P11"><draw:frame draw:style-name="fr1" draw:name="Frame177" text:anchor-type="as-char" svg:y="-0.0236in" svg:width="2.4165in" draw:z-index="12"><draw:text-box fo:min-height="3.0256in"><table:table table:name="Table179" table:style-name="Table179"><table:table-column table:style-name="Table179.A"/><table:table-row><table:table-cell table:style-name="Table179.A1" office:value-type="string"><text:p text:style-name="P35">Fire Blast <text:s text:c="14"/><text:span text:style-name="T1">Power</text:span></text:p></table:table-cell></table:table-row><table:table-row><table:table-cell table:style-name="Table179.A2" office:value-type="string"><text:p text:style-name="P20">The target is attacked with an intense blast of all-consuming fire.</text:p><text:p text:style-name="P20"/><text:p text:style-name="P16">Recharge 6 <text:span text:style-name="T2">♦</text:span><text:span text:style-name="T4"> Fire, Energy</text:span></text:p><text:p text:style-name="P19">Standard Action <text:s text:c="12"/>Close Burst 3</text:p><text:p text:style-name="P16"><text:span text:style-name="T4">Target:</text:span><text:span text:style-name="T10"> One Pokémon in Burst</text:span></text:p><text:p text:style-name="P16"><text:span text:style-name="T4">Attack:</text:span><text:span text:style-name="T10"> Int vs. Ref</text:span></text:p><text:p text:style-name="P19">Hit:<text:span text:style-name="T13"> d12 + Int Fire damage. Roll 2 extra dice for damage.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inflicted with Burn (Int bonus), save ends</text:span></text:p><text:p text:style-name="P13"><text:s/></text:p></table:table-cell></table:table-row></table:table><text:p text:style-name="P4"/></draw:text-box></draw:frame></text:p>
      <text:p text:style-name="P37"><text:soft-page-break/><draw:frame draw:style-name="fr1" draw:name="Frame50" text:anchor-type="as-char" svg:y="-0.0236in" svg:width="2.4165in" draw:z-index="13"><draw:text-box fo:min-height="3.0256in"><table:table table:name="Table48" table:style-name="Table48"><table:table-column table:style-name="Table48.A"/><table:table-row><table:table-cell table:style-name="Table48.A1" office:value-type="string"><text:p text:style-name="P35">Fire Fang <text:s text:c="22"/><text:span text:style-name="T1">Power</text:span> <text:s text:c="16"/></text:p></table:table-cell></table:table-row><table:table-row><table:table-cell table:style-name="Table48.A2" office:value-type="string"><text:p text:style-name="P20">A weak fire attack that may inflict a burn.</text:p><text:p text:style-name="P20"/><text:p text:style-name="P16">Recharge 4 <text:span text:style-name="T2">♦</text:span><text:span text:style-name="T4"> Fire, <text:s/>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4">Hit:</text:span><text:span text:style-name="T10"> d8 + Int Fir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Flinches and is inflicted with Burn (Int bonus), save ends</text:span></text:p><text:p text:style-name="P13"/></table:table-cell></table:table-row></table:table><text:p text:style-name="P4"/></draw:text-box></draw:frame></text:p>
      <text:p text:style-name="P37"><draw:frame draw:style-name="fr1" draw:name="Frame49" text:anchor-type="as-char" svg:y="-0.0236in" svg:width="2.4165in" draw:z-index="14"><draw:text-box fo:min-height="3.0256in"><table:table table:name="Table47" table:style-name="Table47"><table:table-column table:style-name="Table47.A"/><table:table-row><table:table-cell table:style-name="Table47.A1" office:value-type="string"><text:p text:style-name="P35">Fire Spin <text:s text:c="23"/><text:span text:style-name="T1">Power</text:span></text:p></table:table-cell></table:table-row><table:table-row><table:table-cell table:style-name="Table47.A2" office:value-type="string"><text:p text:style-name="P20">The target becomes trapped within a fierce vortex of fire that rages for four to five turns.</text:p><text:p text:style-name="P20"/><text:p text:style-name="P16">Recharge 3 <text:span text:style-name="T2">♦</text:span><text:span text:style-name="T4"> Fire, Energy</text:span></text:p><text:p text:style-name="P19">Standard Action <text:s text:c="18"/>Ranged <text:s/>5</text:p><text:p text:style-name="P16"><text:span text:style-name="T4">Target: </text:span><text:span text:style-name="T10">One Pokémon</text:span></text:p><text:p text:style-name="P16"><text:span text:style-name="T4">Attack:</text:span><text:span text:style-name="T10"> Int vs. Ref</text:span></text:p><text:p text:style-name="P19">Hit:<text:span text:style-name="T13"> d6 + Int Fire damage.</text:span></text:p><text:p text:style-name="P19">Effect:<text:span text:style-name="T13"> Creates burst 1 fire vortex centered on the target. While in the vortex, Pokémons are Trapped. Pokémons starting their turn in the vortex take Int mod in Fire damage.</text:span></text:p><text:p text:style-name="P19">Sustain Minor:<text:span text:style-name="T13"> You can sustain this area with a minor action each turn.</text:span></text:p></table:table-cell></table:table-row></table:table><text:p text:style-name="P4"/></draw:text-box></draw:frame></text:p>
      <text:p text:style-name="P37"><draw:frame draw:style-name="fr1" draw:name="Frame214" text:anchor-type="as-char" svg:y="-0.0236in" svg:width="2.4165in" draw:z-index="203"><draw:text-box fo:min-height="3.0256in"><table:table table:name="Table216" table:style-name="Table216"><table:table-column table:style-name="Table216.A"/><table:table-row><table:table-cell table:style-name="Table216.A1" office:value-type="string"><text:p text:style-name="P35">Flail <text:s text:c="31"/><text:span text:style-name="T1">Power</text:span></text:p></table:table-cell></table:table-row><table:table-row><table:table-cell table:style-name="Table216.A2" office:value-type="string"><text:p text:style-name="P20">The user flails about aimlessly to attack. The weaker it is, the more desparate the attack.</text:p><text:p text:style-name="P20"/><text:p text:style-name="P16"><text:span text:style-name="T4">Recharge 5 </text:span><text:span text:style-name="T2">♦</text:span><text:span text:style-name="T4"> Normal,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d6 Normal damage, increase to d10 if user is Bloodied.</text:span></text:p></table:table-cell></table:table-row></table:table><text:p text:style-name="P4"/></draw:text-box></draw:frame></text:p>
      <text:p text:style-name="P37"><draw:frame draw:style-name="fr1" draw:name="Frame70" text:anchor-type="as-char" svg:y="-0.0236in" svg:width="2.4165in" draw:z-index="15"><draw:text-box fo:min-height="3.0256in"><table:table table:name="Table96" table:style-name="Table96"><table:table-column table:style-name="Table96.A"/><table:table-row><table:table-cell table:style-name="Table96.A1" office:value-type="string"><text:p text:style-name="P35">Flame Burst <text:s text:c="17"/><text:span text:style-name="T1">Power</text:span></text:p></table:table-cell></table:table-row><table:table-row><table:table-cell table:style-name="Table96.A2" office:value-type="string"><text:p text:style-name="P20">The user attacks the target with a bursting fireball. The bursting flame splashes through the area, damaging nearby Pokemon.</text:p><text:p text:style-name="P20"/><text:p text:style-name="P16">Recharge 5 <text:span text:style-name="T2">♦</text:span><text:span text:style-name="T4"> Fire, Energy</text:span></text:p><text:p text:style-name="P19">Standard Action <text:s text:c="12"/>Close Burst 3</text:p><text:p text:style-name="P16"><text:span text:style-name="T4">Target: One</text:span><text:span text:style-name="T10"> Pokémon in Burst</text:span></text:p><text:p text:style-name="P16"><text:span text:style-name="T4">Attack:</text:span><text:span text:style-name="T10"> Int vs. Ref</text:span></text:p><text:p text:style-name="P19">Hit:<text:span text:style-name="T13"> d8 + Int Fire damage, and make a secondary attack.</text:span></text:p><text:p text:style-name="P45"><text:span text:style-name="T4">Secondary Target:</text:span><text:span text:style-name="T10"> Burst 1 centered on target, all Pokémons in burst</text:span></text:p><text:p text:style-name="P45"><text:span text:style-name="T4">Secondary Attack:</text:span><text:span text:style-name="T10"> Int vs. Ref</text:span></text:p><text:p text:style-name="P45"><text:span text:style-name="T4">Hit:</text:span><text:span text:style-name="T10"> Int Fire damage.</text:span></text:p></table:table-cell></table:table-row></table:table><text:p text:style-name="P4"/></draw:text-box></draw:frame></text:p>
      <text:p text:style-name="P37"><draw:frame draw:style-name="fr1" draw:name="Frame53" text:anchor-type="as-char" svg:y="-0.0236in" svg:width="2.4165in" draw:z-index="16"><draw:text-box fo:min-height="3.0256in"><table:table table:name="Table62" table:style-name="Table62"><table:table-column table:style-name="Table62.A"/><table:table-row><table:table-cell table:style-name="Table62.A1" office:value-type="string"><text:p text:style-name="P35">Flamethrower <text:s text:c="14"/><text:span text:style-name="T1">Power</text:span></text:p></table:table-cell></table:table-row><table:table-row><table:table-cell table:style-name="Table62.A2" office:value-type="string"><text:p text:style-name="P20">A weak fire attack that may inflict a burn.</text:p><text:p text:style-name="P20"/><text:p text:style-name="P16">Recharge 5 <text:span text:style-name="T2">♦</text:span><text:span text:style-name="T4"> Fire, Energy</text:span></text:p><text:p text:style-name="P19">Standard Action <text:s text:c="12"/>Close Burst 3</text:p><text:p text:style-name="P16"><text:span text:style-name="T4">Target:</text:span><text:span text:style-name="T10"> One Pokémon in Burst</text:span></text:p><text:p text:style-name="P16"><text:span text:style-name="T4">Attack:</text:span><text:span text:style-name="T10"> Int vs. Ref</text:span></text:p><text:p text:style-name="P19">Hit:<text:span text:style-name="T13"> d10 + Int Fir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inflicted with Burn (Int bonus), save ends</text:span></text:p><text:p text:style-name="P13"><text:s/></text:p></table:table-cell></table:table-row></table:table><text:p text:style-name="P4"/></draw:text-box></draw:frame></text:p>
      <text:p text:style-name="P38"><draw:frame draw:style-name="fr1" draw:name="Frame75" text:anchor-type="as-char" svg:y="-0.0236in" svg:width="2.4165in" draw:z-index="17"><draw:text-box fo:min-height="3.0256in"><table:table table:name="Table101" table:style-name="Table101"><table:table-column table:style-name="Table101.A"/><table:table-row><table:table-cell table:style-name="Table101.A1" office:value-type="string"><text:p text:style-name="P35">Flare Blitz <text:s text:c="21"/><text:span text:style-name="T1">Power</text:span></text:p></table:table-cell></table:table-row><table:table-row><table:table-cell table:style-name="Table101.A2" office:value-type="string"><text:p text:style-name="P42">The user cloaks itself in fire and charges the target. The user sustains serious damage and may leave the target burned.</text:p><text:p text:style-name="P44"/><text:p text:style-name="P16">Recharge 5 <text:span text:style-name="T2">♦</text:span><text:span text:style-name="T4"> Fire,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27">Hit:</text:span> d12 + Str Fire damage. You must take Str in damage, and deal an extra 2d12 Fire damage to the target<text:span text:style-name="T31">.</text:span></text:p><text:p text:style-name="P19"><text:span text:style-name="T32">Special: </text:span><text:span text:style-name="T14">You may use this attack as part of a charge.</text:span></text:p></table:table-cell></table:table-row></table:table><text:p text:style-name="P4"/></draw:text-box></draw:frame></text:p>
      <text:p text:style-name="P23"><draw:frame draw:style-name="fr1" draw:name="Frame82" text:anchor-type="as-char" svg:y="-0.0236in" svg:width="2.4165in" draw:z-index="18"><draw:text-box fo:min-height="3.0256in"><table:table table:name="Table108" table:style-name="Table108"><table:table-column table:style-name="Table108.A"/><table:table-row><table:table-cell table:style-name="Table108.A1" office:value-type="string"><text:p text:style-name="P35">Flash Cannon <text:s text:c="14"/><text:span text:style-name="T1">Power</text:span></text:p></table:table-cell></table:table-row><table:table-row><table:table-cell table:style-name="Table108.A2" office:value-type="string"><text:p text:style-name="P20">The user gathers all its light energy and releases it at once, damaging and weakening the foe.</text:p><text:p text:style-name="P20"/><text:p text:style-name="P16">Recharge 5 <text:span text:style-name="T2">♦</text:span><text:span text:style-name="T4"> Steel, Energy</text:span></text:p><text:p text:style-name="P19">Standard Action <text:s text:c="19"/>Ranged 5</text:p><text:p text:style-name="P16"><text:span text:style-name="T4">Target:</text:span><text:span text:style-name="T10"> One Pokémon</text:span></text:p><text:p text:style-name="P16"><text:span text:style-name="T4">Attack:</text:span><text:span text:style-name="T10"> Int vs. Ref</text:span></text:p><text:p text:style-name="P16"><text:span text:style-name="T5">Hit:</text:span><text:span text:style-name="T11"> d12 + Int Steel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text:span><text:span text:style-name="T11">takes a -2 to AC and Ref until the end of your next turn.</text:span></text:p><text:p text:style-name="P13"/><text:p text:style-name="P13"><text:span text:style-name="T33">Increase penalty to -3 at 11</text:span><text:span text:style-name="T23">th</text:span><text:span text:style-name="T33"> level and -4 at 21</text:span><text:span text:style-name="T23">st</text:span><text:span text:style-name="T33"> level.</text:span></text:p></table:table-cell></table:table-row></table:table><text:p text:style-name="P4"/></draw:text-box></draw:frame></text:p>
      <text:p text:style-name="P11"><draw:frame draw:style-name="fr1" draw:name="Frame107" text:anchor-type="as-char" svg:y="-0.1173in" svg:width="2.4165in" draw:z-index="19"><draw:text-box fo:min-height="3.0256in"><table:table table:name="Table75" table:style-name="Table75"><table:table-column table:style-name="Table75.A"/><table:table-row><table:table-cell table:style-name="Table75.A1" office:value-type="string"><text:p text:style-name="P35">Focus Energy <text:s text:c="14"/><text:span text:style-name="T1">Power</text:span></text:p></table:table-cell></table:table-row><table:table-row><table:table-cell table:style-name="Table75.A2" office:value-type="string"><text:p text:style-name="P21">The user takes a deep breath and focuses so that critical hits land more easily.</text:p><text:p text:style-name="P20"/><text:p text:style-name="P16">Recharge 3 <text:span text:style-name="T2">♦</text:span><text:span text:style-name="T4"> Normal, Status</text:span></text:p><text:p text:style-name="P19">Minor Action <text:s text:c="25"/>Personal</text:p><text:p text:style-name="P19">Target:<text:span text:style-name="T13"> Personal</text:span></text:p><text:p text:style-name="P16"><text:span text:style-name="T4">Effect:</text:span><text:span text:style-name="T10"> </text:span><text:span text:style-name="T11">Increase your critical hit </text:span><text:span text:style-name="T12">range by one (20 becomes 19-20, etc) until the end of your next turn.</text:span></text:p></table:table-cell></table:table-row></table:table><text:p text:style-name="P4"/></draw:text-box></draw:frame></text:p>
      <text:p text:style-name="P11"><draw:frame draw:style-name="fr1" draw:name="Frame143" text:anchor-type="as-char" svg:y="-0.1173in" svg:width="2.4165in" draw:z-index="20"><draw:text-box fo:min-height="3.0256in"><table:table table:name="Table145" table:style-name="Table145"><table:table-column table:style-name="Table145.A"/><table:table-row><table:table-cell table:style-name="Table145.A1" office:value-type="string"><text:p text:style-name="P35">Follow Me <text:s text:c="21"/><text:span text:style-name="T1">Power</text:span></text:p></table:table-cell></table:table-row><table:table-row><table:table-cell table:style-name="Table145.A2" office:value-type="string"><text:p text:style-name="P21">The user mimics the move used immediately before it.</text:p><text:p text:style-name="P20"/><text:p text:style-name="P16">Recharge 4 <text:span text:style-name="T2">♦</text:span><text:span text:style-name="T4"> Normal, Status</text:span></text:p><text:p text:style-name="P16"><text:span text:style-name="T4">Minor <text:s text:c="29"/>Close Burst 2</text:span><text:span text:style-name="T10"><text:line-break/></text:span><text:span text:style-name="T4">Target:</text:span><text:span text:style-name="T10"> Each Pokémon In Burst</text:span><text:span text:style-name="T4"> </text:span><text:span text:style-name="T10"><text:line-break/></text:span><text:span text:style-name="T4">Effect: </text:span><text:span text:style-name="T10">Target is marked until end of your next turn.</text:span></text:p></table:table-cell></table:table-row></table:table><text:p text:style-name="P4"/></draw:text-box></draw:frame></text:p>
      <text:p text:style-name="P11"><text:soft-page-break/><draw:frame draw:style-name="fr1" draw:name="Frame109" text:anchor-type="as-char" svg:y="-0.1173in" svg:width="2.4165in" draw:z-index="21"><draw:text-box fo:min-height="3.0256in"><table:table table:name="Table77" table:style-name="Table77"><table:table-column table:style-name="Table77.A"/><table:table-row><table:table-cell table:style-name="Table77.A1" office:value-type="string"><text:p text:style-name="P35">Foresight <text:s text:c="22"/><text:span text:style-name="T1">Power</text:span></text:p></table:table-cell></table:table-row><table:table-row><table:table-cell table:style-name="Table77.A2" office:value-type="string"><text:p text:style-name="P21">The user focuses their sight to see through the opponent's evasions.</text:p><text:p text:style-name="P20"/><text:p text:style-name="P16">Recharge 3 <text:span text:style-name="T2">♦</text:span><text:span text:style-name="T4"> Normal, Status</text:span></text:p><text:p text:style-name="P19">Minor Action <text:s text:c="25"/>Personal</text:p><text:p text:style-name="P19">Target:<text:span text:style-name="T13"> Personal</text:span></text:p><text:p text:style-name="P16"><text:span text:style-name="T4">Effect:</text:span><text:span text:style-name="T10"> </text:span><text:span text:style-name="T11">Gain a +2 to hit with all attacks, and allows user to hit Ghost types with Normal and Fighting powers.</text:span></text:p><text:p text:style-name="P13"/><text:p text:style-name="P19"><text:span text:style-name="T16">Increase bonus to +3 at 11</text:span><text:span text:style-name="T22">th</text:span><text:span text:style-name="T16"> level, and +4 at 21</text:span><text:span text:style-name="T22">st</text:span><text:span text:style-name="T16"> <text:s/>level.</text:span></text:p></table:table-cell></table:table-row></table:table><text:p text:style-name="P4"/></draw:text-box></draw:frame></text:p>
      <text:p text:style-name="P11"><draw:frame draw:style-name="fr1" draw:name="Frame166" text:anchor-type="as-char" svg:y="-0.1173in" svg:width="2.4165in" draw:z-index="22"><draw:text-box fo:min-height="3.0256in"><table:table table:name="Table168" table:style-name="Table168"><table:table-column table:style-name="Table168.A"/><table:table-row><table:table-cell table:style-name="Table168.A1" office:value-type="string"><text:p text:style-name="P35">Frost Breath <text:s text:c="17"/><text:span text:style-name="T1">Power</text:span></text:p></table:table-cell></table:table-row><table:table-row><table:table-cell table:style-name="Table168.A2" office:value-type="string"><text:p text:style-name="P20">The user blows a cold breath on the target.</text:p><text:p text:style-name="P20"/><text:p text:style-name="P16">Recharge 5 <text:span text:style-name="T2">♦</text:span><text:span text:style-name="T4"> Ice, Energy</text:span></text:p><text:p text:style-name="P19">Standard Action <text:s text:c="12"/>Close Blast 3</text:p><text:p text:style-name="P16"><text:span text:style-name="T4">Target:</text:span><text:span text:style-name="T10"> Each Pokémon In Blast</text:span></text:p><text:p text:style-name="P16"><text:span text:style-name="T4">Attack:</text:span><text:span text:style-name="T10"> Int vs. Fort</text:span></text:p><text:p text:style-name="P16"><text:span text:style-name="T5">Hit:</text:span><text:span text:style-name="T11"> d6 + Int Ic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Frozen, save ends.</text:span></text:p><text:p text:style-name="P19">Special:<text:span text:style-name="T13"> Count all hits by this attack as a critical hit, unless an effect is in place preventing critical hits.</text:span></text:p><text:p text:style-name="P14"/></table:table-cell></table:table-row></table:table><text:p text:style-name="P4"/></draw:text-box></draw:frame></text:p>
      <text:p text:style-name="P23"><draw:frame draw:style-name="fr1" draw:name="Frame189" text:anchor-type="as-char" svg:y="-0.0236in" svg:width="2.4165in" draw:z-index="204"><draw:text-box fo:min-height="3.0256in"><table:table table:name="Table191" table:style-name="Table191"><table:table-column table:style-name="Table191.A"/><table:table-row><table:table-cell table:style-name="Table191.A1" office:value-type="string"><text:p text:style-name="P35">Fury Attack <text:s text:c="18"/><text:span text:style-name="T1">Power</text:span></text:p></table:table-cell></table:table-row><table:table-row><table:table-cell table:style-name="Table191.A2" office:value-type="string"><text:p text:style-name="P10">The target is jabbed repeatedly with a horn or beak.</text:p><text:p text:style-name="P22"/><text:p text:style-name="P16">Recharge 5 <text:span text:style-name="T2">♦</text:span><text:span text:style-name="T4">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4 +Str Normal damage.</text:span></text:p><text:p text:style-name="P16"><text:span text:style-name="T6">Special: </text:span><text:span text:style-name="T11">Make 5 attacks against the same target when you use this power.</text:span></text:p></table:table-cell></table:table-row></table:table><text:p text:style-name="P4"/></draw:text-box></draw:frame></text:p>
      <text:p text:style-name="P23"><draw:frame draw:style-name="fr1" draw:name="Frame204" text:anchor-type="as-char" svg:y="-0.0236in" svg:width="2.4165in" draw:z-index="205"><draw:text-box fo:min-height="3.0256in"><table:table table:name="Table206" table:style-name="Table206"><table:table-column table:style-name="Table206.A"/><table:table-row><table:table-cell table:style-name="Table206.A1" office:value-type="string"><text:p text:style-name="P35">Fury Swipes <text:s text:c="17"/><text:span text:style-name="T1">Power</text:span></text:p></table:table-cell></table:table-row><table:table-row><table:table-cell table:style-name="Table206.A2" office:value-type="string"><text:p text:style-name="P20">The target is raked with sharp claws or scythes for two to five times in quick succession.</text:p><text:p text:style-name="P20"/><text:p text:style-name="P16"><text:span text:style-name="T4">Recharge 5 </text:span><text:span text:style-name="T2">♦</text:span><text:span text:style-name="T4"> Normal,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d4 +Str Normal damage.</text:span></text:p><text:p text:style-name="P16"><text:span text:style-name="T6">Special: </text:span><text:span text:style-name="T11">Make 5 attacks against the same target when you use this power.</text:span></text:p></table:table-cell></table:table-row></table:table><text:p text:style-name="P4"/></draw:text-box></draw:frame></text:p>
      <text:p text:style-name="P23"><draw:frame draw:style-name="fr1" draw:name="Frame136" text:anchor-type="as-char" svg:y="-0.0236in" svg:width="2.4165in" draw:z-index="23"><draw:text-box fo:min-height="3.0256in"><table:table table:name="Table138" table:style-name="Table138"><table:table-column table:style-name="Table138.A"/><table:table-row><table:table-cell table:style-name="Table138.A1" office:value-type="string"><text:p text:style-name="P35">Future Sight <text:s text:c="17"/><text:span text:style-name="T1">Power</text:span></text:p></table:table-cell></table:table-row><table:table-row><table:table-cell table:style-name="Table138.A2" office:value-type="string"><text:p text:style-name="P22">Two turns after this move is used, a hunk of psychic energy attacks the target.</text:p><text:p text:style-name="P22"/><text:p text:style-name="P16">Recharge 5 <text:span text:style-name="T2">♦</text:span><text:span text:style-name="T4"> Psychic, Energy</text:span></text:p><text:p text:style-name="P16"><text:span text:style-name="T4">Standard Action <text:s text:c="12"/>Close Burst 3</text:span><text:span text:style-name="T10"><text:line-break/></text:span><text:span text:style-name="T4">Target:</text:span><text:span text:style-name="T10"> One Pokémon In Burst<text:line-break/></text:span><text:span text:style-name="T4">Attack:</text:span><text:span text:style-name="T10"> Int vs. Wil<text:line-break/></text:span><text:span text:style-name="T4">Hit: </text:span><text:span text:style-name="T10">d12 + Int Psychic damage.</text:span></text:p><text:p text:style-name="P16"><text:span text:style-name="T4">Special:</text:span><text:span text:style-name="T10"> This attack does not go off on the round it is initiated. Instead, it takes effect on the user's turn two rounds later. If the target has been switched out, it attacks that trainer's new <text:s/></text:span><text:span text:style-name="T11">Pokémon.</text:span></text:p></table:table-cell></table:table-row></table:table><text:p text:style-name="P4"/></draw:text-box></draw:frame></text:p>
      <text:p text:style-name="P34"><draw:frame draw:style-name="fr1" draw:name="Frame25" text:anchor-type="as-char" svg:y="-0.0236in" svg:width="2.4165in" draw:z-index="24"><draw:text-box fo:min-height="3.0256in"><table:table table:name="Table21" table:style-name="Table21"><table:table-column table:style-name="Table21.A"/><table:table-row><table:table-cell table:style-name="Table21.A1" office:value-type="string"><text:p text:style-name="P35">Growl <text:s text:c="28"/><text:span text:style-name="T1">Power</text:span></text:p></table:table-cell></table:table-row><table:table-row><table:table-cell table:style-name="Table21.A2" office:value-type="string"><text:p text:style-name="P20">The Pokemon growls cutely to reduce the foe’s attack.</text:p><text:p text:style-name="P20"/><text:p text:style-name="P16">Recharge 3 <text:span text:style-name="T2">♦</text:span><text:span text:style-name="T4"> Normal, Status</text:span></text:p><text:p text:style-name="P19">Minor Action <text:s text:c="17"/>Close Burst 3</text:p><text:p text:style-name="P16"><text:span text:style-name="T4">Target:</text:span><text:span text:style-name="T10"> One Pokémon In Burst</text:span></text:p><text:p text:style-name="P16"><text:span text:style-name="T4">Attack:</text:span><text:span text:style-name="T10"> Char vs. Will</text:span></text:p><text:p text:style-name="P13"><text:span text:style-name="T27">Hit:</text:span><text:span text:style-name="T10"> Target takes a penalty to damage from Physical powers equal to your level until end of your next turn.</text:span></text:p></table:table-cell></table:table-row></table:table><text:p text:style-name="P4"/></draw:text-box></draw:frame></text:p>
      <text:p text:style-name="P40"><draw:frame draw:style-name="fr1" draw:name="Frame37" text:anchor-type="as-char" svg:y="-0.0236in" svg:width="2.4165in" draw:z-index="25"><draw:text-box fo:min-height="3.0256in"><table:table table:name="Table35" table:style-name="Table35"><table:table-column table:style-name="Table35.A"/><table:table-row><table:table-cell table:style-name="Table35.A1" office:value-type="string"><text:p text:style-name="P35">Growth <text:s text:c="25"/><text:span text:style-name="T1">Power</text:span></text:p></table:table-cell></table:table-row><table:table-row><table:table-cell table:style-name="Table35.A2" office:value-type="string"><text:p text:style-name="P20">Forces the body to grow and heightens the potency of special powers.</text:p><text:p text:style-name="P20"/><text:p text:style-name="P16">Recharge 3 <text:span text:style-name="T2">♦</text:span><text:span text:style-name="T4"> Grass, Status</text:span></text:p><text:p text:style-name="P19">Minor Action <text:s text:c="25"/>Personal</text:p><text:p text:style-name="P13"><text:span text:style-name="T27">Effect: </text:span>Gain a +2 bonus to all attack rolls and damage until the end of your next turn.</text:p><text:p text:style-name="P19">Special:<text:span text:style-name="T13"> In Intense Sunlight, increase bonus by an additional +2.</text:span></text:p><text:p text:style-name="P13"/><text:p text:style-name="P19"><text:span text:style-name="T13">Increase bonus to +3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23"><draw:frame draw:style-name="fr1" draw:name="Frame156" text:anchor-type="as-char" svg:y="-0.0236in" svg:width="2.4165in" draw:z-index="206"><draw:text-box fo:min-height="3.0256in"><table:table table:name="Table158" table:style-name="Table158"><table:table-column table:style-name="Table158.A"/><table:table-row><table:table-cell table:style-name="Table158.A1" office:value-type="string"><text:p text:style-name="P35">Gust <text:s text:c="30"/><text:span text:style-name="T1">Power</text:span></text:p></table:table-cell></table:table-row><table:table-row><table:table-cell table:style-name="Table158.A2" office:value-type="string"><text:p text:style-name="P20">A gust of wind is whipped up by wings and launched at the target to inflict damage.</text:p><text:p text:style-name="P20"/><text:p text:style-name="P16">Recharge 3 <text:span text:style-name="T2">♦</text:span><text:span text:style-name="T4"> Flying, Energy</text:span></text:p><text:p text:style-name="P19">Standard Action <text:s text:c="17"/>Ranged 10</text:p><text:p text:style-name="P16"><text:span text:style-name="T4">Target:</text:span><text:span text:style-name="T10"> One Pokémon</text:span></text:p><text:p text:style-name="P16"><text:span text:style-name="T4">Attack:</text:span><text:span text:style-name="T10"> Dex vs. Ref</text:span></text:p><text:p text:style-name="P16"><text:span text:style-name="T6">Hit: </text:span><text:span text:style-name="T11">d6 + Dex Flying damage.</text:span></text:p><text:p text:style-name="P16"><text:span text:style-name="T6">Special:</text:span><text:span text:style-name="T11"> This can hit targets even during Bounce, Fly, and Sky Drop. Roll double the amount of dice against targets hit while using these moves.</text:span></text:p></table:table-cell></table:table-row></table:table><text:p text:style-name="P4"/></draw:text-box></draw:frame></text:p>
      <text:p text:style-name="P23"><draw:frame draw:style-name="fr1" draw:name="Frame165" text:anchor-type="as-char" svg:y="-0.0236in" svg:width="2.4165in" draw:z-index="26"><draw:text-box fo:min-height="3.0256in"><table:table table:name="Table167" table:style-name="Table167"><table:table-column table:style-name="Table167.A"/><table:table-row><table:table-cell table:style-name="Table167.A1" office:value-type="string"><text:p text:style-name="P35">Hail <text:s text:c="31"/><text:span text:style-name="T1">Power</text:span></text:p></table:table-cell></table:table-row><table:table-row><table:table-cell table:style-name="Table167.A2" office:value-type="string"><text:p text:style-name="P20">The user summons a violent hailstorm, injuring non-ice types.</text:p><text:p text:style-name="P20"/><text:p text:style-name="P16">Recharge 5 <text:span text:style-name="T2">♦</text:span><text:span text:style-name="T4"> Ice, Status</text:span></text:p><text:p text:style-name="P19">Minor Action <text:s text:c="25"/>Personal</text:p><text:p text:style-name="P16"><text:span text:style-name="T4">Target:</text:span><text:span text:style-name="T10"> Personal</text:span></text:p><text:p text:style-name="P16"><text:span text:style-name="T4">Effect:</text:span><text:span text:style-name="T10"> Causes the weather to change to Hailstorm until the end of your next turn.</text:span></text:p><text:p text:style-name="P16"><text:span text:style-name="T4">Sustain Minor:</text:span><text:span text:style-name="T10"> Extends the Hailstorm until the end of your next turn.</text:span></text:p></table:table-cell></table:table-row></table:table><text:p text:style-name="P4"/></draw:text-box></draw:frame></text:p>
      <text:p text:style-name="P11"><text:soft-page-break/><draw:frame draw:style-name="fr1" draw:name="Frame150" text:anchor-type="as-char" svg:y="-0.1173in" svg:width="2.4165in" draw:z-index="27"><draw:text-box fo:min-height="3.0256in"><table:table table:name="Table152" table:style-name="Table152"><table:table-column table:style-name="Table152.A"/><table:table-row><table:table-cell table:style-name="Table152.A1" office:value-type="string"><text:p text:style-name="P35">Healing Wish <text:s text:c="15"/><text:span text:style-name="T1">Power</text:span></text:p></table:table-cell></table:table-row><table:table-row><table:table-cell table:style-name="Table152.A2" office:value-type="string"><text:p text:style-name="P21">The user faints. In return, the Pokémon taking its place will have its health fully restored.</text:p><text:p text:style-name="P20"/><text:p text:style-name="P16">Encounter <text:span text:style-name="T2">♦</text:span><text:span text:style-name="T4"> Psychic, Status</text:span></text:p><text:p text:style-name="P19">Standard Action <text:s text:c="10"/>Close Burst 10</text:p><text:p text:style-name="P19">Target:<text:span text:style-name="T13"> One Ally In Burst</text:span></text:p><text:p text:style-name="P13"><text:span text:style-name="T27">Effect:</text:span> The user faints. The target is fully healed, all status effects are cured, and all debuffs are removed.</text:p><text:p text:style-name="P19">Special:<text:span text:style-name="T13"> This effect can also target the user's trainer's next Pokemon.</text:span></text:p></table:table-cell></table:table-row></table:table><text:p text:style-name="P4"/></draw:text-box></draw:frame></text:p>
      <text:p text:style-name="P40"><draw:frame draw:style-name="fr1" draw:name="Frame73" text:anchor-type="as-char" svg:y="-0.0236in" svg:width="2.4165in" draw:z-index="28"><draw:text-box fo:min-height="3.0256in"><table:table table:name="Table99" table:style-name="Table99"><table:table-column table:style-name="Table99.A"/><table:table-row><table:table-cell table:style-name="Table99.A1" office:value-type="string"><text:p text:style-name="P35">Heat Wave <text:s text:c="20"/><text:span text:style-name="T1">Power</text:span></text:p></table:table-cell></table:table-row><table:table-row><table:table-cell table:style-name="Table99.A2" office:value-type="string"><text:p text:style-name="P20">Attacks the enemy by exhaling hot breath in a cone in front of it.</text:p><text:p text:style-name="P20"/><text:p text:style-name="P16">Recharge 5 <text:span text:style-name="T2">♦</text:span><text:span text:style-name="T4"> Fire, Energy</text:span></text:p><text:p text:style-name="P19">Standard Action <text:s text:c="12"/>Close Blast 3</text:p><text:p text:style-name="P16"><text:span text:style-name="T4">Target: </text:span><text:span text:style-name="T10">Each Pokémon In Blast</text:span></text:p><text:p text:style-name="P16"><text:span text:style-name="T4">Attack:</text:span><text:span text:style-name="T10"> Int vs. Fort</text:span></text:p><text:p text:style-name="P16"><text:span text:style-name="T4">Hit:</text:span><text:span text:style-name="T10"> d12 + Int Fir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inflicted with Burn (Int bonus), save ends</text:span></text:p><text:p text:style-name="P13"/></table:table-cell></table:table-row></table:table><text:p text:style-name="P4"/></draw:text-box></draw:frame></text:p>
      <text:p text:style-name="P40"><draw:frame draw:style-name="fr1" draw:name="Frame225" text:anchor-type="as-char" svg:y="-0.0236in" svg:width="2.4165in" draw:z-index="224"><draw:text-box fo:min-height="3.0256in"><table:table table:name="Table227" table:style-name="Table227"><table:table-column table:style-name="Table227.A"/><table:table-row><table:table-cell table:style-name="Table227.A1" office:value-type="string"><text:p text:style-name="P35">Horn Attack <text:s text:c="18"/><text:span text:style-name="T1">Power</text:span></text:p></table:table-cell></table:table-row><table:table-row><table:table-cell table:style-name="Table227.A2" office:value-type="string"><text:p text:style-name="P20">The user jabs the target with its sharply pointed horn.</text:p><text:p text:style-name="P18"><text:span text:style-name="T10"><text:line-break/></text:span><text:span text:style-name="T8">Recharge 4 </text:span><text:span text:style-name="T3">♦</text:span><text:span text:style-name="T8">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8 + Str Normal damage.</text:span></text:p></table:table-cell></table:table-row></table:table><text:p text:style-name="P4"/></draw:text-box></draw:frame></text:p>
      <text:p text:style-name="P40"><draw:frame draw:style-name="fr1" draw:name="Frame228" text:anchor-type="as-char" svg:y="-0.0236in" svg:width="2.4165in" draw:z-index="227"><draw:text-box fo:min-height="3.0256in"><table:table table:name="Table230" table:style-name="Table230"><table:table-column table:style-name="Table230.A"/><table:table-row><table:table-cell table:style-name="Table230.A1" office:value-type="string"><text:p text:style-name="P35">Horn Drill <text:s text:c="22"/><text:span text:style-name="T1">Power</text:span></text:p></table:table-cell></table:table-row><table:table-row><table:table-cell table:style-name="Table230.A2" office:value-type="string"><text:p text:style-name="P20">The user stabs the target with a horn that rotates like a drill. It is extremely inaccurate, but extremely powerful.</text:p><text:p text:style-name="P18"><text:span text:style-name="T10"><text:line-break/></text:span><text:span text:style-name="T8">Recharge 6 </text:span><text:span text:style-name="T3">♦</text:span><text:span text:style-name="T8"> Normal, Physical</text:span></text:p><text:p text:style-name="P16"><text:span text:style-name="T4">Standard Action <text:s text:c="25"/>Melee</text:span><text:span text:style-name="T10"><text:line-break/></text:span><text:span text:style-name="T4">Target:</text:span><text:span text:style-name="T10"> One Pokémon of equal or lower level than the user<text:line-break/></text:span><text:span text:style-name="T4">Attack:</text:span><text:span text:style-name="T10"> Str – 10, +1 for each level the user is higher than the target, vs AC<text:line-break/></text:span><text:span text:style-name="T4">Hit: </text:span><text:span text:style-name="T10">Normal da</text:span><text:span text:style-name="T11">mage equal to the target's current HP.</text:span></text:p></table:table-cell></table:table-row></table:table><text:p text:style-name="P4"/></draw:text-box></draw:frame></text:p>
      <text:p text:style-name="P39"><draw:frame draw:style-name="fr1" draw:name="Frame90" text:anchor-type="as-char" svg:y="-0.0236in" svg:width="2.4165in" draw:z-index="29"><draw:text-box fo:min-height="3.0256in"><table:table table:name="Table116" table:style-name="Table116"><table:table-column table:style-name="Table116.A"/><table:table-row><table:table-cell table:style-name="Table116.A1" office:value-type="string"><text:p text:style-name="P35">Hydro Pump <text:s text:c="17"/><text:span text:style-name="T1">Power</text:span></text:p></table:table-cell></table:table-row><table:table-row><table:table-cell table:style-name="Table116.A2" office:value-type="string"><text:p text:style-name="P20">The target is blasted by a huge volume of water launched under great pressure</text:p><text:p text:style-name="P20"/><text:p text:style-name="P16">Recharge 6 <text:span text:style-name="T2">♦</text:span><text:span text:style-name="T4"> Water, Energy</text:span></text:p><text:p text:style-name="P19">Standard Action <text:s text:c="19"/>Ranged 5</text:p><text:p text:style-name="P16"><text:span text:style-name="T4">Target:</text:span><text:span text:style-name="T10"> One Pokémon</text:span></text:p><text:p text:style-name="P16"><text:span text:style-name="T4">Attack:</text:span><text:span text:style-name="T10"> Int vs. Ref</text:span></text:p><text:p text:style-name="P16"><text:span text:style-name="T5">Hit:</text:span><text:span text:style-name="T11"> d12 + Int Water damage. Roll two extra dice for this attack.</text:span></text:p></table:table-cell></table:table-row></table:table><text:p text:style-name="P4"/></draw:text-box></draw:frame></text:p>
      <text:p text:style-name="P23"><draw:frame draw:style-name="fr1" draw:name="Frame122" text:anchor-type="as-char" svg:y="-0.0236in" svg:width="2.4165in" draw:z-index="30"><draw:text-box fo:min-height="3.0256in"><table:table table:name="Table124" table:style-name="Table124"><table:table-column table:style-name="Table124.A"/><table:table-row><table:table-cell table:style-name="Table124.A1" office:value-type="string"><text:p text:style-name="P35">Hyper Beam <text:s text:c="17"/><text:span text:style-name="T1">Power</text:span></text:p></table:table-cell></table:table-row><table:table-row><table:table-cell table:style-name="Table124.A2" office:value-type="string"><text:p text:style-name="P22">The target is attacked with a powerful beam. The user must rest on the next turn to regain its energy.</text:p><text:p text:style-name="P22"/><text:p text:style-name="P16">Recharge 6 <text:span text:style-name="T2">♦</text:span><text:span text:style-name="T4"> Normal, Energy</text:span></text:p><text:p text:style-name="P16"><text:span text:style-name="T4">Standard Action x2 <text:s text:c="12"/>Ranged 20</text:span><text:span text:style-name="T10"><text:line-break/></text:span><text:span text:style-name="T4">Target:</text:span><text:span text:style-name="T10"> One Pokémon<text:line-break/></text:span><text:span text:style-name="T4">Attack: </text:span><text:span text:style-name="T10">Int vs. Ref<text:line-break/></text:span><text:span text:style-name="T4">Hit: </text:span><text:span text:style-name="T10">d12 + Int Normal damage. Roll an extra 3 dice for this attack's damage.<text:line-break/></text:span><text:span text:style-name="T4">Miss: </text:span><text:span text:style-name="T10">Half damage</text:span></text:p><text:p text:style-name="P16"><text:span text:style-name="T4">Special:</text:span><text:span text:style-name="T10"> This attack also uses up your next turn's standard action.</text:span></text:p></table:table-cell></table:table-row></table:table><text:p text:style-name="P4"/></draw:text-box></draw:frame></text:p>
      <text:p text:style-name="P23"><draw:frame draw:style-name="fr1" draw:name="Frame194" text:anchor-type="as-char" svg:y="-0.0236in" svg:width="2.4165in" draw:z-index="207"><draw:text-box fo:min-height="3.0256in"><table:table table:name="Table196" table:style-name="Table196"><table:table-column table:style-name="Table196.A"/><table:table-row><table:table-cell table:style-name="Table196.A1" office:value-type="string"><text:p text:style-name="P35">Hyper Fang <text:s text:c="18"/><text:span text:style-name="T1">Power</text:span></text:p></table:table-cell></table:table-row><table:table-row><table:table-cell table:style-name="Table196.A2" office:value-type="string"><text:p text:style-name="P10">The user bites hard on the target with its sharp front fangs.</text:p><text:p text:style-name="P10"/><text:p text:style-name="P16">Recharge 5 <text:span text:style-name="T2">♦</text:span><text:span text:style-name="T4">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10 + Str Normal damage, and make a secondary attack.</text:span></text:p><text:p text:style-name="P45"><text:span text:style-name="T4">Secondary Target:</text:span><text:span text:style-name="T10"> Same</text:span></text:p><text:p text:style-name="P45"><text:span text:style-name="T4">Secondary Attack:</text:span><text:span text:style-name="T10"> Str vs. Fort</text:span></text:p><text:p text:style-name="P45"><text:span text:style-name="T4">Hit: </text:span><text:span text:style-name="T10">Target Flinches.</text:span></text:p></table:table-cell></table:table-row></table:table><text:p text:style-name="P4"/></draw:text-box></draw:frame></text:p>
      <text:p text:style-name="P23"><draw:frame draw:style-name="fr1" draw:name="Frame222" text:anchor-type="as-char" svg:y="-0.0236in" svg:width="2.4165in" draw:z-index="208"><draw:text-box fo:min-height="3.0256in"><table:table table:name="Table224" table:style-name="Table224"><table:table-column table:style-name="Table224.A"/><table:table-row><table:table-cell table:style-name="Table224.A1" office:value-type="string"><text:p text:style-name="P35">Hypnosis <text:s text:c="22"/><text:span text:style-name="T1">Power</text:span></text:p></table:table-cell></table:table-row><table:table-row><table:table-cell table:style-name="Table224.A2" office:value-type="string"><text:p text:style-name="P20">The user employs hypnotic suggestion to make the target fall into a deep sleep.</text:p><text:p text:style-name="P20"/><text:p text:style-name="P16">Recharge 4 <text:span text:style-name="T2">♦</text:span><text:span text:style-name="T4"> Psychic, Status</text:span></text:p><text:p text:style-name="P19">Minor Action <text:s text:c="17"/>Close Burst 3</text:p><text:p text:style-name="P13"><text:span text:style-name="T27">Target: </text:span>One Pokémon In Burst</text:p><text:p text:style-name="P16"><text:span text:style-name="T4">Attack:</text:span><text:span text:style-name="T10"> Int vs. Will</text:span></text:p><text:p text:style-name="P16"><text:span text:style-name="T6">Hit:</text:span><text:span text:style-name="T11"> The target is Asleep.</text:span></text:p></table:table-cell></table:table-row></table:table><text:p text:style-name="P4"/></draw:text-box></draw:frame></text:p>
      <text:p text:style-name="P23"><draw:frame draw:style-name="fr1" draw:name="Frame124" text:anchor-type="as-char" svg:y="-0.0236in" svg:width="2.4165in" draw:z-index="31"><draw:text-box fo:min-height="3.0256in"><table:table table:name="Table126" table:style-name="Table126"><table:table-column table:style-name="Table126.A"/><table:table-row><table:table-cell table:style-name="Table126.A1" office:value-type="string"><text:p text:style-name="P35">Hurricane <text:s text:c="21"/><text:span text:style-name="T1">Power</text:span></text:p></table:table-cell></table:table-row><table:table-row><table:table-cell table:style-name="Table126.A2" office:value-type="string"><text:p text:style-name="P28">The user attacks by wrapping its opponent in a fierce wind that flies up into the sky.</text:p><text:p text:style-name="P28"/><text:p text:style-name="P29">Recharge 5 <text:span text:style-name="T2">♦</text:span><text:span text:style-name="T4"> Flying, Energy</text:span></text:p><text:p text:style-name="P29"><text:span text:style-name="T4">Standard Action <text:s text:c="17"/>Ranged 20</text:span><text:span text:style-name="T10"><text:line-break/></text:span><text:span text:style-name="T4">Target:</text:span><text:span text:style-name="T10"> One Pokémon<text:line-break/></text:span><text:span text:style-name="T4">Attack: </text:span><text:span text:style-name="T10">Dex vs. Ref<text:line-break/></text:span><text:span text:style-name="T4">Hit: </text:span><text:span text:style-name="T10">d12 + Dex Flying damage, and make a secondary attack.</text:span></text:p><text:p text:style-name="P48"><text:span text:style-name="T4">Secondary Target:</text:span><text:span text:style-name="T10"> Same</text:span></text:p><text:p text:style-name="P48"><text:span text:style-name="T4">Secondary Attack:</text:span><text:span text:style-name="T10"> Int vs. Will</text:span></text:p><text:p text:style-name="P48"><text:span text:style-name="T4">Hit: </text:span><text:span text:style-name="T10">Target is confused, save ends.</text:span></text:p><text:p text:style-name="P29"><text:span text:style-name="T4">Special:</text:span><text:span text:style-name="T10"> If used during Heavy Rain, +2 to hit. If used during Intense Sunlight, -2 to hit. This attack may hit foes using Fly or Bounce.</text:span></text:p><text:p text:style-name="P49"/><text:p text:style-name="P32"><text:span text:style-name="T33">Increase bonus/penalty to +/-3 at 11</text:span><text:span text:style-name="T23">th</text:span><text:span text:style-name="T33"> level and +/-4 at 21</text:span><text:span text:style-name="T23">st</text:span><text:span text:style-name="T33"> level.</text:span></text:p></table:table-cell></table:table-row></table:table><text:p text:style-name="P4"/></draw:text-box></draw:frame></text:p>
      <text:p text:style-name="P11"><text:soft-page-break/><draw:frame draw:style-name="fr1" draw:name="Frame161" text:anchor-type="as-char" svg:y="-0.1173in" svg:width="2.4165in" draw:z-index="32"><draw:text-box fo:min-height="3.0256in"><table:table table:name="Table163" table:style-name="Table163"><table:table-column table:style-name="Table163.A"/><table:table-row><table:table-cell table:style-name="Table163.A1" office:value-type="string"><text:p text:style-name="P35">Ice Beam <text:s text:c="22"/><text:span text:style-name="T1">Power</text:span></text:p></table:table-cell></table:table-row><table:table-row><table:table-cell table:style-name="Table163.A2" office:value-type="string"><text:p text:style-name="P20">The target is struck with an icy-cold beam of energy. It may also freeze the target solid.</text:p><text:p text:style-name="P20"/><text:p text:style-name="P16">Recharge 3 <text:span text:style-name="T2">♦</text:span><text:span text:style-name="T4"> Ice, Energy</text:span></text:p><text:p text:style-name="P19">Standard Action <text:s text:c="12"/>Close Burst 3</text:p><text:p text:style-name="P16"><text:span text:style-name="T4">Target:</text:span><text:span text:style-name="T10"> One Pokémon In Burst</text:span></text:p><text:p text:style-name="P16"><text:span text:style-name="T4">Attack:</text:span><text:span text:style-name="T10"> Int vs. Ref</text:span></text:p><text:p text:style-name="P16"><text:span text:style-name="T5">Hit:</text:span><text:span text:style-name="T11"> d10 + Int Ic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Frozen, save ends.</text:span></text:p><text:p text:style-name="P14"/></table:table-cell></table:table-row></table:table><text:p text:style-name="P4"/></draw:text-box></draw:frame></text:p>
      <text:p text:style-name="P11"><draw:frame draw:style-name="fr1" draw:name="Frame217" text:anchor-type="as-char" svg:y="-0.0236in" svg:width="2.4165in" draw:z-index="209"><draw:text-box fo:min-height="3.0256in"><table:table table:name="Table219" table:style-name="Table219"><table:table-column table:style-name="Table219.A"/><table:table-row><table:table-cell table:style-name="Table219.A1" office:value-type="string"><text:p text:style-name="P35">Ice Fang <text:s text:c="23"/><text:span text:style-name="T1">Power</text:span></text:p></table:table-cell></table:table-row><table:table-row><table:table-cell table:style-name="Table219.A2" office:value-type="string"><text:p text:style-name="P27">The user bites with cold-infused fangs, possibly freezing or making the target flinch.</text:p><text:p text:style-name="P30"><text:span text:style-name="T10"><text:line-break/></text:span><text:span text:style-name="T8">Recharge 5 </text:span><text:span text:style-name="T3">♦</text:span><text:span text:style-name="T8"> Ice, Physical</text:span></text:p><text:p text:style-name="P29"><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8 + Str Ice damage, and make two secondary attacks.<text:line-break/></text:span></text:p><text:p text:style-name="P48"><text:span text:style-name="T4">Secondary Target:</text:span><text:span text:style-name="T10"> Same</text:span></text:p><text:p text:style-name="P48"><text:span text:style-name="T4">Secondary Attack:</text:span><text:span text:style-name="T10"> Str vs. Fort</text:span></text:p><text:p text:style-name="P48"><text:span text:style-name="T4">Hit: </text:span><text:span text:style-name="T10">Target Flinches.</text:span><text:span text:style-name="T4"><text:line-break/></text:span></text:p><text:p text:style-name="P48"><text:span text:style-name="T4">Secondary Target:</text:span><text:span text:style-name="T10"> Same</text:span></text:p><text:p text:style-name="P48"><text:span text:style-name="T4">Secondary Attack:</text:span><text:span text:style-name="T10"> Str vs. Fort</text:span></text:p><text:p text:style-name="P48"><text:span text:style-name="T4">Hit:</text:span><text:span text:style-name="T10"> Target is Frozen.</text:span></text:p></table:table-cell></table:table-row></table:table><text:p text:style-name="P4"/></draw:text-box></draw:frame></text:p>
      <text:p text:style-name="P11"><draw:frame draw:style-name="fr1" draw:name="Frame159" text:anchor-type="as-char" svg:y="-0.1173in" svg:width="2.4165in" draw:z-index="33"><draw:text-box fo:min-height="3.0256in"><table:table table:name="Table161" table:style-name="Table161"><table:table-column table:style-name="Table161.A"/><table:table-row><table:table-cell table:style-name="Table161.A1" office:value-type="string"><text:p text:style-name="P35">Ice Shard <text:s text:c="22"/><text:span text:style-name="T1">Power</text:span></text:p></table:table-cell></table:table-row><table:table-row><table:table-cell table:style-name="Table161.A2" office:value-type="string"><text:p text:style-name="P20">The user flash freezes chunks of ice and hurls them at the target with blinding speed.</text:p><text:p text:style-name="P20"/><text:p text:style-name="P16">Recharge 3 <text:span text:style-name="T2">♦</text:span><text:span text:style-name="T4"> Ice, Physical</text:span></text:p><text:p text:style-name="P19">Immediate Standard <text:s text:c="5"/>Close Burst 3</text:p><text:p text:style-name="P19">Trigger: <text:span text:style-name="T13">The round begins</text:span></text:p><text:p text:style-name="P16"><text:span text:style-name="T4">Target:</text:span><text:span text:style-name="T10"> One Pokémon In Burst</text:span></text:p><text:p text:style-name="P16"><text:span text:style-name="T4">Attack:</text:span><text:span text:style-name="T10"> Dex vs. AC</text:span></text:p><text:p text:style-name="P16"><text:span text:style-name="T5">Hit:</text:span><text:span text:style-name="T11"> d6 + Dex Ice damage.</text:span></text:p><text:p text:style-name="P15"><text:span text:style-name="T25">Special: </text:span><text:span text:style-name="T6">This attack also takes up your standard action for this turn. If multiple Pokémon use immediate standard actions, the one with the highest initiative goes first. You may use this power as part of a charge.</text:span></text:p></table:table-cell></table:table-row></table:table><text:p text:style-name="P4"/></draw:text-box></draw:frame></text:p>
      <text:p text:style-name="P40"><draw:frame draw:style-name="fr1" draw:name="Frame71" text:anchor-type="as-char" svg:y="-0.0236in" svg:width="2.4165in" draw:z-index="34"><draw:text-box fo:min-height="3.0256in"><table:table table:name="Table97" table:style-name="Table97"><table:table-column table:style-name="Table97.A"/><table:table-row><table:table-cell table:style-name="Table97.A1" office:value-type="string"><text:p text:style-name="P35">Inferno <text:s text:c="26"/><text:span text:style-name="T1">Power</text:span></text:p></table:table-cell></table:table-row><table:table-row><table:table-cell table:style-name="Table97.A2" office:value-type="string"><text:p text:style-name="P20">The user attacks by engulfing the target in an intense fire, burning them badly.</text:p><text:p text:style-name="P20"/><text:p text:style-name="P16">Recharge 6 <text:span text:style-name="T2">♦</text:span><text:span text:style-name="T4"> Fire, Energy</text:span></text:p><text:p text:style-name="P19">Standard Action <text:s text:c="12"/>Close Burst 3</text:p><text:p text:style-name="P16"><text:span text:style-name="T4">Target: </text:span><text:span text:style-name="T10">One Pokémon In Burst</text:span></text:p><text:p text:style-name="P16"><text:span text:style-name="T4">Attack:</text:span><text:span text:style-name="T10"> Int vs. Ref</text:span></text:p><text:p text:style-name="P16"><text:span text:style-name="T4">Hit:</text:span><text:span text:style-name="T10"> d12 + Int Fire damage, and the target is inflicted with Burn (Int bonus), save ends. </text:span></text:p></table:table-cell></table:table-row></table:table><text:p text:style-name="P4"/></draw:text-box></draw:frame></text:p>
      <text:p text:style-name="P40"><draw:frame draw:style-name="fr1" draw:name="Frame68" text:anchor-type="as-char" svg:y="-0.0236in" svg:width="2.4165in" draw:z-index="35"><draw:text-box fo:min-height="3.0256in"><table:table table:name="Table94" table:style-name="Table94"><table:table-column table:style-name="Table94.A"/><table:table-row><table:table-cell table:style-name="Table94.A1" office:value-type="string"><text:p text:style-name="P35">Ingrain <text:s text:c="24"/><text:span text:style-name="T1">Power</text:span></text:p></table:table-cell></table:table-row><table:table-row><table:table-cell table:style-name="Table94.A2" office:value-type="string"><text:p text:style-name="P20">The user lays roots down that restore health over time. Because it is rooted, it can't switch out or escape.</text:p><text:p text:style-name="P20"/><text:p text:style-name="P16">Recharge 4 <text:span text:style-name="T2">♦</text:span><text:span text:style-name="T4"> Grass, Status</text:span></text:p><text:p text:style-name="P19">Minor Action <text:s text:c="25"/>Personal</text:p><text:p text:style-name="P13"><text:span text:style-name="T27">Effect: </text:span>Restores user's Int bonus in HP. However, after first use in an encounter, the user is Trapped for the duration of the encounter and cannot be switched out or flee.</text:p></table:table-cell></table:table-row></table:table><text:p text:style-name="P4"/></draw:text-box></draw:frame></text:p>
      <text:p text:style-name="P23"><draw:frame draw:style-name="fr1" draw:name="Frame87" text:anchor-type="as-char" svg:y="-0.0236in" svg:width="2.4165in" draw:z-index="36"><draw:text-box fo:min-height="3.0256in"><table:table table:name="Table113" table:style-name="Table113"><table:table-column table:style-name="Table113.A"/><table:table-row><table:table-cell table:style-name="Table113.A1" office:value-type="string"><text:p text:style-name="P35">Iron Defense <text:s text:c="16"/><text:span text:style-name="T1">Power</text:span></text:p></table:table-cell></table:table-row><table:table-row><table:table-cell table:style-name="Table113.A2" office:value-type="string"><text:p text:style-name="P20">The user hardens its body's surface, sharply raising its defense.</text:p><text:p text:style-name="P20"/><text:p text:style-name="P16">Recharge 5 <text:span text:style-name="T2">♦</text:span><text:span text:style-name="T4"> Steel, Status</text:span></text:p><text:p text:style-name="P19">Minor Action <text:s text:c="25"/>Personal</text:p><text:p text:style-name="P16"><text:span text:style-name="T4">Target:</text:span><text:span text:style-name="T10"> Personal</text:span></text:p><text:p text:style-name="P16"><text:span text:style-name="T4">Effect:</text:span><text:span text:style-name="T10"> Increase AC and Fort by 4 until end of your next turn.</text:span></text:p><text:p text:style-name="P13"/><text:p text:style-name="P19"><text:span text:style-name="T13">Increase bonus to +4 at 11</text:span><text:span text:style-name="T20">th</text:span><text:span text:style-name="T13"> level, and +5 at 21</text:span><text:span text:style-name="T20">st</text:span><text:span text:style-name="T13"> <text:s/>level.</text:span></text:p></table:table-cell></table:table-row></table:table><text:p text:style-name="P4"/></draw:text-box></draw:frame></text:p>
      <text:p text:style-name="P23"><draw:frame draw:style-name="fr1" draw:name="Frame105" text:anchor-type="as-char" svg:y="-0.0236in" svg:width="2.4165in" draw:z-index="37"><draw:text-box fo:min-height="3.0256in"><table:table table:name="Table73" table:style-name="Table73"><table:table-column table:style-name="Table73.A"/><table:table-row><table:table-cell table:style-name="Table73.A1" office:value-type="string"><text:p text:style-name="P35">Karate Chop <text:s text:c="17"/><text:span text:style-name="T1">Power</text:span></text:p></table:table-cell></table:table-row><table:table-row><table:table-cell table:style-name="Table73.A2" office:value-type="string"><text:p text:style-name="P20">The target is attacked with a sharp chop. Critical hits land more easily.</text:p><text:p text:style-name="P20"/><text:p text:style-name="P16">Recharge 5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8 + Str Fighting damage.</text:span></text:p><text:p text:style-name="P14"><text:span text:style-name="T28">Special: </text:span><text:span text:style-name="T32">This attack's critical hit range is one higher than normal (20 becomes 19-20, etc)</text:span></text:p></table:table-cell></table:table-row></table:table><text:p text:style-name="P4"/></draw:text-box></draw:frame></text:p>
      <text:p text:style-name="P40"><draw:frame draw:style-name="fr1" draw:name="Frame60" text:anchor-type="as-char" svg:y="-0.0236in" svg:width="2.4165in" draw:z-index="38"><draw:text-box fo:min-height="3.0256in"><table:table table:name="Table87" table:style-name="Table87"><table:table-column table:style-name="Table87.A"/><table:table-row><table:table-cell table:style-name="Table87.A1" office:value-type="string"><text:p text:style-name="P35">Knock Off <text:s text:c="21"/><text:span text:style-name="T1">Power</text:span></text:p></table:table-cell></table:table-row><table:table-row><table:table-cell table:style-name="Table87.A2" office:value-type="string"><text:p text:style-name="P22">The user rudely slaps the target's hands, forcing it to drop any items it might be holding.</text:p><text:p text:style-name="P22"/><text:p text:style-name="P16">Recharge 5 <text:span text:style-name="T2">♦</text:span><text:span text:style-name="T4"> Dark,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Ref</text:span></text:p><text:p text:style-name="P16"><text:span text:style-name="T4">Hit:</text:span><text:span text:style-name="T10"> d4+ Str Dark damage, and the target drops it's held item until the end of the battle.</text:span></text:p></table:table-cell></table:table-row></table:table><text:p text:style-name="P4"/></draw:text-box></draw:frame></text:p>
      <text:p text:style-name="P40"><draw:frame draw:style-name="fr1" draw:name="Frame31" text:anchor-type="as-char" svg:y="-0.0236in" svg:width="2.4165in" draw:z-index="39"><draw:text-box fo:min-height="3.0256in"><table:table table:name="Table31" table:style-name="Table31"><table:table-column table:style-name="Table31.A"/><table:table-row><table:table-cell table:style-name="Table31.A1" office:value-type="string"><text:p text:style-name="P35">Leech Seed <text:s text:c="18"/><text:span text:style-name="T1">Power</text:span></text:p></table:table-cell></table:table-row><table:table-row><table:table-cell table:style-name="Table31.A2" office:value-type="string"><text:p text:style-name="P20">Plants a seed on the foe to steal health on every turn.</text:p><text:p text:style-name="P20"/><text:p text:style-name="P16">Recharge 5 <text:span text:style-name="T2">♦</text:span><text:span text:style-name="T4"> Grass, Energy</text:span></text:p><text:p text:style-name="P19">Standard Action <text:s text:c="12"/>Close Burst 5</text:p><text:p text:style-name="P16"><text:span text:style-name="T4">Target:</text:span><text:span text:style-name="T10"> One Pokémon in Burst</text:span></text:p><text:p text:style-name="P16"><text:span text:style-name="T4">Attack:</text:span><text:span text:style-name="T10"> Int vs. Fort</text:span></text:p><text:p text:style-name="P16"><text:span text:style-name="T4">Hit:</text:span><text:span text:style-name="T10"> Target takes ongoing Grass <text:s/>damage equal to your Int bonus, save ends. Each time this damage is dealt, you gain that damage in health.</text:span></text:p><text:p text:style-name="P13"/><text:p text:style-name="P16"><text:span text:style-name="T10">Increase damage to 2 x Int mod at 11</text:span><text:span text:style-name="T21">th</text:span><text:span text:style-name="T10"> level, and 3 x Int mod at 21</text:span><text:span text:style-name="T21">st</text:span><text:span text:style-name="T10"> <text:s/>level.</text:span></text:p></table:table-cell></table:table-row></table:table><text:p text:style-name="P4"/></draw:text-box></draw:frame></text:p>
      <text:p text:style-name="P40"><text:soft-page-break/><draw:frame draw:style-name="fr1" draw:name="Frame28" text:anchor-type="as-char" svg:y="-0.0236in" svg:width="2.4165in" draw:z-index="40"><draw:text-box fo:min-height="3.0256in"><table:table table:name="Table28" table:style-name="Table28"><table:table-column table:style-name="Table28.A"/><table:table-row><table:table-cell table:style-name="Table28.A1" office:value-type="string"><text:p text:style-name="P35">Leer <text:s text:c="30"/><text:span text:style-name="T1">Power</text:span></text:p></table:table-cell></table:table-row><table:table-row><table:table-cell table:style-name="Table28.A2" office:value-type="string"><text:p text:style-name="P20">The Pokemon frightens the foe with a fierce and intimidating leer from sharp eyes.</text:p><text:p text:style-name="P20"/><text:p text:style-name="P16">Recharge 3 <text:span text:style-name="T2">♦</text:span><text:span text:style-name="T4"> Normal, Status</text:span></text:p><text:p text:style-name="P19">Minor Action <text:s text:c="17"/>Close Burst 3</text:p><text:p text:style-name="P13"><text:span text:style-name="T27">Target:</text:span> One Pokémon In Burst</text:p><text:p text:style-name="P16"><text:span text:style-name="T4">Attack:</text:span><text:span text:style-name="T10"> Char vs. Will</text:span></text:p><text:p text:style-name="P13"><text:span text:style-name="T27">Hit:</text:span> Target gains vulnerability to <text:s/>damage from Physical equal to your level until end of your next turn.</text:p></table:table-cell></table:table-row></table:table><text:p text:style-name="P4"/></draw:text-box></draw:frame></text:p>
      <text:p text:style-name="P23"><draw:frame draw:style-name="fr1" draw:name="Frame103" text:anchor-type="as-char" svg:y="-0.0236in" svg:width="2.4165in" draw:z-index="41"><draw:text-box fo:min-height="3.0256in"><table:table table:name="Table71" table:style-name="Table71"><table:table-column table:style-name="Table71.A"/><table:table-row><table:table-cell table:style-name="Table71.A1" office:value-type="string"><text:p text:style-name="P35">Light Screen <text:s text:c="16"/><text:span text:style-name="T1">Power</text:span></text:p></table:table-cell></table:table-row><table:table-row><table:table-cell table:style-name="Table71.A2" office:value-type="string"><text:p text:style-name="P20">A wondrous wall of light is put up to suppress damage from energy attacks.</text:p><text:p text:style-name="P20"/><text:p text:style-name="P16">Recharge 5 <text:span text:style-name="T2">♦</text:span><text:span text:style-name="T4"> Psychic, Status</text:span></text:p><text:p text:style-name="P19">Minor Action <text:s text:c="6"/>Area wall 8 within 10</text:p><text:p text:style-name="P16"><text:span text:style-name="T4">Effect:</text:span><text:span text:style-name="T10"> You create a wall of light. Enemies using powers through the wall deal half damage with Energy based attacks. The wall lasts until the end of your next turn. It can be up to 8 squares long and up to 4 squares high.</text:span></text:p><text:p text:style-name="P16"><text:span text:style-name="T4">Sustain Minor:</text:span><text:span text:style-name="T10"> The wall persists.</text:span></text:p></table:table-cell></table:table-row></table:table><text:p text:style-name="P4"/></draw:text-box></draw:frame></text:p>
      <text:p text:style-name="P23"><draw:frame draw:style-name="fr1" draw:name="Frame106" text:anchor-type="as-char" svg:y="-0.0236in" svg:width="2.4165in" draw:z-index="42"><draw:text-box fo:min-height="3.0256in"><table:table table:name="Table74" table:style-name="Table74"><table:table-column table:style-name="Table74.A"/><table:table-row><table:table-cell table:style-name="Table74.A1" office:value-type="string"><text:p text:style-name="P35">Low Kick <text:s text:c="22"/><text:span text:style-name="T1">Power</text:span></text:p></table:table-cell></table:table-row><table:table-row><table:table-cell table:style-name="Table74.A2" office:value-type="string"><text:p text:style-name="P20">A powerful low kick that makes the target fall over. It inflicts greater damage on heavier targets.</text:p><text:p text:style-name="P20"/><text:p text:style-name="P16">Recharge 5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6 + Str Fighting damage.</text:span><text:span text:style-name="T12"> Increase the die type by one for each size category the target is larger than you, and decrease the die type by one for each size category the target is smaller than you.</text:span></text:p></table:table-cell></table:table-row></table:table><text:p text:style-name="P4"/></draw:text-box></draw:frame></text:p>
      <text:p text:style-name="P23"><draw:frame draw:style-name="fr1" draw:name="Frame108" text:anchor-type="as-char" svg:y="-0.0236in" svg:width="2.4165in" draw:z-index="43"><draw:text-box fo:min-height="3.0256in"><table:table table:name="Table76" table:style-name="Table76"><table:table-column table:style-name="Table76.A"/><table:table-row><table:table-cell table:style-name="Table76.A1" office:value-type="string"><text:p text:style-name="P35">Low Sweep <text:s text:c="18"/><text:span text:style-name="T1">Power</text:span></text:p></table:table-cell></table:table-row><table:table-row><table:table-cell table:style-name="Table76.A2" office:value-type="string"><text:p text:style-name="P20">The user attacks the target's legs swiftly, reducing their speed.</text:p><text:p text:style-name="P20"/><text:p text:style-name="P16">Recharge 4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12 + Str Fighting damage, and the target is slowed until the end of your next turn.</text:span></text:p></table:table-cell></table:table-row></table:table><text:p text:style-name="P4"/></draw:text-box></draw:frame></text:p>
      <text:p text:style-name="P11"><draw:frame draw:style-name="fr1" draw:name="Frame146" text:anchor-type="as-char" svg:y="-0.1173in" svg:width="2.4165in" draw:z-index="44"><draw:text-box fo:min-height="3.0256in"><table:table table:name="Table148" table:style-name="Table148"><table:table-column table:style-name="Table148.A"/><table:table-row><table:table-cell table:style-name="Table148.A1" office:value-type="string"><text:p text:style-name="P35">Lucky Chant <text:s text:c="16"/><text:span text:style-name="T1">Power</text:span></text:p></table:table-cell></table:table-row><table:table-row><table:table-cell table:style-name="Table148.A2" office:value-type="string"><text:p text:style-name="P21">The user chants an incantation toward the sky, preventing opposing Pokémon from landing critical hits.</text:p><text:p text:style-name="P20"/><text:p text:style-name="P16">Recharge 3 <text:span text:style-name="T2">♦</text:span><text:span text:style-name="T4"> Normal, Status</text:span></text:p><text:p text:style-name="P19">Minor Action <text:s text:c="17"/>Close Burst 3</text:p><text:p text:style-name="P16"><text:span text:style-name="T4">Effect:</text:span><text:span text:style-name="T10"> You create a burst of chanting sound. Allies within the burst cannot be hit by critical hits. The burst lasts until the end of your next turn.</text:span></text:p><text:p text:style-name="P19">Sustain Minor: <text:span text:style-name="T13">The burst persists.</text:span></text:p></table:table-cell></table:table-row></table:table><text:p text:style-name="P4"/></draw:text-box></draw:frame></text:p>
      <text:p text:style-name="P23"><draw:frame draw:style-name="fr1" draw:name="Frame141" text:anchor-type="as-char" svg:y="-0.0236in" svg:width="2.4165in" draw:z-index="45"><draw:text-box fo:min-height="3.0256in"><table:table table:name="Table143" table:style-name="Table143"><table:table-column table:style-name="Table143.A"/><table:table-row><table:table-cell table:style-name="Table143.A1" office:value-type="string"><text:p text:style-name="P35">Magical Leaf <text:s text:c="16"/><text:span text:style-name="T1">Power</text:span></text:p></table:table-cell></table:table-row><table:table-row><table:table-cell table:style-name="Table143.A2" office:value-type="string"><text:p text:style-name="P22">The user scatters curious leaves that chase the target. It cannot miss.</text:p><text:p text:style-name="P22"/><text:p text:style-name="P16">Recharge 4 <text:span text:style-name="T2">♦</text:span><text:span text:style-name="T4"> Grass, Energy</text:span></text:p><text:p text:style-name="P16"><text:span text:style-name="T4">Standard Action <text:s text:c="12"/>Close Burst 3</text:span><text:span text:style-name="T10"><text:line-break/></text:span><text:span text:style-name="T4">Target:</text:span><text:span text:style-name="T10"> One Pokémon In Burst<text:line-break/></text:span><text:span text:style-name="T4">Attack:</text:span><text:span text:style-name="T10"> Auto Hit (no crit chance)<text:line-break/></text:span><text:span text:style-name="T4">Hit: </text:span><text:span text:style-name="T10">d6 Grass damage.</text:span></text:p></table:table-cell></table:table-row></table:table><text:p text:style-name="P4"/></draw:text-box></draw:frame></text:p>
      <text:p text:style-name="P12"><draw:frame draw:style-name="fr1" draw:name="Frame58" text:anchor-type="as-char" svg:y="-0.0236in" svg:width="2.4165in" draw:z-index="46"><draw:text-box fo:min-height="3.0256in"><table:table table:name="Table85" table:style-name="Table85"><table:table-column table:style-name="Table85.A"/><table:table-row><table:table-cell table:style-name="Table85.A1" office:value-type="string"><text:p text:style-name="P35">Mega Drain <text:s text:c="19"/><text:span text:style-name="T1">Power</text:span></text:p></table:table-cell></table:table-row><table:table-row><table:table-cell table:style-name="Table85.A2" office:value-type="string"><text:p text:style-name="P22">A nutrient-draining attack which steals a large portion of the opponent's life.</text:p><text:p text:style-name="P22"/><text:p text:style-name="P16">Recharge 5 <text:span text:style-name="T2">♦</text:span><text:span text:style-name="T4"> Grass, Energy</text:span></text:p><text:p text:style-name="P19">Standard Action <text:s text:c="12"/>Close Burst 1</text:p><text:p text:style-name="P16"><text:span text:style-name="T4">Target:</text:span><text:span text:style-name="T10"> One Pokémon In Burst</text:span></text:p><text:p text:style-name="P16"><text:span text:style-name="T4">Attack:</text:span><text:span text:style-name="T10"> Int vs. Fort</text:span></text:p><text:p text:style-name="P16"><text:span text:style-name="T4">Hit:</text:span><text:span text:style-name="T10"> d6 + Int Grass damage, and the user recovers ½ the damage dealt in HP.</text:span></text:p></table:table-cell></table:table-row></table:table><text:p text:style-name="P4"/></draw:text-box></draw:frame></text:p>
      <text:p text:style-name="P12"><draw:frame draw:style-name="fr1" draw:name="Frame230" text:anchor-type="as-char" svg:y="-0.0236in" svg:width="2.4165in" draw:z-index="229"><draw:text-box fo:min-height="3.0256in"><table:table table:name="Table232" table:style-name="Table232"><table:table-column table:style-name="Table232.A"/><table:table-row><table:table-cell table:style-name="Table232.A1" office:value-type="string"><text:p text:style-name="P35">Megahorn <text:s text:c="21"/><text:span text:style-name="T1">Power</text:span></text:p></table:table-cell></table:table-row><table:table-row><table:table-cell table:style-name="Table232.A2" office:value-type="string"><text:p text:style-name="P20">Using its tough and impressive horn, the user rams into the target with no letup.</text:p><text:p text:style-name="P18"><text:span text:style-name="T10"><text:line-break/></text:span><text:span text:style-name="T8">Recharge 5 </text:span><text:span text:style-name="T3">♦</text:span><text:span text:style-name="T8">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1"><text:s/>d12 + Str Normal damage.</text:span></text:p></table:table-cell></table:table-row></table:table><text:p text:style-name="P4"/></draw:text-box></draw:frame></text:p>
      <text:p text:style-name="P11"><draw:frame draw:style-name="fr1" draw:name="Frame151" text:anchor-type="as-char" svg:y="-0.1173in" svg:width="2.4165in" draw:z-index="47"><draw:text-box fo:min-height="3.0256in"><table:table table:name="Table153" table:style-name="Table153"><table:table-column table:style-name="Table153.A"/><table:table-row><table:table-cell table:style-name="Table153.A1" office:value-type="string"><text:p text:style-name="P35">Meteor Mash <text:s text:c="15"/><text:span text:style-name="T1">Power</text:span></text:p></table:table-cell></table:table-row><table:table-row><table:table-cell table:style-name="Table153.A2" office:value-type="string"><text:p text:style-name="P20">The user attacks the target with stored power. The more the user's stats are raised, the greater the damage.</text:p><text:p text:style-name="P20"/><text:p text:style-name="P16">Recharge 5 <text:span text:style-name="T2">♦</text:span><text:span text:style-name="T4"> Stee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12 +Str Steel damage, and the user gains a +4 to Strength until the end of their next turn.</text:span></text:p><text:p text:style-name="P13"/><text:p text:style-name="P19"><text:span text:style-name="T16">Increase ability score bonus to 4 at 11</text:span><text:span text:style-name="T22">th</text:span><text:span text:style-name="T16"> level, and 6 at 21</text:span><text:span text:style-name="T22">st</text:span><text:span text:style-name="T16"> <text:s/>level.</text:span></text:p></table:table-cell></table:table-row></table:table><text:p text:style-name="P4"/></draw:text-box></draw:frame></text:p>
      <text:p text:style-name="P23"><text:soft-page-break/><draw:frame draw:style-name="fr1" draw:name="Frame147" text:anchor-type="as-char" svg:y="-0.0236in" svg:width="2.4165in" draw:z-index="48"><draw:text-box fo:min-height="3.0256in"><table:table table:name="Table149" table:style-name="Table149"><table:table-column table:style-name="Table149.A"/><table:table-row><table:table-cell table:style-name="Table149.A1" office:value-type="string"><text:p text:style-name="P35">Metronome <text:s text:c="19"/><text:span text:style-name="T1">Power</text:span></text:p></table:table-cell></table:table-row><table:table-row><table:table-cell table:style-name="Table149.A2" office:value-type="string"><text:p text:style-name="P22">The user waggles a finger and stimulates its brain into randomly using nearly any move.</text:p><text:p text:style-name="P22"/><text:p text:style-name="P16">Recharge 5 <text:span text:style-name="T2">♦</text:span><text:span text:style-name="T4"> Normal, Status</text:span></text:p><text:p text:style-name="P19">Standard Action</text:p><text:p text:style-name="P16"><text:span text:style-name="T4">Effect:</text:span><text:span text:style-name="T10"> Roll on the Metronome table in the Powers section of the Trainer's Handbook. You use that power. It still takes up a standard action.</text:span></text:p></table:table-cell></table:table-row></table:table><text:p text:style-name="P4"/></draw:text-box></draw:frame></text:p>
      <text:p text:style-name="P11"><draw:frame draw:style-name="fr1" draw:name="Frame160" text:anchor-type="as-char" svg:y="-0.1173in" svg:width="2.4165in" draw:z-index="49"><draw:text-box fo:min-height="3.0256in"><table:table table:name="Table162" table:style-name="Table162"><table:table-column table:style-name="Table162.A"/><table:table-row><table:table-cell table:style-name="Table162.A1" office:value-type="string"><text:p text:style-name="P35">Mind Reader <text:s text:c="16"/><text:span text:style-name="T1">Power</text:span></text:p></table:table-cell></table:table-row><table:table-row><table:table-cell table:style-name="Table162.A2" office:value-type="string"><text:p text:style-name="P21">The user senses the target's movements with its mind to ensure its next attack does not miss the target.</text:p><text:p text:style-name="P20"/><text:p text:style-name="P16">Recharge 6 <text:span text:style-name="T2">♦</text:span><text:span text:style-name="T4"> Psychic, Status</text:span></text:p><text:p text:style-name="P19">Standard Action <text:s text:c="20"/>Personal</text:p><text:p text:style-name="P16"><text:span text:style-name="T4">Effect:</text:span><text:span text:style-name="T10"> Your next attack hits automatically, but cannot crit.</text:span></text:p></table:table-cell></table:table-row></table:table><text:p text:style-name="P4"/></draw:text-box></draw:frame></text:p>
      <text:p text:style-name="P11"><draw:frame draw:style-name="fr1" draw:name="Frame144" text:anchor-type="as-char" svg:y="-0.1173in" svg:width="2.4165in" draw:z-index="50"><draw:text-box fo:min-height="3.0256in"><table:table table:name="Table146" table:style-name="Table146"><table:table-column table:style-name="Table146.A"/><table:table-row><table:table-cell table:style-name="Table146.A1" office:value-type="string"><text:p text:style-name="P35">Minimize <text:s text:c="23"/><text:span text:style-name="T1">Power</text:span></text:p></table:table-cell></table:table-row><table:table-row><table:table-cell table:style-name="Table146.A2" office:value-type="string"><text:p text:style-name="P21">The user compresses its body to make itself look smaller, which sharply raises its evasiveness</text:p><text:p text:style-name="P20"/><text:p text:style-name="P16">Recharge 4 <text:span text:style-name="T2">♦</text:span><text:span text:style-name="T4"> Normal, Status</text:span></text:p><text:p text:style-name="P16"><text:span text:style-name="T4">Minor <text:s text:c="37"/>Personal</text:span><text:span text:style-name="T10"><text:line-break/></text:span><text:span text:style-name="T4">Effect: </text:span><text:span text:style-name="T10">Increase AC and Ref by +2 until the end of your next turn.</text:span></text:p><text:p text:style-name="P13"/><text:p text:style-name="P19"><text:span text:style-name="T13">Increase bonus to +3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11"><draw:frame draw:style-name="fr1" draw:name="Frame127" text:anchor-type="as-char" svg:y="-0.1173in" svg:width="2.4165in" draw:z-index="51"><draw:text-box fo:min-height="3.0256in"><table:table table:name="Table129" table:style-name="Table129"><table:table-column table:style-name="Table129.A"/><table:table-row><table:table-cell table:style-name="Table129.A1" office:value-type="string"><text:p text:style-name="P35">Miracle Eye <text:s text:c="18"/><text:span text:style-name="T1">Power</text:span></text:p></table:table-cell></table:table-row><table:table-row><table:table-cell table:style-name="Table129.A2" office:value-type="string"><text:p text:style-name="P21">Enables a Dark-type target to be hit by Psychic-type attacks. It also enables an evasive target to be hit.</text:p><text:p text:style-name="P20"/><text:p text:style-name="P16">Recharge 3 <text:span text:style-name="T2">♦</text:span><text:span text:style-name="T4"> Psychic, Status</text:span></text:p><text:p text:style-name="P16"><text:span text:style-name="T4">Minor Action <text:s text:c="12"/>Close Burst 3</text:span><text:span text:style-name="T10"><text:line-break/></text:span><text:span text:style-name="T4">Target:</text:span><text:span text:style-name="T10"> One Pokémon In Burst</text:span><text:span text:style-name="T11"><text:line-break/></text:span><text:span text:style-name="T6">Attack: </text:span><text:span text:style-name="T11">Int vs. Will<text:line-break/></text:span><text:span text:style-name="T6">Hit: </text:span><text:span text:style-name="T11">Removes all defense boosting effects on the target, and allows the user to bypass the target's Dark-type immunity to Psychic-type powers until the end of the user's next turn.</text:span></text:p></table:table-cell></table:table-row></table:table><text:p text:style-name="P4"/></draw:text-box></draw:frame></text:p>
      <text:p text:style-name="P23"><draw:frame draw:style-name="fr1" draw:name="Frame193" text:anchor-type="as-char" svg:y="-0.0236in" svg:width="2.4165in" draw:z-index="210"><draw:text-box fo:min-height="3.0256in"><table:table table:name="Table195" table:style-name="Table195"><table:table-column table:style-name="Table195.A"/><table:table-row><table:table-cell table:style-name="Table195.A1" office:value-type="string"><text:p text:style-name="P35">Mirror Move <text:s text:c="17"/><text:span text:style-name="T1">Power</text:span></text:p></table:table-cell></table:table-row><table:table-row><table:table-cell table:style-name="Table195.A2" office:value-type="string"><text:p text:style-name="P20">The user counters the target by mimicking the target's last move.</text:p><text:p text:style-name="P20"/><text:p text:style-name="P16">Recharge 5 <text:span text:style-name="T2">♦</text:span><text:span text:style-name="T4"> Flying, Status</text:span></text:p><text:p text:style-name="P19">Standard Action <text:s text:c="12"/>Close Burst 3<text:span text:style-name="T13"><text:line-break/></text:span>Target:<text:span text:style-name="T13"> One Pokémon in Burst</text:span></text:p><text:p text:style-name="P13"><text:span text:style-name="T27">Effect:</text:span> <text:span text:style-name="T32">Use the last power the target used, as long as it does not take more than one Standard Action to complete.</text:span></text:p></table:table-cell></table:table-row></table:table><text:p text:style-name="P4"/></draw:text-box></draw:frame></text:p>
      <text:p text:style-name="P11"><draw:frame draw:style-name="fr1" draw:name="Frame158" text:anchor-type="as-char" svg:y="-0.1173in" svg:width="2.4165in" draw:z-index="52"><draw:text-box fo:min-height="3.0256in"><table:table table:name="Table160" table:style-name="Table160"><table:table-column table:style-name="Table160.A"/><table:table-row><table:table-cell table:style-name="Table160.A1" office:value-type="string"><text:p text:style-name="P35">Mist <text:s text:c="31"/><text:span text:style-name="T1">Power</text:span></text:p></table:table-cell></table:table-row><table:table-row><table:table-cell table:style-name="Table160.A2" office:value-type="string"><text:p text:style-name="P21">The user cloaks the area with a white mist that muffles debuffs used against it.</text:p><text:p text:style-name="P20"/><text:p text:style-name="P16">Recharge 3 <text:span text:style-name="T2">♦</text:span><text:span text:style-name="T4"> Ice, Status</text:span></text:p><text:p text:style-name="P19">Minor Action <text:s text:c="17"/>Close Burst 3</text:p><text:p text:style-name="P16"><text:span text:style-name="T4">Effect:</text:span><text:span text:style-name="T10"> You create a burst of mist. Pokémons within the burst cannot be effected by stat-lowering effects. The burst lasts until the end of your next turn.</text:span></text:p><text:p text:style-name="P19">Sustain Minor: <text:span text:style-name="T13">The burst persists.</text:span></text:p></table:table-cell></table:table-row></table:table><text:p text:style-name="P4"/></draw:text-box></draw:frame></text:p>
      <text:p text:style-name="P11"><draw:frame draw:style-name="fr1" draw:name="Frame148" text:anchor-type="as-char" svg:y="-0.1173in" svg:width="2.4165in" draw:z-index="53"><draw:text-box fo:min-height="3.0256in"><table:table table:name="Table150" table:style-name="Table150"><table:table-column table:style-name="Table150.A"/><table:table-row><table:table-cell table:style-name="Table150.A1" office:value-type="string"><text:p text:style-name="P35">Moonlight <text:s text:c="21"/><text:span text:style-name="T1">Power</text:span></text:p></table:table-cell></table:table-row><table:table-row><table:table-cell table:style-name="Table150.A2" office:value-type="string"><text:p text:style-name="P21">The user takes in the light of the moon, using its power to restore health.</text:p><text:p text:style-name="P20"/><text:p text:style-name="P16">Recharge 6 <text:span text:style-name="T2">♦</text:span><text:span text:style-name="T4"> Normal, Status</text:span></text:p><text:p text:style-name="P19">Standard Action <text:s text:c="20"/>Personal</text:p><text:p text:style-name="P13"><text:span text:style-name="T27">Effect:</text:span> Spend a healing surge and gain additional HP equal to 2 x Int bonus the moon is visible, and none if moon cannot be seen (daytime, underground).</text:p></table:table-cell></table:table-row></table:table><text:p text:style-name="P4"/></draw:text-box></draw:frame></text:p>
      <text:p text:style-name="P23"><draw:frame draw:style-name="fr1" draw:name="Frame94" text:anchor-type="as-char" svg:y="-0.0236in" svg:width="2.4165in" draw:z-index="54"><draw:text-box fo:min-height="3.0256in"><table:table table:name="Table4" table:style-name="Table4"><table:table-column table:style-name="Table4.A"/><table:table-row><table:table-cell table:style-name="Table4.A1" office:value-type="string"><text:p text:style-name="P35">Nasty Plot <text:s text:c="20"/><text:span text:style-name="T1">Power</text:span></text:p></table:table-cell></table:table-row><table:table-row><table:table-cell table:style-name="Table4.A2" office:value-type="string"><text:p text:style-name="P20">The user stimulates its brain by thinking bad thoughts.</text:p><text:p text:style-name="P20"/><text:p text:style-name="P16">Recharge 4 <text:span text:style-name="T2">♦</text:span><text:span text:style-name="T4"> Dark, Status</text:span></text:p><text:p text:style-name="P19">Minor Action <text:s text:c="25"/>Personal</text:p><text:p text:style-name="P16"><text:span text:style-name="T4">Target:</text:span><text:span text:style-name="T10"> Personal</text:span></text:p><text:p text:style-name="P16"><text:span text:style-name="T4">Effect:</text:span><text:span text:style-name="T10"> You gain a +3 bonus to attack and damage rolls for Energy abilities until the end of your next turn.</text:span></text:p><text:p text:style-name="P13"/><text:p text:style-name="P19"><text:span text:style-name="T16">Increase bonus to +4 at 11</text:span><text:span text:style-name="T22">th</text:span><text:span text:style-name="T16"> level, and +5 at 21</text:span><text:span text:style-name="T22">st</text:span><text:span text:style-name="T16"> <text:s/>level.</text:span></text:p></table:table-cell></table:table-row></table:table><text:p text:style-name="P4"/></draw:text-box></draw:frame></text:p>
      <text:p text:style-name="P12"><draw:frame draw:style-name="fr1" draw:name="Frame62" text:anchor-type="as-char" svg:y="-0.0236in" svg:width="2.4165in" draw:z-index="55"><draw:text-box fo:min-height="3.0256in"><table:table table:name="Table67" table:style-name="Table67"><table:table-column table:style-name="Table67.A"/><table:table-row><table:table-cell table:style-name="Table67.A1" office:value-type="string"><text:p text:style-name="P35">Natural Gift <text:s text:c="18"/><text:span text:style-name="T1">Power</text:span></text:p></table:table-cell></table:table-row><table:table-row><table:table-cell table:style-name="Table67.A2" office:value-type="string"><text:p text:style-name="P22">The user draws power to attack using its held berry.</text:p><text:p text:style-name="P22"/><text:p text:style-name="P16">Recharge 5 <text:span text:style-name="T2">♦</text:span><text:span text:style-name="T4"> Energy</text:span></text:p><text:p text:style-name="P19">Standard Action <text:s text:c="25"/>Melee</text:p><text:p text:style-name="P16"><text:span text:style-name="T4">Target:</text:span><text:span text:style-name="T10"> One Pokémon</text:span></text:p><text:p text:style-name="P16"><text:span text:style-name="T4">Attack:</text:span><text:span text:style-name="T10"> Int vs. AC</text:span></text:p><text:p text:style-name="P16"><text:span text:style-name="T4">Hit:</text:span><text:span text:style-name="T10"> d4 if holding no berry, d6 if holding common berry, d8 if holding uncommon berry, d10 if holding rare berry.</text:span></text:p><text:p text:style-name="P16"><text:span text:style-name="T4">Special:</text:span><text:span text:style-name="T10"> This move's type is based on the berry held. See the berry's description to determine its type.</text:span></text:p></table:table-cell></table:table-row></table:table><text:p text:style-name="P4"/></draw:text-box></draw:frame></text:p>
      <text:p text:style-name="P11"><text:soft-page-break/><draw:frame draw:style-name="fr1" draw:name="Frame121" text:anchor-type="as-char" svg:y="-0.0236in" svg:width="2.4165in" draw:z-index="56"><draw:text-box fo:min-height="3.0256in"><table:table table:name="Table123" table:style-name="Table123"><table:table-column table:style-name="Table123.A"/><table:table-row><table:table-cell table:style-name="Table123.A1" office:value-type="string"><text:p text:style-name="P35">Outrage <text:s text:c="24"/><text:span text:style-name="T1">Power</text:span></text:p></table:table-cell></table:table-row><table:table-row><table:table-cell table:style-name="Table123.A2" office:value-type="string"><text:p text:style-name="P20">The user rampages and attacks for two to three turns. However, it then becomes confused.</text:p><text:p text:style-name="P20"/><text:p text:style-name="P16">Recharge 5 <text:span text:style-name="T2">♦</text:span><text:span text:style-name="T4"> Dragon,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5"><text:span text:style-name="T26">Hit:</text:span><text:span text:style-name="T4"> d12 + Str Dragon damage.</text:span></text:p><text:p text:style-name="P16"><text:span text:style-name="T4">Special:</text:span><text:span text:style-name="T10"> Once you use this attack, you must use it again for the next two turns (uneffected by recharge). Afterward, you become confused, save ends.</text:span></text:p></table:table-cell></table:table-row></table:table><text:p text:style-name="P4"/></draw:text-box></draw:frame></text:p>
      <text:p text:style-name="P23"><draw:frame draw:style-name="fr1" draw:name="Frame168" text:anchor-type="as-char" svg:y="-0.0236in" svg:width="2.4165in" draw:z-index="57"><draw:text-box fo:min-height="3.0256in"><table:table table:name="Table170" table:style-name="Table170"><table:table-column table:style-name="Table170.A"/><table:table-row><table:table-cell table:style-name="Table170.A1" office:value-type="string"><text:p text:style-name="P35">Pluck <text:s text:c="27"/><text:span text:style-name="T1">Power</text:span></text:p></table:table-cell></table:table-row><table:table-row><table:table-cell table:style-name="Table170.A2" office:value-type="string"><text:p text:style-name="P20">The user pecks the target. If the target is holding a Berry, the user eats it and gains its effect.</text:p><text:p text:style-name="P20"/><text:p text:style-name="P16">Recharge 4 <text:span text:style-name="T2">♦</text:span><text:span text:style-name="T4"> Fly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Dex vs. Ref</text:span></text:p><text:p text:style-name="P16"><text:span text:style-name="T5">Hit:</text:span><text:span text:style-name="T11"> d8 + Dex Flying damage, and if the target is holding a berry, the user eats that berry and gains the effect.</text:span></text:p></table:table-cell></table:table-row></table:table><text:p text:style-name="P4"/></draw:text-box></draw:frame></text:p>
      <text:p text:style-name="P23"><draw:frame draw:style-name="fr1" draw:name="Frame179" text:anchor-type="as-char" svg:y="-0.0236in" svg:width="2.4165in" draw:z-index="58"><draw:text-box fo:min-height="3.0256in"><table:table table:name="Table181" table:style-name="Table181"><table:table-column table:style-name="Table181.A"/><table:table-row><table:table-cell table:style-name="Table181.A1" office:value-type="string"><text:p text:style-name="P35">Poison Sting <text:s text:c="16"/><text:span text:style-name="T1">Power</text:span></text:p></table:table-cell></table:table-row><table:table-row><table:table-cell table:style-name="Table181.A2" office:value-type="string"><text:p text:style-name="P20">The user stabs the target with a poisonous stinger.</text:p><text:p text:style-name="P20"/><text:p text:style-name="P16">Recharge 3 <text:span text:style-name="T2">♦</text:span><text:span text:style-name="T4"> Poison,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 </text:span><text:span text:style-name="T10">Str vs. AC<text:line-break/></text:span><text:span text:style-name="T4">Hit: </text:span><text:span text:style-name="T10">d4 + Str Poison damage, and m</text:span><text:span text:style-name="T11">ake a secondary attack at +2.</text:span></text:p><text:p text:style-name="P45"><text:span text:style-name="T4">Secondary Target:</text:span><text:span text:style-name="T10"> Same</text:span></text:p><text:p text:style-name="P45"><text:span text:style-name="T4">Secondary Attack:</text:span><text:span text:style-name="T10"> Dex vs. Fort</text:span></text:p><text:p text:style-name="P45"><text:span text:style-name="T4">Hit: </text:span><text:span text:style-name="T10">Target is Poisoned for ongoing Int mod Poison damage, save ends.</text:span></text:p></table:table-cell></table:table-row></table:table><text:p text:style-name="P4"/></draw:text-box></draw:frame></text:p>
      <text:p text:style-name="P33"><draw:frame draw:style-name="fr1" draw:name="Frame33" text:anchor-type="as-char" svg:y="-0.0236in" svg:width="2.4165in" draw:z-index="59"><draw:text-box fo:min-height="3.0256in"><table:table table:name="Table60" table:style-name="Table60"><table:table-column table:style-name="Table60.A"/><table:table-row><table:table-cell table:style-name="Table60.A1" office:value-type="string"><text:p text:style-name="P35">Poisonpowder <text:s text:c="13"/><text:span text:style-name="T1">Power </text:span></text:p></table:table-cell></table:table-row><table:table-row><table:table-cell table:style-name="Table60.A2" office:value-type="string"><text:p text:style-name="P20">Scatters a toxic powder that may poison the foe.</text:p><text:p text:style-name="P20"/><text:p text:style-name="P16">Recharge 3 <text:span text:style-name="T2">♦</text:span><text:span text:style-name="T4"> Grass, Status</text:span></text:p><text:p text:style-name="P19">Standard Action <text:s text:c="12"/>Close Burst 2</text:p><text:p text:style-name="P16"><text:span text:style-name="T4">Target:</text:span><text:span text:style-name="T10"> Each Pokémon In Burst</text:span></text:p><text:p text:style-name="P16"><text:span text:style-name="T4">Attack:</text:span><text:span text:style-name="T10"> Int vs. Fort</text:span></text:p><text:p text:style-name="P13"><text:span text:style-name="T27">Hit</text:span>: Target is Poisoned, taking ongoing Poison damage equal to your Int bonus, save ends.</text:p><text:p text:style-name="P13"/><text:p text:style-name="P19"><text:span text:style-name="T13">Increase damage to 2 x Int mod at 11</text:span><text:span text:style-name="T20">th</text:span><text:span text:style-name="T13"> level, and 3 x Int mod at 21</text:span><text:span text:style-name="T20">st</text:span><text:span text:style-name="T13"> <text:s/>level.</text:span></text:p></table:table-cell></table:table-row></table:table><text:p text:style-name="P4"/></draw:text-box></draw:frame></text:p>
      <text:p text:style-name="P11"><draw:frame draw:style-name="fr1" draw:name="Frame157" text:anchor-type="as-char" svg:y="-0.1173in" svg:width="2.4165in" draw:z-index="60"><draw:text-box fo:min-height="3.0256in"><table:table table:name="Table159" table:style-name="Table159"><table:table-column table:style-name="Table159.A"/><table:table-row><table:table-cell table:style-name="Table159.A1" office:value-type="string"><text:p text:style-name="P35">Powder Snow <text:s text:c="14"/><text:span text:style-name="T1">Power</text:span></text:p></table:table-cell></table:table-row><table:table-row><table:table-cell table:style-name="Table159.A2" office:value-type="string"><text:p text:style-name="P20">The user attacks with a chilling gust of powdery snow.</text:p><text:p text:style-name="P20"/><text:p text:style-name="P16">Recharge 4 <text:span text:style-name="T2">♦</text:span><text:span text:style-name="T4"> Ice, Energy</text:span></text:p><text:p text:style-name="P19">Standard Action <text:s text:c="12"/>Close Blast 3</text:p><text:p text:style-name="P16"><text:span text:style-name="T4">Target:</text:span><text:span text:style-name="T10"> Each Pokémon In Blast</text:span></text:p><text:p text:style-name="P16"><text:span text:style-name="T4">Attack:</text:span><text:span text:style-name="T10"> Int vs. Fort</text:span></text:p><text:p text:style-name="P16"><text:span text:style-name="T5">Hit:</text:span><text:span text:style-name="T11"> d6 + Int Ic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Frozen, save ends.</text:span></text:p></table:table-cell></table:table-row></table:table><text:p text:style-name="P4"/></draw:text-box></draw:frame></text:p>
      <text:p text:style-name="P33"><draw:frame draw:style-name="fr1" draw:name="Frame66" text:anchor-type="as-char" svg:y="-0.0236in" svg:width="2.4165in" draw:z-index="61"><draw:text-box fo:min-height="3.0256in"><table:table table:name="Table92" table:style-name="Table92"><table:table-column table:style-name="Table92.A"/><table:table-row><table:table-cell table:style-name="Table92.A1" office:value-type="string"><text:p text:style-name="P35">Power Whip <text:s text:c="17"/><text:span text:style-name="T1">Power</text:span></text:p></table:table-cell></table:table-row><table:table-row><table:table-cell table:style-name="Table92.A2" office:value-type="string"><text:p text:style-name="P20">The user violently whirls its vines or tentacles to harshly lash the target.</text:p><text:p text:style-name="P20"/><text:p text:style-name="P16">Recharge 5 <text:span text:style-name="T2">♦</text:span><text:span text:style-name="T4"> Grass, Physical</text:span></text:p><text:p text:style-name="P19">Standard Action <text:s text:c="8"/>Melee/Ranged 5</text:p><text:p text:style-name="P16"><text:span text:style-name="T4">Target:</text:span><text:span text:style-name="T10"> One Pokémon</text:span></text:p><text:p text:style-name="P16"><text:span text:style-name="T4">Attack:</text:span><text:span text:style-name="T10"> Dex vs. Ref</text:span></text:p><text:p text:style-name="P13"><text:span text:style-name="T27">Hit:</text:span> d12 + Dex Grass damage.</text:p></table:table-cell></table:table-row></table:table><text:p text:style-name="P4"/></draw:text-box></draw:frame></text:p>
      <text:p text:style-name="P40"><draw:frame draw:style-name="fr1" draw:name="Frame81" text:anchor-type="as-char" svg:y="-0.0236in" svg:width="2.4165in" draw:z-index="62"><draw:text-box fo:min-height="3.0256in"><table:table table:name="Table107" table:style-name="Table107"><table:table-column table:style-name="Table107.A"/><table:table-row><table:table-cell table:style-name="Table107.A1" office:value-type="string"><text:p text:style-name="P35">Protect <text:s text:c="26"/><text:span text:style-name="T1">Power</text:span></text:p></table:table-cell></table:table-row><table:table-row><table:table-cell table:style-name="Table107.A2" office:value-type="string"><text:p text:style-name="P20">The user protects itself from the next attack, though its not always successful.</text:p><text:p text:style-name="P20"/><text:p text:style-name="P16">Recharge 5 <text:span text:style-name="T2">♦</text:span><text:span text:style-name="T4"> Normal, Status</text:span></text:p><text:p text:style-name="P19">Immediate Interrupt <text:s text:c="14"/>Personal</text:p><text:p text:style-name="P15"><text:span text:style-name="T26">Target: </text:span><text:span text:style-name="T4">Personal</text:span></text:p><text:p text:style-name="P16"><text:span text:style-name="T4">Trigger:</text:span><text:span text:style-name="T10"> This Pokemon is targeted by an attack.</text:span></text:p><text:p text:style-name="P13"><text:span text:style-name="T27">Effect:</text:span> The attack automatically misses.</text:p><text:p text:style-name="P19">Special:<text:span text:style-name="T13"> After this ability has been used once in a battle, it has a 50% chance of failing from then on.</text:span></text:p></table:table-cell></table:table-row></table:table><text:p text:style-name="P4"/></draw:text-box></draw:frame></text:p>
      <text:p text:style-name="P23"><draw:frame draw:style-name="fr1" draw:name="Frame129" text:anchor-type="as-char" svg:y="-0.0236in" svg:width="2.4165in" draw:z-index="63"><draw:text-box fo:min-height="3.0256in"><table:table table:name="Table131" table:style-name="Table131"><table:table-column table:style-name="Table131.A"/><table:table-row><table:table-cell table:style-name="Table131.A1" office:value-type="string"><text:p text:style-name="P35">Psybeam <text:s text:c="22"/><text:span text:style-name="T1">Power</text:span></text:p></table:table-cell></table:table-row><table:table-row><table:table-cell table:style-name="Table131.A2" office:value-type="string"><text:p text:style-name="P22">The target is attacked with a peculiar ray. It may also cause confusion.</text:p><text:p text:style-name="P22"/><text:p text:style-name="P16">Recharge 4 <text:span text:style-name="T2">♦</text:span><text:span text:style-name="T4"> Psychic, Energy</text:span></text:p><text:p text:style-name="P16"><text:span text:style-name="T4">Standard Action <text:s text:c="12"/>Close Burst 3</text:span><text:span text:style-name="T10"><text:line-break/></text:span><text:span text:style-name="T4">Target:</text:span><text:span text:style-name="T10"> One Pokémon In Burst<text:line-break/></text:span><text:span text:style-name="T4">Attack: </text:span><text:span text:style-name="T10">Int vs. Will<text:line-break/></text:span><text:span text:style-name="T4">Hit: </text:span><text:span text:style-name="T10">d8 + Int Psychic damage, and make a secondary attack.</text:span></text:p><text:p text:style-name="P45"><text:span text:style-name="T4">Secondary Target:</text:span><text:span text:style-name="T10"> Same</text:span></text:p><text:p text:style-name="P45"><text:span text:style-name="T4">Secondary Attack:</text:span><text:span text:style-name="T10"> Int vs. Will</text:span></text:p><text:p text:style-name="P45"><text:span text:style-name="T4">Hit: </text:span><text:span text:style-name="T10">Target is confused, save ends.</text:span></text:p><text:p text:style-name="P47"/></table:table-cell></table:table-row></table:table><text:p text:style-name="P4"/></draw:text-box></draw:frame></text:p>
      <text:p text:style-name="P23"><draw:frame draw:style-name="fr1" draw:name="Frame135" text:anchor-type="as-char" svg:y="-0.0236in" svg:width="2.4165in" draw:z-index="64"><draw:text-box fo:min-height="3.0256in"><table:table table:name="Table137" table:style-name="Table137"><table:table-column table:style-name="Table137.A"/><table:table-row><table:table-cell table:style-name="Table137.A1" office:value-type="string"><text:p text:style-name="P35">Psychic <text:s text:c="24"/><text:span text:style-name="T1">Power</text:span></text:p></table:table-cell></table:table-row><table:table-row><table:table-cell table:style-name="Table137.A2" office:value-type="string"><text:p text:style-name="P28">The target is hit by a strong telekinetic force. It may also reduce the target's defense to energy attacks.</text:p><text:p text:style-name="P28"/><text:p text:style-name="P29">Recharge 4 <text:span text:style-name="T2">♦</text:span><text:span text:style-name="T4"> Psychic, Energy</text:span></text:p><text:p text:style-name="P29"><text:span text:style-name="T4">Standard Action <text:s text:c="12"/>Close Burst 3</text:span><text:span text:style-name="T10"><text:line-break/></text:span><text:span text:style-name="T4">Target:</text:span><text:span text:style-name="T10"> One Pokémon In Burst<text:line-break/></text:span><text:span text:style-name="T4">Attack:</text:span><text:span text:style-name="T10"> Int vs. Wil<text:line-break/></text:span><text:span text:style-name="T4">Hit: </text:span><text:span text:style-name="T10">d10 + Int Psychic damage, and make a secondary attack.</text:span></text:p><text:p text:style-name="P48"><text:span text:style-name="T4">Secondary Target:</text:span><text:span text:style-name="T10"> Same</text:span></text:p><text:p text:style-name="P48"><text:span text:style-name="T4">Secondary Attack:</text:span><text:span text:style-name="T10"> Int vs. Wil</text:span></text:p><text:p text:style-name="P48"><text:span text:style-name="T4">Hit:</text:span><text:span text:style-name="T10"> Target takes a -2 penalty to Wil and Ref, save ends.</text:span></text:p><text:p text:style-name="P32"/><text:p text:style-name="P53">Increase penalty to -3 at 11th level and -4 at 21st level.</text:p></table:table-cell></table:table-row></table:table><text:p text:style-name="P4"/></draw:text-box></draw:frame></text:p>
      <text:p text:style-name="P23"><text:soft-page-break/><draw:frame draw:style-name="fr1" draw:name="Frame133" text:anchor-type="as-char" svg:y="-0.0236in" svg:width="2.4165in" draw:z-index="65"><draw:text-box fo:min-height="3.0256in"><table:table table:name="Table135" table:style-name="Table135"><table:table-column table:style-name="Table135.A"/><table:table-row><table:table-cell table:style-name="Table135.A1" office:value-type="string"><text:p text:style-name="P35">Psycho Cut <text:s text:c="18"/><text:span text:style-name="T1">Power</text:span></text:p></table:table-cell></table:table-row><table:table-row><table:table-cell table:style-name="Table135.A2" office:value-type="string"><text:p text:style-name="P22">The user tears at the target with blades formed by psychic power. Critical hits land more easily.</text:p><text:p text:style-name="P22"/><text:p text:style-name="P16">Recharge 4 <text:span text:style-name="T2">♦</text:span><text:span text:style-name="T4"> Psychic,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Int vs. AC<text:line-break/></text:span><text:span text:style-name="T4">Hit: </text:span><text:span text:style-name="T10">d8 + Int Psychic damage.</text:span></text:p><text:p text:style-name="P14"><text:span text:style-name="T28">Special: </text:span><text:span text:style-name="T32">This attack's critical hit range is one higher than normal (20 becomes 19-20, etc)</text:span></text:p><text:p text:style-name="P47"/></table:table-cell></table:table-row></table:table><text:p text:style-name="P4"/></draw:text-box></draw:frame></text:p>
      <text:p text:style-name="P23"><draw:frame draw:style-name="fr1" draw:name="Frame208" text:anchor-type="as-char" svg:y="-0.0236in" svg:width="2.4165in" draw:z-index="211"><draw:text-box fo:min-height="3.0256in"><table:table table:name="Table210" table:style-name="Table210"><table:table-column table:style-name="Table210.A"/><table:table-row><table:table-cell table:style-name="Table210.A1" office:value-type="string"><text:p text:style-name="P35">Punishment <text:s text:c="17"/><text:span text:style-name="T1">Power</text:span></text:p></table:table-cell></table:table-row><table:table-row><table:table-cell table:style-name="Table210.A2" office:value-type="string"><text:p text:style-name="P20">The user turns it's opponent's power-ups against them with this sneaky attack.</text:p><text:p text:style-name="P20"/><text:p text:style-name="P16"><text:span text:style-name="T4">Recharge 6 </text:span><text:span text:style-name="T2">♦</text:span><text:span text:style-name="T4"> Dark,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d8 +Str Dark damage, plus Dark damage equal to the total bonuses on the target. For example, if the target has +2 to AC, that yields +2 damage from this attack.</text:span></text:p></table:table-cell></table:table-row></table:table><text:p text:style-name="P4"/></draw:text-box></draw:frame></text:p>
      <text:p text:style-name="P23"><draw:frame draw:style-name="fr1" draw:name="Frame190" text:anchor-type="as-char" svg:y="-0.0236in" svg:width="2.4165in" draw:z-index="212"><draw:text-box fo:min-height="3.0256in"><table:table table:name="Table192" table:style-name="Table192"><table:table-column table:style-name="Table192.A"/><table:table-row><table:table-cell table:style-name="Table192.A1" office:value-type="string"><text:p text:style-name="P35">Pursuit <text:s text:c="26"/><text:span text:style-name="T1">Power</text:span></text:p></table:table-cell></table:table-row><table:table-row><table:table-cell table:style-name="Table192.A2" office:value-type="string"><text:p text:style-name="P10">The user strikes swiftly at a fleeing target, damaging it before it can escape.</text:p><text:p text:style-name="P22"/><text:p text:style-name="P16">Recharge 5 <text:span text:style-name="T2">♦</text:span><text:span text:style-name="T4"> Dark, Physical</text:span></text:p><text:p text:style-name="P19">Immediate Interrupt <text:s text:c="19"/>Melee</text:p><text:p text:style-name="P16"><text:span text:style-name="T4">Trigger:</text:span><text:span text:style-name="T10"> An adjacent Pokémon moves away from the user or is switched out.<text:line-break/></text:span><text:span text:style-name="T4">Target:</text:span><text:span text:style-name="T10"> The triggering Pokémon<text:line-break/></text:span><text:span text:style-name="T4">Attack:</text:span><text:span text:style-name="T10"> Str vs. AC<text:line-break/></text:span><text:span text:style-name="T4">Hit: </text:span><text:span text:style-name="T10">d10 + Str Dark damage.</text:span></text:p></table:table-cell></table:table-row></table:table><text:p text:style-name="P4"/></draw:text-box></draw:frame></text:p>
      <text:p text:style-name="P11"><draw:frame draw:style-name="fr1" draw:name="Frame96" text:anchor-type="as-char" svg:y="-0.1173in" svg:width="2.4165in" draw:z-index="66"><draw:text-box fo:min-height="3.0256in"><table:table table:name="Table6" table:style-name="Table6"><table:table-column table:style-name="Table6.A"/><table:table-row><table:table-cell table:style-name="Table6.A1" office:value-type="string"><text:p text:style-name="P35">Quick Attack <text:s text:c="16"/><text:span text:style-name="T1">Power</text:span></text:p></table:table-cell></table:table-row><table:table-row><table:table-cell table:style-name="Table6.A2" office:value-type="string"><text:p text:style-name="P20">The user lunges at the foe at a speed that makes it almost invisible.</text:p><text:p text:style-name="P20"/><text:p text:style-name="P16">Recharge 3 <text:span text:style-name="T2">♦</text:span><text:span text:style-name="T4"> Normal, Physical</text:span></text:p><text:p text:style-name="P19">Immediate Standard <text:s text:c="18"/>Melee</text:p><text:p text:style-name="P19">Trigger: <text:span text:style-name="T13">The round begins</text:span></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6 + Str Normal damage.</text:span></text:p><text:p text:style-name="P15"><text:span text:style-name="T25">Special: </text:span><text:span text:style-name="T6">This attack also takes up your standard action for this turn. If multiple Pokémon use immediate standard actions, the one with the highest initiative goes first. You may use this power as part of a charge.</text:span></text:p></table:table-cell></table:table-row></table:table><text:p text:style-name="P4"/></draw:text-box></draw:frame></text:p>
      <text:p text:style-name="P23"><draw:frame draw:style-name="fr1" draw:name="Frame88" text:anchor-type="as-char" svg:y="-0.0236in" svg:width="2.4165in" draw:z-index="67"><draw:text-box fo:min-height="3.0256in"><table:table table:name="Table114" table:style-name="Table114"><table:table-column table:style-name="Table114.A"/><table:table-row><table:table-cell table:style-name="Table114.A1" office:value-type="string"><text:p text:style-name="P35">Rain Dance <text:s text:c="18"/><text:span text:style-name="T1">Power</text:span></text:p></table:table-cell></table:table-row><table:table-row><table:table-cell table:style-name="Table114.A2" office:value-type="string"><text:p text:style-name="P20">The user performs a dance, summoning a heavy rain.</text:p><text:p text:style-name="P20"/><text:p text:style-name="P16">Recharge 6 <text:span text:style-name="T2">♦</text:span><text:span text:style-name="T4"> Water, Status</text:span></text:p><text:p text:style-name="P19">Minor Action <text:s text:c="25"/>Personal</text:p><text:p text:style-name="P16"><text:span text:style-name="T4">Target:</text:span><text:span text:style-name="T10"> Personal</text:span></text:p><text:p text:style-name="P16"><text:span text:style-name="T4">Effect:</text:span><text:span text:style-name="T10"> Causes the weather to change to Heavy Rain until the end of your next turn.</text:span></text:p><text:p text:style-name="P16"><text:span text:style-name="T4">Sustain Minor:</text:span><text:span text:style-name="T10"> Extends the Heavy Rain until the end of your next turn.</text:span></text:p></table:table-cell></table:table-row></table:table><text:p text:style-name="P4"/></draw:text-box></draw:frame></text:p>
      <text:p text:style-name="P40"><draw:frame draw:style-name="fr1" draw:name="Frame80" text:anchor-type="as-char" svg:y="-0.0236in" svg:width="2.4165in" draw:z-index="68"><draw:text-box fo:min-height="3.0256in"><table:table table:name="Table106" table:style-name="Table106"><table:table-column table:style-name="Table106.A"/><table:table-row><table:table-cell table:style-name="Table106.A1" office:value-type="string"><text:p text:style-name="P35">Rapid Spin <text:s text:c="19"/><text:span text:style-name="T1">Power</text:span></text:p></table:table-cell></table:table-row><table:table-row><table:table-cell table:style-name="Table106.A2" office:value-type="string"><text:p text:style-name="P22">The user spins its body at high speeds, striking the foe and throwing off restraints.</text:p><text:p text:style-name="P22"/><text:p text:style-name="P16">Recharge 3 <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Dex vs. AC</text:span></text:p><text:p text:style-name="P16"><text:span text:style-name="T4">Effect:</text:span><text:span text:style-name="T10"> If the user is grabbed, they automatically escape. Removes the effects of Trapped.</text:span></text:p><text:p text:style-name="P16"><text:span text:style-name="T4">Hit: </text:span><text:span text:style-name="T10">d4+Dex Normal damage.</text:span></text:p></table:table-cell></table:table-row></table:table><text:p text:style-name="P4"/></draw:text-box></draw:frame></text:p>
      <text:p text:style-name="P40"><draw:frame draw:style-name="fr1" draw:name="Frame35" text:anchor-type="as-char" svg:y="-0.0236in" svg:width="2.4165in" draw:z-index="69"><draw:text-box fo:min-height="3.0256in"><table:table table:name="Table33" table:style-name="Table33"><table:table-column table:style-name="Table33.A"/><table:table-row><table:table-cell table:style-name="Table33.A1" office:value-type="string"><text:p text:style-name="P35">Razor Leaf <text:s text:c="20"/><text:span text:style-name="T1">Power</text:span></text:p></table:table-cell></table:table-row><table:table-row><table:table-cell table:style-name="Table33.A2" office:value-type="string"><text:p text:style-name="P22">Cuts the enemy with leaves. High critical-hit ratio.</text:p><text:p text:style-name="P22"/><text:p text:style-name="P16">Recharge 3 <text:span text:style-name="T2">♦</text:span><text:span text:style-name="T4"> Grass, Physical</text:span></text:p><text:p text:style-name="P19">Standard Action <text:s text:c="12"/>Close Blast 3</text:p><text:p text:style-name="P16"><text:span text:style-name="T4">Target:</text:span><text:span text:style-name="T10"> Each Pokémon In Blast</text:span></text:p><text:p text:style-name="P16"><text:span text:style-name="T4">Attack:</text:span><text:span text:style-name="T10"> Dex vs. AC</text:span></text:p><text:p text:style-name="P16"><text:span text:style-name="T4">Hit: </text:span><text:span text:style-name="T10">d8+Dex Grass damage.</text:span></text:p><text:p text:style-name="P14"><text:span text:style-name="T28">Special: </text:span><text:span text:style-name="T32">This attack's critical hit range is one higher than normal (20 becomes 19-20, etc)</text:span></text:p></table:table-cell></table:table-row></table:table><text:p text:style-name="P4"/></draw:text-box></draw:frame></text:p>
      <text:p text:style-name="P11"><draw:frame draw:style-name="fr1" draw:name="Frame132" text:anchor-type="as-char" svg:y="-0.1173in" svg:width="2.4165in" draw:z-index="70"><draw:text-box fo:min-height="3.0256in"><table:table table:name="Table134" table:style-name="Table134"><table:table-column table:style-name="Table134.A"/><table:table-row><table:table-cell table:style-name="Table134.A1" office:value-type="string"><text:p text:style-name="P35">Recover <text:s text:c="24"/><text:span text:style-name="T1">Power</text:span></text:p></table:table-cell></table:table-row><table:table-row><table:table-cell table:style-name="Table134.A2" office:value-type="string"><text:p text:style-name="P21">The user concentrates and forces its own cells to multiply, restoring its health.</text:p><text:p text:style-name="P20"/><text:p text:style-name="P16">Recharge 5 <text:span text:style-name="T2">♦</text:span><text:span text:style-name="T4"> Psychic, Status</text:span></text:p><text:p text:style-name="P19">Standard Action <text:s text:c="20"/>Personal</text:p><text:p text:style-name="P13"><text:span text:style-name="T29">Effect:</text:span><text:span text:style-name="T33"> Spend a healing surge and gain additional HP equal to Int bonus.</text:span></text:p></table:table-cell></table:table-row></table:table><text:p text:style-name="P4"/></draw:text-box></draw:frame></text:p>
      <text:p text:style-name="P23"><draw:frame draw:style-name="fr1" draw:name="Frame130" text:anchor-type="as-char" svg:y="-0.0236in" svg:width="2.4165in" draw:z-index="71"><draw:text-box fo:min-height="3.0256in"><table:table table:name="Table132" table:style-name="Table132"><table:table-column table:style-name="Table132.A"/><table:table-row><table:table-cell table:style-name="Table132.A1" office:value-type="string"><text:p text:style-name="P35">Reflect <text:s text:c="26"/><text:span text:style-name="T1">Power</text:span></text:p></table:table-cell></table:table-row><table:table-row><table:table-cell table:style-name="Table132.A2" office:value-type="string"><text:p text:style-name="P20">A wondrous wall of light is put up to suppress damage from physical attacks.</text:p><text:p text:style-name="P20"/><text:p text:style-name="P16">Recharge 4 <text:span text:style-name="T2">♦</text:span><text:span text:style-name="T4"> Psychic, Status</text:span></text:p><text:p text:style-name="P19">Minor Action <text:s text:c="6"/>Area wall 8 within 10</text:p><text:p text:style-name="P16"><text:span text:style-name="T4">Effect:</text:span><text:span text:style-name="T10"> You create a wall of light. Enemies using moves through the wall deal half damage with Physical based attacks. The wall lasts until the end of your next turn. It can be up to 8 squares long and up to 4 squares high.</text:span></text:p><text:p text:style-name="P16"><text:span text:style-name="T4">Sustain Minor:</text:span><text:span text:style-name="T10"> The wall persists.</text:span></text:p></table:table-cell></table:table-row></table:table><text:p text:style-name="P4"/></draw:text-box></draw:frame></text:p>
      <text:p text:style-name="P23"><text:soft-page-break/><draw:frame draw:style-name="fr1" draw:name="Frame111" text:anchor-type="as-char" svg:y="-0.0236in" svg:width="2.4165in" draw:z-index="72"><draw:text-box fo:min-height="3.0256in"><table:table table:name="Table79" table:style-name="Table79"><table:table-column table:style-name="Table79.A"/><table:table-row><table:table-cell table:style-name="Table79.A1" office:value-type="string"><text:p text:style-name="P35">Revenge <text:s text:c="23"/><text:span text:style-name="T1">Power</text:span></text:p></table:table-cell></table:table-row><table:table-row><table:table-cell table:style-name="Table79.A2" office:value-type="string"><text:p text:style-name="P20">The user's attack is fueled by a need for revenge, and is more effective if they were recently hit.</text:p><text:p text:style-name="P20"/><text:p text:style-name="P16">Recharge 4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8 + Str Fighting damage. Increase the die type by 1 for every time you have been hit this round.</text:span></text:p></table:table-cell></table:table-row></table:table><text:p text:style-name="P4"/></draw:text-box></draw:frame></text:p>
      <text:p text:style-name="P11"><draw:frame draw:style-name="fr1" draw:name="Frame123" text:anchor-type="as-char" svg:y="-0.1173in" svg:width="2.4165in" draw:z-index="73"><draw:text-box fo:min-height="3.0256in"><table:table table:name="Table125" table:style-name="Table125"><table:table-column table:style-name="Table125.A"/><table:table-row><table:table-cell table:style-name="Table125.A1" office:value-type="string"><text:p text:style-name="P35">Roost <text:s text:c="28"/><text:span text:style-name="T1">Power</text:span></text:p></table:table-cell></table:table-row><table:table-row><table:table-cell table:style-name="Table125.A2" office:value-type="string"><text:p text:style-name="P21">The user lands and rests its body.</text:p><text:p text:style-name="P20"/><text:p text:style-name="P16">Recharge 5 <text:span text:style-name="T2">♦</text:span><text:span text:style-name="T4"> Flying, Status</text:span></text:p><text:p text:style-name="P19">Standard Action <text:s text:c="20"/>Personal</text:p><text:p text:style-name="P13"><text:span text:style-name="T29">Effect:</text:span><text:span text:style-name="T33"> Spend a healing surge and gain additional HP equal to Dex bonus.</text:span></text:p></table:table-cell></table:table-row></table:table><text:p text:style-name="P4"/></draw:text-box></draw:frame></text:p>
      <text:p text:style-name="P11"><draw:frame draw:style-name="fr1" draw:name="Frame119" text:anchor-type="as-char" svg:y="-0.1173in" svg:width="2.4165in" draw:z-index="74"><draw:text-box fo:min-height="3.0256in"><table:table table:name="Table121" table:style-name="Table121"><table:table-column table:style-name="Table121.A"/><table:table-row><table:table-cell table:style-name="Table121.A1" office:value-type="string"><text:p text:style-name="P35">Safeguard <text:s text:c="20"/><text:span text:style-name="T1">Power</text:span></text:p></table:table-cell></table:table-row><table:table-row><table:table-cell table:style-name="Table121.A2" office:value-type="string"><text:p text:style-name="P21">The user creates a protective field that helps resist status effects.</text:p><text:p text:style-name="P20"/><text:p text:style-name="P16">Recharge 3 <text:span text:style-name="T2">♦</text:span><text:span text:style-name="T4"> Normal, Status</text:span></text:p><text:p text:style-name="P19">Minor Action <text:s text:c="6"/>Area wall 8 within 10</text:p><text:p text:style-name="P16"><text:span text:style-name="T4">Effect:</text:span><text:span text:style-name="T10"> You create a wall of light. Enemies using moves through the wall get a -2 on secondary attacks. The wall lasts until the end of your next turn. It can be up to 8 squares long and up to 4 squares high.</text:span></text:p><text:p text:style-name="P16"><text:span text:style-name="T6">Sustain Minor: </text:span><text:span text:style-name="T11">The wall persists.</text:span></text:p><text:p text:style-name="P13"/><text:p text:style-name="P13"><text:span text:style-name="T33">Increase penalty to -3 at 11</text:span><text:span text:style-name="T23">th</text:span><text:span text:style-name="T33"> level and -4 at 21</text:span><text:span text:style-name="T23">st</text:span><text:span text:style-name="T33"> level.</text:span></text:p></table:table-cell></table:table-row></table:table><text:p text:style-name="P4"/></draw:text-box></draw:frame></text:p>
      <text:p text:style-name="P23"><draw:frame draw:style-name="fr1" draw:name="Frame186" text:anchor-type="as-char" svg:y="-0.0236in" svg:width="2.4165in" draw:z-index="213"><draw:text-box fo:min-height="3.0256in"><table:table table:name="Table188" table:style-name="Table188"><table:table-column table:style-name="Table188.A"/><table:table-row><table:table-cell table:style-name="Table188.A1" office:value-type="string"><text:p text:style-name="P35">Sand-Attack <text:s text:c="16"/><text:span text:style-name="T1">Power</text:span></text:p></table:table-cell></table:table-row><table:table-row><table:table-cell table:style-name="Table188.A2" office:value-type="string"><text:p text:style-name="P20">Sand is hurled in the target's face, reducing its accuracy.</text:p><text:p text:style-name="P20"/><text:p text:style-name="P16">Recharge 3 <text:span text:style-name="T2">♦</text:span><text:span text:style-name="T4"> Ground, Status</text:span></text:p><text:p text:style-name="P19">Minor Action <text:s text:c="17"/>Close Burst 3</text:p><text:p text:style-name="P13"><text:span text:style-name="T27">Target:</text:span> One Pokémon In Burst</text:p><text:p text:style-name="P16"><text:span text:style-name="T4">Attack:</text:span><text:span text:style-name="T10"> Dex vs. Ref</text:span></text:p><text:p text:style-name="P13"><text:span text:style-name="T27">Hit:</text:span> Target takes a -2 penalty to AC and Ref until end of your next turn.</text:p><text:p text:style-name="P13"/><text:p text:style-name="P13">Increase penalty to -3 at 11<text:span text:style-name="T19">th</text:span> level and -4 at 21<text:span text:style-name="T19">st</text:span> level.</text:p></table:table-cell></table:table-row></table:table><text:p text:style-name="P4"/></draw:text-box></draw:frame></text:p>
      <text:p text:style-name="P37"><draw:frame draw:style-name="fr1" draw:name="Frame48" text:anchor-type="as-char" svg:y="-0.0236in" svg:width="2.4165in" draw:z-index="75"><draw:text-box fo:min-height="3.0256in"><table:table table:name="Table46" table:style-name="Table46"><table:table-column table:style-name="Table46.A"/><table:table-row><table:table-cell table:style-name="Table46.A1" office:value-type="string"><text:p text:style-name="P35">Scary Face <text:s text:c="19"/><text:span text:style-name="T1">Power</text:span></text:p></table:table-cell></table:table-row><table:table-row><table:table-cell table:style-name="Table46.A2" office:value-type="string"><text:p text:style-name="P20">The user frightens the target with a scary face, halting them in their tracks.</text:p><text:p text:style-name="P20"/><text:p text:style-name="P16">Recharge 5 <text:span text:style-name="T2">♦</text:span><text:span text:style-name="T4"> Grass, Status</text:span></text:p><text:p text:style-name="P19">Minor Action <text:s text:c="17"/>Close Burst 3</text:p><text:p text:style-name="P19">Target:<text:span text:style-name="T13"> One Pokémon In Burst</text:span></text:p><text:p text:style-name="P16"><text:span text:style-name="T4">Attack:</text:span><text:span text:style-name="T10"> Char vs. Will</text:span></text:p><text:p text:style-name="P13"><text:span text:style-name="T27">Hit:</text:span> Target is slowed, save ends.</text:p></table:table-cell></table:table-row></table:table><text:p text:style-name="P4"/></draw:text-box></draw:frame></text:p>
      <text:p text:style-name="P37"><draw:frame draw:style-name="fr1" draw:name="Frame205" text:anchor-type="as-char" svg:y="-0.0236in" svg:width="2.4165in" draw:z-index="215"><draw:text-box fo:min-height="3.0256in"><table:table table:name="Table207" table:style-name="Table207"><table:table-column table:style-name="Table207.A"/><table:table-row><table:table-cell table:style-name="Table207.A1" office:value-type="string"><text:p text:style-name="P35">Screech <text:s text:c="24"/><text:span text:style-name="T1">Power</text:span></text:p></table:table-cell></table:table-row><table:table-row><table:table-cell table:style-name="Table207.A2" office:value-type="string"><text:p text:style-name="P20">An earsplitting screech is emitted to sharply reduce the foe's Defense stat.</text:p><text:p text:style-name="P20"/><text:p text:style-name="P16">Recharge 3 <text:span text:style-name="T2">♦</text:span><text:span text:style-name="T4"> Normal, Status</text:span></text:p><text:p text:style-name="P19">Minor Action <text:s text:c="17"/>Close Burst 3</text:p><text:p text:style-name="P13"><text:span text:style-name="T27">Target: </text:span>One Pokémon In Burst</text:p><text:p text:style-name="P16"><text:span text:style-name="T4">Attack:</text:span><text:span text:style-name="T10"> Char vs. Fort</text:span></text:p><text:p text:style-name="P13"><text:span text:style-name="T28">Hit: </text:span><text:span text:style-name="T32">Target gains vulnerability to <text:s/>damage from Physical equal to your level x2 until end of your next turn.</text:span></text:p></table:table-cell></table:table-row></table:table><text:p text:style-name="P4"/></draw:text-box></draw:frame></text:p>
      <text:p text:style-name="P37"><draw:frame draw:style-name="fr1" draw:name="Frame46" text:anchor-type="as-char" svg:y="-0.0236in" svg:width="2.4165in" draw:z-index="76"><draw:text-box fo:min-height="3.0256in"><table:table table:name="Table37" table:style-name="Table37"><table:table-column table:style-name="Table37.A"/><table:table-row><table:table-cell table:style-name="Table37.A1" office:value-type="string"><text:p text:style-name="P35">Seed Bomb <text:s text:c="18"/><text:span text:style-name="T1">Power</text:span></text:p></table:table-cell></table:table-row><table:table-row><table:table-cell table:style-name="Table37.A2" office:value-type="string"><text:p text:style-name="P20">The user slams a barrage of hard-shelled seeds down on the target from above.</text:p><text:p text:style-name="P20"/><text:p text:style-name="P16">Recharge 4 <text:span text:style-name="T2">♦</text:span><text:span text:style-name="T4"> Grass, Physical</text:span></text:p><text:p text:style-name="P19">Standard Action <text:s text:c="4"/>Area Burst 1 in 10</text:p><text:p text:style-name="P16"><text:span text:style-name="T4">Target:</text:span><text:span text:style-name="T10"> Each Pokémon In Burst</text:span></text:p><text:p text:style-name="P16"><text:span text:style-name="T4">Attack:</text:span><text:span text:style-name="T10"> Int vs. AC</text:span></text:p><text:p text:style-name="P13"><text:span text:style-name="T27">Hit:</text:span> d10 + Int Grass damage.</text:p></table:table-cell></table:table-row></table:table><text:p text:style-name="P4"/></draw:text-box></draw:frame></text:p>
      <text:p text:style-name="P23"><draw:frame draw:style-name="fr1" draw:name="Frame110" text:anchor-type="as-char" svg:y="-0.0236in" svg:width="2.4165in" draw:z-index="77"><draw:text-box fo:min-height="3.0256in"><table:table table:name="Table78" table:style-name="Table78"><table:table-column table:style-name="Table78.A"/><table:table-row><table:table-cell table:style-name="Table78.A1" office:value-type="string"><text:p text:style-name="P35">Seismic Toss <text:s text:c="15"/><text:span text:style-name="T1">Power</text:span></text:p></table:table-cell></table:table-row><table:table-row><table:table-cell table:style-name="Table78.A2" office:value-type="string"><text:p text:style-name="P20">The target is thrown using the power of gravity.</text:p><text:p text:style-name="P20"/><text:p text:style-name="P16">Recharge 4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2 x Level + Str Fighting damage, and you may slide the target up to 3 squares.</text:span></text:p></table:table-cell></table:table-row></table:table><text:p text:style-name="P4"/></draw:text-box></draw:frame></text:p>
      <text:p text:style-name="P11"><draw:frame draw:style-name="fr1" draw:name="Frame164" text:anchor-type="as-char" svg:y="-0.1173in" svg:width="2.4165in" draw:z-index="78"><draw:text-box fo:min-height="3.0256in"><table:table table:name="Table166" table:style-name="Table166"><table:table-column table:style-name="Table166.A"/><table:table-row><table:table-cell table:style-name="Table166.A1" office:value-type="string"><text:p text:style-name="P35">Sheer Cold <text:s text:c="19"/><text:span text:style-name="T1">Power</text:span></text:p></table:table-cell></table:table-row><table:table-row><table:table-cell table:style-name="Table166.A2" office:value-type="string"><text:p text:style-name="P21">The target is attacked with a blast of absolute-zero cold.</text:p><text:p text:style-name="P20"/><text:p text:style-name="P16">Recharge 6 <text:span text:style-name="T2">♦</text:span><text:span text:style-name="T4"> Ice, <text:s/>Energy</text:span></text:p><text:p text:style-name="P19">Standard Action <text:s text:c="12"/>Close Burst 1</text:p><text:p text:style-name="P16"><text:span text:style-name="T4">Target:</text:span><text:span text:style-name="T10"> One Pokémon In Burst</text:span></text:p><text:p text:style-name="P16"><text:span text:style-name="T4">Attack: </text:span><text:span text:style-name="T10">Int vs. Fort</text:span></text:p><text:p text:style-name="P16"><text:span text:style-name="T4">Hit:</text:span><text:span text:style-name="T10"> Target is reduced to 0 HP.</text:span></text:p><text:p text:style-name="P16"><text:span text:style-name="T4">Special:</text:span><text:span text:style-name="T10"> The attack roll for this power takes a penalty equal to ½ the level of the target.</text:span></text:p></table:table-cell></table:table-row></table:table><text:p text:style-name="P4"/></draw:text-box></draw:frame></text:p>
      <text:p text:style-name="P11"><text:soft-page-break/><draw:frame draw:style-name="fr1" draw:name="Frame139" text:anchor-type="as-char" svg:y="-0.1173in" svg:width="2.4165in" draw:z-index="79"><draw:text-box fo:min-height="3.0256in"><table:table table:name="Table141" table:style-name="Table141"><table:table-column table:style-name="Table141.A"/><table:table-row><table:table-cell table:style-name="Table141.A1" office:value-type="string"><text:p text:style-name="P35">Sing <text:s text:c="30"/><text:span text:style-name="T1">Power</text:span></text:p></table:table-cell></table:table-row><table:table-row><table:table-cell table:style-name="Table141.A2" office:value-type="string"><text:p text:style-name="P21">A soothing lullaby is sung in a calming voice that puts the target into a deep slumber.</text:p><text:p text:style-name="P20"/><text:p text:style-name="P16">Recharge 6 <text:span text:style-name="T2">♦</text:span><text:span text:style-name="T4"> Normal, Status</text:span></text:p><text:p text:style-name="P16"><text:span text:style-name="T4">Standard Action <text:s text:c="12"/>Close Burst 3</text:span><text:span text:style-name="T10"><text:line-break/></text:span><text:span text:style-name="T4">Target:</text:span><text:span text:style-name="T10"> Each Pokémon in Burst<text:line-break/></text:span><text:span text:style-name="T4">Attack:</text:span><text:span text:style-name="T10"> Cha vs. Wil<text:line-break/></text:span><text:span text:style-name="T4">Hit: </text:span><text:span text:style-name="T10">Target is Asleep, save ends.</text:span></text:p></table:table-cell></table:table-row></table:table><text:p text:style-name="P4"/></draw:text-box></draw:frame></text:p>
      <text:p text:style-name="P23"><draw:frame draw:style-name="fr1" draw:name="Frame85" text:anchor-type="as-char" svg:y="-0.0236in" svg:width="2.4165in" draw:z-index="80"><draw:text-box fo:min-height="3.0256in"><table:table table:name="Table111" table:style-name="Table111"><table:table-column table:style-name="Table111.A"/><table:table-row><table:table-cell table:style-name="Table111.A1" office:value-type="string"><text:p text:style-name="P35">Skull Bash <text:s text:c="20"/><text:span text:style-name="T1">Power</text:span></text:p></table:table-cell></table:table-row><table:table-row><table:table-cell table:style-name="Table111.A2" office:value-type="string"><text:p text:style-name="P22">The user tucks in its head, protecting itself, then charges and rams the target.</text:p><text:p text:style-name="P22"/><text:p text:style-name="P16">Recharge 5 <text:span text:style-name="T2">♦</text:span><text:span text:style-name="T4"> Normal, Physical</text:span></text:p><text:p text:style-name="P16"><text:span text:style-name="T4">Standard Action x2 <text:s text:c="20"/>Melee</text:span><text:span text:style-name="T10"><text:line-break/></text:span><text:span text:style-name="T4">Target:</text:span><text:span text:style-name="T10"> One Pokémon<text:line-break/></text:span><text:span text:style-name="T4">Attack: </text:span><text:span text:style-name="T10">Str vs. AC</text:span></text:p><text:p text:style-name="P16"><text:span text:style-name="T4">Effect:</text:span><text:span text:style-name="T10"> Gain +4 to all defenses for the duration of this attack.<text:line-break/></text:span><text:span text:style-name="T4">Hit: </text:span><text:span text:style-name="T10">d12 + Str Normal damage<text:line-break/></text:span><text:span text:style-name="T4">Miss: </text:span><text:span text:style-name="T10">Half damage<text:line-break/></text:span><text:span text:style-name="T4">Special: </text:span><text:span text:style-name="T10">Initiating this attack ends your turn. The attack does not actually happen until the start of your next turn. When the attack goes off, you may charge as part of the attack.</text:span></text:p></table:table-cell></table:table-row></table:table><text:p text:style-name="P4"/></draw:text-box></draw:frame></text:p>
      <text:p text:style-name="P39"><draw:frame draw:style-name="fr1" draw:name="Frame175" text:anchor-type="as-char" svg:y="-0.0236in" svg:width="2.4165in" draw:z-index="81"><draw:text-box fo:min-height="3.0256in"><table:table table:name="Table177" table:style-name="Table177"><table:table-column table:style-name="Table177.A"/><table:table-row><table:table-cell table:style-name="Table177.A1" office:value-type="string"><text:p text:style-name="P35">Sky Attack <text:s text:c="20"/><text:span text:style-name="T1">Power</text:span></text:p></table:table-cell></table:table-row><table:table-row><table:table-cell table:style-name="Table177.A2" office:value-type="string"><text:p text:style-name="P27">The user searches out its opponent's weak spots, then strikes the next turn.</text:p><text:p text:style-name="P27"/><text:p text:style-name="P29">Recharge 6 <text:span text:style-name="T2">♦</text:span><text:span text:style-name="T4"> Flying, Physical</text:span></text:p><text:p text:style-name="P29"><text:span text:style-name="T4">Standard Action x2 <text:s text:c="12"/>Ranged 20</text:span><text:span text:style-name="T10"><text:line-break/></text:span><text:span text:style-name="T4">Target:</text:span><text:span text:style-name="T10"> One Pokémon<text:line-break/></text:span><text:span text:style-name="T4">Attack: </text:span><text:span text:style-name="T10">Dex vs. AC<text:line-break/></text:span><text:span text:style-name="T4">Hit: </text:span><text:span text:style-name="T10">d12 + Dex Flying damage. Roll an extra 3 dice for this attack's damage. M</text:span><text:span text:style-name="T11">ake a secondary attack at +2.</text:span></text:p><text:p text:style-name="P48"><text:span text:style-name="T4">Secondary Target:</text:span><text:span text:style-name="T10"> Same</text:span></text:p><text:p text:style-name="P48"><text:span text:style-name="T4">Secondary Attack:</text:span><text:span text:style-name="T10"> Dex vs. Fort</text:span></text:p><text:p text:style-name="P48"><text:span text:style-name="T4">Hit: </text:span><text:span text:style-name="T10">Target Flinches.</text:span></text:p><text:p text:style-name="P52"><text:span text:style-name="T4">Miss: </text:span><text:span text:style-name="T10">Half damage</text:span></text:p><text:p text:style-name="P29"><text:span text:style-name="T4">Special:</text:span><text:span text:style-name="T10"> Initiating this attack ends your turn. The attack occurs on the standard action at the beginning of your next turn.</text:span></text:p></table:table-cell></table:table-row></table:table><text:p text:style-name="P4"/></draw:text-box></draw:frame></text:p>
      <text:p text:style-name="P37"><draw:frame draw:style-name="fr1" draw:name="Frame63" text:anchor-type="as-char" svg:y="-0.0236in" svg:width="2.4165in" draw:z-index="82"><draw:text-box fo:min-height="3.0256in"><table:table table:name="Table89" table:style-name="Table89"><table:table-column table:style-name="Table89.A"/><table:table-row><table:table-cell table:style-name="Table89.A1" office:value-type="string"><text:p text:style-name="P35">Slam <text:s text:c="29"/><text:span text:style-name="T1">Power</text:span></text:p></table:table-cell></table:table-row><table:table-row><table:table-cell table:style-name="Table89.A2" office:value-type="string"><text:p text:style-name="P20">Slams tail, limbs, or tentacles into the target.</text:p><text:p text:style-name="P20"/><text:p text:style-name="P16">Recharge 4 <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7"><text:span text:style-name="T7">Hit:</text:span><text:span text:style-name="T12"> d10 + Str Normal damage.</text:span></text:p><text:p text:style-name="P17"><text:span text:style-name="T7">Special:</text:span><text:span text:style-name="T12"> Can be used as part of a charge.</text:span></text:p></table:table-cell></table:table-row></table:table><text:p text:style-name="P4"/></draw:text-box></draw:frame></text:p>
      <text:p text:style-name="P37"><draw:frame draw:style-name="fr1" draw:name="Frame51" text:anchor-type="as-char" svg:y="-0.0236in" svg:width="2.4165in" draw:z-index="83"><draw:text-box fo:min-height="3.0256in"><table:table table:name="Table49" table:style-name="Table49"><table:table-column table:style-name="Table49.A"/><table:table-row><table:table-cell table:style-name="Table49.A1" office:value-type="string"><text:p text:style-name="P35">Slash <text:s text:c="28"/><text:span text:style-name="T1">Power</text:span></text:p></table:table-cell></table:table-row><table:table-row><table:table-cell table:style-name="Table49.A2" office:value-type="string"><text:p text:style-name="P20">Target is attacked with a slash of claws or blades. Critical hits land more easily.</text:p><text:p text:style-name="P20"/><text:p text:style-name="P16">Recharge 4 <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Dex vs. AC</text:span></text:p><text:p text:style-name="P17"><text:span text:style-name="T7">Hit:</text:span><text:span text:style-name="T12"> d8 + Dex Normal damage.</text:span></text:p><text:p text:style-name="P14"><text:span text:style-name="T28">Special: </text:span><text:span text:style-name="T32">This attack's critical hit range is one higher than normal (20 becomes 19-20, etc)</text:span></text:p></table:table-cell></table:table-row></table:table><text:p text:style-name="P4"/></draw:text-box></draw:frame></text:p>
      <text:p text:style-name="P40"><draw:frame draw:style-name="fr1" draw:name="Frame34" text:anchor-type="as-char" svg:y="-0.0236in" svg:width="2.4165in" draw:z-index="84"><draw:text-box fo:min-height="3.0256in"><table:table table:name="Table32" table:style-name="Table32"><table:table-column table:style-name="Table32.A"/><table:table-row><table:table-cell table:style-name="Table32.A1" office:value-type="string"><text:p text:style-name="P35">Sleep Powder <text:s text:c="14"/><text:span text:style-name="T1">Power</text:span></text:p></table:table-cell></table:table-row><table:table-row><table:table-cell table:style-name="Table32.A2" office:value-type="string"><text:p text:style-name="P20">Scatters a powder that may cause the foe to sleep.</text:p><text:p text:style-name="P20"/><text:p text:style-name="P16">Recharge 5 <text:span text:style-name="T2">♦</text:span><text:span text:style-name="T4"> Grass, Status</text:span></text:p><text:p text:style-name="P19">Standard Action <text:s text:c="12"/>Close Burst 2</text:p><text:p text:style-name="P16"><text:span text:style-name="T4">Target:</text:span><text:span text:style-name="T10"> Each Pokémon In Burst</text:span></text:p><text:p text:style-name="P16"><text:span text:style-name="T4">Attack:</text:span><text:span text:style-name="T10"> Int vs. Will</text:span></text:p><text:p text:style-name="P13"><text:span text:style-name="T27">Hit:</text:span> Target is Asleep, save ends.</text:p></table:table-cell></table:table-row></table:table><text:p text:style-name="P4"/></draw:text-box></draw:frame></text:p>
      <text:p text:style-name="P40"><draw:frame draw:style-name="fr1" draw:name="Frame41" text:anchor-type="as-char" svg:y="-0.0236in" svg:width="2.4165in" draw:z-index="85"><draw:text-box fo:min-height="3.0256in"><table:table table:name="Table44" table:style-name="Table44"><table:table-column table:style-name="Table44.A"/><table:table-row><table:table-cell table:style-name="Table44.A1" office:value-type="string"><text:p text:style-name="P35">Smokescreen <text:s text:c="15"/><text:span text:style-name="T1">Power</text:span></text:p></table:table-cell></table:table-row><table:table-row><table:table-cell table:style-name="Table44.A2" office:value-type="string"><text:p text:style-name="P20">Creates an obscuring cloud of smoke or ink.</text:p><text:p text:style-name="P20"/><text:p text:style-name="P16">Recharge 3 <text:span text:style-name="T2">♦</text:span><text:span text:style-name="T4"> Normal, Status</text:span></text:p><text:p text:style-name="P19">Minor Action <text:s text:c="18"/>Close Blast 3</text:p><text:p text:style-name="P16"><text:span text:style-name="T4">Effect:</text:span><text:span text:style-name="T10"> Area in burst is shrouded in smoke until the end of your next turn, granting partial concealment to all Pokémons inside it.</text:span></text:p></table:table-cell></table:table-row></table:table><text:p text:style-name="P4"/></draw:text-box></draw:frame></text:p>
      <text:p text:style-name="P40"><draw:frame draw:style-name="fr1" draw:name="Frame229" text:anchor-type="as-char" svg:y="-0.0236in" svg:width="2.4165in" draw:z-index="228"><draw:text-box fo:min-height="3.0256in"><table:table table:name="Table231" table:style-name="Table231"><table:table-column table:style-name="Table231.A"/><table:table-row><table:table-cell table:style-name="Table231.A1" office:value-type="string"><text:p text:style-name="P35">Soak <text:s text:c="29"/><text:span text:style-name="T1">Power</text:span></text:p></table:table-cell></table:table-row><table:table-row><table:table-cell table:style-name="Table231.A2" office:value-type="string"><text:p text:style-name="P20">The user shoots a torrent of water at the target and changes the target's type to Water.</text:p><text:p text:style-name="P20"/><text:p text:style-name="P16">Recharge 4 <text:span text:style-name="T2">♦</text:span><text:span text:style-name="T4"> Water, Status</text:span></text:p><text:p text:style-name="P16"><text:span text:style-name="T4">Minor Action <text:s text:c="17"/>Close Burst 3</text:span></text:p><text:p text:style-name="P16"><text:span text:style-name="T4">Target:</text:span><text:span text:style-name="T10"> One Pokémon In Burst</text:span></text:p><text:p text:style-name="P16"><text:span text:style-name="T4">Attack:</text:span><text:span text:style-name="T10"> Int vs. Ref</text:span></text:p><text:p text:style-name="P16"><text:span text:style-name="T6">Hit: </text:span><text:span text:style-name="T11">The target's type is Water for the rest of this encounter.</text:span></text:p></table:table-cell></table:table-row></table:table><text:p text:style-name="P4"/></draw:text-box></draw:frame></text:p>
      <text:p text:style-name="P40"><draw:frame draw:style-name="fr1" draw:name="Frame39" text:anchor-type="as-char" svg:y="-0.0236in" svg:width="2.4165in" draw:z-index="86"><draw:text-box fo:min-height="3.0256in"><table:table table:name="Table43" table:style-name="Table43"><table:table-column table:style-name="Table43.A"/><table:table-row><table:table-cell table:style-name="Table43.A1" office:value-type="string"><text:p text:style-name="P35">Solarbeam <text:s text:c="20"/><text:span text:style-name="T1">Power</text:span></text:p></table:table-cell></table:table-row><table:table-row><table:table-cell table:style-name="Table43.A2" office:value-type="string"><text:p text:style-name="P22">Slowly absorbs light, then releases it in a powerful beam.</text:p><text:p text:style-name="P22"/><text:p text:style-name="P16">Recharge 5 <text:span text:style-name="T2">♦</text:span><text:span text:style-name="T4"> Grass, Energy</text:span></text:p><text:p text:style-name="P16"><text:span text:style-name="T4">Standard Action x2 <text:s text:c="12"/>Ranged 20</text:span><text:span text:style-name="T10"><text:line-break/></text:span><text:span text:style-name="T4">Target:</text:span><text:span text:style-name="T10"> One Pokémon<text:line-break/></text:span><text:span text:style-name="T4">Attack: </text:span><text:span text:style-name="T10">Int vs. Ref<text:line-break/></text:span><text:span text:style-name="T4">Hit: </text:span><text:span text:style-name="T10">d12 + 2 x Int Grass damage<text:line-break/></text:span><text:span text:style-name="T4">Miss: </text:span><text:span text:style-name="T10">Half damage<text:line-break/></text:span><text:span text:style-name="T4">Special: </text:span><text:span text:style-name="T10">If sun is visible, roll twice the normal number of dice for this attack. <text:s/>Initiating this attack ends your turn. The attack occurs on the standard action at the beginning of your next turn. If in Intense Sunlight, attack occurs immediately.</text:span></text:p></table:table-cell></table:table-row></table:table><text:p text:style-name="P4"/></draw:text-box></draw:frame></text:p>
      <text:p text:style-name="P40"><text:soft-page-break/><draw:frame draw:style-name="fr1" draw:name="Frame213" text:anchor-type="as-char" svg:y="-0.0236in" svg:width="2.4165in" draw:z-index="216"><draw:text-box fo:min-height="3.0256in"><table:table table:name="Table215" table:style-name="Table215"><table:table-column table:style-name="Table215.A"/><table:table-row><table:table-cell table:style-name="Table215.A1" office:value-type="string"><text:p text:style-name="P35">Splash <text:s text:c="26"/><text:span text:style-name="T1">Power</text:span></text:p></table:table-cell></table:table-row><table:table-row><table:table-cell table:style-name="Table215.A2" office:value-type="string"><text:p text:style-name="P20">The user just flops and splashes around, getting those around it wet.</text:p><text:p text:style-name="P20"/><text:p text:style-name="P16">Recharge 3 <text:span text:style-name="T2">♦</text:span><text:span text:style-name="T4"> Normal, Status</text:span></text:p><text:p text:style-name="P19">Minor Action <text:s text:c="17"/>Close Burst 3</text:p><text:p text:style-name="P13"><text:span text:style-name="T27">Target: </text:span>All Pokémon In Burst</text:p><text:p text:style-name="P16"><text:span text:style-name="T4">Effect:</text:span><text:span text:style-name="T10"> </text:span><text:span text:style-name="T11">All Pokémon in burst are dampened by the splash, taking +2 damage from electric attacks.</text:span></text:p></table:table-cell></table:table-row></table:table><text:p text:style-name="P4"/></draw:text-box></draw:frame></text:p>
      <text:p text:style-name="P11"><draw:frame draw:style-name="fr1" draw:name="Frame172" text:anchor-type="as-char" svg:y="-0.1173in" svg:width="2.4165in" draw:z-index="87"><draw:text-box fo:min-height="3.0256in"><table:table table:name="Table174" table:style-name="Table174"><table:table-column table:style-name="Table174.A"/><table:table-row><table:table-cell table:style-name="Table174.A1" office:value-type="string"><text:p text:style-name="P35">Steel Wing <text:s text:c="20"/><text:span text:style-name="T1">Power</text:span></text:p></table:table-cell></table:table-row><table:table-row><table:table-cell table:style-name="Table174.A2" office:value-type="string"><text:p text:style-name="P20">The target is hit with wings of steel. The hard wings may also help defend the user from the next attack.</text:p><text:p text:style-name="P20"/><text:p text:style-name="P16">Recharge 4 <text:span text:style-name="T2">♦</text:span><text:span text:style-name="T4"> Stee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27">Hit:</text:span> d8 + Str Steel damage. Roll a 1d10. On a 10, increase AC and Fort by +2 until the end of your next turn.</text:p><text:p text:style-name="P13"/><text:p text:style-name="P19"><text:span text:style-name="T13">Increase bonus to +3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11"><draw:frame draw:style-name="fr1" draw:name="Frame149" text:anchor-type="as-char" svg:y="-0.1173in" svg:width="2.4165in" draw:z-index="88"><draw:text-box fo:min-height="3.0256in"><table:table table:name="Table151" table:style-name="Table151"><table:table-column table:style-name="Table151.A"/><table:table-row><table:table-cell table:style-name="Table151.A1" office:value-type="string"><text:p text:style-name="P35">Stored Power <text:s text:c="15"/><text:span text:style-name="T1">Power</text:span></text:p></table:table-cell></table:table-row><table:table-row><table:table-cell table:style-name="Table151.A2" office:value-type="string"><text:p text:style-name="P20">The user attacks the target with stored power. The more the user's stats are raised, the greater the damage.</text:p><text:p text:style-name="P20"/><text:p text:style-name="P16">Recharge 5 <text:span text:style-name="T2">♦</text:span><text:span text:style-name="T4"> Psychic, Energy</text:span></text:p><text:p text:style-name="P19">Standard <text:s text:c="24"/>Close Burst 3</text:p><text:p text:style-name="P16"><text:span text:style-name="T4">Target:</text:span><text:span text:style-name="T10"> One Pokémon In Burst</text:span></text:p><text:p text:style-name="P16"><text:span text:style-name="T4">Attack:</text:span><text:span text:style-name="T10"> Int vs. Fort</text:span></text:p><text:p text:style-name="P16"><text:span text:style-name="T5">Hit:</text:span><text:span text:style-name="T11"> d4 + Int Fort damage. Take your highest active bonus granted from a power and increase the die type by that number. For example, a +2 bonus would yield d8 damage. Cannot exceed d12.</text:span></text:p></table:table-cell></table:table-row></table:table><text:p text:style-name="P4"/></draw:text-box></draw:frame></text:p>
      <text:p text:style-name="P23"><draw:frame draw:style-name="fr1" draw:name="Frame178" text:anchor-type="as-char" svg:y="-0.0236in" svg:width="2.4165in" draw:z-index="89"><draw:text-box fo:min-height="3.0256in"><table:table table:name="Table180" table:style-name="Table180"><table:table-column table:style-name="Table180.A"/><table:table-row><table:table-cell table:style-name="Table180.A1" office:value-type="string"><text:p text:style-name="P35">String Shot <text:s text:c="19"/><text:span text:style-name="T1">Power</text:span></text:p></table:table-cell></table:table-row><table:table-row><table:table-cell table:style-name="Table180.A2" office:value-type="string"><text:p text:style-name="P20">The targets are bound with silk blown from the user's mouth. </text:p><text:p text:style-name="P20"/><text:p text:style-name="P16"><text:span text:style-name="T4">Recharge 3 </text:span><text:span text:style-name="T2">♦</text:span><text:span text:style-name="T4"> Bug, Status</text:span></text:p><text:p text:style-name="P19">Minor Action <text:s text:c="17"/>Close Burst 3</text:p><text:p text:style-name="P13"><text:span text:style-name="T27">Target: </text:span>One Pokémon In Burst</text:p><text:p text:style-name="P16"><text:span text:style-name="T4">Attack:</text:span><text:span text:style-name="T10"> Dex vs. Ref</text:span></text:p><text:p text:style-name="P13"><text:span text:style-name="T27">Hit:</text:span> Target is Slowed until the end of your next turn.</text:p></table:table-cell></table:table-row></table:table><text:p text:style-name="P4"/></draw:text-box></draw:frame></text:p>
      <text:p text:style-name="P40"><draw:frame draw:style-name="fr1" draw:name="Frame59" text:anchor-type="as-char" svg:y="-0.0236in" svg:width="2.4165in" draw:z-index="90"><draw:text-box fo:min-height="3.0256in"><table:table table:name="Table86" table:style-name="Table86"><table:table-column table:style-name="Table86.A"/><table:table-row><table:table-cell table:style-name="Table86.A1" office:value-type="string"><text:p text:style-name="P35">Stun Spore <text:s text:c="19"/><text:span text:style-name="T1">Power</text:span></text:p></table:table-cell></table:table-row><table:table-row><table:table-cell table:style-name="Table86.A2" office:value-type="string"><text:p text:style-name="P20">Scatters a cloud of paralyzing powder.</text:p><text:p text:style-name="P20"/><text:p text:style-name="P16">Recharge 3 <text:span text:style-name="T2">♦</text:span><text:span text:style-name="T4"> Grass, Status</text:span></text:p><text:p text:style-name="P19">Standard Action <text:s text:c="12"/>Close Burst 2</text:p><text:p text:style-name="P16"><text:span text:style-name="T4">Target:</text:span><text:span text:style-name="T10"> Each Pokémon In Burst</text:span></text:p><text:p text:style-name="P16"><text:span text:style-name="T4">Attack:</text:span><text:span text:style-name="T10"> Int vs. Fort</text:span></text:p><text:p text:style-name="P13"><text:span text:style-name="T27">Hit:</text:span> Target is Paralyzed, save ends.</text:p></table:table-cell></table:table-row></table:table><text:p text:style-name="P4"/></draw:text-box></draw:frame></text:p>
      <text:p text:style-name="P23"><draw:frame draw:style-name="fr1" draw:name="Frame42" text:anchor-type="as-char" svg:y="-0.0236in" svg:width="2.4165in" draw:z-index="91"><draw:text-box fo:min-height="3.0256in"><table:table table:name="Table61" table:style-name="Table61"><table:table-column table:style-name="Table61.A"/><table:table-row><table:table-cell table:style-name="Table61.A1" office:value-type="string"><text:p text:style-name="P35">Submission <text:s text:c="18"/><text:span text:style-name="T1">Power</text:span></text:p></table:table-cell></table:table-row><table:table-row><table:table-cell table:style-name="Table61.A2" office:value-type="string"><text:p text:style-name="P20">The user grabs the target and recklessly dives for the ground. It also hurts the user slightly.</text:p><text:p text:style-name="P20"/><text:p text:style-name="P16">Recharge 4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27">Hit:</text:span> d10 + Str Fighting damage. You may take your Strength modifier in damage to deal an extra 1d10 Fighting damage.</text:p></table:table-cell></table:table-row></table:table><text:p text:style-name="P4"/></draw:text-box></draw:frame></text:p>
      <text:p text:style-name="P23"><draw:frame draw:style-name="fr1" draw:name="Frame195" text:anchor-type="as-char" svg:y="-0.0236in" svg:width="2.4165in" draw:z-index="217"><draw:text-box fo:min-height="3.0256in"><table:table table:name="Table197" table:style-name="Table197"><table:table-column table:style-name="Table197.A"/><table:table-row><table:table-cell table:style-name="Table197.A1" office:value-type="string"><text:p text:style-name="P35">Sucker Punch <text:s text:c="14"/><text:span text:style-name="T1">Power</text:span></text:p></table:table-cell></table:table-row><table:table-row><table:table-cell table:style-name="Table197.A2" office:value-type="string"><text:p text:style-name="P10">The user delivers a brutal punch just as the enemy is readying an attack.</text:p><text:p text:style-name="P10"/><text:p text:style-name="P16">Recharge 6 <text:span text:style-name="T2">♦</text:span><text:span text:style-name="T4"> Dark, Physical</text:span></text:p><text:p text:style-name="P19">Immediate Interrupt <text:s text:c="19"/>Melee</text:p><text:p text:style-name="P16"><text:span text:style-name="T4">Trigger:</text:span><text:span text:style-name="T10"> You are targeted by an attack<text:line-break/></text:span><text:span text:style-name="T4">Target:</text:span><text:span text:style-name="T10"> The triggering Pokémon<text:line-break/></text:span><text:span text:style-name="T4">Attack:</text:span><text:span text:style-name="T10"> Str vs. AC<text:line-break/></text:span><text:span text:style-name="T4">Hit: </text:span><text:span text:style-name="T10">d10 + Str Dark damage.</text:span></text:p></table:table-cell></table:table-row></table:table><text:p text:style-name="P4"/></draw:text-box></draw:frame></text:p>
      <text:p text:style-name="P23"><draw:frame draw:style-name="fr1" draw:name="Frame176" text:anchor-type="as-char" svg:y="-0.0236in" svg:width="2.4165in" draw:z-index="92"><draw:text-box fo:min-height="3.0256in"><table:table table:name="Table178" table:style-name="Table178"><table:table-column table:style-name="Table178.A"/><table:table-row><table:table-cell table:style-name="Table178.A1" office:value-type="string"><text:p text:style-name="P35">Sunny Day <text:s text:c="19"/><text:span text:style-name="T1">Power</text:span></text:p></table:table-cell></table:table-row><table:table-row><table:table-cell table:style-name="Table178.A2" office:value-type="string"><text:p text:style-name="P20">The user intensifies the sun, powering up fire-type moves.</text:p><text:p text:style-name="P20"/><text:p text:style-name="P16">Recharge 6 <text:span text:style-name="T2">♦</text:span><text:span text:style-name="T4"> Fire, Status</text:span></text:p><text:p text:style-name="P19">Minor Action <text:s text:c="25"/>Personal</text:p><text:p text:style-name="P16"><text:span text:style-name="T4">Target:</text:span><text:span text:style-name="T10"> Personal</text:span></text:p><text:p text:style-name="P16"><text:span text:style-name="T4">Effect:</text:span><text:span text:style-name="T10"> Causes the weather to change to Intense Sunlight until the end of your next turn.</text:span></text:p><text:p text:style-name="P16"><text:span text:style-name="T4">Sustain Minor:</text:span><text:span text:style-name="T10"> Extends the Intense Sunlight until the end of your next turn.</text:span></text:p></table:table-cell></table:table-row></table:table><text:p text:style-name="P4"/></draw:text-box></draw:frame></text:p>
      <text:p text:style-name="P23"><draw:frame draw:style-name="fr1" draw:name="Frame197" text:anchor-type="as-char" svg:y="-0.0236in" svg:width="2.4165in" draw:z-index="218"><draw:text-box fo:min-height="3.0256in"><table:table table:name="Table199" table:style-name="Table199"><table:table-column table:style-name="Table199.A"/><table:table-row><table:table-cell table:style-name="Table199.A1" office:value-type="string"><text:p text:style-name="P35">Super Fang <text:s text:c="18"/><text:span text:style-name="T1">Power</text:span></text:p></table:table-cell></table:table-row><table:table-row><table:table-cell table:style-name="Table199.A2" office:value-type="string"><text:p text:style-name="P10">The user chomps hard on the target with its sharp front fangs.</text:p><text:p text:style-name="P10"/><text:p text:style-name="P16">Recharge 5 <text:span text:style-name="T2">♦</text:span><text:span text:style-name="T4">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text:span><text:span text:style-name="T10"> If target is not bloodied, d12 + Str Normal damage, else d6 + Str Normal damage.</text:span></text:p></table:table-cell></table:table-row></table:table><text:p text:style-name="P4"/></draw:text-box></draw:frame></text:p>
      <text:p text:style-name="P23"><text:soft-page-break/><draw:frame draw:style-name="fr1" draw:name="Frame224" text:anchor-type="as-char" svg:y="-0.0236in" svg:width="2.4165in" draw:z-index="223"><draw:text-box fo:min-height="3.0256in"><table:table table:name="Table226" table:style-name="Table226"><table:table-column table:style-name="Table226.A"/><table:table-row><table:table-cell table:style-name="Table226.A1" office:value-type="string"><text:p text:style-name="P35">Supersonic <text:s text:c="18"/><text:span text:style-name="T1">Power</text:span></text:p></table:table-cell></table:table-row><table:table-row><table:table-cell table:style-name="Table226.A2" office:value-type="string"><text:p text:style-name="P20">The user emits a bizarre sound wave from it's body, confusing the target.</text:p><text:p text:style-name="P20"/><text:p text:style-name="P16">Recharge 4 <text:span text:style-name="T2">♦</text:span><text:span text:style-name="T4"> Normal, Status</text:span></text:p><text:p text:style-name="P19">Minor Action <text:s text:c="17"/>Close Burst 3</text:p><text:p text:style-name="P13"><text:span text:style-name="T27">Target: </text:span>One Pokémon In Burst</text:p><text:p text:style-name="P16"><text:span text:style-name="T4">Attack:</text:span><text:span text:style-name="T10"> Int vs. Will</text:span></text:p><text:p text:style-name="P16"><text:span text:style-name="T6">Hit:</text:span><text:span text:style-name="T11"> The target is Asleep.</text:span></text:p></table:table-cell></table:table-row></table:table><text:p text:style-name="P4"/></draw:text-box></draw:frame></text:p>
      <text:p text:style-name="P23"><draw:frame draw:style-name="fr1" draw:name="Frame206" text:anchor-type="as-char" svg:y="-0.0236in" svg:width="2.4165in" draw:z-index="219"><draw:text-box fo:min-height="3.0256in"><table:table table:name="Table208" table:style-name="Table208"><table:table-column table:style-name="Table208.A"/><table:table-row><table:table-cell table:style-name="Table208.A1" office:value-type="string"><text:p text:style-name="P35">Swagger <text:s text:c="23"/><text:span text:style-name="T1">Power</text:span></text:p></table:table-cell></table:table-row><table:table-row><table:table-cell table:style-name="Table208.A2" office:value-type="string"><text:p text:style-name="P20">The user enrages the foe into confusion. However, it also sharply raises the foe's Attack stat.</text:p><text:p text:style-name="P20"/><text:p text:style-name="P16">Recharge 3 <text:span text:style-name="T2">♦</text:span><text:span text:style-name="T4"> Normal, Status</text:span></text:p><text:p text:style-name="P19">Minor Action <text:s text:c="17"/>Close Burst 3</text:p><text:p text:style-name="P13"><text:span text:style-name="T27">Target: </text:span>One Pokémon In Burst</text:p><text:p text:style-name="P16"><text:span text:style-name="T4">Attack:</text:span><text:span text:style-name="T10"> Char vs. Will</text:span></text:p><text:p text:style-name="P13"><text:span text:style-name="T29">Hit:</text:span><text:span text:style-name="T33"> Opponent gains a +4 bonus to Physical damage dealt until the end of your next turn, but is also confused.</text:span></text:p><text:p text:style-name="P13"/><text:p text:style-name="P19"><text:span text:style-name="T16">Increase bonus to +8 at 11</text:span><text:span text:style-name="T22">th</text:span><text:span text:style-name="T16"> level, and +12 at 21</text:span><text:span text:style-name="T22">st</text:span><text:span text:style-name="T16"> <text:s/>level.</text:span></text:p></table:table-cell></table:table-row></table:table><text:p text:style-name="P4"/></draw:text-box></draw:frame></text:p>
      <text:p text:style-name="P23"><draw:frame draw:style-name="fr1" draw:name="Frame93" text:anchor-type="as-char" svg:y="-0.0236in" svg:width="2.4165in" draw:z-index="93"><draw:text-box fo:min-height="3.0256in"><table:table table:name="Table3" table:style-name="Table3"><table:table-column table:style-name="Table3.A"/><table:table-row><table:table-cell table:style-name="Table3.A1" office:value-type="string"><text:p text:style-name="P35">Sweet Kiss <text:s text:c="13"/><text:span text:style-name="T1">Power</text:span></text:p></table:table-cell></table:table-row><table:table-row><table:table-cell table:style-name="Table3.A2" office:value-type="string"><text:p text:style-name="P20">The user kisses the target with a sweet, angelic cuteness that causes confusion.</text:p><text:p text:style-name="P20"/><text:p text:style-name="P16">Recharge 5 <text:span text:style-name="T2">♦</text:span><text:span text:style-name="T4"> Normal, Status</text:span></text:p><text:p text:style-name="P19">Standard Action <text:s text:c="25"/>Melee</text:p><text:p text:style-name="P16"><text:span text:style-name="T4">Target:</text:span><text:span text:style-name="T10"> One Pokémon</text:span></text:p><text:p text:style-name="P16"><text:span text:style-name="T4">Attack:</text:span><text:span text:style-name="T10"> Cha vs. Will</text:span></text:p><text:p text:style-name="P16"><text:span text:style-name="T5">Hit:</text:span><text:span text:style-name="T11"> The target is Confused, save ends.</text:span></text:p></table:table-cell></table:table-row></table:table><text:p text:style-name="P4"/></draw:text-box></draw:frame></text:p>
      <text:p text:style-name="P40"><draw:frame draw:style-name="fr1" draw:name="Frame36" text:anchor-type="as-char" svg:y="-0.0236in" svg:width="2.4165in" draw:z-index="94"><draw:text-box fo:min-height="3.0256in"><table:table table:name="Table34" table:style-name="Table34"><table:table-column table:style-name="Table34.A"/><table:table-row><table:table-cell table:style-name="Table34.A1" office:value-type="string"><text:p text:style-name="P35">Sweet Scent <text:s text:c="17"/><text:span text:style-name="T1">Power</text:span></text:p></table:table-cell></table:table-row><table:table-row><table:table-cell table:style-name="Table34.A2" office:value-type="string"><text:p text:style-name="P22">Allures the foe to reduce evasiveness.</text:p><text:p text:style-name="P22"/><text:p text:style-name="P16">Recharge 4 <text:span text:style-name="T2">♦</text:span><text:span text:style-name="T4"> Grass, Status</text:span></text:p><text:p text:style-name="P19">Minor Action <text:s text:c="17"/>Close Burst 1</text:p><text:p text:style-name="P16"><text:span text:style-name="T4">Target:</text:span><text:span text:style-name="T10"> Each Pokémon In Burst</text:span></text:p><text:p text:style-name="P16"><text:span text:style-name="T4">Attack:</text:span><text:span text:style-name="T10"> Char vs. Will</text:span></text:p><text:p text:style-name="P13"><text:span text:style-name="T27">Hit:</text:span> Target takes a -2 penalty to all defenses until end of your next turn.</text:p><text:p text:style-name="P13"/><text:p text:style-name="P13">Increase penalty to -3 at 11<text:span text:style-name="T19">th</text:span> level and -4 at 21<text:span text:style-name="T19">st</text:span> level.</text:p></table:table-cell></table:table-row></table:table><text:p text:style-name="P4"/></draw:text-box></draw:frame></text:p>
      <text:p text:style-name="P40"><draw:frame draw:style-name="fr1" draw:name="Frame38" text:anchor-type="as-char" svg:y="-0.0236in" svg:width="2.4165in" draw:z-index="95"><draw:text-box fo:min-height="3.0256in"><table:table table:name="Table36" table:style-name="Table36"><table:table-column table:style-name="Table36.A"/><table:table-row><table:table-cell table:style-name="Table36.A1" office:value-type="string"><text:p text:style-name="P35">Synthesis <text:s text:c="21"/><text:span text:style-name="T1">Power</text:span></text:p></table:table-cell></table:table-row><table:table-row><table:table-cell table:style-name="Table36.A2" office:value-type="string"><text:p text:style-name="P20">Take in energy from the sun to regain health.</text:p><text:p text:style-name="P20"/><text:p text:style-name="P16">Recharge 6 <text:span text:style-name="T2">♦</text:span><text:span text:style-name="T4"> Grass, Status</text:span></text:p><text:p text:style-name="P19">Standard Action <text:s text:c="20"/>Personal</text:p><text:p text:style-name="P13"><text:span text:style-name="T27">Effect:</text:span> Spend a healing surge and gain additional HP equal to 2 x Int bonus if it is in Intense Sunlight, 1 x Int bonus if the sun is visible, and none if sun cannot be seen (nightime, underground).</text:p></table:table-cell></table:table-row></table:table><text:p text:style-name="P4"/></draw:text-box></draw:frame></text:p>
      <text:p text:style-name="P40"><draw:frame draw:style-name="fr1" draw:name="Frame26" text:anchor-type="as-char" svg:y="-0.0236in" svg:width="2.4165in" draw:z-index="96"><draw:text-box fo:min-height="3.0256in"><table:table table:name="Table26" table:style-name="Table26"><table:table-column table:style-name="Table26.A"/><table:table-row><table:table-cell table:style-name="Table26.A1" office:value-type="string"><text:p text:style-name="P35">Tail Whip <text:s text:c="22"/><text:span text:style-name="T1">Power</text:span></text:p></table:table-cell></table:table-row><table:table-row><table:table-cell table:style-name="Table26.A2" office:value-type="string"><text:p text:style-name="P20">The Pokemon wags its tail cutely, making opposing Pokémon less wary.</text:p><text:p text:style-name="P20"/><text:p text:style-name="P16">Recharge 3 <text:span text:style-name="T2">♦</text:span><text:span text:style-name="T4"> Normal, Status</text:span></text:p><text:p text:style-name="P19">Minor Action <text:s text:c="17"/>Close Burst 3</text:p><text:p text:style-name="P13"><text:span text:style-name="T27">Target: </text:span>One Pokémon In Burst</text:p><text:p text:style-name="P16"><text:span text:style-name="T4">Attack:</text:span><text:span text:style-name="T10"> Char vs. Will</text:span></text:p><text:p text:style-name="P13"><text:span text:style-name="T27">Hit: </text:span>Target gains vulnerability to <text:s/>damage from Physical equal to your level until end of your next turn.</text:p></table:table-cell></table:table-row></table:table><text:p text:style-name="P4"/></draw:text-box></draw:frame></text:p>
      <text:p text:style-name="P11"><draw:frame draw:style-name="fr1" draw:name="Frame162" text:anchor-type="as-char" svg:y="-0.1173in" svg:width="2.4165in" draw:z-index="97"><draw:text-box fo:min-height="3.0256in"><table:table table:name="Table164" table:style-name="Table164"><table:table-column table:style-name="Table164.A"/><table:table-row><table:table-cell table:style-name="Table164.A1" office:value-type="string"><text:p text:style-name="P35">Tailwind <text:s text:c="24"/><text:span text:style-name="T1">Power</text:span></text:p></table:table-cell></table:table-row><table:table-row><table:table-cell table:style-name="Table164.A2" office:value-type="string"><text:p text:style-name="P21">The user whips up a turbulent whirlwind that increases Speed.</text:p><text:p text:style-name="P20"/><text:p text:style-name="P16">Recharge 3 <text:span text:style-name="T2">♦</text:span><text:span text:style-name="T4"> Flying, Status</text:span></text:p><text:p text:style-name="P19">Minor Action <text:s text:c="17"/>Close Burst 3</text:p><text:p text:style-name="P16"><text:span text:style-name="T4">Effect:</text:span><text:span text:style-name="T10"> You create a burst of wind. Pokémons within the burst <text:s/>gain a +2 to Speed. The burst lasts until the end of your next turn.</text:span></text:p><text:p text:style-name="P19">Sustain Minor: <text:span text:style-name="T13">The burst persists.</text:span></text:p><text:p text:style-name="P13"/><text:p text:style-name="P19"><text:span text:style-name="T13">Increase bonus to +3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40"><draw:frame draw:style-name="fr1" draw:name="Frame43" text:anchor-type="as-char" svg:y="-0.0236in" svg:width="2.4165in" draw:z-index="98"><draw:text-box fo:min-height="3.0256in"><table:table table:name="Table42" table:style-name="Table42"><table:table-column table:style-name="Table42.A"/><table:table-row><table:table-cell table:style-name="Table42.A1" office:value-type="string"><text:p text:style-name="P35">Take Down <text:s text:c="19"/><text:span text:style-name="T1">Power</text:span></text:p></table:table-cell></table:table-row><table:table-row><table:table-cell table:style-name="Table42.A2" office:value-type="string"><text:p text:style-name="P42">A reckless, full-body charge attack for slamming into the target. It also damages the user a little. </text:p><text:p text:style-name="P44"/><text:p text:style-name="P16">Recharge 4 <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27">Hit:</text:span> d10 + Str Normal damage. You may take your Strength modifier in damage to deal an extra 1d10 Normal damage.</text:p><text:p text:style-name="P19">Special: <text:span text:style-name="T14">You may use this attack as part of a charge.</text:span></text:p></table:table-cell></table:table-row></table:table><text:p text:style-name="P4"/></draw:text-box></draw:frame></text:p>
      <text:p text:style-name="P23"><draw:frame draw:style-name="fr1" draw:name="Frame131" text:anchor-type="as-char" svg:y="-0.0236in" svg:width="2.4165in" draw:z-index="99"><draw:text-box fo:min-height="3.0256in"><table:table table:name="Table133" table:style-name="Table133"><table:table-column table:style-name="Table133.A"/><table:table-row><table:table-cell table:style-name="Table133.A1" office:value-type="string"><text:p text:style-name="P35">Telekinesis <text:s text:c="19"/><text:span text:style-name="T1">Power</text:span></text:p></table:table-cell></table:table-row><table:table-row><table:table-cell table:style-name="Table133.A2" office:value-type="string"><text:p text:style-name="P27">The user makes the target float with its psychic power. The target is easier to hit.</text:p><text:p text:style-name="P27"/><text:p text:style-name="P29">Recharge 5 <text:span text:style-name="T2">♦</text:span><text:span text:style-name="T4"> Psychic, Status</text:span></text:p><text:p text:style-name="P29"><text:span text:style-name="T4">Minor Action <text:s text:c="6"/></text:span><text:span text:style-name="T10"><text:s text:c="11"/></text:span><text:span text:style-name="T4">Close Burst 3</text:span><text:span text:style-name="T10"><text:line-break/></text:span><text:span text:style-name="T4">Target:</text:span><text:span text:style-name="T10"> One Pokémon In Burst<text:line-break/></text:span><text:span text:style-name="T4">Attack: </text:span><text:span text:style-name="T10">Int vs. Will<text:line-break/></text:span><text:span text:style-name="T4">Hit: </text:span><text:span text:style-name="T10">The target is raised into the air, taking a -2 penalty to all defenses until end of your next turn. The target becomes immune to ground attacks while floating.</text:span></text:p><text:p text:style-name="P29"><text:span text:style-name="T4">Special:</text:span><text:span text:style-name="T10"> This move cannot be used while Gravity or Ingrain is in effect, or if the target is holding an Iron Ball. It is canceled if the target is hit by Smack Down.</text:span></text:p><text:p text:style-name="P32"/><text:p text:style-name="P32">Increase penalty to -3 at 11<text:span text:style-name="T19">th</text:span> level and -4 at 21<text:span text:style-name="T19">st</text:span> level.</text:p></table:table-cell></table:table-row></table:table><text:p text:style-name="P4"/></draw:text-box></draw:frame></text:p>
      <text:p text:style-name="P40"><text:soft-page-break/><draw:frame draw:style-name="fr1" draw:name="Frame30" text:anchor-type="as-char" svg:y="-0.0236in" svg:width="2.4165in" draw:z-index="100"><draw:text-box fo:min-height="3.0256in"><table:table table:name="Table30" table:style-name="Table30"><table:table-column table:style-name="Table30.A"/><table:table-row><table:table-cell table:style-name="Table30.A1" office:value-type="string"><text:p text:style-name="P35">Teleport <text:s text:c="24"/><text:span text:style-name="T1">Power</text:span></text:p></table:table-cell></table:table-row><table:table-row><table:table-cell table:style-name="Table30.A2" office:value-type="string"><text:p text:style-name="P20">The Pokemon disappears suddenly, reappearing somewhere else.</text:p><text:p text:style-name="P20"/><text:p text:style-name="P16">Recharge 4 <text:span text:style-name="T2">♦</text:span><text:span text:style-name="T4"> Psychic, Status</text:span></text:p><text:p text:style-name="P19">Move Action <text:s text:c="26"/>Personal</text:p><text:p text:style-name="P16"><text:span text:style-name="T4">Target:</text:span><text:span text:style-name="T10"> Self</text:span></text:p><text:p text:style-name="P13"><text:span text:style-name="T27">Effect: </text:span>Teleport up to your move speed to any unoccupied square, or instantly switch to another <text:span text:style-name="T33">Pokémon in the trainer's roster. This move bypasses the Trapped effect.</text:span></text:p><text:p text:style-name="P19"><text:span text:style-name="T33">Special:</text:span><text:span text:style-name="T16"> This can be used out of combat to teleport the Pokémon and the trainer to the last Pokémon Center visited.</text:span></text:p></table:table-cell></table:table-row></table:table><text:p text:style-name="P4"/></draw:text-box></draw:frame></text:p>
      <text:p text:style-name="P40"><draw:frame draw:style-name="fr1" draw:name="Frame64" text:anchor-type="as-char" svg:y="-0.0236in" svg:width="2.4165in" draw:z-index="101"><draw:text-box fo:min-height="3.0256in"><table:table table:name="Table90" table:style-name="Table90"><table:table-column table:style-name="Table90.A"/><table:table-row><table:table-cell table:style-name="Table90.A1" office:value-type="string"><text:p text:style-name="P35">Tickle <text:s text:c="28"/><text:span text:style-name="T1">Power</text:span></text:p></table:table-cell></table:table-row><table:table-row><table:table-cell table:style-name="Table90.A2" office:value-type="string"><text:p text:style-name="P22">The user tickles the target into laughing.</text:p><text:p text:style-name="P22"/><text:p text:style-name="P16">Recharge 4 <text:span text:style-name="T2">♦</text:span><text:span text:style-name="T4"> Normal, Status</text:span></text:p><text:p text:style-name="P19">Minor Action <text:s text:c="31"/>Melee</text:p><text:p text:style-name="P16"><text:span text:style-name="T4">Target:</text:span><text:span text:style-name="T10"> One Pokémon</text:span></text:p><text:p text:style-name="P16"><text:span text:style-name="T4">Attack:</text:span><text:span text:style-name="T10"> Char vs. Will</text:span></text:p><text:p text:style-name="P13"><text:span text:style-name="T27">Hit:</text:span> Target takes a -2 penalty to AC and Ref and to Physical attacks until end of your next turn.</text:p><text:p text:style-name="P13"/><text:p text:style-name="P13">Increase penalty to -3 at 11<text:span text:style-name="T19">th</text:span> level and -4 at 21<text:span text:style-name="T19">st</text:span> level.</text:p></table:table-cell></table:table-row></table:table><text:p text:style-name="P4"/></draw:text-box></draw:frame></text:p>
      <text:p text:style-name="P40"><draw:frame draw:style-name="fr1" draw:name="Frame207" text:anchor-type="as-char" svg:y="-0.0236in" svg:width="2.4165in" draw:z-index="220"><draw:text-box fo:min-height="3.0256in"><table:table table:name="Table209" table:style-name="Table209"><table:table-column table:style-name="Table209.A"/><table:table-row><table:table-cell table:style-name="Table209.A1" office:value-type="string"><text:p text:style-name="P35">Thrash <text:s text:c="26"/><text:span text:style-name="T1">Power</text:span></text:p></table:table-cell></table:table-row><table:table-row><table:table-cell table:style-name="Table209.A2" office:value-type="string"><text:p text:style-name="P20">The user rampages and attacks for two to three turns. It then becomes confused, however.</text:p><text:p text:style-name="P20"/><text:p text:style-name="P16"><text:span text:style-name="T4">Recharge 4 </text:span><text:span text:style-name="T2">♦</text:span><text:span text:style-name="T4"> Normal,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d10 +Str Normal damage.</text:span></text:p><text:p text:style-name="P16"><text:span text:style-name="T6">Special: </text:span><text:span text:style-name="T11">Next turn during upkeep, roll a d6. On a 1-4, immediately use this attack again. Continue each turn until a 5 or 6 is rolled. The effect ends, but the user then becomes confused.</text:span></text:p></table:table-cell></table:table-row></table:table><text:p text:style-name="P4"/></draw:text-box></draw:frame></text:p>
      <text:p text:style-name="P23"><draw:frame draw:style-name="fr1" draw:name="Frame104" text:anchor-type="as-char" svg:y="-0.0236in" svg:width="2.4165in" draw:z-index="102"><draw:text-box fo:min-height="3.0256in"><table:table table:name="Table72" table:style-name="Table72"><table:table-column table:style-name="Table72.A"/><table:table-row><table:table-cell table:style-name="Table72.A1" office:value-type="string"><text:p text:style-name="P35">Thunder <text:s text:c="24"/><text:span text:style-name="T1">Power</text:span></text:p></table:table-cell></table:table-row><table:table-row><table:table-cell table:style-name="Table72.A2" office:value-type="string"><text:p text:style-name="P27">A wicked thunderbolt is dropped on the target to inflict damage and paralysis.</text:p><text:p text:style-name="P27"/><text:p text:style-name="P29">Recharge 5 <text:span text:style-name="T2">♦</text:span><text:span text:style-name="T4"> Electric, Energy</text:span></text:p><text:p text:style-name="P31">Standard Action <text:s text:c="19"/>Ranged 5</text:p><text:p text:style-name="P29"><text:span text:style-name="T4">Target:</text:span><text:span text:style-name="T10"> One Pokémon</text:span></text:p><text:p text:style-name="P29"><text:span text:style-name="T4">Attack:</text:span><text:span text:style-name="T10"> Int vs. Ref</text:span></text:p><text:p text:style-name="P29"><text:span text:style-name="T5">Hit:</text:span><text:span text:style-name="T11"> d12 + Int Electric damage, and make a secondary attack at +2.</text:span></text:p><text:p text:style-name="P48"><text:span text:style-name="T4">Secondary Target:</text:span><text:span text:style-name="T10"> Same</text:span></text:p><text:p text:style-name="P48"><text:span text:style-name="T4">Secondary Attack:</text:span><text:span text:style-name="T10"> Int vs. Fort</text:span></text:p><text:p text:style-name="P48"><text:span text:style-name="T4">Hit: </text:span><text:span text:style-name="T10">Target is Paralyzed, save ends.</text:span></text:p><text:p text:style-name="P29"><text:span text:style-name="T6">Special:</text:span><text:span text:style-name="T11"> If used during Heavy Rain, gain a +2 to hit. If used during Intense Sunlight, gain a -2 to hit. This power can hit foes using Fly and Bounce.</text:span></text:p><text:p text:style-name="P32"/><text:p text:style-name="P31"><text:span text:style-name="T16">Increase to hit modifier to +/-3 at 11</text:span><text:span text:style-name="T22">th</text:span><text:span text:style-name="T16"> level, and +/-4 at 21</text:span><text:span text:style-name="T22">st</text:span><text:span text:style-name="T16"> <text:s/>level.</text:span></text:p></table:table-cell></table:table-row></table:table><text:p text:style-name="P6"/></draw:text-box></draw:frame></text:p>
      <text:p text:style-name="P23"><draw:frame draw:style-name="fr1" draw:name="Frame92" text:anchor-type="as-char" svg:y="-0.0236in" svg:width="2.4165in" draw:z-index="103"><draw:text-box fo:min-height="3.0256in"><table:table table:name="Table2" table:style-name="Table2"><table:table-column table:style-name="Table2.A"/><table:table-row><table:table-cell table:style-name="Table2.A1" office:value-type="string"><text:p text:style-name="P35">Thunder Wave <text:s text:c="13"/><text:span text:style-name="T1">Power</text:span></text:p></table:table-cell></table:table-row><table:table-row><table:table-cell table:style-name="Table2.A2" office:value-type="string"><text:p text:style-name="P20">A weak jolt of electricity that paralyzes the foe.</text:p><text:p text:style-name="P20"/><text:p text:style-name="P16">Recharge 4 <text:span text:style-name="T2">♦</text:span><text:span text:style-name="T4"> Electric, Status</text:span></text:p><text:p text:style-name="P19">Standard Action <text:s text:c="12"/>Close Burst 3</text:p><text:p text:style-name="P16"><text:span text:style-name="T4">Target: </text:span><text:span text:style-name="T10">Each Pokémon In Burst</text:span></text:p><text:p text:style-name="P16"><text:span text:style-name="T4">Attack:</text:span><text:span text:style-name="T10"> Int vs. Fort</text:span></text:p><text:p text:style-name="P16"><text:span text:style-name="T5">Hit:</text:span><text:span text:style-name="T11"> The target is Paralyzed, save ends.</text:span></text:p></table:table-cell></table:table-row></table:table><text:p text:style-name="P4"/></draw:text-box></draw:frame></text:p>
      <text:p text:style-name="P11"><draw:frame draw:style-name="fr1" draw:name="Frame99" text:anchor-type="as-char" svg:y="-0.1173in" svg:width="2.4165in" draw:z-index="104"><draw:text-box fo:min-height="3.0256in"><table:table table:name="Table51" table:style-name="Table51"><table:table-column table:style-name="Table51.A"/><table:table-row><table:table-cell table:style-name="Table51.A1" office:value-type="string"><text:p text:style-name="P35">Thunderbolt <text:s text:c="17"/><text:span text:style-name="T1">Power</text:span></text:p></table:table-cell></table:table-row><table:table-row><table:table-cell table:style-name="Table51.A2" office:value-type="string"><text:p text:style-name="P20">A strong electric blast is loosed at the target. It may also leave the target with paralysis.</text:p><text:p text:style-name="P20"/><text:p text:style-name="P16">Recharge 5 <text:span text:style-name="T2">♦</text:span><text:span text:style-name="T4"> Electric, Energy</text:span></text:p><text:p text:style-name="P19">Standard Action <text:s text:c="12"/>Close Burst 5</text:p><text:p text:style-name="P16"><text:span text:style-name="T4">Target:</text:span><text:span text:style-name="T10"> One Pokémon In Burst</text:span></text:p><text:p text:style-name="P16"><text:span text:style-name="T4">Attack:</text:span><text:span text:style-name="T10"> Int vs. AC</text:span></text:p><text:p text:style-name="P16"><text:span text:style-name="T5">Hit:</text:span><text:span text:style-name="T11"> d10 + Int Electric damage, and roll a 1d10. On 10, the target is Paralyzed, save ends.</text:span></text:p></table:table-cell></table:table-row></table:table><text:p text:style-name="P4"/></draw:text-box></draw:frame></text:p>
      <text:p text:style-name="P23"><draw:frame draw:style-name="fr1" draw:name="Frame91" text:anchor-type="as-char" svg:y="-0.0236in" svg:width="2.4165in" draw:z-index="105"><draw:text-box fo:min-height="3.0256in"><table:table table:name="Table1" table:style-name="Table1"><table:table-column table:style-name="Table1.A"/><table:table-row><table:table-cell table:style-name="Table1.A1" office:value-type="string"><text:p text:style-name="P35">Thundershock <text:s text:c="13"/><text:span text:style-name="T1">Power</text:span></text:p></table:table-cell></table:table-row><table:table-row><table:table-cell table:style-name="Table1.A2" office:value-type="string"><text:p text:style-name="P20">A jolt of electricity is hurled at the target to inflict damage. It may also leave the target with paralysis.</text:p><text:p text:style-name="P20"/><text:p text:style-name="P16">Recharge 3 <text:span text:style-name="T2">♦</text:span><text:span text:style-name="T4"> Electric, Energy</text:span></text:p><text:p text:style-name="P19">Standard Action <text:s text:c="12"/>Close Burst 5</text:p><text:p text:style-name="P16"><text:span text:style-name="T4">Target:</text:span><text:span text:style-name="T10"> One Pokémon in Burst</text:span></text:p><text:p text:style-name="P16"><text:span text:style-name="T4">Attack:</text:span><text:span text:style-name="T10"> Int vs. Ref</text:span></text:p><text:p text:style-name="P16"><text:span text:style-name="T5">Hit:</text:span><text:span text:style-name="T11"> d6 + Int Electric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Paralyzed, save ends</text:span></text:p><text:p text:style-name="P14"/></table:table-cell></table:table-row></table:table><text:p text:style-name="P4"/></draw:text-box></draw:frame></text:p>
      <text:p text:style-name="P11"><draw:frame draw:style-name="fr1" draw:name="Frame137" text:anchor-type="as-char" svg:y="-0.1173in" svg:width="2.4165in" draw:z-index="106"><draw:text-box fo:min-height="3.0256in"><table:table table:name="Table139" table:style-name="Table139"><table:table-column table:style-name="Table139.A"/><table:table-row><table:table-cell table:style-name="Table139.A1" office:value-type="string"><text:p text:style-name="P35">Trick <text:s text:c="30"/><text:span text:style-name="T1">Power</text:span></text:p></table:table-cell></table:table-row><table:table-row><table:table-cell table:style-name="Table139.A2" office:value-type="string"><text:p text:style-name="P21">The user quietly focuses its mind and calms its spirit to raise its stats</text:p><text:p text:style-name="P20"/><text:p text:style-name="P16">Recharge 5 <text:span text:style-name="T2">♦</text:span><text:span text:style-name="T4"> Psychic, Status</text:span></text:p><text:p text:style-name="P16"><text:span text:style-name="T4">Minor Action <text:s text:c="31"/>Melee</text:span><text:span text:style-name="T10"><text:line-break/></text:span><text:span text:style-name="T4">Target:</text:span><text:span text:style-name="T10"> One Pokémon<text:line-break/></text:span><text:span text:style-name="T4">Attack:</text:span><text:span text:style-name="T10"> Int vs. Wil<text:line-break/></text:span><text:span text:style-name="T4">Hit: </text:span><text:span text:style-name="T11">Swap held items with the opponent.</text:span></text:p></table:table-cell></table:table-row></table:table><text:p text:style-name="P4"/></draw:text-box></draw:frame></text:p>
      <text:p text:style-name="P23"><draw:frame draw:style-name="fr1" draw:name="Frame116" text:anchor-type="as-char" svg:y="-0.0236in" svg:width="2.4165in" draw:z-index="107"><draw:text-box fo:min-height="3.0256in"><table:table table:name="Table118" table:style-name="Table118"><table:table-column table:style-name="Table118.A"/><table:table-row><table:table-cell table:style-name="Table118.A1" office:value-type="string"><text:p text:style-name="P35">Twister <text:s text:c="26"/><text:span text:style-name="T1">Power</text:span></text:p></table:table-cell></table:table-row><table:table-row><table:table-cell table:style-name="Table118.A2" office:value-type="string"><text:p text:style-name="P20">The user whips up a vicious tornado to tear at the opposing team. It may also make targets flinch.</text:p><text:p text:style-name="P20"/><text:p text:style-name="P16">Recharge 4 <text:span text:style-name="T2">♦</text:span><text:span text:style-name="T4"> Dragon, Energy</text:span></text:p><text:p text:style-name="P19">Standard Action <text:s text:c="12"/>Close Blast 3</text:p><text:p text:style-name="P16"><text:span text:style-name="T4">Target:</text:span><text:span text:style-name="T10"> Each Pokémon in Burst</text:span></text:p><text:p text:style-name="P16"><text:span text:style-name="T4">Attack:</text:span><text:span text:style-name="T10"> Int vs. Ref</text:span></text:p><text:p text:style-name="P13"><text:span text:style-name="T27">Hit:</text:span> d4 + Int Dragon damage, and make a secondary attack.</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Flinches.</text:span></text:p></table:table-cell></table:table-row></table:table><text:p text:style-name="P4"/></draw:text-box></draw:frame></text:p>
      <text:p text:style-name="P33"><text:soft-page-break/><draw:frame draw:style-name="fr1" draw:name="Frame32" text:anchor-type="as-char" svg:y="-0.0236in" svg:width="2.4165in" draw:z-index="108"><draw:text-box fo:min-height="3.0256in"><table:table table:name="Table59" table:style-name="Table59"><table:table-column table:style-name="Table59.A"/><table:table-row><table:table-cell table:style-name="Table59.A1" office:value-type="string"><text:p text:style-name="P35">Vine Whip <text:s text:c="21"/><text:span text:style-name="T1">Power</text:span></text:p></table:table-cell></table:table-row><table:table-row><table:table-cell table:style-name="Table59.A2" office:value-type="string"><text:p text:style-name="P20">Strikes the foe with slender, whiplike vines.</text:p><text:p text:style-name="P20"/><text:p text:style-name="P16">Recharge 3 <text:span text:style-name="T2">♦</text:span><text:span text:style-name="T4"> Grass, Physical</text:span></text:p><text:p text:style-name="P19">Standard Action <text:s text:c="8"/>Melee/Ranged 5</text:p><text:p text:style-name="P16"><text:span text:style-name="T4">Target:</text:span><text:span text:style-name="T10"> One Pokémon</text:span></text:p><text:p text:style-name="P16"><text:span text:style-name="T4">Attack:</text:span><text:span text:style-name="T10"> Dex vs. Ref</text:span></text:p><text:p text:style-name="P13"><text:span text:style-name="T27">Hit:</text:span> d6 + Dex Grass damage, and you may pull the target up to 2 squares.</text:p></table:table-cell></table:table-row></table:table><text:p text:style-name="P4"/></draw:text-box></draw:frame></text:p>
      <text:p text:style-name="P23"><draw:frame draw:style-name="fr1" draw:name="Frame112" text:anchor-type="as-char" svg:y="-0.0236in" svg:width="2.4165in" draw:z-index="109"><draw:text-box fo:min-height="3.0256in"><table:table table:name="Table80" table:style-name="Table80"><table:table-column table:style-name="Table80.A"/><table:table-row><table:table-cell table:style-name="Table80.A1" office:value-type="string"><text:p text:style-name="P35">Vital Throw <text:s text:c="19"/><text:span text:style-name="T1">Power</text:span></text:p></table:table-cell></table:table-row><table:table-row><table:table-cell table:style-name="Table80.A2" office:value-type="string"><text:p text:style-name="P20">Sacrificing speed for accuracy, the user strikes the foe.</text:p><text:p text:style-name="P20"/><text:p text:style-name="P16">Recharge 5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2 vs. AC</text:span></text:p><text:p text:style-name="P16"><text:span text:style-name="T5">Hit:</text:span><text:span text:style-name="T11"> d10 + Str Fighting damage.</text:span></text:p><text:p text:style-name="P16"><text:span text:style-name="T6">Special:</text:span><text:span text:style-name="T11"> This attack ends your turn. The attack does not actually go off until the end of the round.</text:span></text:p><text:p text:style-name="P13"/><text:p text:style-name="P19"><text:span text:style-name="T16">Increase bonus to +3 at 11</text:span><text:span text:style-name="T22">th</text:span><text:span text:style-name="T16"> level, and +4 at 21</text:span><text:span text:style-name="T22">st</text:span><text:span text:style-name="T16"> <text:s/>level.</text:span></text:p></table:table-cell></table:table-row></table:table><text:p text:style-name="P4"/></draw:text-box></draw:frame></text:p>
      <text:p text:style-name="P23"><draw:frame draw:style-name="fr1" draw:name="Frame54" text:anchor-type="as-char" svg:y="-0.0236in" svg:width="2.4165in" draw:z-index="110"><draw:text-box fo:min-height="3.0256in"><table:table table:name="Table63" table:style-name="Table63"><table:table-column table:style-name="Table63.A"/><table:table-row><table:table-cell table:style-name="Table63.A1" office:value-type="string"><text:p text:style-name="P35">Wake-Up Slap <text:s text:c="14"/><text:span text:style-name="T1">Power</text:span></text:p></table:table-cell></table:table-row><table:table-row><table:table-cell table:style-name="Table63.A2" office:value-type="string"><text:p text:style-name="P20">This attack inflicts big damage on a sleeping target. It also wakes the target up, however.</text:p><text:p text:style-name="P20"/><text:p text:style-name="P16">Recharge 4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27">Hit:</text:span> d8 + Str Fighting damage.</text:p><text:p text:style-name="P19">Special:<text:span text:style-name="T13"> If used on an opponent who is Asleep, increase die type to d12, and remove the Asleep condition on the opponent.</text:span></text:p></table:table-cell></table:table-row></table:table><text:p text:style-name="P4"/></draw:text-box></draw:frame></text:p>
      <text:p text:style-name="P40"><draw:frame draw:style-name="fr1" draw:name="Frame78" text:anchor-type="as-char" svg:y="-0.0236in" svg:width="2.4165in" draw:z-index="111"><draw:text-box fo:min-height="3.0256in"><table:table table:name="Table104" table:style-name="Table104"><table:table-column table:style-name="Table104.A"/><table:table-row><table:table-cell table:style-name="Table104.A1" office:value-type="string"><text:p text:style-name="P35">Water Gun <text:s text:c="20"/><text:span text:style-name="T1">Power</text:span></text:p></table:table-cell></table:table-row><table:table-row><table:table-cell table:style-name="Table104.A2" office:value-type="string"><text:p text:style-name="P20">The target is blasted with a forceful shot of water.</text:p><text:p text:style-name="P20"/><text:p text:style-name="P16">Recharge 4 <text:span text:style-name="T2">♦</text:span><text:span text:style-name="T4"> Water, Energy</text:span></text:p><text:p text:style-name="P19">Standard Action <text:s text:c="12"/>Close Burst 3</text:p><text:p text:style-name="P16"><text:span text:style-name="T4">Target:</text:span><text:span text:style-name="T10"> One Pokémon In Burst</text:span></text:p><text:p text:style-name="P16"><text:span text:style-name="T4">Attack:</text:span><text:span text:style-name="T10"> Int vs. Ref</text:span></text:p><text:p text:style-name="P13"><text:span text:style-name="T27">Hit:</text:span> d6 + Int Water damage.</text:p></table:table-cell></table:table-row></table:table><text:p text:style-name="P4"/></draw:text-box></draw:frame></text:p>
      <text:p text:style-name="P33"><draw:frame draw:style-name="fr1" draw:name="Frame83" text:anchor-type="as-char" svg:y="-0.0236in" svg:width="2.4165in" draw:z-index="112"><draw:text-box fo:min-height="3.0256in"><table:table table:name="Table109" table:style-name="Table109"><table:table-column table:style-name="Table109.A"/><table:table-row><table:table-cell table:style-name="Table109.A1" office:value-type="string"><text:p text:style-name="P35">Water Pulse <text:s text:c="17"/><text:span text:style-name="T1">Power</text:span></text:p></table:table-cell></table:table-row><table:table-row><table:table-cell table:style-name="Table109.A2" office:value-type="string"><text:p text:style-name="P20">The user attacks the target with a pulsing blast of water, causing confusion.</text:p><text:p text:style-name="P20"/><text:p text:style-name="P16">Recharge 4 <text:span text:style-name="T2">♦</text:span><text:span text:style-name="T4"> Water, Energy</text:span></text:p><text:p text:style-name="P19">Standard Action <text:s text:c="12"/>Close Blast 5</text:p><text:p text:style-name="P16"><text:span text:style-name="T4">Target: </text:span><text:span text:style-name="T10">One Pokémon in Blast</text:span></text:p><text:p text:style-name="P16"><text:span text:style-name="T4">Attack:</text:span><text:span text:style-name="T10"> Int vs. Ref</text:span></text:p><text:p text:style-name="P16"><text:span text:style-name="T4">Hit:</text:span><text:span text:style-name="T10"> d8 + Int Water damage, and make a secondary attack.</text:span></text:p><text:p text:style-name="P45"><text:span text:style-name="T4">Secondary Target:</text:span><text:span text:style-name="T10"> Same</text:span></text:p><text:p text:style-name="P45"><text:span text:style-name="T4">Secondary Attack:</text:span><text:span text:style-name="T10"> Int vs. Wil</text:span></text:p><text:p text:style-name="P45"><text:span text:style-name="T4">Hit: </text:span><text:span text:style-name="T10">Target is Confused, save ends</text:span></text:p><text:p text:style-name="P13"/></table:table-cell></table:table-row></table:table><text:p text:style-name="P4"/></draw:text-box></draw:frame></text:p>
      <text:p text:style-name="P33"><draw:frame draw:style-name="fr1" draw:name="Frame221" text:anchor-type="as-char" svg:y="-0.0236in" svg:width="2.4165in" draw:z-index="221"><draw:text-box fo:min-height="3.0256in"><table:table table:name="Table223" table:style-name="Table223"><table:table-column table:style-name="Table223.A"/><table:table-row><table:table-cell table:style-name="Table223.A1" office:value-type="string"><text:p text:style-name="P35">Water Sport <text:s text:c="18"/><text:span text:style-name="T1">Power</text:span></text:p></table:table-cell></table:table-row><table:table-row><table:table-cell table:style-name="Table223.A2" office:value-type="string"><text:p text:style-name="P20">The user soaks itself with water, making it resistant to Fire attacks.</text:p><text:p text:style-name="P20"/><text:p text:style-name="P16">Recharge 5 <text:span text:style-name="T2">♦</text:span><text:span text:style-name="T4"> Water, Status</text:span></text:p><text:p text:style-name="P19">Minor Action <text:s text:c="17"/>Close Burst 3</text:p><text:p text:style-name="P13"><text:span text:style-name="T27">Target: </text:span>All Pokémon In Burst</text:p><text:p text:style-name="P16"><text:span text:style-name="T4">Effect:</text:span><text:span text:style-name="T10"> </text:span><text:span text:style-name="T11">All Pokémon in burst are dampened by the splash, gaining Resistance 5 to Fire for the next round.</text:span></text:p><text:p text:style-name="P14"/><text:p text:style-name="P19"><text:span text:style-name="T16">Increase damage resistance to 10 at 11</text:span><text:span text:style-name="T22">th</text:span><text:span text:style-name="T16"> level, and <text:s/>15 at 21</text:span><text:span text:style-name="T22">st</text:span><text:span text:style-name="T16"> <text:s/>level.</text:span></text:p></table:table-cell></table:table-row></table:table><text:p text:style-name="P4"/></draw:text-box></draw:frame></text:p>
      <text:p text:style-name="P33"><draw:frame draw:style-name="fr1" draw:name="Frame227" text:anchor-type="as-char" svg:y="-0.0236in" svg:width="2.4165in" draw:z-index="226"><draw:text-box fo:min-height="3.0256in"><table:table table:name="Table229" table:style-name="Table229"><table:table-column table:style-name="Table229.A"/><table:table-row><table:table-cell table:style-name="Table229.A1" office:value-type="string"><text:p text:style-name="P35">Waterfall <text:s text:c="23"/><text:span text:style-name="T1">Power</text:span></text:p></table:table-cell></table:table-row><table:table-row><table:table-cell table:style-name="Table229.A2" office:value-type="string"><text:p text:style-name="P20">The user harnesses the power of a mighty waterfall, sending water crashing down on the opponent's head.</text:p><text:p text:style-name="P18"><text:span text:style-name="T10"><text:line-break/></text:span><text:span text:style-name="T8">Recharge 5 </text:span><text:span text:style-name="T3">♦</text:span><text:span text:style-name="T8"> Water, Energy</text:span></text:p><text:p text:style-name="P16"><text:span text:style-name="T4">Standard Action <text:s text:c="12"/>Close Blast 3</text:span><text:span text:style-name="T10"><text:line-break/></text:span><text:span text:style-name="T4">Target:</text:span><text:span text:style-name="T10"> One Pokémon in blast<text:line-break/></text:span><text:span text:style-name="T4">Attack:</text:span><text:span text:style-name="T10"> Int vs. Fort<text:line-break/></text:span><text:span text:style-name="T4">Hit: </text:span><text:span text:style-name="T10">d10 + Int Water damage, </text:span><text:span text:style-name="T11">and make a secondary attack at +2.</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text:span><text:span text:style-name="T10"> Target Flinches.</text:span></text:p><text:p text:style-name="P77"><text:span text:style-name="T4">Special:</text:span><text:span text:style-name="T10"> This power can also be used to move itself and a rider vertically up a waterfall.</text:span></text:p></table:table-cell></table:table-row></table:table><text:p text:style-name="P4"/></draw:text-box></draw:frame></text:p>
      <text:p text:style-name="P23"><draw:frame draw:style-name="fr1" draw:name="Frame191" text:anchor-type="as-char" svg:y="-0.0236in" svg:width="2.4165in" draw:z-index="214"><draw:text-box fo:min-height="3.0256in"><table:table table:name="Table193" table:style-name="Table193"><table:table-column table:style-name="Table193.A"/><table:table-row><table:table-cell table:style-name="Table193.A1" office:value-type="string"><text:p text:style-name="P35">Whirlwind <text:s text:c="21"/><text:span text:style-name="T1">Power</text:span></text:p></table:table-cell></table:table-row><table:table-row><table:table-cell table:style-name="Table193.A2" office:value-type="string"><text:p text:style-name="P20">The user whips up a powerful whirlwind, blowing the target away.</text:p><text:p text:style-name="P20"/><text:p text:style-name="P16">Recharge 4 <text:span text:style-name="T2">♦</text:span><text:span text:style-name="T4"> Normal, Status</text:span></text:p><text:p text:style-name="P19">Minor Action <text:s text:c="17"/>Close Burst 3<text:span text:style-name="T13"><text:line-break/></text:span>Target:<text:span text:style-name="T13"> One Pokémon in Burst<text:line-break/></text:span>Attack:<text:span text:style-name="T13"> Dex vs. Fort</text:span></text:p><text:p text:style-name="P13"><text:span text:style-name="T27">Hit:</text:span> <text:span text:style-name="T32"><text:s/>If the target is a wild </text:span><text:span text:style-name="T33">Pokémon, it is pushed 10 squares and compelled to flee battle. If it is a trainer's Pokémon, it is switched out for the next Pokémon in the trainer's party. If the trainer has no remaining Pokémon, the target is pushed 10 squares.</text:span></text:p></table:table-cell></table:table-row></table:table><text:p text:style-name="P4"/></draw:text-box></draw:frame></text:p>
      <text:p text:style-name="P11"><draw:frame draw:style-name="fr1" draw:name="Frame171" text:anchor-type="as-char" svg:y="-0.1173in" svg:width="2.4165in" draw:z-index="113"><draw:text-box fo:min-height="3.0256in"><table:table table:name="Table173" table:style-name="Table173"><table:table-column table:style-name="Table173.A"/><table:table-row><table:table-cell table:style-name="Table173.A1" office:value-type="string"><text:p text:style-name="P35">Wild Charge <text:s text:c="17"/><text:span text:style-name="T1">Power</text:span></text:p></table:table-cell></table:table-row><table:table-row><table:table-cell table:style-name="Table173.A2" office:value-type="string"><text:p text:style-name="P20">The user shrouds itself in electricity and smashes into its target. It also damages the user a little.</text:p><text:p text:style-name="P20"/><text:p text:style-name="P16">Recharge 4 <text:span text:style-name="T2">♦</text:span><text:span text:style-name="T4"> Electric,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27">Hit:</text:span> d10 + Str Electric damage. You may take your Strength modifier in damage to deal an extra 1d10 Normal damage.</text:p><text:p text:style-name="P19">Special: <text:span text:style-name="T15">You may use this attack as part of a charge.</text:span></text:p></table:table-cell></table:table-row></table:table><text:p text:style-name="P4"/></draw:text-box></draw:frame></text:p>
      <text:p text:style-name="P33"><text:soft-page-break/><draw:frame draw:style-name="fr1" draw:name="Frame72" text:anchor-type="as-char" svg:y="-0.0236in" svg:width="2.4165in" draw:z-index="114"><draw:text-box fo:min-height="3.0256in"><table:table table:name="Table98" table:style-name="Table98"><table:table-column table:style-name="Table98.A"/><table:table-row><table:table-cell table:style-name="Table98.A1" office:value-type="string"><text:p text:style-name="P35">Wing Attack <text:s text:c="17"/><text:span text:style-name="T1">Power</text:span></text:p></table:table-cell></table:table-row><table:table-row><table:table-cell table:style-name="Table98.A2" office:value-type="string"><text:p text:style-name="P20">Strikes the target with large, imposing wings spread wide to inflict damage.</text:p><text:p text:style-name="P20"/><text:p text:style-name="P16">Recharge 3 <text:span text:style-name="T2">♦</text:span><text:span text:style-name="T4"> Flying, Physical</text:span></text:p><text:p text:style-name="P19">Standard Action <text:s text:c="8"/>Melee/Ranged 5</text:p><text:p text:style-name="P16"><text:span text:style-name="T4">Target:</text:span><text:span text:style-name="T10"> One Pokémon</text:span></text:p><text:p text:style-name="P16"><text:span text:style-name="T4">Attack:</text:span><text:span text:style-name="T10"> Str vs. AC</text:span></text:p><text:p text:style-name="P13"><text:span text:style-name="T27">Hit:</text:span> d8 + Str Flying damage.</text:p></table:table-cell></table:table-row></table:table><text:p text:style-name="P4"/></draw:text-box></draw:frame></text:p>
      <text:p text:style-name="P33"><draw:frame draw:style-name="fr1" draw:name="Frame77" text:anchor-type="as-char" svg:y="-0.0236in" svg:width="2.4165in" draw:z-index="115"><draw:text-box fo:min-height="3.0256in"><table:table table:name="Table103" table:style-name="Table103"><table:table-column table:style-name="Table103.A"/><table:table-row><table:table-cell table:style-name="Table103.A1" office:value-type="string"><text:p text:style-name="P35">Withdraw <text:s text:c="22"/><text:span text:style-name="T1">Power</text:span></text:p></table:table-cell></table:table-row><table:table-row><table:table-cell table:style-name="Table103.A2" office:value-type="string"><text:p text:style-name="P20">The user withdraws its body into its hard shell, raising it's defenses.</text:p><text:p text:style-name="P20"/><text:p text:style-name="P16">Recharge 3 <text:span text:style-name="T2">♦</text:span><text:span text:style-name="T4"> Water, Status</text:span></text:p><text:p text:style-name="P19">Minor Action <text:s text:c="25"/>Personal</text:p><text:p text:style-name="P16"><text:span text:style-name="T4">Target:</text:span><text:span text:style-name="T10"> Personal</text:span></text:p><text:p text:style-name="P16"><text:span text:style-name="T4">Effect:</text:span><text:span text:style-name="T10"> Increase AC and Fort by 2 until end of your next turn.</text:span></text:p><text:p text:style-name="P13"/><text:p text:style-name="P19"><text:span text:style-name="T13">Increase bonus to +3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33"><draw:frame draw:style-name="fr1" draw:name="Frame45" text:anchor-type="as-char" svg:y="-0.0236in" svg:width="2.4165in" draw:z-index="116"><draw:text-box fo:min-height="3.0256in"><table:table table:name="Table41" table:style-name="Table41"><table:table-column table:style-name="Table41.A"/><table:table-row><table:table-cell table:style-name="Table41.A1" office:value-type="string"><text:p text:style-name="P35">Worry Seed <text:s text:c="18"/><text:span text:style-name="T1">Power </text:span></text:p></table:table-cell></table:table-row><table:table-row><table:table-cell table:style-name="Table41.A2" office:value-type="string"><text:p text:style-name="P22">A seed that causes worry is planted on the target. It prevents sleep.</text:p><text:p text:style-name="P22"/><text:p text:style-name="P16">Recharge 5 <text:span text:style-name="T2">♦</text:span><text:span text:style-name="T4"> Grass, Status</text:span></text:p><text:p text:style-name="P19">Minor Action <text:s text:c="31"/>Melee<text:span text:style-name="T13"><text:line-break/></text:span>Target:<text:span text:style-name="T13"> One Enemy or Ally<text:line-break/></text:span>Effect: <text:span text:style-name="T13">Target's active Quality is replaced by the Insomnia Quality for the duration of this battle.</text:span></text:p></table:table-cell></table:table-row></table:table><text:p text:style-name="P4"/></draw:text-box></draw:frame></text:p>
      <text:p text:style-name="P40"><draw:frame draw:style-name="fr1" draw:name="Frame65" text:anchor-type="as-char" svg:y="-0.0236in" svg:width="2.4165in" draw:z-index="117"><draw:text-box fo:min-height="3.0256in"><table:table table:name="Table91" table:style-name="Table91"><table:table-column table:style-name="Table91.A"/><table:table-row><table:table-cell table:style-name="Table91.A1" office:value-type="string"><text:p text:style-name="P35">Wring Out <text:s text:c="21"/><text:span text:style-name="T1">Power</text:span></text:p></table:table-cell></table:table-row><table:table-row><table:table-cell table:style-name="Table91.A2" office:value-type="string"><text:p text:style-name="P20">The user grips the foe and wrings them.</text:p><text:p text:style-name="P20"/><text:p text:style-name="P16">Recharge 6<text:span text:style-name="T2">♦</text:span><text:span text:style-name="T4"> Normal, Energy</text:span></text:p><text:p text:style-name="P19">Standard Action <text:s text:c="25"/>Melee</text:p><text:p text:style-name="P16"><text:span text:style-name="T4">Target:</text:span><text:span text:style-name="T10"> One Pokémon</text:span></text:p><text:p text:style-name="P16"><text:span text:style-name="T4">Attack:</text:span><text:span text:style-name="T10"> Int vs AC</text:span></text:p><text:p text:style-name="P13"><text:span text:style-name="T27">Hit:</text:span> d12 + Int Normal damage. If the opponent is bloodied, d6 + Int normal damage instead.</text:p></table:table-cell></table:table-row></table:table><text:p text:style-name="P4"/></draw:text-box></draw:frame></text:p>
      <text:p text:style-name="P37"/>
      <text:p text:style-name="P37"/>
      <text:p text:style-name="P37"/>
      <text:p text:style-name="P37"/>
      <text:p text:style-name="P50"/>
      <text:p text:style-name="P24"><draw:frame draw:style-name="fr1" draw:name="Frame47" text:anchor-type="as-char" svg:y="-0.0236in" svg:width="2.4165in" draw:z-index="118"><draw:text-box fo:min-height="3.0256in"><table:table table:name="Table45" table:style-name="Table45"><table:table-column table:style-name="Table45.A"/><table:table-row><table:table-cell table:style-name="Table45.A1" office:value-type="string"><text:p text:style-name="P35"><text:s text:c="25"/><text:span text:style-name="T1">Power 1</text:span></text:p></table:table-cell></table:table-row><table:table-row><table:table-cell table:style-name="Table45.A2" office:value-type="string"><text:p text:style-name="P13"/></table:table-cell></table:table-row></table:table><text:p text:style-name="P4"/></draw:text-box></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auto-update="true" style:class="text">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paragraph-properties fo:margin-top="0in" fo:margin-bottom="0in"/>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3in" fo:margin-top="0.3in" fo:margin-bottom="0.3in" fo:margin-left="0.3in" fo:margin-right="0.3in" style:shadow="none" style:writing-mode="lr-tb" style:footnote-max-height="0in">
        <style:columns fo:column-count="3" fo:column-gap="0.05in">
          <style:column style:rel-width="21845*" fo:start-indent="0in" fo:end-indent="0.0252in"/>
          <style:column style:rel-width="21845*" fo:start-indent="0.0252in" fo:end-indent="0.0252in"/>
          <style:column style:rel-width="21845*" fo:start-indent="0.0252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hree-column" style:page-layout-name="Mpm2">
      <style:footer>
        <text:p text:style-name="MP1"><text:page-number text:select-page="current">27</text:page-number></text:p>
      </style:footer>
    </style:master-page>
    <style:master-page style:name="Two-column"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7T00:19:42.40</meta:creation-date>
    <dc:date>2013-04-10T21:42:15.03</dc:date>
    <meta:editing-duration>P11DT8H35M17S</meta:editing-duration>
    <meta:editing-cycles>126</meta:editing-cycles>
    <meta:generator>LibreOffice/3.5$Windows_x86 LibreOffice_project/165a79a-7059095-e13bb37-fef39a4-9503d18</meta:generator>
    <meta:document-statistic meta:table-count="232" meta:image-count="0" meta:object-count="0" meta:page-count="27" meta:paragraph-count="1685" meta:word-count="11922" meta:character-count="74499" meta:non-whitespace-character-count="55379"/>
  </office:meta>
</office:document-meta>
</file>